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61">
      <style:paragraph-properties fo:margin-left="0.5in" fo:margin-right="0in" fo:text-indent="-0.25in" style:auto-text-indent="false"/>
    </style:style>
    <style:style style:name="P2" style:family="paragraph" style:parent-style-name="Standard" style:list-style-name="WWNum116">
      <style:paragraph-properties fo:margin-left="0.5in" fo:margin-right="0in" fo:text-indent="-0.25in" style:auto-text-indent="false"/>
    </style:style>
    <style:style style:name="P3" style:family="paragraph" style:parent-style-name="Standard" style:list-style-name="WWNum138">
      <style:paragraph-properties fo:margin-left="0.5in" fo:margin-right="0in" fo:text-indent="-0.25in" style:auto-text-indent="false"/>
    </style:style>
    <style:style style:name="P4" style:family="paragraph" style:parent-style-name="Standard" style:list-style-name="WWNum4">
      <style:paragraph-properties fo:margin-left="0.5in" fo:margin-right="0in" fo:text-indent="-0.25in" style:auto-text-indent="false"/>
    </style:style>
    <style:style style:name="P5" style:family="paragraph" style:parent-style-name="Standard" style:list-style-name="WWNum171">
      <style:paragraph-properties fo:margin-left="0.5in" fo:margin-right="0in" fo:text-indent="-0.25in" style:auto-text-indent="false"/>
    </style:style>
    <style:style style:name="P6" style:family="paragraph" style:parent-style-name="Standard" style:list-style-name="WWNum173">
      <style:paragraph-properties fo:margin-left="0.5in" fo:margin-right="0in" fo:text-indent="-0.25in" style:auto-text-indent="false"/>
    </style:style>
    <style:style style:name="P7" style:family="paragraph" style:parent-style-name="Standard" style:list-style-name="WWNum184">
      <style:paragraph-properties fo:margin-left="0.5in" fo:margin-right="0in" fo:text-indent="-0.25in" style:auto-text-indent="false"/>
    </style:style>
    <style:style style:name="P8" style:family="paragraph" style:parent-style-name="Standard" style:list-style-name="WWNum167">
      <style:paragraph-properties fo:margin-left="0.5in" fo:margin-right="0in" fo:text-indent="-0.25in" style:auto-text-indent="false"/>
    </style:style>
    <style:style style:name="P9" style:family="paragraph" style:parent-style-name="Standard" style:list-style-name="WWNum28">
      <style:paragraph-properties fo:margin-left="0.5in" fo:margin-right="0in" fo:text-indent="-0.25in" style:auto-text-indent="false"/>
    </style:style>
    <style:style style:name="P10" style:family="paragraph" style:parent-style-name="Standard" style:list-style-name="WWNum194">
      <style:paragraph-properties fo:margin-left="0.5in" fo:margin-right="0in" fo:text-indent="-0.25in" style:auto-text-indent="false"/>
    </style:style>
    <style:style style:name="P11" style:family="paragraph" style:parent-style-name="Standard" style:list-style-name="WWNum140">
      <style:paragraph-properties fo:margin-left="0.5in" fo:margin-right="0in" fo:text-indent="-0.25in" style:auto-text-indent="false"/>
    </style:style>
    <style:style style:name="P12" style:family="paragraph" style:parent-style-name="Standard" style:list-style-name="WWNum117">
      <style:paragraph-properties fo:margin-left="0.5in" fo:margin-right="0in" fo:text-indent="-0.25in" style:auto-text-indent="false"/>
    </style:style>
    <style:style style:name="P13" style:family="paragraph" style:parent-style-name="Standard" style:list-style-name="WWNum137">
      <style:paragraph-properties fo:margin-left="0.5in" fo:margin-right="0in" fo:text-indent="-0.25in" style:auto-text-indent="false"/>
    </style:style>
    <style:style style:name="P14" style:family="paragraph" style:parent-style-name="Standard" style:list-style-name="WWNum149">
      <style:paragraph-properties fo:margin-left="0.5in" fo:margin-right="0in" fo:text-indent="-0.25in" style:auto-text-indent="false"/>
    </style:style>
    <style:style style:name="P15" style:family="paragraph" style:parent-style-name="Standard" style:list-style-name="WWNum55">
      <style:paragraph-properties fo:margin-left="0.5in" fo:margin-right="0in" fo:text-indent="-0.25in" style:auto-text-indent="false"/>
    </style:style>
    <style:style style:name="P16" style:family="paragraph" style:parent-style-name="Standard" style:list-style-name="WWNum26">
      <style:paragraph-properties fo:margin-left="0.5in" fo:margin-right="0in" fo:text-indent="-0.25in" style:auto-text-indent="false"/>
    </style:style>
    <style:style style:name="P17" style:family="paragraph" style:parent-style-name="Standard" style:list-style-name="WWNum37">
      <style:paragraph-properties fo:margin-left="0.5in" fo:margin-right="0in" fo:text-indent="-0.25in" style:auto-text-indent="false"/>
    </style:style>
    <style:style style:name="P18" style:family="paragraph" style:parent-style-name="Standard" style:list-style-name="WWNum165">
      <style:paragraph-properties fo:margin-left="0.5in" fo:margin-right="0in"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list-style-name="WWNum85">
      <style:paragraph-properties fo:margin-left="0.5in" fo:margin-right="0in" fo:text-indent="-0.25in" style:auto-text-indent="false"/>
    </style:style>
    <style:style style:name="P21" style:family="paragraph" style:parent-style-name="Standard" style:list-style-name="WWNum67">
      <style:paragraph-properties fo:margin-left="0.5in" fo:margin-right="0in" fo:text-indent="-0.25in" style:auto-text-indent="false"/>
    </style:style>
    <style:style style:name="P22" style:family="paragraph" style:parent-style-name="Standard" style:list-style-name="WWNum144">
      <style:paragraph-properties fo:margin-left="0.5in" fo:margin-right="0in" fo:text-indent="-0.25in" style:auto-text-indent="false"/>
    </style:style>
    <style:style style:name="P23" style:family="paragraph" style:parent-style-name="Standard" style:list-style-name="WWNum1">
      <style:paragraph-properties fo:margin-left="0.5in" fo:margin-right="0in" fo:text-indent="-0.25in" style:auto-text-indent="false"/>
    </style:style>
    <style:style style:name="P24" style:family="paragraph" style:parent-style-name="Standard" style:list-style-name="WWNum53">
      <style:paragraph-properties fo:margin-left="0.5in" fo:margin-right="0in" fo:text-indent="-0.25in" style:auto-text-indent="false"/>
    </style:style>
    <style:style style:name="P25" style:family="paragraph" style:parent-style-name="Standard" style:list-style-name="WWNum70">
      <style:paragraph-properties fo:margin-left="0.5in" fo:margin-right="0in" fo:text-indent="-0.25in" style:auto-text-indent="false"/>
    </style:style>
    <style:style style:name="P26" style:family="paragraph" style:parent-style-name="Standard" style:list-style-name="WWNum111">
      <style:paragraph-properties fo:margin-left="0.5in" fo:margin-right="0in" fo:text-indent="-0.25in" style:auto-text-indent="false"/>
    </style:style>
    <style:style style:name="P27" style:family="paragraph" style:parent-style-name="Standard" style:list-style-name="WWNum156">
      <style:paragraph-properties fo:margin-left="0.5in" fo:margin-right="0in" fo:text-indent="-0.25in" style:auto-text-indent="false"/>
    </style:style>
    <style:style style:name="P28" style:family="paragraph" style:parent-style-name="Standard" style:list-style-name="WWNum20">
      <style:paragraph-properties fo:margin-left="0.5in" fo:margin-right="0in" fo:text-indent="-0.25in" style:auto-text-indent="false"/>
    </style:style>
    <style:style style:name="P29" style:family="paragraph" style:parent-style-name="Standard" style:list-style-name="WWNum187">
      <style:paragraph-properties fo:margin-left="0.5in" fo:margin-right="0in" fo:text-indent="-0.25in" style:auto-text-indent="false"/>
    </style:style>
    <style:style style:name="P30" style:family="paragraph" style:parent-style-name="Standard" style:list-style-name="WWNum163">
      <style:paragraph-properties fo:margin-left="0.5in" fo:margin-right="0in" fo:text-indent="-0.25in" style:auto-text-indent="false"/>
    </style:style>
    <style:style style:name="P31" style:family="paragraph" style:parent-style-name="Standard" style:list-style-name="WWNum136">
      <style:paragraph-properties fo:margin-left="0.5in" fo:margin-right="0in" fo:text-indent="-0.25in" style:auto-text-indent="false"/>
    </style:style>
    <style:style style:name="P32" style:family="paragraph" style:parent-style-name="Standard" style:list-style-name="WWNum80">
      <style:paragraph-properties fo:margin-left="0.5in" fo:margin-right="0in" fo:text-indent="-0.25in" style:auto-text-indent="false"/>
    </style:style>
    <style:style style:name="P33" style:family="paragraph" style:parent-style-name="Standard" style:list-style-name="WWNum14">
      <style:paragraph-properties fo:margin-left="0.5in" fo:margin-right="0in" fo:text-indent="-0.25in" style:auto-text-indent="false"/>
    </style:style>
    <style:style style:name="P34" style:family="paragraph" style:parent-style-name="Standard" style:list-style-name="WWNum119">
      <style:paragraph-properties fo:margin-left="0.5in" fo:margin-right="0in" fo:text-indent="-0.25in" style:auto-text-indent="false"/>
    </style:style>
    <style:style style:name="P35" style:family="paragraph" style:parent-style-name="Standard" style:list-style-name="WWNum46">
      <style:paragraph-properties fo:margin-left="0.5in" fo:margin-right="0in" fo:text-indent="-0.25in" style:auto-text-indent="false"/>
    </style:style>
    <style:style style:name="P36" style:family="paragraph" style:parent-style-name="Standard" style:list-style-name="WWNum69">
      <style:paragraph-properties fo:margin-left="0.5in" fo:margin-right="0in" fo:text-indent="-0.25in" style:auto-text-indent="false"/>
    </style:style>
    <style:style style:name="P37" style:family="paragraph" style:parent-style-name="Standard" style:list-style-name="WWNum112">
      <style:paragraph-properties fo:margin-left="0.5in" fo:margin-right="0in" fo:text-indent="-0.25in" style:auto-text-indent="false"/>
    </style:style>
    <style:style style:name="P38" style:family="paragraph" style:parent-style-name="Standard" style:list-style-name="WWNum2">
      <style:paragraph-properties fo:margin-left="0.5in" fo:margin-right="0in" fo:text-indent="-0.25in" style:auto-text-indent="false"/>
    </style:style>
    <style:style style:name="P39" style:family="paragraph" style:parent-style-name="Standard" style:list-style-name="WWNum43">
      <style:paragraph-properties fo:margin-left="0.5in" fo:margin-right="0in" fo:text-indent="-0.25in" style:auto-text-indent="false"/>
    </style:style>
    <style:style style:name="P40" style:family="paragraph" style:parent-style-name="Standard" style:list-style-name="WWNum79">
      <style:paragraph-properties fo:margin-left="0.5in" fo:margin-right="0in" fo:text-indent="-0.25in" style:auto-text-indent="false"/>
    </style:style>
    <style:style style:name="P41" style:family="paragraph" style:parent-style-name="Standard" style:list-style-name="WWNum78">
      <style:paragraph-properties fo:margin-left="0.5in" fo:margin-right="0in" fo:text-indent="-0.25in" style:auto-text-indent="false"/>
    </style:style>
    <style:style style:name="P42" style:family="paragraph" style:parent-style-name="Standard" style:list-style-name="WWNum27">
      <style:paragraph-properties fo:margin-left="0.5in" fo:margin-right="0in" fo:text-indent="-0.25in" style:auto-text-indent="false"/>
    </style:style>
    <style:style style:name="P43" style:family="paragraph" style:parent-style-name="Standard" style:list-style-name="WWNum108">
      <style:paragraph-properties fo:margin-left="0.5in" fo:margin-right="0in" fo:text-indent="-0.25in" style:auto-text-indent="false"/>
    </style:style>
    <style:style style:name="P44" style:family="paragraph" style:parent-style-name="Standard" style:list-style-name="WWNum150">
      <style:paragraph-properties fo:margin-left="0.5in" fo:margin-right="0in" fo:text-indent="-0.25in" style:auto-text-indent="false"/>
    </style:style>
    <style:style style:name="P45" style:family="paragraph" style:parent-style-name="Standard" style:list-style-name="WWNum146">
      <style:paragraph-properties fo:margin-left="0.5in" fo:margin-right="0in" fo:text-indent="-0.25in" style:auto-text-indent="false"/>
    </style:style>
    <style:style style:name="P46" style:family="paragraph" style:parent-style-name="Standard" style:list-style-name="WWNum102">
      <style:paragraph-properties fo:margin-left="0.5in" fo:margin-right="0in" fo:text-indent="-0.25in" style:auto-text-indent="false"/>
    </style:style>
    <style:style style:name="P47" style:family="paragraph" style:parent-style-name="Standard" style:list-style-name="WWNum95">
      <style:paragraph-properties fo:margin-left="0.5in" fo:margin-right="0in" fo:text-indent="-0.25in" style:auto-text-indent="false"/>
    </style:style>
    <style:style style:name="P48" style:family="paragraph" style:parent-style-name="Standard" style:list-style-name="WWNum158">
      <style:paragraph-properties fo:margin-left="0.5in" fo:margin-right="0in" fo:text-indent="-0.25in" style:auto-text-indent="false"/>
    </style:style>
    <style:style style:name="P49" style:family="paragraph" style:parent-style-name="Standard" style:list-style-name="WWNum120">
      <style:paragraph-properties fo:margin-left="0.5in" fo:margin-right="0in" fo:text-indent="-0.25in" style:auto-text-indent="false"/>
    </style:style>
    <style:style style:name="P50" style:family="paragraph" style:parent-style-name="Standard" style:list-style-name="WWNum40">
      <style:paragraph-properties fo:margin-left="0.5in" fo:margin-right="0in" fo:text-indent="-0.25in" style:auto-text-indent="false"/>
    </style:style>
    <style:style style:name="P51" style:family="paragraph" style:parent-style-name="Standard" style:list-style-name="WWNum90">
      <style:paragraph-properties fo:margin-left="0.5in" fo:margin-right="0in" fo:text-indent="-0.25in" style:auto-text-indent="false"/>
    </style:style>
    <style:style style:name="P52" style:family="paragraph" style:parent-style-name="Standard" style:list-style-name="WWNum33">
      <style:paragraph-properties fo:margin-left="0.5in" fo:margin-right="0in" fo:text-indent="-0.25in" style:auto-text-indent="false"/>
    </style:style>
    <style:style style:name="P53" style:family="paragraph" style:parent-style-name="Standard" style:list-style-name="WWNum145">
      <style:paragraph-properties fo:margin-left="0.5in" fo:margin-right="0in" fo:text-indent="-0.25in" style:auto-text-indent="false"/>
    </style:style>
    <style:style style:name="P54" style:family="paragraph" style:parent-style-name="Standard" style:list-style-name="WWNum89">
      <style:paragraph-properties fo:margin-left="0.5in" fo:margin-right="0in" fo:text-indent="-0.25in" style:auto-text-indent="false"/>
    </style:style>
    <style:style style:name="P55" style:family="paragraph" style:parent-style-name="Standard" style:list-style-name="WWNum125">
      <style:paragraph-properties fo:margin-left="0.5in" fo:margin-right="0in" fo:text-indent="-0.25in" style:auto-text-indent="false"/>
    </style:style>
    <style:style style:name="P56" style:family="paragraph" style:parent-style-name="Standard" style:list-style-name="WWNum164">
      <style:paragraph-properties fo:margin-left="0.5in" fo:margin-right="0in" fo:text-indent="-0.25in" style:auto-text-indent="false"/>
    </style:style>
    <style:style style:name="P57" style:family="paragraph" style:parent-style-name="Standard" style:list-style-name="WWNum13">
      <style:paragraph-properties fo:margin-left="0.5in" fo:margin-right="0in" fo:text-indent="-0.25in" style:auto-text-indent="false"/>
    </style:style>
    <style:style style:name="P58" style:family="paragraph" style:parent-style-name="Standard" style:list-style-name="WWNum47">
      <style:paragraph-properties fo:margin-left="0.5in" fo:margin-right="0in" fo:text-indent="-0.25in" style:auto-text-indent="false"/>
    </style:style>
    <style:style style:name="P59" style:family="paragraph" style:parent-style-name="Standard" style:list-style-name="WWNum185">
      <style:paragraph-properties fo:margin-left="0.5in" fo:margin-right="0in" fo:text-indent="-0.25in" style:auto-text-indent="false"/>
    </style:style>
    <style:style style:name="P60" style:family="paragraph" style:parent-style-name="Standard" style:list-style-name="WWNum177">
      <style:paragraph-properties fo:margin-left="0.5in" fo:margin-right="0in" fo:text-indent="-0.25in" style:auto-text-indent="false"/>
    </style:style>
    <style:style style:name="P61" style:family="paragraph" style:parent-style-name="Standard" style:list-style-name="WWNum180">
      <style:paragraph-properties fo:margin-left="0.5in" fo:margin-right="0in" fo:text-indent="-0.25in" style:auto-text-indent="false"/>
    </style:style>
    <style:style style:name="P62" style:family="paragraph" style:parent-style-name="Standard" style:list-style-name="WWNum66">
      <style:paragraph-properties fo:margin-left="0.5in" fo:margin-right="0in" fo:text-indent="-0.25in" style:auto-text-indent="false"/>
    </style:style>
    <style:style style:name="P63" style:family="paragraph" style:parent-style-name="Standard" style:list-style-name="WWNum6">
      <style:paragraph-properties fo:margin-left="0.5in" fo:margin-right="0in" fo:text-indent="-0.25in" style:auto-text-indent="false"/>
    </style:style>
    <style:style style:name="P64" style:family="paragraph" style:parent-style-name="Standard" style:list-style-name="WWNum169">
      <style:paragraph-properties fo:margin-left="0.5in" fo:margin-right="0in" fo:text-indent="-0.25in" style:auto-text-indent="false"/>
    </style:style>
    <style:style style:name="P65" style:family="paragraph" style:parent-style-name="Standard" style:list-style-name="WWNum31">
      <style:paragraph-properties fo:margin-left="0.5in" fo:margin-right="0in" fo:text-indent="-0.25in" style:auto-text-indent="false"/>
    </style:style>
    <style:style style:name="P66" style:family="paragraph" style:parent-style-name="Standard" style:list-style-name="WWNum174">
      <style:paragraph-properties fo:margin-left="0.5in" fo:margin-right="0in" fo:text-indent="-0.25in" style:auto-text-indent="false"/>
    </style:style>
    <style:style style:name="P67" style:family="paragraph" style:parent-style-name="Standard" style:list-style-name="WWNum113">
      <style:paragraph-properties fo:margin-left="0.5in" fo:margin-right="0in" fo:text-indent="-0.25in" style:auto-text-indent="false"/>
    </style:style>
    <style:style style:name="P68" style:family="paragraph" style:parent-style-name="Standard" style:list-style-name="WWNum62">
      <style:paragraph-properties fo:margin-left="0.5in" fo:margin-right="0in" fo:text-indent="-0.25in" style:auto-text-indent="false"/>
    </style:style>
    <style:style style:name="P69" style:family="paragraph" style:parent-style-name="Standard" style:list-style-name="WWNum96">
      <style:paragraph-properties fo:margin-left="0.5in" fo:margin-right="0in" fo:text-indent="-0.25in" style:auto-text-indent="false"/>
    </style:style>
    <style:style style:name="P70" style:family="paragraph" style:parent-style-name="Standard" style:list-style-name="WWNum153">
      <style:paragraph-properties fo:margin-left="0.5in" fo:margin-right="0in" fo:text-indent="-0.25in" style:auto-text-indent="false"/>
    </style:style>
    <style:style style:name="P71" style:family="paragraph" style:parent-style-name="Standard" style:list-style-name="WWNum98">
      <style:paragraph-properties fo:margin-left="0.5in" fo:margin-right="0in" fo:text-indent="-0.25in" style:auto-text-indent="false"/>
    </style:style>
    <style:style style:name="P72" style:family="paragraph" style:parent-style-name="Standard" style:list-style-name="WWNum182">
      <style:paragraph-properties fo:margin-left="0.5in" fo:margin-right="0in" fo:text-indent="-0.25in" style:auto-text-indent="false"/>
    </style:style>
    <style:style style:name="P73" style:family="paragraph" style:parent-style-name="Standard" style:list-style-name="WWNum21">
      <style:paragraph-properties fo:margin-left="0.5in" fo:margin-right="0in" fo:text-indent="-0.25in" style:auto-text-indent="false"/>
    </style:style>
    <style:style style:name="P74" style:family="paragraph" style:parent-style-name="Standard" style:list-style-name="WWNum104">
      <style:paragraph-properties fo:margin-left="0.5in" fo:margin-right="0in" fo:text-indent="-0.25in" style:auto-text-indent="false"/>
      <style:text-properties style:text-underline-style="none"/>
    </style:style>
    <style:style style:name="P75" style:family="paragraph" style:parent-style-name="Standard" style:list-style-name="WWNum34">
      <style:paragraph-properties fo:margin-left="0.5in" fo:margin-right="0in" fo:text-indent="-0.25in" style:auto-text-indent="false"/>
    </style:style>
    <style:style style:name="P76" style:family="paragraph" style:parent-style-name="Standard" style:list-style-name="WWNum18">
      <style:paragraph-properties fo:margin-left="0.5in" fo:margin-right="0in" fo:text-indent="-0.25in" style:auto-text-indent="false"/>
    </style:style>
    <style:style style:name="P77" style:family="paragraph" style:parent-style-name="Standard" style:list-style-name="WWNum195">
      <style:paragraph-properties fo:margin-left="0.5in" fo:margin-right="0in" fo:text-indent="-0.25in" style:auto-text-indent="false"/>
    </style:style>
    <style:style style:name="P78" style:family="paragraph" style:parent-style-name="Standard" style:list-style-name="WWNum51">
      <style:paragraph-properties fo:margin-left="0.5in" fo:margin-right="0in" fo:text-indent="-0.25in" style:auto-text-indent="false"/>
    </style:style>
    <style:style style:name="P79" style:family="paragraph" style:parent-style-name="Standard" style:list-style-name="WWNum84">
      <style:paragraph-properties fo:margin-left="0.5in" fo:margin-right="0in" fo:text-indent="-0.25in" style:auto-text-indent="false"/>
    </style:style>
    <style:style style:name="P80" style:family="paragraph" style:parent-style-name="Standard" style:list-style-name="WWNum76">
      <style:paragraph-properties fo:margin-left="0.5in" fo:margin-right="0in" fo:text-indent="-0.25in" style:auto-text-indent="false"/>
    </style:style>
    <style:style style:name="P81" style:family="paragraph" style:parent-style-name="Standard" style:list-style-name="WWNum8">
      <style:paragraph-properties fo:margin-left="0.5in" fo:margin-right="0in" fo:text-indent="-0.25in" style:auto-text-indent="false"/>
    </style:style>
    <style:style style:name="P82" style:family="paragraph" style:parent-style-name="Standard" style:list-style-name="WWNum166">
      <style:paragraph-properties fo:margin-left="0.5in" fo:margin-right="0in" fo:text-indent="-0.25in" style:auto-text-indent="false"/>
    </style:style>
    <style:style style:name="P83" style:family="paragraph" style:parent-style-name="Standard" style:list-style-name="WWNum151">
      <style:paragraph-properties fo:margin-left="0.5in" fo:margin-right="0in" fo:text-indent="-0.25in" style:auto-text-indent="false"/>
    </style:style>
    <style:style style:name="P84" style:family="paragraph" style:parent-style-name="Standard" style:list-style-name="WWNum159">
      <style:paragraph-properties fo:margin-left="0.5in" fo:margin-right="0in" fo:text-indent="-0.25in" style:auto-text-indent="false"/>
    </style:style>
    <style:style style:name="P85" style:family="paragraph" style:parent-style-name="Standard" style:list-style-name="WWNum139">
      <style:paragraph-properties fo:margin-left="0.5in" fo:margin-right="0in" fo:text-indent="-0.25in" style:auto-text-indent="false"/>
    </style:style>
    <style:style style:name="P86" style:family="paragraph" style:parent-style-name="Standard" style:list-style-name="WWNum134">
      <style:paragraph-properties fo:margin-left="0.5in" fo:margin-right="0in" fo:text-indent="-0.25in" style:auto-text-indent="false"/>
    </style:style>
    <style:style style:name="P87" style:family="paragraph" style:parent-style-name="Standard" style:list-style-name="WWNum64">
      <style:paragraph-properties fo:margin-left="0.5in" fo:margin-right="0in" fo:text-indent="-0.25in" style:auto-text-indent="false"/>
    </style:style>
    <style:style style:name="P88" style:family="paragraph" style:parent-style-name="Standard" style:list-style-name="WWNum44">
      <style:paragraph-properties fo:margin-left="0.5in" fo:margin-right="0in" fo:text-indent="-0.25in" style:auto-text-indent="false"/>
    </style:style>
    <style:style style:name="P89" style:family="paragraph" style:parent-style-name="Standard" style:list-style-name="WWNum15">
      <style:paragraph-properties fo:margin-left="0.5in" fo:margin-right="0in" fo:text-indent="-0.25in" style:auto-text-indent="false"/>
    </style:style>
    <style:style style:name="P90" style:family="paragraph" style:parent-style-name="Standard" style:list-style-name="WWNum83">
      <style:paragraph-properties fo:margin-left="0.5in" fo:margin-right="0in" fo:text-indent="-0.25in" style:auto-text-indent="false"/>
    </style:style>
    <style:style style:name="P91" style:family="paragraph" style:parent-style-name="Standard" style:list-style-name="WWNum23">
      <style:paragraph-properties fo:margin-left="0.5in" fo:margin-right="0in" fo:text-indent="-0.25in" style:auto-text-indent="false"/>
    </style:style>
    <style:style style:name="P92" style:family="paragraph" style:parent-style-name="Standard" style:list-style-name="WWNum16">
      <style:paragraph-properties fo:margin-left="0.5in" fo:margin-right="0in" fo:text-indent="-0.25in" style:auto-text-indent="false"/>
    </style:style>
    <style:style style:name="P93" style:family="paragraph" style:parent-style-name="Standard" style:list-style-name="WWNum57">
      <style:paragraph-properties fo:margin-left="0.5in" fo:margin-right="0in" fo:text-indent="-0.25in" style:auto-text-indent="false"/>
    </style:style>
    <style:style style:name="P94" style:family="paragraph" style:parent-style-name="Standard" style:list-style-name="WWNum59">
      <style:paragraph-properties fo:margin-left="0.5in" fo:margin-right="0in" fo:text-indent="-0.25in" style:auto-text-indent="false"/>
    </style:style>
    <style:style style:name="P95" style:family="paragraph" style:parent-style-name="Standard" style:list-style-name="WWNum19">
      <style:paragraph-properties fo:margin-left="0.5in" fo:margin-right="0in" fo:text-indent="-0.25in" style:auto-text-indent="false"/>
    </style:style>
    <style:style style:name="P96" style:family="paragraph" style:parent-style-name="Standard" style:list-style-name="WWNum199">
      <style:paragraph-properties fo:margin-left="0.5in" fo:margin-right="0in" fo:text-indent="-0.25in" style:auto-text-indent="false"/>
    </style:style>
    <style:style style:name="P97" style:family="paragraph" style:parent-style-name="Standard" style:list-style-name="WWNum190">
      <style:paragraph-properties fo:margin-left="0.5in" fo:margin-right="0in" fo:text-indent="-0.25in" style:auto-text-indent="false"/>
    </style:style>
    <style:style style:name="P98" style:family="paragraph" style:parent-style-name="Standard" style:list-style-name="WWNum75">
      <style:paragraph-properties fo:margin-left="0.5in" fo:margin-right="0in" fo:text-indent="-0.25in" style:auto-text-indent="false"/>
    </style:style>
    <style:style style:name="P99" style:family="paragraph" style:parent-style-name="Standard" style:list-style-name="WWNum168">
      <style:paragraph-properties fo:margin-left="0.5in" fo:margin-right="0in" fo:text-indent="-0.25in" style:auto-text-indent="false"/>
    </style:style>
    <style:style style:name="P100" style:family="paragraph" style:parent-style-name="Standard" style:list-style-name="WWNum41">
      <style:paragraph-properties fo:margin-left="0.5in" fo:margin-right="0in" fo:text-indent="-0.25in" style:auto-text-indent="false"/>
    </style:style>
    <style:style style:name="P101" style:family="paragraph" style:parent-style-name="Standard" style:list-style-name="WWNum22">
      <style:paragraph-properties fo:margin-left="0.5in" fo:margin-right="0in" fo:text-indent="-0.25in" style:auto-text-indent="false"/>
    </style:style>
    <style:style style:name="P102" style:family="paragraph" style:parent-style-name="Standard" style:list-style-name="WWNum152">
      <style:paragraph-properties fo:margin-left="0.5in" fo:margin-right="0in" fo:text-indent="-0.25in" style:auto-text-indent="false"/>
    </style:style>
    <style:style style:name="P103" style:family="paragraph" style:parent-style-name="Standard" style:list-style-name="WWNum45">
      <style:paragraph-properties fo:margin-left="0.5in" fo:margin-right="0in" fo:text-indent="-0.25in" style:auto-text-indent="false"/>
    </style:style>
    <style:style style:name="P104" style:family="paragraph" style:parent-style-name="Standard" style:list-style-name="WWNum30">
      <style:paragraph-properties fo:margin-left="0.5in" fo:margin-right="0in" fo:text-indent="-0.25in" style:auto-text-indent="false"/>
    </style:style>
    <style:style style:name="P105" style:family="paragraph" style:parent-style-name="Standard" style:list-style-name="WWNum162">
      <style:paragraph-properties fo:margin-left="0.5in" fo:margin-right="0in" fo:text-indent="-0.25in" style:auto-text-indent="false"/>
    </style:style>
    <style:style style:name="P106" style:family="paragraph" style:parent-style-name="Standard" style:list-style-name="WWNum188">
      <style:paragraph-properties fo:margin-left="0.5in" fo:margin-right="0in" fo:text-indent="-0.25in" style:auto-text-indent="false"/>
    </style:style>
    <style:style style:name="P107" style:family="paragraph" style:parent-style-name="Standard" style:list-style-name="WWNum192">
      <style:paragraph-properties fo:margin-left="0.5in" fo:margin-right="0in" fo:text-indent="-0.25in" style:auto-text-indent="false"/>
    </style:style>
    <style:style style:name="P108" style:family="paragraph" style:parent-style-name="Standard" style:list-style-name="WWNum157">
      <style:paragraph-properties fo:margin-left="0.5in" fo:margin-right="0in" fo:text-indent="-0.25in" style:auto-text-indent="false"/>
    </style:style>
    <style:style style:name="P109" style:family="paragraph" style:parent-style-name="Standard" style:list-style-name="WWNum198">
      <style:paragraph-properties fo:margin-left="0.5in" fo:margin-right="0in" fo:text-indent="-0.25in" style:auto-text-indent="false"/>
    </style:style>
    <style:style style:name="P110" style:family="paragraph" style:parent-style-name="Standard" style:list-style-name="WWNum36">
      <style:paragraph-properties fo:margin-left="0.5in" fo:margin-right="0in" fo:text-indent="-0.25in" style:auto-text-indent="false"/>
    </style:style>
    <style:style style:name="P111" style:family="paragraph" style:parent-style-name="Standard" style:list-style-name="WWNum135">
      <style:paragraph-properties fo:margin-left="0.5in" fo:margin-right="0in" fo:text-indent="-0.25in" style:auto-text-indent="false"/>
    </style:style>
    <style:style style:name="P112" style:family="paragraph" style:parent-style-name="Standard" style:list-style-name="WWNum130">
      <style:paragraph-properties fo:margin-left="0.5in" fo:margin-right="0in" fo:text-indent="-0.25in" style:auto-text-indent="false"/>
    </style:style>
    <style:style style:name="P113" style:family="paragraph" style:parent-style-name="Standard" style:list-style-name="WWNum74">
      <style:paragraph-properties fo:margin-left="0.5in" fo:margin-right="0in" fo:text-indent="-0.25in" style:auto-text-indent="false"/>
    </style:style>
    <style:style style:name="P114" style:family="paragraph" style:parent-style-name="Standard" style:list-style-name="WWNum29">
      <style:paragraph-properties fo:margin-left="0.5in" fo:margin-right="0in" fo:text-indent="-0.25in" style:auto-text-indent="false"/>
    </style:style>
    <style:style style:name="P115" style:family="paragraph" style:parent-style-name="Standard" style:list-style-name="WWNum143">
      <style:paragraph-properties fo:margin-left="0.5in" fo:margin-right="0in" fo:text-indent="-0.25in" style:auto-text-indent="false"/>
    </style:style>
    <style:style style:name="P116" style:family="paragraph" style:parent-style-name="Standard" style:list-style-name="WWNum196">
      <style:paragraph-properties fo:margin-left="0.5in" fo:margin-right="0in" fo:text-indent="-0.25in" style:auto-text-indent="false"/>
    </style:style>
    <style:style style:name="P117" style:family="paragraph" style:parent-style-name="Standard" style:list-style-name="WWNum133">
      <style:paragraph-properties fo:margin-left="0.5in" fo:margin-right="0in" fo:text-indent="-0.25in" style:auto-text-indent="false"/>
    </style:style>
    <style:style style:name="P118" style:family="paragraph" style:parent-style-name="Standard" style:list-style-name="WWNum3">
      <style:paragraph-properties fo:margin-left="0.5in" fo:margin-right="0in" fo:text-indent="-0.25in" style:auto-text-indent="false"/>
    </style:style>
    <style:style style:name="P119" style:family="paragraph" style:parent-style-name="Standard" style:list-style-name="WWNum11">
      <style:paragraph-properties fo:margin-left="0.5in" fo:margin-right="0in" fo:text-indent="-0.25in" style:auto-text-indent="false"/>
    </style:style>
    <style:style style:name="P120" style:family="paragraph" style:parent-style-name="Standard" style:list-style-name="WWNum93">
      <style:paragraph-properties fo:margin-left="0.5in" fo:margin-right="0in" fo:text-indent="-0.25in" style:auto-text-indent="false"/>
    </style:style>
    <style:style style:name="P121" style:family="paragraph" style:parent-style-name="Standard" style:list-style-name="WWNum197">
      <style:paragraph-properties fo:margin-left="0.5in" fo:margin-right="0in" fo:text-indent="-0.25in" style:auto-text-indent="false"/>
    </style:style>
    <style:style style:name="P122" style:family="paragraph" style:parent-style-name="Standard" style:list-style-name="WWNum155">
      <style:paragraph-properties fo:margin-left="0.5in" fo:margin-right="0in" fo:text-indent="-0.25in" style:auto-text-indent="false"/>
    </style:style>
    <style:style style:name="P123" style:family="paragraph" style:parent-style-name="Standard" style:list-style-name="WWNum106">
      <style:paragraph-properties fo:margin-left="0.5in" fo:margin-right="0in" fo:text-indent="-0.25in" style:auto-text-indent="false"/>
    </style:style>
    <style:style style:name="P124" style:family="paragraph" style:parent-style-name="Standard" style:list-style-name="WWNum107">
      <style:paragraph-properties fo:margin-left="0.5in" fo:margin-right="0in" fo:text-indent="-0.25in" style:auto-text-indent="false"/>
    </style:style>
    <style:style style:name="P125" style:family="paragraph" style:parent-style-name="Standard" style:list-style-name="WWNum60">
      <style:paragraph-properties fo:margin-left="0.5in" fo:margin-right="0in" fo:text-indent="-0.25in" style:auto-text-indent="false"/>
    </style:style>
    <style:style style:name="P126" style:family="paragraph" style:parent-style-name="Standard" style:list-style-name="WWNum124">
      <style:paragraph-properties fo:margin-left="0.5in" fo:margin-right="0in" fo:text-indent="-0.25in" style:auto-text-indent="false"/>
    </style:style>
    <style:style style:name="P127" style:family="paragraph" style:parent-style-name="Standard" style:list-style-name="WWNum126">
      <style:paragraph-properties fo:margin-left="0.5in" fo:margin-right="0in" fo:text-indent="-0.25in" style:auto-text-indent="false"/>
    </style:style>
    <style:style style:name="P128" style:family="paragraph" style:parent-style-name="Standard" style:list-style-name="WWNum99">
      <style:paragraph-properties fo:margin-left="0.5in" fo:margin-right="0in" fo:text-indent="-0.25in" style:auto-text-indent="false"/>
    </style:style>
    <style:style style:name="P129" style:family="paragraph" style:parent-style-name="Standard" style:list-style-name="WWNum71">
      <style:paragraph-properties fo:margin-left="0.5in" fo:margin-right="0in" fo:text-indent="-0.25in" style:auto-text-indent="false"/>
    </style:style>
    <style:style style:name="P130" style:family="paragraph" style:parent-style-name="Standard" style:list-style-name="WWNum183">
      <style:paragraph-properties fo:margin-left="0.5in" fo:margin-right="0in" fo:text-indent="-0.25in" style:auto-text-indent="false"/>
    </style:style>
    <style:style style:name="P131" style:family="paragraph" style:parent-style-name="Standard" style:list-style-name="WWNum77">
      <style:paragraph-properties fo:margin-left="0.5in" fo:margin-right="0in" fo:text-indent="-0.25in" style:auto-text-indent="false"/>
    </style:style>
    <style:style style:name="P132" style:family="paragraph" style:parent-style-name="Standard" style:list-style-name="WWNum50">
      <style:paragraph-properties fo:margin-left="0.5in" fo:margin-right="0in" fo:text-indent="-0.25in" style:auto-text-indent="false"/>
    </style:style>
    <style:style style:name="P133" style:family="paragraph" style:parent-style-name="Standard" style:list-style-name="WWNum12">
      <style:paragraph-properties fo:margin-left="0.5in" fo:margin-right="0in" fo:text-indent="-0.25in" style:auto-text-indent="false"/>
    </style:style>
    <style:style style:name="P134" style:family="paragraph" style:parent-style-name="Standard" style:list-style-name="WWNum115">
      <style:paragraph-properties fo:margin-left="0.5in" fo:margin-right="0in" fo:text-indent="-0.25in" style:auto-text-indent="false"/>
    </style:style>
    <style:style style:name="P135" style:family="paragraph" style:parent-style-name="Standard" style:list-style-name="WWNum32">
      <style:paragraph-properties fo:margin-left="0.5in" fo:margin-right="0in" fo:text-indent="-0.25in" style:auto-text-indent="false"/>
    </style:style>
    <style:style style:name="P136" style:family="paragraph" style:parent-style-name="Standard" style:list-style-name="WWNum39">
      <style:paragraph-properties fo:margin-left="0.5in" fo:margin-right="0in" fo:text-indent="-0.25in" style:auto-text-indent="false"/>
    </style:style>
    <style:style style:name="P137" style:family="paragraph" style:parent-style-name="Standard" style:list-style-name="WWNum86">
      <style:paragraph-properties fo:margin-left="0.5in" fo:margin-right="0in" fo:text-indent="-0.25in" style:auto-text-indent="false"/>
    </style:style>
    <style:style style:name="P138" style:family="paragraph" style:parent-style-name="Standard" style:list-style-name="WWNum105">
      <style:paragraph-properties fo:margin-left="0.5in" fo:margin-right="0in" fo:text-indent="-0.25in" style:auto-text-indent="false"/>
    </style:style>
    <style:style style:name="P139" style:family="paragraph" style:parent-style-name="Standard" style:list-style-name="WWNum68">
      <style:paragraph-properties fo:margin-left="0.5in" fo:margin-right="0in" fo:text-indent="-0.25in" style:auto-text-indent="false"/>
    </style:style>
    <style:style style:name="P140" style:family="paragraph" style:parent-style-name="Standard" style:list-style-name="WWNum154">
      <style:paragraph-properties fo:margin-left="0.5in" fo:margin-right="0in" fo:text-indent="-0.25in" style:auto-text-indent="false"/>
    </style:style>
    <style:style style:name="P141" style:family="paragraph" style:parent-style-name="Standard" style:list-style-name="WWNum193">
      <style:paragraph-properties fo:margin-left="0.5in" fo:margin-right="0in" fo:text-indent="-0.25in" style:auto-text-indent="false"/>
    </style:style>
    <style:style style:name="P142" style:family="paragraph" style:parent-style-name="Standard" style:list-style-name="WWNum63">
      <style:paragraph-properties fo:margin-left="0.5in" fo:margin-right="0in" fo:text-indent="-0.25in" style:auto-text-indent="false"/>
    </style:style>
    <style:style style:name="P143" style:family="paragraph" style:parent-style-name="Standard" style:list-style-name="WWNum48">
      <style:paragraph-properties fo:margin-left="0.5in" fo:margin-right="0in" fo:text-indent="-0.25in" style:auto-text-indent="false"/>
    </style:style>
    <style:style style:name="P144" style:family="paragraph" style:parent-style-name="Standard" style:list-style-name="WWNum189">
      <style:paragraph-properties fo:margin-left="0.5in" fo:margin-right="0in" fo:text-indent="-0.25in" style:auto-text-indent="false"/>
    </style:style>
    <style:style style:name="P145" style:family="paragraph" style:parent-style-name="Standard" style:list-style-name="WWNum92">
      <style:paragraph-properties fo:margin-left="0.5in" fo:margin-right="0in" fo:text-indent="-0.25in" style:auto-text-indent="false"/>
    </style:style>
    <style:style style:name="P146" style:family="paragraph" style:parent-style-name="Standard" style:list-style-name="WWNum147">
      <style:paragraph-properties fo:margin-left="0.5in" fo:margin-right="0in" fo:text-indent="-0.25in" style:auto-text-indent="false"/>
    </style:style>
    <style:style style:name="P147" style:family="paragraph" style:parent-style-name="Standard" style:list-style-name="WWNum160">
      <style:paragraph-properties fo:margin-left="0.5in" fo:margin-right="0in" fo:text-indent="-0.25in" style:auto-text-indent="false"/>
    </style:style>
    <style:style style:name="P148" style:family="paragraph" style:parent-style-name="Standard" style:list-style-name="WWNum109">
      <style:paragraph-properties fo:margin-left="0.5in" fo:margin-right="0in" fo:text-indent="-0.25in" style:auto-text-indent="false"/>
    </style:style>
    <style:style style:name="P149" style:family="paragraph" style:parent-style-name="Standard" style:list-style-name="WWNum200">
      <style:paragraph-properties fo:margin-left="0.5in" fo:margin-right="0in" fo:text-indent="-0.25in" style:auto-text-indent="false"/>
    </style:style>
    <style:style style:name="P150" style:family="paragraph" style:parent-style-name="Standard" style:list-style-name="WWNum42">
      <style:paragraph-properties fo:margin-left="0.5in" fo:margin-right="0in" fo:text-indent="-0.25in" style:auto-text-indent="false"/>
    </style:style>
    <style:style style:name="P151" style:family="paragraph" style:parent-style-name="Standard" style:list-style-name="WWNum101">
      <style:paragraph-properties fo:margin-left="0.5in" fo:margin-right="0in" fo:text-indent="-0.25in" style:auto-text-indent="false"/>
    </style:style>
    <style:style style:name="P152" style:family="paragraph" style:parent-style-name="Standard" style:list-style-name="WWNum9">
      <style:paragraph-properties fo:margin-left="0.5in" fo:margin-right="0in" fo:text-indent="-0.25in" style:auto-text-indent="false"/>
    </style:style>
    <style:style style:name="P153" style:family="paragraph" style:parent-style-name="Standard" style:list-style-name="WWNum56">
      <style:paragraph-properties fo:margin-left="0.5in" fo:margin-right="0in" fo:text-indent="-0.25in" style:auto-text-indent="false"/>
    </style:style>
    <style:style style:name="P154" style:family="paragraph" style:parent-style-name="Standard" style:list-style-name="WWNum110">
      <style:paragraph-properties fo:margin-left="0.5in" fo:margin-right="0in" fo:text-indent="-0.25in" style:auto-text-indent="false"/>
    </style:style>
    <style:style style:name="P155" style:family="paragraph" style:parent-style-name="Standard" style:list-style-name="WWNum88">
      <style:paragraph-properties fo:margin-left="0.5in" fo:margin-right="0in" fo:text-indent="-0.25in" style:auto-text-indent="false"/>
    </style:style>
    <style:style style:name="P156" style:family="paragraph" style:parent-style-name="Standard" style:list-style-name="WWNum97">
      <style:paragraph-properties fo:margin-left="0.5in" fo:margin-right="0in" fo:text-indent="-0.25in" style:auto-text-indent="false"/>
    </style:style>
    <style:style style:name="P157" style:family="paragraph" style:parent-style-name="Standard" style:list-style-name="WWNum175">
      <style:paragraph-properties fo:margin-left="0.5in" fo:margin-right="0in" fo:text-indent="-0.25in" style:auto-text-indent="false"/>
    </style:style>
    <style:style style:name="P158" style:family="paragraph" style:parent-style-name="Standard" style:list-style-name="WWNum128">
      <style:paragraph-properties fo:margin-left="0.5in" fo:margin-right="0in" fo:text-indent="-0.25in" style:auto-text-indent="false"/>
    </style:style>
    <style:style style:name="P159" style:family="paragraph" style:parent-style-name="Standard" style:list-style-name="WWNum49">
      <style:paragraph-properties fo:margin-left="0.5in" fo:margin-right="0in" fo:text-indent="-0.25in" style:auto-text-indent="false"/>
    </style:style>
    <style:style style:name="P160" style:family="paragraph" style:parent-style-name="Standard" style:list-style-name="WWNum38">
      <style:paragraph-properties fo:margin-left="0.5in" fo:margin-right="0in" fo:text-indent="-0.25in" style:auto-text-indent="false"/>
    </style:style>
    <style:style style:name="P161" style:family="paragraph" style:parent-style-name="Standard" style:list-style-name="WWNum122">
      <style:paragraph-properties fo:margin-left="0.5in" fo:margin-right="0in" fo:text-indent="-0.25in" style:auto-text-indent="false"/>
    </style:style>
    <style:style style:name="P162" style:family="paragraph" style:parent-style-name="Standard" style:list-style-name="WWNum91">
      <style:paragraph-properties fo:margin-left="0.5in" fo:margin-right="0in" fo:text-indent="-0.25in" style:auto-text-indent="false"/>
    </style:style>
    <style:style style:name="P163" style:family="paragraph" style:parent-style-name="Standard" style:list-style-name="WWNum87">
      <style:paragraph-properties fo:margin-left="0.5in" fo:margin-right="0in" fo:text-indent="-0.25in" style:auto-text-indent="false"/>
    </style:style>
    <style:style style:name="P164" style:family="paragraph" style:parent-style-name="Standard" style:list-style-name="WWNum129">
      <style:paragraph-properties fo:margin-left="0.5in" fo:margin-right="0in" fo:text-indent="-0.25in" style:auto-text-indent="false"/>
    </style:style>
    <style:style style:name="P165" style:family="paragraph" style:parent-style-name="Standard" style:list-style-name="WWNum24">
      <style:paragraph-properties fo:margin-left="0.5in" fo:margin-right="0in" fo:text-indent="-0.25in" style:auto-text-indent="false"/>
    </style:style>
    <style:style style:name="P166" style:family="paragraph" style:parent-style-name="Standard" style:list-style-name="WWNum161">
      <style:paragraph-properties fo:margin-left="0.5in" fo:margin-right="0in" fo:text-indent="-0.25in" style:auto-text-indent="false"/>
    </style:style>
    <style:style style:name="P167" style:family="paragraph" style:parent-style-name="Standard" style:list-style-name="WWNum94">
      <style:paragraph-properties fo:margin-left="0.5in" fo:margin-right="0in" fo:text-indent="-0.25in" style:auto-text-indent="false"/>
    </style:style>
    <style:style style:name="P168" style:family="paragraph" style:parent-style-name="Standard" style:list-style-name="WWNum172">
      <style:paragraph-properties fo:margin-left="0.5in" fo:margin-right="0in" fo:text-indent="-0.25in" style:auto-text-indent="false"/>
    </style:style>
    <style:style style:name="P169" style:family="paragraph" style:parent-style-name="Standard" style:list-style-name="WWNum73">
      <style:paragraph-properties fo:margin-left="0.5in" fo:margin-right="0in" fo:text-indent="-0.25in" style:auto-text-indent="false"/>
    </style:style>
    <style:style style:name="P170" style:family="paragraph" style:parent-style-name="Standard" style:list-style-name="WWNum123">
      <style:paragraph-properties fo:margin-left="0.5in" fo:margin-right="0in" fo:text-indent="-0.25in" style:auto-text-indent="false"/>
    </style:style>
    <style:style style:name="P171" style:family="paragraph" style:parent-style-name="Standard" style:list-style-name="WWNum72">
      <style:paragraph-properties fo:margin-left="0.5in" fo:margin-right="0in" fo:text-indent="-0.25in" style:auto-text-indent="false"/>
    </style:style>
    <style:style style:name="P172" style:family="paragraph" style:parent-style-name="Standard" style:list-style-name="WWNum178">
      <style:paragraph-properties fo:margin-left="0.5in" fo:margin-right="0in" fo:text-indent="-0.25in" style:auto-text-indent="false"/>
    </style:style>
    <style:style style:name="P173" style:family="paragraph" style:parent-style-name="Standard" style:list-style-name="WWNum10">
      <style:paragraph-properties fo:margin-left="0.5in" fo:margin-right="0in" fo:text-indent="-0.25in" style:auto-text-indent="false"/>
    </style:style>
    <style:style style:name="P174" style:family="paragraph" style:parent-style-name="Standard" style:list-style-name="WWNum82">
      <style:paragraph-properties fo:margin-left="0.5in" fo:margin-right="0in" fo:text-indent="-0.25in" style:auto-text-indent="false"/>
    </style:style>
    <style:style style:name="P175" style:family="paragraph" style:parent-style-name="Standard" style:list-style-name="WWNum35">
      <style:paragraph-properties fo:margin-left="0.5in" fo:margin-right="0in" fo:text-indent="-0.25in" style:auto-text-indent="false"/>
    </style:style>
    <style:style style:name="P176" style:family="paragraph" style:parent-style-name="Standard" style:list-style-name="WWNum114">
      <style:paragraph-properties fo:margin-left="0.5in" fo:margin-right="0in" fo:text-indent="-0.25in" style:auto-text-indent="false"/>
    </style:style>
    <style:style style:name="P177" style:family="paragraph" style:parent-style-name="Standard" style:list-style-name="WWNum81">
      <style:paragraph-properties fo:margin-left="0.5in" fo:margin-right="0in" fo:text-indent="-0.25in" style:auto-text-indent="false"/>
    </style:style>
    <style:style style:name="P178" style:family="paragraph" style:parent-style-name="Standard" style:list-style-name="WWNum118">
      <style:paragraph-properties fo:margin-left="0.5in" fo:margin-right="0in" fo:text-indent="-0.25in" style:auto-text-indent="false"/>
    </style:style>
    <style:style style:name="P179" style:family="paragraph" style:parent-style-name="Standard" style:list-style-name="WWNum127">
      <style:paragraph-properties fo:margin-left="0.5in" fo:margin-right="0in" fo:text-indent="-0.25in" style:auto-text-indent="false"/>
    </style:style>
    <style:style style:name="P180" style:family="paragraph" style:parent-style-name="Standard" style:list-style-name="WWNum52">
      <style:paragraph-properties fo:margin-left="0.5in" fo:margin-right="0in" fo:text-indent="-0.25in" style:auto-text-indent="false"/>
    </style:style>
    <style:style style:name="P181" style:family="paragraph" style:parent-style-name="Standard" style:list-style-name="WWNum100">
      <style:paragraph-properties fo:margin-left="0.5in" fo:margin-right="0in" fo:text-indent="-0.25in" style:auto-text-indent="false"/>
    </style:style>
    <style:style style:name="P182" style:family="paragraph" style:parent-style-name="Standard" style:list-style-name="WWNum25">
      <style:paragraph-properties fo:margin-left="0.5in" fo:margin-right="0in" fo:text-indent="-0.25in" style:auto-text-indent="false"/>
    </style:style>
    <style:style style:name="P183" style:family="paragraph" style:parent-style-name="Standard" style:list-style-name="WWNum7">
      <style:paragraph-properties fo:margin-left="0.5in" fo:margin-right="0in" fo:text-indent="-0.25in" style:auto-text-indent="false"/>
    </style:style>
    <style:style style:name="P184" style:family="paragraph" style:parent-style-name="Standard">
      <style:paragraph-properties fo:margin-left="0.5902in" fo:margin-right="0in" fo:text-indent="-0.3929in" style:auto-text-indent="false"/>
    </style:style>
    <style:style style:name="P185" style:family="paragraph" style:parent-style-name="Standard">
      <style:paragraph-properties fo:margin-left="0.5902in" fo:margin-right="0in" fo:text-indent="-0.3957in" style:auto-text-indent="false"/>
    </style:style>
    <style:style style:name="P186" style:family="paragraph" style:parent-style-name="Standard">
      <style:paragraph-properties fo:margin-left="0in" fo:margin-right="0in" fo:text-indent="0in" style:auto-text-indent="false"/>
    </style:style>
    <style:style style:name="P187" style:family="paragraph" style:parent-style-name="Standard">
      <style:paragraph-properties fo:margin-left="0.5902in" fo:margin-right="0in" fo:margin-top="0in" fo:margin-bottom="0in" loext:contextual-spacing="false" fo:line-height="115%" fo:text-align="start" style:justify-single-word="false" fo:keep-together="auto" fo:orphans="2" fo:widows="2" fo:text-indent="-0.3929in" style:auto-text-indent="false" fo:break-before="auto" fo:break-after="auto" fo:padding="0in" fo:border="none" fo:keep-with-next="auto"/>
    </style:style>
    <style:style style:name="P188" style:family="paragraph" style:parent-style-name="Standard">
      <style:paragraph-properties fo:margin-left="0.7866in" fo:margin-right="0in" fo:text-indent="-0.3957in" style:auto-text-indent="false"/>
    </style:style>
    <style:style style:name="P189" style:family="paragraph" style:parent-style-name="Standard">
      <style:paragraph-properties fo:margin-left="0.1965in" fo:margin-right="0in" fo:text-indent="0in" style:auto-text-indent="false"/>
    </style:style>
    <style:style style:name="P190" style:family="paragraph" style:parent-style-name="Standard" style:list-style-name="WWNum103">
      <style:paragraph-properties fo:margin-left="0.689in" fo:margin-right="0in" fo:text-indent="-0.25in" style:auto-text-indent="false"/>
    </style:style>
    <style:style style:name="P191" style:family="paragraph" style:parent-style-name="Standard">
      <style:paragraph-properties fo:margin-left="0.5in" fo:margin-right="0in" fo:margin-top="0in" fo:margin-bottom="0.139in" loext:contextual-spacing="false" fo:line-height="100%" fo:text-indent="0in" style:auto-text-indent="false"/>
    </style:style>
    <style:style style:name="P192" style:family="paragraph" style:parent-style-name="Standard">
      <style:paragraph-properties fo:margin-left="0.5in" fo:margin-right="0in" fo:text-indent="0in" style:auto-text-indent="false"/>
    </style:style>
    <style:style style:name="P193" style:family="paragraph" style:parent-style-name="Standard" style:list-style-name="WWNum191">
      <style:paragraph-properties fo:margin-left="0.4917in" fo:margin-right="0in" fo:text-indent="-0.2953in" style:auto-text-indent="false"/>
    </style:style>
    <style:style style:name="P194" style:family="paragraph" style:parent-style-name="Standard" style:list-style-name="WWNum54">
      <style:paragraph-properties fo:margin-left="0.4917in" fo:margin-right="0in" fo:text-indent="-0.2953in" style:auto-text-indent="false"/>
    </style:style>
    <style:style style:name="P195" style:family="paragraph" style:parent-style-name="Standard" style:list-style-name="WWNum176">
      <style:paragraph-properties fo:margin-left="0.4917in" fo:margin-right="0in" fo:text-indent="-0.2953in" style:auto-text-indent="false"/>
    </style:style>
    <style:style style:name="P196" style:family="paragraph" style:parent-style-name="Standard" style:list-style-name="WWNum148">
      <style:paragraph-properties fo:margin-left="0.4917in" fo:margin-right="0in" fo:text-indent="-0.2953in" style:auto-text-indent="false"/>
    </style:style>
    <style:style style:name="P197" style:family="paragraph" style:parent-style-name="Standard" style:list-style-name="WWNum121">
      <style:paragraph-properties fo:margin-left="0.4917in" fo:margin-right="0in" fo:text-indent="-0.2953in" style:auto-text-indent="false"/>
    </style:style>
    <style:style style:name="P198" style:family="paragraph" style:parent-style-name="Standard" style:list-style-name="WWNum186">
      <style:paragraph-properties fo:margin-left="0.4917in" fo:margin-right="0in" fo:text-indent="-0.2953in" style:auto-text-indent="false"/>
    </style:style>
    <style:style style:name="P199" style:family="paragraph" style:parent-style-name="Standard" style:list-style-name="WWNum17">
      <style:paragraph-properties fo:margin-left="0.4917in" fo:margin-right="0in" fo:text-indent="-0.2953in" style:auto-text-indent="false"/>
    </style:style>
    <style:style style:name="P200" style:family="paragraph" style:parent-style-name="Standard" style:list-style-name="WWNum142">
      <style:paragraph-properties fo:margin-left="0.4917in" fo:margin-right="0in" fo:text-indent="-0.2953in" style:auto-text-indent="false"/>
    </style:style>
    <style:style style:name="P201" style:family="paragraph" style:parent-style-name="Standard" style:list-style-name="WWNum179">
      <style:paragraph-properties fo:margin-left="0.4917in" fo:margin-right="0in" fo:text-indent="-0.2953in" style:auto-text-indent="false"/>
    </style:style>
    <style:style style:name="P202" style:family="paragraph" style:parent-style-name="Standard" style:list-style-name="WWNum65">
      <style:paragraph-properties fo:margin-left="0.4917in" fo:margin-right="0in" fo:text-indent="-0.2953in" style:auto-text-indent="false"/>
    </style:style>
    <style:style style:name="P203" style:family="paragraph" style:parent-style-name="Standard" style:list-style-name="WWNum170">
      <style:paragraph-properties fo:margin-left="0.4917in" fo:margin-right="0in" fo:text-indent="-0.2953in" style:auto-text-indent="false"/>
    </style:style>
    <style:style style:name="P204" style:family="paragraph" style:parent-style-name="Standard" style:list-style-name="WWNum58">
      <style:paragraph-properties fo:margin-left="0.4917in" fo:margin-right="0in" fo:text-indent="-0.2953in" style:auto-text-indent="false"/>
    </style:style>
    <style:style style:name="P205" style:family="paragraph" style:parent-style-name="Standard">
      <style:paragraph-properties fo:margin-left="0.689in" fo:margin-right="0in" fo:text-indent="-0.4917in" style:auto-text-indent="false"/>
    </style:style>
    <style:style style:name="P206" style:family="paragraph" style:parent-style-name="Standard">
      <style:paragraph-properties fo:margin-left="0.689in" fo:margin-right="0in" fo:margin-top="0in" fo:margin-bottom="0in" loext:contextual-spacing="false" fo:line-height="115%" fo:text-align="start" style:justify-single-word="false" fo:keep-together="auto" fo:orphans="2" fo:widows="2" fo:text-indent="-0.4917in" style:auto-text-indent="false" fo:break-before="auto" fo:break-after="auto" fo:padding="0in" fo:border="none" fo:keep-with-next="auto"/>
    </style:style>
    <style:style style:name="P207" style:family="paragraph" style:parent-style-name="Standard" style:list-style-name="WWNum141">
      <style:paragraph-properties fo:margin-left="0.3929in" fo:margin-right="0in" fo:text-indent="-0.1965in" style:auto-text-indent="false"/>
    </style:style>
    <style:style style:name="P208" style:family="paragraph" style:parent-style-name="Standard" style:list-style-name="WWNum132">
      <style:paragraph-properties fo:margin-left="0.3929in" fo:margin-right="0in" fo:text-indent="-0.1965in" style:auto-text-indent="false"/>
    </style:style>
    <style:style style:name="P209" style:family="paragraph" style:parent-style-name="Standard" style:list-style-name="WWNum131">
      <style:paragraph-properties fo:margin-left="0.3929in" fo:margin-right="0in" fo:text-indent="-0.1965in" style:auto-text-indent="false"/>
    </style:style>
    <style:style style:name="P210" style:family="paragraph" style:parent-style-name="Standard" style:list-style-name="WWNum132">
      <style:paragraph-properties fo:margin-left="0.689in" fo:margin-right="0in" fo:text-indent="-0.198in" style:auto-text-indent="false"/>
    </style:style>
    <style:style style:name="P211" style:family="paragraph" style:parent-style-name="Standard" style:list-style-name="WWNum181">
      <style:paragraph-properties fo:margin-left="0.5902in" fo:margin-right="0in" fo:text-indent="-0.1965in" style:auto-text-indent="false"/>
    </style:style>
    <style:style style:name="P212" style:family="paragraph" style:parent-style-name="Standard">
      <style:paragraph-properties fo:margin-left="0in" fo:margin-right="0in" fo:text-indent="0.1965in" style:auto-text-indent="false"/>
    </style:style>
    <style:style style:name="P213" style:family="paragraph" style:parent-style-name="Standard" style:list-style-name="WWNum32">
      <style:paragraph-properties fo:margin-left="1in" fo:margin-right="0in" fo:text-indent="-0.25in" style:auto-text-indent="false"/>
    </style:style>
    <style:style style:name="P214" style:family="paragraph" style:parent-style-name="Standard" style:list-style-name="WWNum193">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15" style:family="paragraph" style:parent-style-name="Standard">
      <style:paragraph-properties fo:margin-left="0.4917in" fo:margin-right="0in" fo:margin-top="0in" fo:margin-bottom="0.1665in" loext:contextual-spacing="false" fo:line-height="100%" fo:text-indent="0in" style:auto-text-indent="false"/>
    </style:style>
    <style:style style:name="P216" style:family="paragraph" style:parent-style-name="Standard">
      <style:paragraph-properties fo:margin-left="0.4917in" fo:margin-right="0in" fo:margin-top="0.1665in" fo:margin-bottom="0.1665in" loext:contextual-spacing="false" fo:line-height="100%" fo:text-indent="0in" style:auto-text-indent="false"/>
    </style:style>
    <style:style style:name="P217" style:family="paragraph" style:parent-style-name="Title" style:master-page-name="Standard">
      <style:paragraph-properties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underline-style="none"/>
    </style:style>
    <style:style style:name="T6" style:family="text">
      <style:text-properties style:text-underline-style="none" fo:font-weight="bold" style:font-weight-asian="bold"/>
    </style:style>
    <style:style style:name="T7" style:family="text">
      <style:text-properties fo:color="#cc0000" style:text-line-through-style="solid" style:text-line-through-type="single" style:text-underline-style="solid" style:text-underline-width="auto" style:text-underline-color="font-color"/>
    </style:style>
    <style:style style:name="T8" style:family="text">
      <style:text-properties fo:color="#cc0000" style:text-line-through-style="solid" style:text-line-through-type="single"/>
    </style:style>
    <style:style style:name="T9" style:family="text">
      <style:text-properties style:text-underline-style="solid" style:text-underline-width="auto" style:text-underline-color="font-color"/>
    </style:style>
    <style:style style:name="T10" style:family="text">
      <style:text-properties style:text-line-through-style="solid" style:text-line-through-type="sing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text:bookmark text:name="_okmsqwiithtm"/>Kawaii Music Database (KMDB)</text:p>
      <text:p text:style-name="Standard">This is a database for documenting songs and tracks for kawaii future bass and related genres.</text:p>
      <text:p text:style-name="Heading_20_1"><text:bookmark text:name="_q8yxnjavowi3"/>Song</text:p>
      <text:p text:style-name="Heading_20_2"><text:bookmark text:name="_ck4itggrrgbw"/>After School</text:p>
      <text:p text:style-name="Standard"><text:span text:style-name="T1">Artist:</text:span> <text:a xlink:type="simple" xlink:href="#_6eg5hqijnm0z" text:style-name="ListLabel_20_1801" text:visited-style-name="ListLabel_20_1801"><text:span text:style-name="T2">Miruku</text:span></text:a></text:p>
      <text:p text:style-name="Standard"><text:span text:style-name="T1">Appears in Collection:</text:span></text:p>
      <text:list xml:id="list4228357643" text:style-name="WWNum61">
        <text:list-item>
          <text:p text:style-name="P1"><text:a xlink:type="simple" xlink:href="#_wdwsfg775tbs" text:style-name="ListLabel_20_1801" text:visited-style-name="ListLabel_20_1801"><text:span text:style-name="T2">[ Kawaii Future Bass Collection Vol.4 ]</text:span></text:a></text:p>
        </text:list-item>
      </text:list>
      <text:p text:style-name="Standard"><text:span text:style-name="T1">References/Links:</text:span></text:p>
      <text:p text:style-name="P184">[1] <text:span text:style-name="T3">SoundCloud</text:span>. <text:a xlink:type="simple" xlink:href="https://soundcloud.com/mirukumusic/after-school" text:style-name="ListLabel_20_1801" text:visited-style-name="ListLabel_20_1801"><text:span text:style-name="T2">https://soundcloud.com/mirukumusic/after-school</text:span></text:a> (TODO)</text:p>
      <text:p text:style-name="Heading_20_2"><text:bookmark text:name="_3io6oqn7eexe"/>Afterglow</text:p>
      <text:p text:style-name="Standard"><text:span text:style-name="T1">Artist:</text:span> <text:a xlink:type="simple" xlink:href="#_naqpqhbxrw8o" text:style-name="ListLabel_20_1801" text:visited-style-name="ListLabel_20_1801"><text:span text:style-name="T2">Lafale</text:span></text:a></text:p>
      <text:p text:style-name="Standard"><text:span text:style-name="T1">Song length (min:sec):</text:span> 02:55 <text:span text:style-name="T4">[2]</text:span></text:p>
      <text:p text:style-name="Standard"><text:span text:style-name="T1">Part of Album:</text:span></text:p>
      <text:list xml:id="list3236600752" text:style-name="WWNum116">
        <text:list-item>
          <text:p text:style-name="P2"><text:a xlink:type="simple" xlink:href="#_fy8i91wsdghc" text:style-name="ListLabel_20_1801" text:visited-style-name="ListLabel_20_1801"><text:span text:style-name="T2">Rocket League X RLBU Vol.3</text:span></text:a></text:p>
        </text:list-item>
      </text:list>
      <text:p text:style-name="Standard"><text:span text:style-name="T1">Curated by:</text:span></text:p>
      <text:list xml:id="list129492763" text:style-name="WWNum138">
        <text:list-item>
          <text:p text:style-name="P3"><text:a xlink:type="simple" xlink:href="#_89cr6raqhzzv" text:style-name="ListLabel_20_1801" text:visited-style-name="ListLabel_20_1801"><text:span text:style-name="T2">Dayrin</text:span></text:a></text:p>
        </text:list-item>
      </text:list>
      <text:p text:style-name="Standard"><text:span text:style-name="T1">Appears in Collection:</text:span></text:p>
      <text:list xml:id="list2287559754" text:style-name="WWNum4">
        <text:list-item>
          <text:p text:style-name="P4"><text:a xlink:type="simple" xlink:href="#_wdwsfg775tbs" text:style-name="ListLabel_20_1801" text:visited-style-name="ListLabel_20_1801"><text:span text:style-name="T2">[ Kawaii Future Bass Collection Vol.4 ]</text:span></text:a></text:p>
        </text:list-item>
      </text:list>
      <text:p text:style-name="Standard"><text:span text:style-name="T1">References/Links:</text:span></text:p>
      <text:p text:style-name="P184">[1] Dayrin (2019 July 10). “Lafale - Afterglow”, <text:span text:style-name="T3">YouTube</text:span>. <text:a xlink:type="simple" xlink:href="https://www.youtube.com/watch?v=4dLonT-rLzI" text:style-name="ListLabel_20_1801" text:visited-style-name="ListLabel_20_1801"><text:span text:style-name="T2">https://www.youtube.com/watch?v=</text:span></text:a><text:a xlink:type="simple" xlink:href="https://www.youtube.com/watch?v=4dLonT-rLzI" text:style-name="ListLabel_20_1801" text:visited-style-name="ListLabel_20_1801"><text:span text:style-name="T2">4dLonT-rLzI</text:span></text:a> (accessed 2023 Mar 11)</text:p>
      <text:p text:style-name="P184">[2] Lafale (2019 July 07). “Lafale - Afterglow [Rocket League X RLBU Vol. 3]”, <text:span text:style-name="T3">SoundCloud</text:span>. <text:a xlink:type="simple" xlink:href="https://soundcloud.com/lafale/lafale-afterglow" text:style-name="ListLabel_20_1801" text:visited-style-name="ListLabel_20_1801"><text:span text:style-name="T2">https://soundcloud.com/lafale/lafale-afterglow</text:span></text:a> (accessed 2023 Mar 11)</text:p>
      <text:p text:style-name="Heading_20_2"><text:bookmark text:name="_4m3rkpp19oc6"/>Akiba</text:p>
      <text:p text:style-name="Standard"><text:span text:style-name="T1">Artist:</text:span> <text:a xlink:type="simple" xlink:href="#_fzdlr4ghcxbv" text:style-name="ListLabel_20_1801" text:visited-style-name="ListLabel_20_1801"><text:span text:style-name="T2">Synthion</text:span></text:a></text:p>
      <text:p text:style-name="Standard"><text:soft-page-break/><text:span text:style-name="T1">Release date:</text:span> 2016 Dec 01 <text:span text:style-name="T4">[1]</text:span></text:p>
      <text:p text:style-name="Standard"><text:span text:style-name="T1">Links:</text:span></text:p>
      <text:p text:style-name="P185">[1] Synthion Ch. (2017 June 10) “Synthion - Akiba”, <text:span text:style-name="T3">YouTube</text:span>. <text:a xlink:type="simple" xlink:href="https://www.youtube.com/watch?v=TDL2Q6azZCU" text:style-name="ListLabel_20_1801" text:visited-style-name="ListLabel_20_1801"><text:span text:style-name="T2">https://www.youtube.com/watch?v=TDL2Q6azZCU</text:span></text:a> (accessed 2023 Mar 11)</text:p>
      <text:p text:style-name="Heading_20_2"><text:bookmark text:name="_q3ahqmdv3eue"/>Asatsuyu</text:p>
      <text:p text:style-name="Standard"><text:span text:style-name="T1">Artist:</text:span> <text:a xlink:type="simple" xlink:href="#_eg977yfgllpo" text:style-name="ListLabel_20_1801" text:visited-style-name="ListLabel_20_1801"><text:span text:style-name="T2">MojiX!</text:span></text:a></text:p>
      <text:p text:style-name="Standard"><text:span text:style-name="T1">Appears in Collection:</text:span></text:p>
      <text:list xml:id="list1098306626" text:style-name="WWNum171">
        <text:list-item>
          <text:p text:style-name="P5"><text:a xlink:type="simple" xlink:href="#_i7zs0qbill66" text:style-name="ListLabel_20_1801" text:visited-style-name="ListLabel_20_1801"><text:span text:style-name="T2">[ Kawaii Future Bass Collection Vol.3 ]</text:span></text:a></text:p>
        </text:list-item>
      </text:list>
      <text:p text:style-name="Standard"><text:span text:style-name="T1">References/Links:</text:span></text:p>
      <text:p text:style-name="P184">[1] <text:span text:style-name="T3">SoundCloud</text:span>. <text:a xlink:type="simple" xlink:href="https://soundcloud.com/mojixkung/asatsuyu" text:style-name="ListLabel_20_1802" text:visited-style-name="ListLabel_20_1802"><text:span text:style-name="T7">https://soundcloud.com/mojixkung/asatsuyu</text:span></text:a> (dead link, last checked 2023 Mar 26)</text:p>
      <text:p text:style-name="P184">[2] <text:span text:style-name="T3">YouTube</text:span>. <text:a xlink:type="simple" xlink:href="https://www.youtube.com/watch?v=b1LPUftRu10" text:style-name="ListLabel_20_1801" text:visited-style-name="ListLabel_20_1801"><text:span text:style-name="T2">https://www.youtube.com/watch?v=b1LPUftRu10</text:span></text:a> (TODO)</text:p>
      <text:p text:style-name="Heading_20_2"><text:bookmark text:name="_f6anqp2abp1w"/>Blue Square</text:p>
      <text:p text:style-name="Standard"><text:span text:style-name="T1">Artist:</text:span> <text:a xlink:type="simple" xlink:href="#_enc6r14zuqi6" text:style-name="ListLabel_20_1801" text:visited-style-name="ListLabel_20_1801"><text:span text:style-name="T2">Kirara Magic</text:span></text:a></text:p>
      <text:p text:style-name="Standard"><text:span text:style-name="T1">Appears in Collection:</text:span></text:p>
      <text:list xml:id="list101132202844543" text:continue-numbering="true" text:style-name="WWNum171">
        <text:list-item>
          <text:p text:style-name="P5"><text:a xlink:type="simple" xlink:href="#_i7zs0qbill66" text:style-name="ListLabel_20_1801" text:visited-style-name="ListLabel_20_1801"><text:span text:style-name="T2">[ Kawaii Future Bass Collection Vol.3 ]</text:span></text:a></text:p>
        </text:list-item>
      </text:list>
      <text:p text:style-name="Standard"><text:span text:style-name="T1">References/Links:</text:span></text:p>
      <text:p text:style-name="P184">[1] <text:span text:style-name="T3">SoundCloud</text:span>. <text:a xlink:type="simple" xlink:href="https://soundcloud.com/kiraramagic/blue-square" text:style-name="ListLabel_20_1801" text:visited-style-name="ListLabel_20_1801"><text:span text:style-name="T2">https://soundcloud.com/kiraramagic/blue-square</text:span></text:a> (TODO)</text:p>
      <text:p text:style-name="P184">[2] <text:span text:style-name="T3">YouTube</text:span>. <text:a xlink:type="simple" xlink:href="https://www.youtube.com/watch?v=nZRubycSHMY" text:style-name="ListLabel_20_1801" text:visited-style-name="ListLabel_20_1801"><text:span text:style-name="T2">https://www.youtube.com/watch?v=nZRubycSHMY</text:span></text:a> (TODO)</text:p>
      <text:p text:style-name="Heading_20_2"><text:bookmark text:name="_i8sff8wfr2u6"/>Bubble Cat</text:p>
      <text:p text:style-name="Standard"><text:span text:style-name="T1">Artist:</text:span> <text:a xlink:type="simple" xlink:href="#_9v5pd42hkxg1" text:style-name="ListLabel_20_1801" text:visited-style-name="ListLabel_20_1801"><text:span text:style-name="T2">Stereoman</text:span></text:a></text:p>
      <text:p text:style-name="Standard"><text:span text:style-name="T1">Song length (min:sec):</text:span> 03:46 <text:span text:style-name="T4">[1]</text:span>, 03:48 <text:span text:style-name="T4">[3]</text:span></text:p>
      <text:p text:style-name="Standard"><text:span text:style-name="T1">Genre:</text:span> Kawaii <text:span text:style-name="T4">[2]</text:span></text:p>
      <text:p text:style-name="Standard"><text:span text:style-name="T1">Part of album:</text:span></text:p>
      <text:list xml:id="list4204549143" text:style-name="WWNum173">
        <text:list-item>
          <text:p text:style-name="P6"><text:a xlink:type="simple" xlink:href="#_e9atq2i3n8rs" text:style-name="ListLabel_20_1801" text:visited-style-name="ListLabel_20_1801"><text:span text:style-name="T2">Kirara Anthems vol.3</text:span></text:a> <text:span text:style-name="T4">[2]</text:span></text:p>
        </text:list-item>
      </text:list>
      <text:p text:style-name="Standard"><text:span text:style-name="T1">Curated by:</text:span></text:p>
      <text:list xml:id="list4095467313" text:style-name="WWNum184">
        <text:list-item>
          <text:p text:style-name="P7"><text:soft-page-break/><text:a xlink:type="simple" xlink:href="#_rr2se65llqgi" text:style-name="ListLabel_20_1801" text:visited-style-name="ListLabel_20_1801"><text:span text:style-name="T2">Waifu Wednesdays</text:span></text:a></text:p>
        </text:list-item>
      </text:list>
      <text:p text:style-name="Standard"><text:span text:style-name="T1">References/Links:</text:span></text:p>
      <text:p text:style-name="P184">[1] Waifu Wednesdays (2016 Aug 30). “Stereoman - Bubble Cat”, <text:span text:style-name="T3">YouTube</text:span>. <text:a xlink:type="simple" xlink:href="https://www.youtube.com/watch?v=mz0MYXBhPdg" text:style-name="ListLabel_20_1801" text:visited-style-name="ListLabel_20_1801"><text:span text:style-name="T2">https://www.youtube.com/watch?v=</text:span></text:a><text:a xlink:type="simple" xlink:href="https://www.youtube.com/watch?v=mz0MYXBhPdg" text:style-name="ListLabel_20_1801" text:visited-style-name="ListLabel_20_1801"><text:span text:style-name="T2">mz0MYXBhPdg</text:span></text:a> (accessed 2023 Mar 11)</text:p>
      <text:p text:style-name="P184">[2] Stereoman_jpn (2016 Apr 18). “Stereoman - Bubble Cat[F/C Kirara Anthems vol.3 (A-22a)]”, <text:span text:style-name="T3">SoundCloud</text:span>. <text:a xlink:type="simple" xlink:href="https://soundcloud.com/5tereomanjpn/stereoman-bubble-catfc-kirara-anthems-vol3-a-22a" text:style-name="ListLabel_20_1801" text:visited-style-name="ListLabel_20_1801"><text:span text:style-name="T2">https://soundcloud.com/5tereomanjpn/stereoman-bubble-catfc-kirara-anthems-vol3-a-22a</text:span></text:a> (accessed 2023 Mar 11)</text:p>
      <text:p text:style-name="P184">[3] Various Artists - Topic (2021 Apr 05). “Bubble Cat”, <text:span text:style-name="T3">YouTube</text:span>. <text:a xlink:type="simple" xlink:href="https://www.youtube.com/watch?v=02OH87mHDko" text:style-name="ListLabel_20_1801" text:visited-style-name="ListLabel_20_1801"><text:span text:style-name="T2">https://www.youtube.com/watch?v=02OH87mHDko</text:span></text:a> (accessed 2023 Mar 11)</text:p>
      <text:p text:style-name="Heading_20_2"><text:bookmark text:name="_i4nutlb6i5is"/>BUBBLE TEA</text:p>
      <text:p text:style-name="Standard"><text:span text:style-name="T1">Artists:</text:span></text:p>
      <text:list xml:id="list1776769166" text:style-name="WWNum167">
        <text:list-item>
          <text:p text:style-name="P8"><text:a xlink:type="simple" xlink:href="#_avq9ac9r1il5" text:style-name="ListLabel_20_1801" text:visited-style-name="ListLabel_20_1801"><text:span text:style-name="T2">dark cat</text:span></text:a> (primary artist)</text:p>
        </text:list-item>
        <text:list-item>
          <text:p text:style-name="P8"><text:a xlink:type="simple" xlink:href="#_ka88daptn52l" text:style-name="ListLabel_20_1801" text:visited-style-name="ListLabel_20_1801"><text:span text:style-name="T2">juu</text:span></text:a> (vocalist, lyricist, featured artist)</text:p>
        </text:list-item>
        <text:list-item>
          <text:p text:style-name="P8"><text:a xlink:type="simple" xlink:href="#_nemzrigfapbg" text:style-name="ListLabel_20_1801" text:visited-style-name="ListLabel_20_1801"><text:span text:style-name="T2">cinders</text:span></text:a> (featured artist)</text:p>
        </text:list-item>
      </text:list>
      <text:p text:style-name="Standard"><text:span text:style-name="T1">Appears in collection:</text:span></text:p>
      <text:list xml:id="list101132614406756" text:continue-numbering="true" text:style-name="WWNum167">
        <text:list-item>
          <text:p text:style-name="P8"><text:a xlink:type="simple" xlink:href="#_dcx7g6821zw" text:style-name="ListLabel_20_1802" text:visited-style-name="ListLabel_20_1802"><text:span text:style-name="T7">[神曲] Kawaii EDMオススメ10曲 [まとめ]</text:span></text:a> (removed)</text:p>
        </text:list-item>
      </text:list>
      <text:p text:style-name="P186"><text:span text:style-name="T1">Curated by:</text:span></text:p>
      <text:list xml:id="list1360353050" text:style-name="WWNum28">
        <text:list-item>
          <text:p text:style-name="P9"><text:a xlink:type="simple" xlink:href="#_uf44qfhk8c3f" text:style-name="ListLabel_20_1801" text:visited-style-name="ListLabel_20_1801"><text:span text:style-name="T2">Galaxy</text:span></text:a></text:p>
        </text:list-item>
      </text:list>
      <text:p text:style-name="P186"><text:span text:style-name="T1">References/Links:</text:span></text:p>
      <text:p text:style-name="P187">[1] Galaxy (2016 June 24). “dark cat - BUBBLE TEA (feat. juu &amp; cinders)”, YouTube. <text:a xlink:type="simple" xlink:href="https://www.youtube.com/watch?v=7PYe57MwxPI" text:style-name="ListLabel_20_1801" text:visited-style-name="ListLabel_20_1801"><text:span text:style-name="T2">https://www.youtube.com/watch?v=7PYe57MwxPI</text:span></text:a> (accessed 2023 Mar 21)</text:p>
      <text:p text:style-name="Heading_20_2"><text:bookmark text:name="_rrjmjsxg52xm"/>Camellia</text:p>
      <text:p text:style-name="Standard"><text:span text:style-name="T1">Artist:</text:span> <text:a xlink:type="simple" xlink:href="#_87c8b4lz0tfc" text:style-name="ListLabel_20_1801" text:visited-style-name="ListLabel_20_1801"><text:span text:style-name="T2">KarameL</text:span></text:a></text:p>
      <text:p text:style-name="Standard"><text:span text:style-name="T1">Song length (min:sec):</text:span> 02:48 (TODO: check)</text:p>
      <text:p text:style-name="Standard"><text:span text:style-name="T1">Part of album:</text:span></text:p>
      <text:list xml:id="list2938942491" text:style-name="WWNum194">
        <text:list-item>
          <text:p text:style-name="P10"><text:a xlink:type="simple" xlink:href="#_jh5ppvadgylx" text:style-name="ListLabel_20_1801" text:visited-style-name="ListLabel_20_1801"><text:span text:style-name="T2">Snowlight Vol. 2</text:span></text:a></text:p>
        </text:list-item>
      </text:list>
      <text:p text:style-name="Standard"><text:span text:style-name="T1">Appears in Collection:</text:span></text:p>
      <text:list xml:id="list2088111874" text:style-name="WWNum140">
        <text:list-item>
          <text:p text:style-name="P11"><text:a xlink:type="simple" xlink:href="#_ao5reix8icwk" text:style-name="ListLabel_20_1801" text:visited-style-name="ListLabel_20_1801"><text:span text:style-name="T2">[ Kawaii Future Bass Collection ]</text:span></text:a></text:p>
        </text:list-item>
      </text:list>
      <text:p text:style-name="Standard"><text:span text:style-name="T1">References/Links:</text:span></text:p>
      <text:p text:style-name="P187"><text:soft-page-break/>[1] Synthikate (TODO: date). “KarameL - Camellia”, <text:span text:style-name="T3">SoundCloud</text:span>. <text:a xlink:type="simple" xlink:href="https://soundcloud.com/synthikate/karamel-camellia" text:style-name="ListLabel_20_1801" text:visited-style-name="ListLabel_20_1801"><text:span text:style-name="T2">https://soundcloud.com/synthikate/karamel-camellia</text:span></text:a> (TODO)</text:p>
      <text:p text:style-name="P187">[2] <text:span text:style-name="T3">YouTube</text:span>. <text:a xlink:type="simple" xlink:href="https://www.youtube.com/watch?v=MfgT22pwniM" text:style-name="ListLabel_20_1801" text:visited-style-name="ListLabel_20_1801"><text:span text:style-name="T2">https://www.youtube.com/watch?v=MfgT22pwniM</text:span></text:a> (TODO)</text:p>
      <text:p text:style-name="Heading_20_2"><text:bookmark text:name="_2d34vh5nsicx"/>Chrysoprase</text:p>
      <text:p text:style-name="Standard"><text:span text:style-name="T1">Artist:</text:span> <text:a xlink:type="simple" xlink:href="#_jr5sg4x03wyq" text:style-name="ListLabel_20_1801" text:visited-style-name="ListLabel_20_1801"><text:span text:style-name="T2">Nansuke</text:span></text:a></text:p>
      <text:p text:style-name="Standard"><text:span text:style-name="T1">Appears in Collection:</text:span></text:p>
      <text:list xml:id="list101133592559202" text:continue-list="list101132202844543" text:style-name="WWNum171">
        <text:list-item>
          <text:p text:style-name="P5"><text:a xlink:type="simple" xlink:href="#_i7zs0qbill66" text:style-name="ListLabel_20_1801" text:visited-style-name="ListLabel_20_1801"><text:span text:style-name="T2">[ Kawaii Future Bass Collection Vol.3 ]</text:span></text:a></text:p>
        </text:list-item>
      </text:list>
      <text:p text:style-name="Standard"><text:span text:style-name="T1">References/Links:</text:span></text:p>
      <text:p text:style-name="P184">[1] <text:span text:style-name="T3">SoundCloud</text:span>. <text:a xlink:type="simple" xlink:href="https://soundcloud.com/nansukedesu/chrysoprase" text:style-name="ListLabel_20_1802" text:visited-style-name="ListLabel_20_1802"><text:span text:style-name="T7">https://soundcloud.com/nansukedesu/chrysoprase</text:span></text:a> (dead link, last checked 2023 Mar 26)</text:p>
      <text:p text:style-name="P184">[2] <text:span text:style-name="T3">YouTube</text:span>. <text:a xlink:type="simple" xlink:href="https://www.youtube.com/watch?v=AGRMmfEZtBA" text:style-name="ListLabel_20_1801" text:visited-style-name="ListLabel_20_1801"><text:span text:style-name="T2">https://www.youtube.com/watch?v=</text:span></text:a><text:a xlink:type="simple" xlink:href="https://www.youtube.com/watch?v=AGRMmfEZtBA" text:style-name="ListLabel_20_1801" text:visited-style-name="ListLabel_20_1801"><text:span text:style-name="T2">AGRMmfEZtBA</text:span></text:a> (TODO)</text:p>
      <text:p text:style-name="Heading_20_2"><text:bookmark text:name="_t0sb6qlg7kox"/>Chuuni</text:p>
      <text:p text:style-name="Standard"><text:span text:style-name="T1">Artists:</text:span></text:p>
      <text:list xml:id="list1156318140" text:style-name="WWNum117">
        <text:list-item>
          <text:p text:style-name="P12"><text:a xlink:type="simple" xlink:href="#_xtl8cnmnsstd" text:style-name="ListLabel_20_1801" text:visited-style-name="ListLabel_20_1801"><text:span text:style-name="T2">Tecchi</text:span></text:a></text:p>
        </text:list-item>
        <text:list-item>
          <text:p text:style-name="P12"><text:a xlink:type="simple" xlink:href="#_gah6k1cw5mf9" text:style-name="ListLabel_20_1801" text:visited-style-name="ListLabel_20_1801"><text:span text:style-name="T2">Amacchi</text:span></text:a></text:p>
        </text:list-item>
        <text:list-item>
          <text:p text:style-name="P12"><text:a xlink:type="simple" xlink:href="#_br1osg950art" text:style-name="ListLabel_20_1801" text:visited-style-name="ListLabel_20_1801"><text:span text:style-name="T2">Kagi</text:span></text:a></text:p>
        </text:list-item>
      </text:list>
      <text:p text:style-name="Standard"><text:span text:style-name="T1">Label:</text:span> <text:a xlink:type="simple" xlink:href="#_jh9akhyxlxcm" text:style-name="ListLabel_20_1801" text:visited-style-name="ListLabel_20_1801"><text:span text:style-name="T2">Chunchunmaru</text:span></text:a></text:p>
      <text:p text:style-name="Standard"><text:span text:style-name="T1">Release date:</text:span> 2017 Oct 02 <text:span text:style-name="T4">[1]</text:span></text:p>
      <text:p text:style-name="Standard"><text:span text:style-name="T1">Genre:</text:span> Future Bass <text:span text:style-name="T4">[1]</text:span></text:p>
      <text:p text:style-name="Standard"><text:span text:style-name="T1">Song length (min:sec):</text:span> 03:29 <text:span text:style-name="T4">[1]</text:span>, 03:30 <text:span text:style-name="T4">[2]</text:span></text:p>
      <text:p text:style-name="Standard"><text:span text:style-name="T1">Curated by:</text:span></text:p>
      <text:list xml:id="list2931859663" text:style-name="WWNum137">
        <text:list-item>
          <text:p text:style-name="P13"><text:a xlink:type="simple" xlink:href="#_89cr6raqhzzv" text:style-name="ListLabel_20_1801" text:visited-style-name="ListLabel_20_1801"><text:span text:style-name="T2">Dayrin</text:span></text:a></text:p>
        </text:list-item>
      </text:list>
      <text:p text:style-name="Standard"><text:span text:style-name="T1">Appears in Collection:</text:span></text:p>
      <text:list xml:id="list475600896" text:style-name="WWNum149">
        <text:list-item>
          <text:p text:style-name="P14"><text:a xlink:type="simple" xlink:href="#_4rlfutwro23l" text:style-name="ListLabel_20_1801" text:visited-style-name="ListLabel_20_1801"><text:span text:style-name="T2">[ Kawaii Future Bass Collection Vol.2 ]</text:span></text:a></text:p>
        </text:list-item>
      </text:list>
      <text:p text:style-name="Standard"><text:span text:style-name="T1">References/Links:</text:span></text:p>
      <text:p text:style-name="P184">[1] Chunchunmaru (2017 Oct 04). “Tecchi x Amacchi x Kagi - Chuuni”, <text:span text:style-name="T3">SoundCloud</text:span>. <text:a xlink:type="simple" xlink:href="https://soundcloud.com/chunchunmarudesu/chuuni" text:style-name="ListLabel_20_1801" text:visited-style-name="ListLabel_20_1801"><text:span text:style-name="T2">https://soundcloud.com/chunchunmarudesu/chuuni</text:span></text:a> (TODO)</text:p>
      <text:p text:style-name="P184"><text:soft-page-break/>[2] Dayrin (2017 Oct 05). “Tecchi x Amacchi x Kagi - Chuuni”, <text:span text:style-name="T3">YouTube</text:span>. <text:a xlink:type="simple" xlink:href="https://www.youtube.com/watch?v=cQS7n-bAMw4" text:style-name="ListLabel_20_1801" text:visited-style-name="ListLabel_20_1801"><text:span text:style-name="T2">https://www.youtube.com/watch?v=cQS7n-bAMw4</text:span></text:a> (TODO)</text:p>
      <text:p text:style-name="P184">[3] <text:span text:style-name="T3">Toneden.io</text:span>. <text:a xlink:type="simple" xlink:href="https://www.toneden.io/tecchi/post/tecchi-x-amacchi-x-kagi-chuuni" text:style-name="ListLabel_20_1801" text:visited-style-name="ListLabel_20_1801"><text:span text:style-name="T2">https://www.toneden.io/tecchi/post/tecchi-x-amacchi-x-kagi-chuuni</text:span></text:a> (TODO)</text:p>
      <text:p text:style-name="P184">[4] <text:span text:style-name="T3">Spotify</text:span>. <text:a xlink:type="simple" xlink:href="https://open.spotify.com/album/3xpNmvu4kXHKdRvXmF85CG" text:style-name="ListLabel_20_1801" text:visited-style-name="ListLabel_20_1801"><text:span text:style-name="T2">https://open.spotify.com/album/3xpNmvu4kXHKdRvXmF85CG</text:span></text:a> (TODO)</text:p>
      <text:p text:style-name="Heading_20_2"><text:bookmark text:name="_zi4xeh3suh1q"/>Cocoa Blow</text:p>
      <text:p text:style-name="Standard"><text:span text:style-name="T1">Artist:</text:span> <text:a xlink:type="simple" xlink:href="#_igzcvnqbktt2" text:style-name="ListLabel_20_1801" text:visited-style-name="ListLabel_20_1801"><text:span text:style-name="T2">NieWals</text:span></text:a></text:p>
      <text:p text:style-name="Standard"><text:span text:style-name="T1">Song length (min:sec):</text:span> 02:37 <text:span text:style-name="T4">[1]</text:span></text:p>
      <text:p text:style-name="Standard"><text:span text:style-name="T1">Notes:</text:span> Uses chopped vocals of <text:span text:style-name="T9">Hoto</text:span> Cocoa from <text:span text:style-name="T3">Gochuumon wa Usagi desu ka?</text:span></text:p>
      <text:p text:style-name="Standard"><text:span text:style-name="T1">Appears in Collection:</text:span></text:p>
      <text:list xml:id="list4215517479" text:style-name="WWNum55">
        <text:list-item>
          <text:p text:style-name="P15"><text:a xlink:type="simple" xlink:href="#_62b87rxre4zj" text:style-name="ListLabel_20_1801" text:visited-style-name="ListLabel_20_1801"><text:span text:style-name="T2">Special✦Amazing Kawaii✦Anime Moe!~♫Most Beautiful &amp; Cutest EDM | Kawaii Music♫</text:span></text:a></text:p>
        </text:list-item>
      </text:list>
      <text:p text:style-name="Standard"><text:span text:style-name="T1">References/Links:</text:span></text:p>
      <text:p text:style-name="P184">[1] NieWals (2016 Jan 05). “Cocoa Blow”, <text:span text:style-name="T3">SoundCloud</text:span>. <text:a xlink:type="simple" xlink:href="https://soundcloud.com/niewalsound/cocoa-blow" text:style-name="ListLabel_20_1801" text:visited-style-name="ListLabel_20_1801"><text:span text:style-name="T2">https://soundcloud.com/niewalsound/cocoa-blow</text:span></text:a> (accessed 2023 Mar 11)</text:p>
      <text:p text:style-name="Heading_20_2"><text:bookmark text:name="_fbjwefq5p0hm"/>Cocoro</text:p>
      <text:p text:style-name="Standard"><text:span text:style-name="T1">Artists:</text:span></text:p>
      <text:list xml:id="list1904540015" text:style-name="WWNum26">
        <text:list-item>
          <text:p text:style-name="P16"><text:a xlink:type="simple" xlink:href="#_7ujxozxsf0tf" text:style-name="ListLabel_20_1801" text:visited-style-name="ListLabel_20_1801"><text:span text:style-name="T2">Ironami</text:span></text:a></text:p>
        </text:list-item>
        <text:list-item>
          <text:p text:style-name="P16"><text:a xlink:type="simple" xlink:href="#_7qxdwvhafgey" text:style-name="ListLabel_20_1801" text:visited-style-name="ListLabel_20_1801"><text:span text:style-name="T2">Milkoi</text:span></text:a></text:p>
        </text:list-item>
      </text:list>
      <text:p text:style-name="Standard"><text:span text:style-name="T1">Appears in collection:</text:span></text:p>
      <text:list xml:id="list1301731545" text:style-name="WWNum37">
        <text:list-item>
          <text:p text:style-name="P17"><text:a xlink:type="simple" xlink:href="#_ao5reix8icwk" text:style-name="ListLabel_20_1801" text:visited-style-name="ListLabel_20_1801"><text:span text:style-name="T2">[ Kawaii Future Bass Collection ]</text:span></text:a></text:p>
        </text:list-item>
      </text:list>
      <text:p text:style-name="Standard"><text:span text:style-name="T1">References/Links:</text:span></text:p>
      <text:p text:style-name="P184">[1] “Ironami &amp; Milkoi - Cocoro”, <text:span text:style-name="T3">SoundCloud</text:span>. <text:a xlink:type="simple" xlink:href="https://soundcloud.com/ironami/ironami-milkoi-cocoro" text:style-name="ListLabel_20_1801" text:visited-style-name="ListLabel_20_1801"><text:span text:style-name="T2">https://soundcloud.com/ironami/ironami-milkoi-cocoro</text:span></text:a> (TODO)</text:p>
      <text:p text:style-name="P184">[2] <text:span text:style-name="T3">YouTube</text:span>. <text:a xlink:type="simple" xlink:href="https://www.youtube.com/watch?v=UT3gqD51r3c" text:style-name="ListLabel_20_1801" text:visited-style-name="ListLabel_20_1801"><text:span text:style-name="T2">https://www.youtube.com/watch?v=UT3gqD51r3c</text:span></text:a> (TODO)</text:p>
      <text:p text:style-name="Heading_20_2"><text:bookmark text:name="_77toh1ulkl28"/>Cotton Cloud</text:p>
      <text:p text:style-name="Standard"><text:span text:style-name="T1">Artist:</text:span> <text:a xlink:type="simple" xlink:href="#_kwfopb8q3hph" text:style-name="ListLabel_20_1801" text:visited-style-name="ListLabel_20_1801"><text:span text:style-name="T2">Sein &amp; Music</text:span></text:a></text:p>
      <text:p text:style-name="Standard"><text:span text:style-name="T1">Appears in collection:</text:span></text:p>
      <text:list xml:id="list101133363640099" text:continue-numbering="true" text:style-name="WWNum37">
        <text:list-item>
          <text:p text:style-name="P17"><text:a xlink:type="simple" xlink:href="#_ao5reix8icwk" text:style-name="ListLabel_20_1801" text:visited-style-name="ListLabel_20_1801"><text:span text:style-name="T2">[ Kawaii Future Bass Collection ]</text:span></text:a></text:p>
        </text:list-item>
      </text:list>
      <text:p text:style-name="Standard"><text:soft-page-break/><text:span text:style-name="T1">References/Links:</text:span></text:p>
      <text:p text:style-name="P184">[1] <text:span text:style-name="T3">YouTube</text:span>. <text:a xlink:type="simple" xlink:href="https://www.youtube.com/watch?v=Gjy2nQHF3K4" text:style-name="ListLabel_20_1801" text:visited-style-name="ListLabel_20_1801"><text:span text:style-name="T2">https://www.youtube.com/watch?v=Gjy2nQHF3K4</text:span></text:a> (TODO)</text:p>
      <text:p text:style-name="Heading_20_2"><text:bookmark text:name="_sr9r6bvhig8"/>CRAZY MILK</text:p>
      <text:p text:style-name="Standard"><text:span text:style-name="T1">Artist:</text:span> <text:a xlink:type="simple" xlink:href="#_avq9ac9r1il5" text:style-name="ListLabel_20_1801" text:visited-style-name="ListLabel_20_1801"><text:span text:style-name="T2">dark cat</text:span></text:a></text:p>
      <text:p text:style-name="Standard"><text:span text:style-name="T1">Genre:</text:span> Electronic <text:span text:style-name="T4">[2]</text:span></text:p>
      <text:p text:style-name="Standard"><text:span text:style-name="T1">Release date:</text:span> 2017 Apr 29 <text:span text:style-name="T4">[5]</text:span></text:p>
      <text:p text:style-name="Standard"><text:span text:style-name="T1">Song length (min:sec):</text:span> 03:00 <text:span text:style-name="T4">[7]</text:span>, 03:08 <text:span text:style-name="T4">[2]</text:span></text:p>
      <text:p text:style-name="Standard"><text:span text:style-name="T1">Remixes/Variants:</text:span></text:p>
      <text:list xml:id="list2601934729" text:style-name="WWNum165">
        <text:list-item>
          <text:p text:style-name="P18"><text:a xlink:type="simple" xlink:href="#_zg55szn7jkbr" text:style-name="ListLabel_20_1801" text:visited-style-name="ListLabel_20_1801"><text:span text:style-name="T2">CRAZY MILK 2</text:span></text:a></text:p>
        </text:list-item>
      </text:list>
      <text:p text:style-name="Standard"><text:span text:style-name="T1">Notes:</text:span></text:p>
      <text:list xml:id="list914481394" text:style-name="WWNum5">
        <text:list-item>
          <text:p text:style-name="P19">Uses vocals from <text:span text:style-name="T3">Audien feat. Michael S. - Leaving You</text:span>, resulting in a copyright takedown of the SoundCloud upload. An instrumental version was uploaded as “CRAZY MILK 2” on 2017 May 10 <text:span text:style-name="T4">[5]</text:span>. Versions released on music streaming platforms (Spotify, YouTube Music, etc.) of the original song remained available until late 2022, when they were replaced with the instrumental version as well <text:span text:style-name="T4">[6]</text:span>.</text:p>
        </text:list-item>
      </text:list>
      <text:p text:style-name="Standard"><text:span text:style-name="T1">References/Links:</text:span></text:p>
      <text:p text:style-name="P184">[1] EDMS (2017 Apr 29). “dark cat - CRAZY MILK”, YouTube. <text:a xlink:type="simple" xlink:href="https://www.youtube.com/watch?v=7xFe0vkUJXU" text:style-name="ListLabel_20_1802" text:visited-style-name="ListLabel_20_1802"><text:span text:style-name="T7">https://www.youtube.com/watch?v=7xFe0vkUJXU</text:span></text:a> (dead link, last checked 2023 Mar 21)</text:p>
      <text:p text:style-name="P188">[2] Mirror of [1] (2020 Nov 09). <text:span text:style-name="T3">Wayback Machine</text:span>. <text:a xlink:type="simple" xlink:href="https://web.archive.org/web/20201109202519/www.youtube.com/watch?v=7xFe0vkUJXU" text:style-name="ListLabel_20_1801" text:visited-style-name="ListLabel_20_1801"><text:span text:style-name="T2">https://web.archive.org/web/20201109202519/www.youtube.com/watch?v=7xFe0vkUJXU</text:span></text:a> (accessed 2023 Mar 21)</text:p>
      <text:p text:style-name="P188">[3] <text:span text:style-name="T3">ToneDen.io</text:span> (unofficial). <text:a xlink:type="simple" xlink:href="https://www.toneden.io/edmshiro/post/crazy-milk" text:style-name="ListLabel_20_1801" text:visited-style-name="ListLabel_20_1801"><text:span text:style-name="T2">https://www.toneden.io/edmshiro/post/crazy-milk</text:span></text:a> (TODO)</text:p>
      <text:p text:style-name="P184">[4] <text:span text:style-name="T3">SoundCloud</text:span>. <text:a xlink:type="simple" xlink:href="https://soundcloud.com/dark_cat/crazy-milk" text:style-name="ListLabel_20_1802" text:visited-style-name="ListLabel_20_1802"><text:span text:style-name="T7">https://soundcloud.com/dark_cat/crazy-milk</text:span></text:a> (dead link, last checked 2023 Mar 21)</text:p>
      <text:p text:style-name="P184">[5] “dark cat - CRAZY MILK Lyrics | Genius Lyrics”, <text:span text:style-name="T3">Genius</text:span>. <text:a xlink:type="simple" xlink:href="https://genius.com/Dark-cat-crazy-milk-lyrics" text:style-name="ListLabel_20_1801" text:visited-style-name="ListLabel_20_1801"><text:span text:style-name="T2">https://genius.com/Dark-cat-crazy-milk-lyrics</text:span></text:a> (accessed 2023 Mar 21)</text:p>
      <text:p text:style-name="P184">[6] dark cat (@im_darkcat) (2022 Dec 06). <text:span text:style-name="T3">Twitter</text:span>. <text:a xlink:type="simple" xlink:href="https://twitter.com/im_darkcat/status/1600080753307439104" text:style-name="ListLabel_20_1801" text:visited-style-name="ListLabel_20_1801"><text:span text:style-name="T2">https://twitter.com/im_darkcat/status/1600080753307439104</text:span></text:a> (accessed 2023 Mar 21)</text:p>
      <text:p text:style-name="P184">[7] Cloudboy (2018 Jan 14). “dark cat - CRAZY MILK”, <text:span text:style-name="T3">YouTube</text:span>. <text:a xlink:type="simple" xlink:href="https://www.youtube.com/watch?v=MBSXPyaz17g" text:style-name="ListLabel_20_1801" text:visited-style-name="ListLabel_20_1801"><text:span text:style-name="T2">https://www.youtube.com/watch?v=MBSXPyaz17g</text:span></text:a> (accessed 2023 Mar 21)</text:p>
      <text:p text:style-name="Heading_20_3"><text:bookmark text:name="_zg55szn7jkbr"/>CRAZY MILK 2</text:p>
      <text:p text:style-name="Standard"><text:span text:style-name="T1">Variant of:</text:span> <text:a xlink:type="simple" xlink:href="#_sr9r6bvhig8" text:style-name="ListLabel_20_1801" text:visited-style-name="ListLabel_20_1801"><text:span text:style-name="T2">CRAZY MILK</text:span></text:a></text:p>
      <text:p text:style-name="Standard"><text:span text:style-name="T1">Artist:</text:span> <text:a xlink:type="simple" xlink:href="#_avq9ac9r1il5" text:style-name="ListLabel_20_1801" text:visited-style-name="ListLabel_20_1801"><text:span text:style-name="T2">dark cat</text:span></text:a></text:p>
      <text:p text:style-name="Standard"><text:span text:style-name="T1">Release date:</text:span> 2017 May 10 <text:span text:style-name="T4">[1]</text:span></text:p>
      <text:p text:style-name="Standard"><text:span text:style-name="T1">Song length (min:sec):</text:span> 03:08 <text:span text:style-name="T4">[1]</text:span></text:p>
      <text:p text:style-name="Standard"><text:soft-page-break/><text:span text:style-name="T1">Note:</text:span></text:p>
      <text:list xml:id="list1475452341" text:style-name="WWNum85">
        <text:list-item>
          <text:p text:style-name="P20">Instrumental version of CRAZY MILK, released after the original was taken down from SoundCloud due to copyright infringement. As of late 2022, this version appears on most streaming platforms under the name “CRAZY MILK” (see entry for more details).</text:p>
        </text:list-item>
      </text:list>
      <text:p text:style-name="Standard"><text:span text:style-name="T1">References/Links:</text:span></text:p>
      <text:p text:style-name="P187">[1] <text:span text:style-name="T3">SoundCloud</text:span>. <text:a xlink:type="simple" xlink:href="https://soundcloud.com/dark_cat/crazy-milk-2" text:style-name="ListLabel_20_1801" text:visited-style-name="ListLabel_20_1801"><text:span text:style-name="T2">https://soundcloud.com/dark_cat/crazy-milk-2</text:span></text:a> (TODO)</text:p>
      <text:p text:style-name="Heading_20_2"><text:bookmark text:name="_y9udvdi5v3gd"/>Cream Soda</text:p>
      <text:p text:style-name="Standard"><text:span text:style-name="T1">Artist:</text:span> <text:a xlink:type="simple" xlink:href="#_g3dvosm7pyn8" text:style-name="ListLabel_20_1801" text:visited-style-name="ListLabel_20_1801"><text:span text:style-name="T2">DarTokki</text:span></text:a></text:p>
      <text:p text:style-name="Standard"><text:span text:style-name="T1">Appears in Collection:</text:span></text:p>
      <text:list xml:id="list101132404929540" text:continue-list="list101133592559202" text:style-name="WWNum171">
        <text:list-item>
          <text:p text:style-name="P5"><text:a xlink:type="simple" xlink:href="#_i7zs0qbill66" text:style-name="ListLabel_20_1801" text:visited-style-name="ListLabel_20_1801"><text:span text:style-name="T2">[ Kawaii Future Bass Collection Vol.3 ]</text:span></text:a></text:p>
        </text:list-item>
      </text:list>
      <text:p text:style-name="Standard"><text:span text:style-name="T1">References/Links:</text:span></text:p>
      <text:p text:style-name="P184">[1] <text:span text:style-name="T3">SoundCloud</text:span>. <text:a xlink:type="simple" xlink:href="https://soundcloud.com/dartokki/cream-soda" text:style-name="ListLabel_20_1801" text:visited-style-name="ListLabel_20_1801"><text:span text:style-name="T2">https://soundcloud.com/dartokki/cream-soda</text:span></text:a> (TODO)</text:p>
      <text:p text:style-name="P184">[2] <text:span text:style-name="T3">YouTube</text:span>. <text:a xlink:type="simple" xlink:href="https://www.youtube.com/watch?v=GCsOjXWHPv8" text:style-name="ListLabel_20_1802" text:visited-style-name="ListLabel_20_1802"><text:span text:style-name="T7">https://www.youtube.com/watch?v=GCsOjXWHPv8</text:span></text:a> (dead link, last checked 2023 Mar 26)</text:p>
      <text:p text:style-name="Heading_20_2"><text:bookmark text:name="_w5hq9ezecf51"/>Crimson</text:p>
      <text:p text:style-name="Standard"><text:span text:style-name="T1">Artist:</text:span> <text:a xlink:type="simple" xlink:href="#_mqol9jfolyr5" text:style-name="ListLabel_20_1801" text:visited-style-name="ListLabel_20_1801"><text:span text:style-name="T2">BB Yukus</text:span></text:a></text:p>
      <text:p text:style-name="Standard"><text:span text:style-name="T1">Label:</text:span> <text:a xlink:type="simple" xlink:href="#_jh9akhyxlxcm" text:style-name="ListLabel_20_1801" text:visited-style-name="ListLabel_20_1801"><text:span text:style-name="T2">Chunchunmaru</text:span></text:a></text:p>
      <text:p text:style-name="Standard"><text:span text:style-name="T1">Genre:</text:span> Future Bass <text:span text:style-name="T4">[1][2]</text:span></text:p>
      <text:p text:style-name="Standard"><text:span text:style-name="T1">Song length (min:sec):</text:span> 03:19 <text:span text:style-name="T4">[1][2]</text:span></text:p>
      <text:p text:style-name="Standard"><text:span text:style-name="T1">Curated by:</text:span></text:p>
      <text:list xml:id="list2346184459" text:style-name="WWNum67">
        <text:list-item>
          <text:p text:style-name="P21"><text:a xlink:type="simple" xlink:href="#_89cr6raqhzzv" text:style-name="ListLabel_20_1801" text:visited-style-name="ListLabel_20_1801"><text:span text:style-name="T2">Dayrin</text:span></text:a></text:p>
        </text:list-item>
      </text:list>
      <text:p text:style-name="Standard"><text:span text:style-name="T1">Appears in Collection:</text:span></text:p>
      <text:list xml:id="list101132218621955" text:continue-list="list4228357643" text:style-name="WWNum61">
        <text:list-item>
          <text:p text:style-name="P1"><text:a xlink:type="simple" xlink:href="#_wdwsfg775tbs" text:style-name="ListLabel_20_1801" text:visited-style-name="ListLabel_20_1801"><text:span text:style-name="T2">[ Kawaii Future Bass Collection Vol.4 ]</text:span></text:a></text:p>
        </text:list-item>
      </text:list>
      <text:p text:style-name="Standard"><text:span text:style-name="T1">References/Links:</text:span></text:p>
      <text:p text:style-name="P184">[1] Chunchunmaru (2019 Apr 01). “BB Yukus - Crimson”, <text:span text:style-name="T3">SoundCloud</text:span>. <text:a xlink:type="simple" xlink:href="https://soundcloud.com/chunchunmarudesu/crimson" text:style-name="ListLabel_20_1801" text:visited-style-name="ListLabel_20_1801"><text:span text:style-name="T2">https://soundcloud.com/chunchunmarudesu/crimson</text:span></text:a> (accessed 2023 Mar 30)</text:p>
      <text:p text:style-name="P184">[2] Dayrin (2019 May 07). “BB Yukus - Crimson”, <text:span text:style-name="T3">YouTube</text:span>. <text:a xlink:type="simple" xlink:href="https://www.youtube.com/watch?v=uELUeW4Diw0" text:style-name="ListLabel_20_1801" text:visited-style-name="ListLabel_20_1801"><text:span text:style-name="T2">https://www.youtube.com/watch?v=uELUeW4Diw0</text:span></text:a> (accessed 2023 Mar 30)</text:p>
      <text:p text:style-name="Heading_20_2"><text:bookmark text:name="_s2e8srcdxg5e"/>Daydreaming</text:p>
      <text:p text:style-name="Standard"><text:soft-page-break/><text:span text:style-name="T1">Artist:</text:span> <text:a xlink:type="simple" xlink:href="#_yov4o2318283" text:style-name="ListLabel_20_1801" text:visited-style-name="ListLabel_20_1801"><text:span text:style-name="T2">SoLush</text:span></text:a></text:p>
      <text:p text:style-name="Standard"><text:span text:style-name="T1">Appears in Collection:</text:span></text:p>
      <text:list xml:id="list101132279168378" text:continue-list="list101132404929540" text:style-name="WWNum171">
        <text:list-item>
          <text:p text:style-name="P5"><text:a xlink:type="simple" xlink:href="#_i7zs0qbill66" text:style-name="ListLabel_20_1801" text:visited-style-name="ListLabel_20_1801"><text:span text:style-name="T2">[ Kawaii Future Bass Collection Vol.3 ]</text:span></text:a></text:p>
        </text:list-item>
      </text:list>
      <text:p text:style-name="Standard"><text:span text:style-name="T1">References/Links:</text:span></text:p>
      <text:p text:style-name="P184">[1] <text:span text:style-name="T3">SoundCloud</text:span>. <text:a xlink:type="simple" xlink:href="https://soundcloud.com/iamsolush/solush-daydreaming" text:style-name="ListLabel_20_1801" text:visited-style-name="ListLabel_20_1801"><text:span text:style-name="T2">https://soundcloud.com/iamsolush/solush-daydreaming</text:span></text:a> (TODO)</text:p>
      <text:p text:style-name="P184">[2] <text:span text:style-name="T3">YouTube</text:span>. <text:a xlink:type="simple" xlink:href="https://www.youtube.com/watch?v=mKsv62gIB1M" text:style-name="ListLabel_20_1801" text:visited-style-name="ListLabel_20_1801"><text:span text:style-name="T2">https://www.youtube.com/watch?v=mKsv62gIB1M</text:span></text:a> (TODO)</text:p>
      <text:p text:style-name="Heading_20_2"><text:bookmark text:name="_2oi2qhn7ysai"/>Don't Hide Yourself</text:p>
      <text:p text:style-name="Standard"><text:span text:style-name="T1">Artist:</text:span> <text:a xlink:type="simple" xlink:href="#_j4psufciex4t" text:style-name="ListLabel_20_1801" text:visited-style-name="ListLabel_20_1801"><text:span text:style-name="T2">ayiko</text:span></text:a></text:p>
      <text:p text:style-name="Standard"><text:span text:style-name="T1">Appears in Collection:</text:span></text:p>
      <text:list xml:id="list101133167689814" text:continue-list="list475600896" text:style-name="WWNum149">
        <text:list-item>
          <text:p text:style-name="P14"><text:a xlink:type="simple" xlink:href="#_4rlfutwro23l" text:style-name="ListLabel_20_1801" text:visited-style-name="ListLabel_20_1801"><text:span text:style-name="T2">[ Kawaii Future Bass Collection Vol.2 ]</text:span></text:a></text:p>
        </text:list-item>
      </text:list>
      <text:p text:style-name="Standard"><text:span text:style-name="T1">References/Links:</text:span></text:p>
      <text:p text:style-name="P184">[1] <text:span text:style-name="T3">SoundCloud</text:span>. <text:a xlink:type="simple" xlink:href="https://soundcloud.com/real-ayiko/dont-hide-yourself" text:style-name="ListLabel_20_1801" text:visited-style-name="ListLabel_20_1801"><text:span text:style-name="T2">https://soundcloud.com/real-ayiko/dont-hide-yourself</text:span></text:a> (TODO)</text:p>
      <text:p text:style-name="P184">[2] <text:span text:style-name="T3">YouTube</text:span>. <text:a xlink:type="simple" xlink:href="https://www.youtube.com/watch?v=zNe0VSnvPZU" text:style-name="ListLabel_20_1801" text:visited-style-name="ListLabel_20_1801"><text:span text:style-name="T2">https://www.youtube.com/watch?v=</text:span></text:a><text:a xlink:type="simple" xlink:href="https://www.youtube.com/watch?v=zNe0VSnvPZU" text:style-name="ListLabel_20_1801" text:visited-style-name="ListLabel_20_1801"><text:span text:style-name="T2">zNe0VSnvPZU</text:span></text:a> (TODO)</text:p>
      <text:p text:style-name="Heading_20_2"><text:bookmark text:name="_a30pxou2en3q"/>Dreamin’ Tonight</text:p>
      <text:p text:style-name="Standard"><text:span text:style-name="T1">Artists:</text:span> (TODO: check)</text:p>
      <text:list xml:id="list3040601127" text:style-name="WWNum144">
        <text:list-item>
          <text:p text:style-name="P22"><text:a xlink:type="simple" xlink:href="#_r6r31v92k66d" text:style-name="ListLabel_20_1801" text:visited-style-name="ListLabel_20_1801"><text:span text:style-name="T2">Freezer</text:span></text:a> (primary artist)</text:p>
        </text:list-item>
        <text:list-item>
          <text:p text:style-name="P22"><text:a xlink:type="simple" xlink:href="#_pm93fky996oy" text:style-name="ListLabel_20_1801" text:visited-style-name="ListLabel_20_1801"><text:span text:style-name="T2">妃苺</text:span></text:a> (vocalist; featured artist)</text:p>
        </text:list-item>
      </text:list>
      <text:p text:style-name="Standard"><text:span text:style-name="T1">Remixes:</text:span></text:p>
      <text:list xml:id="list3547051152" text:style-name="WWNum1">
        <text:list-item>
          <text:p text:style-name="P23"><text:a xlink:type="simple" xlink:href="#_2gtvv6786qqp" text:style-name="ListLabel_20_1801" text:visited-style-name="ListLabel_20_1801"><text:span text:style-name="T2">Dreamin’ Tonight (slumberless Remix)</text:span></text:a></text:p>
        </text:list-item>
      </text:list>
      <text:p text:style-name="Heading_20_3"><text:bookmark text:name="_2gtvv6786qqp"/>Dreamin’ Tonight (slumberless Remix)</text:p>
      <text:p text:style-name="Standard"><text:span text:style-name="T1">Remix of:</text:span> <text:a xlink:type="simple" xlink:href="#_a30pxou2en3q" text:style-name="ListLabel_20_1801" text:visited-style-name="ListLabel_20_1801"><text:span text:style-name="T2">Dreamin’ Tonight</text:span></text:a></text:p>
      <text:p text:style-name="Standard"><text:span text:style-name="T1">Remix Artist:</text:span> <text:a xlink:type="simple" xlink:href="#_rnn40me4y5ob" text:style-name="ListLabel_20_1801" text:visited-style-name="ListLabel_20_1801"><text:span text:style-name="T2">slumberless</text:span></text:a></text:p>
      <text:p text:style-name="Standard"><text:span text:style-name="T1">Appears in Collection:</text:span></text:p>
      <text:list xml:id="list101133428238695" text:continue-list="list101132218621955" text:style-name="WWNum61">
        <text:list-item>
          <text:p text:style-name="P1"><text:a xlink:type="simple" xlink:href="#_wdwsfg775tbs" text:style-name="ListLabel_20_1801" text:visited-style-name="ListLabel_20_1801"><text:span text:style-name="T2">[ Kawaii Future Bass Collection Vol.4 ]</text:span></text:a></text:p>
        </text:list-item>
      </text:list>
      <text:p text:style-name="Standard"><text:soft-page-break/><text:span text:style-name="T1">References/Links:</text:span></text:p>
      <text:p text:style-name="P184">[1] <text:span text:style-name="T3">SoundCloud</text:span>. <text:a xlink:type="simple" xlink:href="https://soundcloud.com/slumber-less/dreamin-tonight-slumberless-remix" text:style-name="ListLabel_20_1801" text:visited-style-name="ListLabel_20_1801"><text:span text:style-name="T2">https://soundcloud.com/slumber-less/dreamin-tonight-slumberless-remix</text:span></text:a> (TODO)</text:p>
      <text:p text:style-name="Heading_20_2"><text:bookmark text:name="_t7tm1g4jq13"/>Egao no Hanabata</text:p>
      <text:p text:style-name="Standard"><text:span text:style-name="T1">Redirect:</text:span></text:p>
      <text:p text:style-name="P189"><text:span text:style-name="T1">See:</text:span> <text:a xlink:type="simple" xlink:href="#_civ002k69toy" text:style-name="ListLabel_20_1801" text:visited-style-name="ListLabel_20_1801"><text:span text:style-name="T2">えがおの花束</text:span></text:a> (song by Suzuran from Arknights)</text:p>
      <text:p text:style-name="Heading_20_2"><text:bookmark text:name="_lz8kam654bm5"/>Favorite Place</text:p>
      <text:p text:style-name="Standard"><text:span text:style-name="T1">Artist:</text:span> <text:a xlink:type="simple" xlink:href="#_1bhyvxb8ybtp" text:style-name="ListLabel_20_1801" text:visited-style-name="ListLabel_20_1801"><text:span text:style-name="T2">Kocyamarü</text:span></text:a></text:p>
      <text:p text:style-name="Standard"><text:span text:style-name="T1">Appears in collection:</text:span></text:p>
      <text:list xml:id="list101132160746022" text:continue-list="list101133363640099" text:style-name="WWNum37">
        <text:list-item>
          <text:p text:style-name="P17"><text:a xlink:type="simple" xlink:href="#_ao5reix8icwk" text:style-name="ListLabel_20_1801" text:visited-style-name="ListLabel_20_1801"><text:span text:style-name="T2">[ Kawaii Future Bass Collection ]</text:span></text:a></text:p>
        </text:list-item>
      </text:list>
      <text:p text:style-name="Standard"><text:span text:style-name="T1">References/Links:</text:span></text:p>
      <text:p text:style-name="P184">[1] <text:span text:style-name="T3">SoundCloud</text:span>. <text:a xlink:type="simple" xlink:href="https://soundcloud.com/kocyamaru/favorite-place" text:style-name="ListLabel_20_1801" text:visited-style-name="ListLabel_20_1801"><text:span text:style-name="T2">https://soundcloud.com/kocyamaru/favorite-place</text:span></text:a> (TODO)</text:p>
      <text:p text:style-name="P184">[2] <text:span text:style-name="T3">YouTube</text:span>. <text:a xlink:type="simple" xlink:href="https://www.youtube.com/watch?v=HRcH1SQnDAQ" text:style-name="ListLabel_20_1801" text:visited-style-name="ListLabel_20_1801"><text:span text:style-name="T2">https://www.youtube.com/watch?v=HRcH1SQnDAQ</text:span></text:a> (TODO)</text:p>
      <text:p text:style-name="Heading_20_2"><text:bookmark text:name="_e8gyvth3ezci"/>Feel My Emotions</text:p>
      <text:p text:style-name="Standard"><text:span text:style-name="T1">Artist:</text:span> <text:a xlink:type="simple" xlink:href="#_f6lst5kj6gnf" text:style-name="ListLabel_20_1801" text:visited-style-name="ListLabel_20_1801"><text:span text:style-name="T2">nikoi0227</text:span></text:a></text:p>
      <text:p text:style-name="Standard"><text:span text:style-name="T1">Remixes:</text:span></text:p>
      <text:list xml:id="list101133659197725" text:continue-list="list101132279168378" text:style-name="WWNum171">
        <text:list-item>
          <text:p text:style-name="P5"><text:a xlink:type="simple" xlink:href="#_qb0m2grkcebp" text:style-name="ListLabel_20_1801" text:visited-style-name="ListLabel_20_1801"><text:span text:style-name="T2">Feel My Emotions (Mysteka Remix)</text:span></text:a></text:p>
        </text:list-item>
      </text:list>
      <text:p text:style-name="Standard"><text:span text:style-name="T1">References/Links:</text:span></text:p>
      <text:p text:style-name="P184">[1] <text:span text:style-name="T3">Bandcamp</text:span>. <text:a xlink:type="simple" xlink:href="https://omoidelabel.bandcamp.com/album/feel-my-emotions" text:style-name="ListLabel_20_1801" text:visited-style-name="ListLabel_20_1801"><text:span text:style-name="T2">https://omoidelabel.bandcamp.com/album/feel-my-emotions</text:span></text:a> (TODO)</text:p>
      <text:p text:style-name="Heading_20_3"><text:bookmark text:name="_qb0m2grkcebp"/>Feel My Emotions (Mysteka Remix)</text:p>
      <text:p text:style-name="Standard"><text:span text:style-name="T1">Remix of:</text:span> <text:a xlink:type="simple" xlink:href="#_e8gyvth3ezci" text:style-name="ListLabel_20_1801" text:visited-style-name="ListLabel_20_1801"><text:span text:style-name="T2">Feel My Emotions</text:span></text:a></text:p>
      <text:p text:style-name="Standard"><text:span text:style-name="T1">Remix Artist:</text:span> <text:a xlink:type="simple" xlink:href="#_a8jddqv07m4e" text:style-name="ListLabel_20_1801" text:visited-style-name="ListLabel_20_1801"><text:span text:style-name="T2">Mysteka</text:span></text:a></text:p>
      <text:p text:style-name="Standard"><text:span text:style-name="T1">Appears in Collection:</text:span></text:p>
      <text:list xml:id="list101132614213508" text:continue-numbering="true" text:style-name="WWNum171">
        <text:list-item>
          <text:p text:style-name="P5"><text:a xlink:type="simple" xlink:href="#_i7zs0qbill66" text:style-name="ListLabel_20_1801" text:visited-style-name="ListLabel_20_1801"><text:span text:style-name="T2">[ Kawaii Future Bass Collection Vol.3 ]</text:span></text:a></text:p>
        </text:list-item>
      </text:list>
      <text:p text:style-name="Standard"><text:span text:style-name="T1">References/Links:</text:span></text:p>
      <text:p text:style-name="P184"><text:soft-page-break/>[1] <text:span text:style-name="T3">Bandcamp</text:span>. <text:a xlink:type="simple" xlink:href="https://omoidelabel.bandcamp.com/album/feel-my-emotions" text:style-name="ListLabel_20_1801" text:visited-style-name="ListLabel_20_1801"><text:span text:style-name="T2">https://omoidelabel.bandcamp.com/album/feel-my-emotions</text:span></text:a> (TODO)</text:p>
      <text:p text:style-name="Heading_20_2"><text:bookmark text:name="_dknwmb3qjzag"/>First light</text:p>
      <text:p text:style-name="Standard"><text:span text:style-name="T1">Artist:</text:span> <text:a xlink:type="simple" xlink:href="#_4olapioscn3p" text:style-name="ListLabel_20_1801" text:visited-style-name="ListLabel_20_1801"><text:span text:style-name="T2">Hyp3rsleep</text:span></text:a></text:p>
      <text:p text:style-name="Standard"><text:span text:style-name="T1">Appears in Collection:</text:span></text:p>
      <text:list xml:id="list101133696665290" text:continue-numbering="true" text:style-name="WWNum171">
        <text:list-item>
          <text:p text:style-name="P5"><text:a xlink:type="simple" xlink:href="#_i7zs0qbill66" text:style-name="ListLabel_20_1801" text:visited-style-name="ListLabel_20_1801"><text:span text:style-name="T2">[ Kawaii Future Bass Collection Vol.3 ]</text:span></text:a></text:p>
        </text:list-item>
      </text:list>
      <text:p text:style-name="Standard"><text:span text:style-name="T1">References/Links:</text:span></text:p>
      <text:p text:style-name="P184">[1] <text:span text:style-name="T3">SoundCloud</text:span>. <text:a xlink:type="simple" xlink:href="https://soundcloud.com/hyp3rsleep/hyp3rsleep-first-light" text:style-name="ListLabel_20_1801" text:visited-style-name="ListLabel_20_1801"><text:span text:style-name="T2">https://soundcloud.com/hyp3rsleep/hyp3rsleep-first-light</text:span></text:a> (TODO)</text:p>
      <text:p text:style-name="P184">[2] <text:span text:style-name="T3">YouTube</text:span>. <text:a xlink:type="simple" xlink:href="https://www.youtube.com/watch?v=OvOp8WxKeiA" text:style-name="ListLabel_20_1801" text:visited-style-name="ListLabel_20_1801"><text:span text:style-name="T2">https://www.youtube.com/watch?v=OvOp8WxKeiA</text:span></text:a> (TODO)</text:p>
      <text:p text:style-name="Heading_20_2"><text:bookmark text:name="_h577pim3u49l"/>First love</text:p>
      <text:p text:style-name="Standard"><text:span text:style-name="T1">Artist:</text:span> <text:a xlink:type="simple" xlink:href="#_qkvfa0x857gz" text:style-name="ListLabel_20_1801" text:visited-style-name="ListLabel_20_1801"><text:span text:style-name="T2">P3PPER</text:span></text:a></text:p>
      <text:p text:style-name="Standard"><text:span text:style-name="T1">Appears in Collection:</text:span></text:p>
      <text:list xml:id="list101131734653245" text:continue-list="list101133167689814" text:style-name="WWNum149">
        <text:list-item>
          <text:p text:style-name="P14"><text:a xlink:type="simple" xlink:href="#_4rlfutwro23l" text:style-name="ListLabel_20_1801" text:visited-style-name="ListLabel_20_1801"><text:span text:style-name="T2">[ Kawaii Future Bass Collection Vol.2 ]</text:span></text:a></text:p>
        </text:list-item>
      </text:list>
      <text:p text:style-name="Standard"><text:span text:style-name="T1">References/Links:</text:span></text:p>
      <text:p text:style-name="P184">[1] <text:span text:style-name="T3">SoundCloud</text:span>. <text:a xlink:type="simple" xlink:href="https://soundcloud.com/p3pper/first-love" text:style-name="ListLabel_20_1802" text:visited-style-name="ListLabel_20_1802"><text:span text:style-name="T7">https://soundcloud.com/p3pper/first-love</text:span></text:a> (dead link, last checked 2023 Mar 19)</text:p>
      <text:p text:style-name="P184">[2] <text:span text:style-name="T3">YouTube</text:span>. <text:a xlink:type="simple" xlink:href="https://www.youtube.com/watch?v=D6WH9r_jLYY" text:style-name="ListLabel_20_1801" text:visited-style-name="ListLabel_20_1801"><text:span text:style-name="T2">https://www.youtube.com/watch?v=D6WH9r_jLYY</text:span></text:a> (TODO)</text:p>
      <text:p text:style-name="Heading_20_2"><text:bookmark text:name="_4pso8z5vwz4t"/>Flyleaf</text:p>
      <text:p text:style-name="Standard"><text:span text:style-name="T1">Artist:</text:span> <text:a xlink:type="simple" xlink:href="#_6fpz4a84wies" text:style-name="ListLabel_20_1801" text:visited-style-name="ListLabel_20_1801"><text:span text:style-name="T2">r3n</text:span></text:a></text:p>
      <text:p text:style-name="Standard"><text:span text:style-name="T1">Curated by:</text:span></text:p>
      <text:list xml:id="list3071881783" text:style-name="WWNum53">
        <text:list-item>
          <text:p text:style-name="P24"><text:a xlink:type="simple" xlink:href="#_qi56n5gt8jen" text:style-name="ListLabel_20_1801" text:visited-style-name="ListLabel_20_1801"><text:span text:style-name="T2">YUUKI MUSIC</text:span></text:a></text:p>
        </text:list-item>
      </text:list>
      <text:p text:style-name="Standard"><text:span text:style-name="T1">References/Links:</text:span></text:p>
      <text:p text:style-name="P187">[1] YUUKI MUSIC (2017 May 04). “r3n - Flyleaf”, <text:span text:style-name="T3">YouTube</text:span>. <text:a xlink:type="simple" xlink:href="https://www.youtube.com/watch?v=QDjyv6vjLqU" text:style-name="ListLabel_20_1801" text:visited-style-name="ListLabel_20_1801"><text:span text:style-name="T2">https://www.youtube.com/watch?v=QDjyv6vjLqU</text:span></text:a> (accessed 2023 Mar 21)</text:p>
      <text:p text:style-name="P187">[2] <text:span text:style-name="T3">SoundCloud</text:span>. <text:a xlink:type="simple" xlink:href="https://soundcloud.com/r3_3_3n/fly-leaf" text:style-name="ListLabel_20_1801" text:visited-style-name="ListLabel_20_1801"><text:span text:style-name="T2">https://soundcloud.com/r3_3_3n/fly-leaf</text:span></text:a> (TODO)</text:p>
      <text:p text:style-name="Heading_20_2"><text:bookmark text:name="_zdnoudszdncw"/>Gemini</text:p>
      <text:p text:style-name="Standard"><text:span text:style-name="T1">Artist:</text:span> <text:a xlink:type="simple" xlink:href="#_ou2s0vwu1w62" text:style-name="ListLabel_20_1801" text:visited-style-name="ListLabel_20_1801"><text:span text:style-name="T2">tokiwa</text:span></text:a></text:p>
      <text:p text:style-name="Standard"><text:soft-page-break/><text:span text:style-name="T1">Appears in Collection:</text:span></text:p>
      <text:list xml:id="list101132540947522" text:continue-list="list101131734653245" text:style-name="WWNum149">
        <text:list-item>
          <text:p text:style-name="P14"><text:a xlink:type="simple" xlink:href="#_4rlfutwro23l" text:style-name="ListLabel_20_1801" text:visited-style-name="ListLabel_20_1801"><text:span text:style-name="T2">[ Kawaii Future Bass Collection Vol.2 ]</text:span></text:a></text:p>
        </text:list-item>
      </text:list>
      <text:p text:style-name="Standard"><text:span text:style-name="T1">References/Links:</text:span></text:p>
      <text:p text:style-name="P184">[1] <text:span text:style-name="T3">SoundCloud</text:span>. <text:a xlink:type="simple" xlink:href="https://soundcloud.com/tokiwa_anka/tokiwa-gemini" text:style-name="ListLabel_20_1801" text:visited-style-name="ListLabel_20_1801"><text:span text:style-name="T2">https://soundcloud.com/tokiwa_anka/tokiwa-gemini</text:span></text:a> (TODO)</text:p>
      <text:p text:style-name="P184">[2] <text:span text:style-name="T3">YouTube</text:span>. <text:a xlink:type="simple" xlink:href="https://www.youtube.com/watch?v=sljyAKlVnR0" text:style-name="ListLabel_20_1801" text:visited-style-name="ListLabel_20_1801"><text:span text:style-name="T2">https://www.youtube.com/watch?v=sljyAKlVnR0</text:span></text:a> (TODO)</text:p>
      <text:p text:style-name="Heading_20_2"><text:bookmark text:name="_kpecjfc7z1hc"/>Good Day Sunshine</text:p>
      <text:p text:style-name="Standard"><text:span text:style-name="T1">Artist:</text:span> <text:a xlink:type="simple" xlink:href="#_zhowyk3u19u" text:style-name="ListLabel_20_1801" text:visited-style-name="ListLabel_20_1801"><text:span text:style-name="T2">nyankobrq</text:span></text:a></text:p>
      <text:p text:style-name="Standard"><text:span text:style-name="T1">Genre:</text:span> Future Bass <text:span text:style-name="T4">[1][2]</text:span>, Trap <text:span text:style-name="T4">[2]</text:span>, Jersey Club <text:span text:style-name="T4">[2]</text:span></text:p>
      <text:p text:style-name="Standard"><text:span text:style-name="T1">Song length (min:sec):</text:span> 02:47 <text:span text:style-name="T4">[2]</text:span></text:p>
      <text:p text:style-name="Standard"><text:span text:style-name="T1">Notes:</text:span> Uses chopped vocals of <text:span text:style-name="T9">Nakatani</text:span> Iku from <text:span text:style-name="T3">THE iDOLM@STER Million Live!</text:span></text:p>
      <text:p text:style-name="Standard"><text:span text:style-name="T1">References/Links:</text:span></text:p>
      <text:p text:style-name="P184">[1] Milky Music (2016 May 12). “「Future Bass」nyankobrq - Good Day Sunshine”, <text:span text:style-name="T3">YouTube</text:span>. <text:a xlink:type="simple" xlink:href="https://www.youtube.com/watch?v=S8gMSgC9Clc" text:style-name="ListLabel_20_1801" text:visited-style-name="ListLabel_20_1801"><text:span text:style-name="T2">https://www.youtube.com/watch?v=S8gMSgC9Clc</text:span></text:a> (accessed 2023 Mar 11)</text:p>
      <text:p text:style-name="P184">[2] nyankobrq (2015 Apr 29). “nyankobrq - Good Day Sunshine”, <text:span text:style-name="T3">SoundCloud</text:span>. <text:a xlink:type="simple" xlink:href="https://soundcloud.com/nyankobrq/good-day-sunshine" text:style-name="ListLabel_20_1801" text:visited-style-name="ListLabel_20_1801"><text:span text:style-name="T2">https://soundcloud.com/nyankobrq/good-day-sunshine</text:span></text:a> (accessed 2023 Mar 11)</text:p>
      <text:p text:style-name="Heading_20_2"><text:bookmark text:name="_r9n4hoau63ad"/>Good Morning</text:p>
      <text:p text:style-name="Standard"><text:span text:style-name="T1">Artist:</text:span> <text:a xlink:type="simple" xlink:href="#_yov4o2318283" text:style-name="ListLabel_20_1801" text:visited-style-name="ListLabel_20_1801"><text:span text:style-name="T2">SoLush</text:span></text:a></text:p>
      <text:p text:style-name="Standard"><text:span text:style-name="T1">Song length (min:sec):</text:span> 02:44 <text:span text:style-name="T4">[1][2][3]</text:span></text:p>
      <text:p text:style-name="Standard"><text:span text:style-name="T1">Curated by:</text:span></text:p>
      <text:list xml:id="list3417028861" text:style-name="WWNum70">
        <text:list-item>
          <text:p text:style-name="P25"><text:a xlink:type="simple" xlink:href="#_s246sbo30yxs" text:style-name="ListLabel_20_1801" text:visited-style-name="ListLabel_20_1801"><text:span text:style-name="T2">Firefly Music</text:span></text:a></text:p>
        </text:list-item>
      </text:list>
      <text:p text:style-name="Standard"><text:span text:style-name="T1">Appears in Collection:</text:span></text:p>
      <text:list xml:id="list3057768389" text:style-name="WWNum111">
        <text:list-item>
          <text:p text:style-name="P26"><text:a xlink:type="simple" xlink:href="#_wdwsfg775tbs" text:style-name="ListLabel_20_1801" text:visited-style-name="ListLabel_20_1801"><text:span text:style-name="T2">[ Kawaii Future Bass Collection Vol.4 ]</text:span></text:a></text:p>
        </text:list-item>
      </text:list>
      <text:p text:style-name="Standard"><text:span text:style-name="T1">References/Links:</text:span></text:p>
      <text:p text:style-name="P184">[1] Firefly Music (2019 June 25). “SoLush - Good Morning”, <text:span text:style-name="T3">YouTube</text:span>. <text:a xlink:type="simple" xlink:href="https://www.youtube.com/watch?v=iJn7t8texrA" text:style-name="ListLabel_20_1801" text:visited-style-name="ListLabel_20_1801"><text:span text:style-name="T2">https://www.youtube.com/watch?v=iJn7t8texrA</text:span></text:a> (accessed 2023 Mar 11)</text:p>
      <text:p text:style-name="P184">[2] SoLush (2019 June 22). “Good Morning”, <text:span text:style-name="T3">SoundCloud</text:span>. <text:a xlink:type="simple" xlink:href="https://soundcloud.com/iamsolush/solush-good-morning" text:style-name="ListLabel_20_1801" text:visited-style-name="ListLabel_20_1801"><text:span text:style-name="T2">https://soundcloud.com/iamsolush/solush-good-morning</text:span></text:a> (accessed 2023 Mar 11)</text:p>
      <text:p text:style-name="P184">[3] <text:span text:style-name="T3">Spotify</text:span>. <text:a xlink:type="simple" xlink:href="https://open.spotify.com/track/6j0eW2tn4PW6IAbDdrL57F" text:style-name="ListLabel_20_1801" text:visited-style-name="ListLabel_20_1801"><text:span text:style-name="T2">https://open.spotify.com/track/6j0eW2tn4PW6IAbDdrL57F</text:span></text:a> (TODO)</text:p>
      <text:p text:style-name="Heading_20_2"><text:bookmark text:name="_5tc5ey44tutd"/><text:soft-page-break/>Green Tea</text:p>
      <text:p text:style-name="Standard"><text:span text:style-name="T1">Artists:</text:span></text:p>
      <text:list xml:id="list228082803" text:style-name="WWNum156">
        <text:list-item>
          <text:p text:style-name="P27"><text:a xlink:type="simple" xlink:href="#_sx1a6j87i8d1" text:style-name="ListLabel_20_1801" text:visited-style-name="ListLabel_20_1801"><text:span text:style-name="T2">Project </text:span></text:a><text:a xlink:type="simple" xlink:href="#_sx1a6j87i8d1" text:style-name="ListLabel_20_1801" text:visited-style-name="ListLabel_20_1801"><text:span text:style-name="T2">Skylate</text:span></text:a> (primary artist)</text:p>
        </text:list-item>
        <text:list-item>
          <text:p text:style-name="P27"><text:a xlink:type="simple" xlink:href="#_2h14l7bpi8q9" text:style-name="ListLabel_20_1801" text:visited-style-name="ListLabel_20_1801"><text:span text:style-name="T2">Lyrit</text:span></text:a> (vocalist; featured artist)</text:p>
        </text:list-item>
      </text:list>
      <text:p text:style-name="Standard"><text:span text:style-name="T1">Appears in Collection:</text:span></text:p>
      <text:list xml:id="list101132776536679" text:continue-list="list101133428238695" text:style-name="WWNum61">
        <text:list-item>
          <text:p text:style-name="P1"><text:a xlink:type="simple" xlink:href="#_wdwsfg775tbs" text:style-name="ListLabel_20_1801" text:visited-style-name="ListLabel_20_1801"><text:span text:style-name="T2">[ Kawaii Future Bass Collection Vol.4 ]</text:span></text:a></text:p>
        </text:list-item>
      </text:list>
      <text:p text:style-name="Standard"><text:span text:style-name="T1">References/Links:</text:span></text:p>
      <text:p text:style-name="P184">[1] <text:span text:style-name="T3">SoundCloud</text:span>. <text:a xlink:type="simple" xlink:href="https://soundcloud.com/projectskylateofficial/green-tea-ft-lyrit" text:style-name="ListLabel_20_1801" text:visited-style-name="ListLabel_20_1801"><text:span text:style-name="T2">https://soundcloud.com/projectskylateofficial/green-tea-ft-lyrit</text:span></text:a> (TODO)</text:p>
      <text:p text:style-name="Heading_20_2"><text:bookmark text:name="_rlt3oxn08l5j"/>Hanabi</text:p>
      <text:p text:style-name="Standard"><text:span text:style-name="T1">Remix of:</text:span> <text:a xlink:type="simple" xlink:href="#_u9ygzt5af2cb" text:style-name="ListLabel_20_1801" text:visited-style-name="ListLabel_20_1801"><text:span text:style-name="T2">打上花火</text:span></text:a></text:p>
      <text:p text:style-name="Standard"><text:span text:style-name="T1">Remix Artist:</text:span> <text:a xlink:type="simple" xlink:href="#_skw4o59cttq3" text:style-name="ListLabel_20_1801" text:visited-style-name="ListLabel_20_1801"><text:span text:style-name="T2">osirasekita</text:span></text:a></text:p>
      <text:p text:style-name="Standard"><text:span text:style-name="T1">Part of Album:</text:span></text:p>
      <text:list xml:id="list2834966570" text:style-name="WWNum20">
        <text:list-item>
          <text:p text:style-name="P28">commune310 summer 2018 (TODO)</text:p>
        </text:list-item>
      </text:list>
      <text:p text:style-name="Standard"><text:span text:style-name="T1">Appears in Collection:</text:span></text:p>
      <text:list xml:id="list101132045289450" text:continue-list="list101132540947522" text:style-name="WWNum149">
        <text:list-item>
          <text:p text:style-name="P14"><text:a xlink:type="simple" xlink:href="#_4rlfutwro23l" text:style-name="ListLabel_20_1801" text:visited-style-name="ListLabel_20_1801"><text:span text:style-name="T2">[ Kawaii Future Bass Collection Vol.2 ]</text:span></text:a></text:p>
        </text:list-item>
      </text:list>
      <text:p text:style-name="Standard"><text:span text:style-name="T1">References/Links:</text:span></text:p>
      <text:p text:style-name="P184">[1] “Hanabi / osirasekita【F/C commune310 summer 2018】**FREE DL**”, <text:span text:style-name="T3">SoundCloud</text:span>. <text:a xlink:type="simple" xlink:href="https://soundcloud.com/osirasekita/hanabi-osirasekitafc-commune310-summer-2018" text:style-name="ListLabel_20_1801" text:visited-style-name="ListLabel_20_1801"><text:span text:style-name="T2">https://soundcloud.com/osirasekita/hanabi-osirasekitafc-commune310-summer-2018</text:span></text:a> (TODO)</text:p>
      <text:p text:style-name="P184">[2] <text:span text:style-name="T3">YouTube</text:span>. <text:a xlink:type="simple" xlink:href="https://www.youtube.com/watch?v=PdJE_Zx4eg4" text:style-name="ListLabel_20_1801" text:visited-style-name="ListLabel_20_1801"><text:span text:style-name="T2">https://www.youtube.com/watch?v=PdJE_Zx4eg4</text:span></text:a> (TODO)</text:p>
      <text:p text:style-name="Heading_20_2"><text:bookmark text:name="_x6w3pq1wus6i"/>Hanbunko Hanabi</text:p>
      <text:p text:style-name="Standard"><text:span text:style-name="T1">Redirect:</text:span></text:p>
      <text:p text:style-name="P189"><text:span text:style-name="T1">See:</text:span> <text:a xlink:type="simple" xlink:href="#_rfxcj775phjc" text:style-name="ListLabel_20_1801" text:visited-style-name="ListLabel_20_1801"><text:span text:style-name="T2">はんぶんこ花火</text:span></text:a> (song by Yunomi; Happy Kuru Kuru)</text:p>
      <text:p text:style-name="Heading_20_2"><text:bookmark text:name="_66v1cq1kdj3r"/>Hangout</text:p>
      <text:p text:style-name="Standard"><text:span text:style-name="T1">Disambiguation:</text:span></text:p>
      <text:p text:style-name="P189">“<text:span text:style-name="T1">Hangout</text:span>” may refer to:</text:p>
      <text:list xml:id="list3305695265" text:style-name="WWNum103">
        <text:list-item>
          <text:p text:style-name="P190"><text:soft-page-break/><text:a xlink:type="simple" xlink:href="#_hnm91xalhws6" text:style-name="ListLabel_20_1801" text:visited-style-name="ListLabel_20_1801"><text:span text:style-name="T2">Nyoki-Taro - Hangout</text:span></text:a> (dubstep)</text:p>
        </text:list-item>
        <text:list-item>
          <text:p text:style-name="P190"><text:a xlink:type="simple" xlink:href="#_5na53dltq1oe" text:style-name="ListLabel_20_1801" text:visited-style-name="ListLabel_20_1801"><text:span text:style-name="T2">NYOKI - Hangout</text:span></text:a> (kawaii future bass)</text:p>
        </text:list-item>
        <text:list-item>
          <text:p text:style-name="P190"><text:a xlink:type="simple" xlink:href="#_mn4affgi1sqf" text:style-name="ListLabel_20_1801" text:visited-style-name="ListLabel_20_1801"><text:span text:style-name="T2">NYOKI - Hangout (Mameyudoufu Remix)</text:span></text:a></text:p>
        </text:list-item>
      </text:list>
      <text:p text:style-name="Heading_20_3"><text:bookmark text:name="_hnm91xalhws6"/>Nyoki-Taro - Hangout</text:p>
      <text:p text:style-name="Standard"><text:span text:style-name="T1">Artist:</text:span> <text:a xlink:type="simple" xlink:href="#_viunkbaojd60" text:style-name="ListLabel_20_1801" text:visited-style-name="ListLabel_20_1801"><text:span text:style-name="T2">Nyoki-Taro</text:span></text:a></text:p>
      <text:p text:style-name="Standard"><text:span text:style-name="T1">Genre:</text:span> Dubstep <text:span text:style-name="T4">[1]</text:span></text:p>
      <text:p text:style-name="Standard"><text:span text:style-name="T1">Song length (min:sec):</text:span> 03:31 <text:span text:style-name="T4">[1]</text:span></text:p>
      <text:p text:style-name="Standard"><text:span text:style-name="T1">Variants:</text:span></text:p>
      <text:list xml:id="list2160439546" text:style-name="WWNum187">
        <text:list-item>
          <text:p text:style-name="P29"><text:a xlink:type="simple" xlink:href="#_5na53dltq1oe" text:style-name="ListLabel_20_1801" text:visited-style-name="ListLabel_20_1801"><text:span text:style-name="T2">NYOKI - Hangout</text:span></text:a></text:p>
        </text:list-item>
      </text:list>
      <text:p text:style-name="Standard"><text:span text:style-name="T1">References/Links:</text:span></text:p>
      <text:p text:style-name="P187">[1] MasterOfDubstep (2017 Nov 21). “Nyoki-Taro - Hangout”, <text:span text:style-name="T3">YouTube</text:span>. <text:a xlink:type="simple" xlink:href="https://www.youtube.com/watch?v=wr24CQPt7yo" text:style-name="ListLabel_20_1801" text:visited-style-name="ListLabel_20_1801"><text:span text:style-name="T2">https://www.youtube.com/watch?v=wr24CQPt7yo</text:span></text:a> (accessed 2023 Mar 30)</text:p>
      <text:p text:style-name="P187">[2] <text:span text:style-name="T3">SoundCloud</text:span>. <text:a xlink:type="simple" xlink:href="https://soundcloud.com/nyokitaro/hangout" text:style-name="ListLabel_20_1802" text:visited-style-name="ListLabel_20_1802"><text:span text:style-name="T7">https://soundcloud.com/nyokitaro/hangout</text:span></text:a> (dead link, last checked 2023 Mar 30)</text:p>
      <text:p text:style-name="P187"/>
      <text:p text:style-name="Heading_20_3"><text:bookmark text:name="_5na53dltq1oe"/>NYOKI - Hangout</text:p>
      <text:p text:style-name="Standard"><text:span text:style-name="T1">Variant of:</text:span> <text:a xlink:type="simple" xlink:href="#_hnm91xalhws6" text:style-name="ListLabel_20_1801" text:visited-style-name="ListLabel_20_1801"><text:span text:style-name="T2">Nyoki-Taro - Hangout</text:span></text:a></text:p>
      <text:p text:style-name="Standard"><text:span text:style-name="T1">Artist:</text:span> <text:a xlink:type="simple" xlink:href="#_viunkbaojd60" text:style-name="ListLabel_20_1801" text:visited-style-name="ListLabel_20_1801"><text:span text:style-name="T2">NYOKI</text:span></text:a></text:p>
      <text:p text:style-name="Standard"><text:span text:style-name="T1">Genre:</text:span> Kawaii Future Bass <text:span text:style-name="T4">[1]</text:span></text:p>
      <text:p text:style-name="Standard"><text:span text:style-name="T1">Song length (min:sec):</text:span> 03:28 <text:span text:style-name="T4">[1][3][4]</text:span></text:p>
      <text:p text:style-name="Standard"><text:span text:style-name="T1">Artist’s Notes:</text:span></text:p>
      <text:p text:style-name="P191">my best kawaii song <text:span text:style-name="T4">[4]</text:span></text:p>
      <text:p text:style-name="Standard"><text:span text:style-name="T1">Lyrics</text:span> <text:span text:style-name="T4">[4]</text:span><text:span text:style-name="T1">:</text:span></text:p>
      <text:p text:style-name="P191">にょきたろ〜〜〜</text:p>
      <text:p text:style-name="Standard"><text:span text:style-name="T1">Remixes:</text:span></text:p>
      <text:list xml:id="list847399959" text:style-name="WWNum163">
        <text:list-item>
          <text:p text:style-name="P30"><text:a xlink:type="simple" xlink:href="#_mn4affgi1sqf" text:style-name="ListLabel_20_1801" text:visited-style-name="ListLabel_20_1801"><text:span text:style-name="T2">Hangout (Mameyudoufu Remix)</text:span></text:a></text:p>
        </text:list-item>
      </text:list>
      <text:p text:style-name="Standard"><text:soft-page-break/><text:span text:style-name="T1">References/Links:</text:span></text:p>
      <text:p text:style-name="P184">[1] Yumi ゆみ (2018 Apr 29). “☆Kawaii Future Bass☆ NYOKI - Hangout”, <text:span text:style-name="T3">YouTube</text:span>. <text:a xlink:type="simple" xlink:href="https://www.youtube.com/watch?v=oYkPITiwIuE" text:style-name="ListLabel_20_1801" text:visited-style-name="ListLabel_20_1801"><text:span text:style-name="T2">https://www.youtube.com/watch?v=oYkPITiwIuE</text:span></text:a> (accessed 2023 Mar 30)</text:p>
      <text:p text:style-name="P184">[2] <text:span text:style-name="T3">SoundCloud</text:span>. <text:a xlink:type="simple" xlink:href="https://soundcloud.com/nyoki_official/hangout-nyoki-by-nyoki" text:style-name="ListLabel_20_1802" text:visited-style-name="ListLabel_20_1802"><text:span text:style-name="T7">https://soundcloud.com/nyoki_official/hangout-nyoki-by-nyoki</text:span></text:a> (dead link, last checked 2023 Mar 11)</text:p>
      <text:p text:style-name="P184">[3] NYOKI (n.d.). “Hangout (NYOKI By NYOKI)” <text:span text:style-name="T3">Hypeddit</text:span>. <text:a xlink:type="simple" xlink:href="https://hypeddit.com/track/m0cjp3" text:style-name="ListLabel_20_1801" text:visited-style-name="ListLabel_20_1801"><text:span text:style-name="T2">https://hypeddit.com/track/m0cjp3</text:span></text:a> (accessed 2023 Mar 30)</text:p>
      <text:p text:style-name="P184">[4] NYOKI (2019 June 18) “Hangout”, <text:span text:style-name="T3">Bandcamp</text:span>. <text:a xlink:type="simple" xlink:href="https://nyoki4423.bandcamp.com/track/hangout" text:style-name="ListLabel_20_1801" text:visited-style-name="ListLabel_20_1801"><text:span text:style-name="T2">https://nyoki4423.bandcamp.com/track/hangout</text:span></text:a> (accessed 2023 Mar 30)</text:p>
      <text:p text:style-name="Heading_20_3"><text:bookmark text:name="_mn4affgi1sqf"/>Hangout (Mameyudoufu Remix)</text:p>
      <text:p text:style-name="Standard"><text:span text:style-name="T1">Remix of:</text:span> <text:a xlink:type="simple" xlink:href="#_5na53dltq1oe" text:style-name="ListLabel_20_1801" text:visited-style-name="ListLabel_20_1801"><text:span text:style-name="T2">NYOKI - Hangout</text:span></text:a></text:p>
      <text:p text:style-name="Standard"><text:span text:style-name="T1">Remix Artist:</text:span> <text:a xlink:type="simple" xlink:href="#_wpmuccdyq36d" text:style-name="ListLabel_20_1801" text:visited-style-name="ListLabel_20_1801"><text:span text:style-name="T2">Mameyudoufu</text:span></text:a></text:p>
      <text:p text:style-name="Standard"><text:span text:style-name="T1">Genre:</text:span> Future Bass <text:span text:style-name="T4">[1]</text:span></text:p>
      <text:p text:style-name="Standard"><text:span text:style-name="T1">Song length (min:sec):</text:span> 03:57 <text:span text:style-name="T4">[1][2]</text:span></text:p>
      <text:p text:style-name="Standard"><text:span text:style-name="T1">Curated by:</text:span></text:p>
      <text:list xml:id="list690576007" text:style-name="WWNum136">
        <text:list-item>
          <text:p text:style-name="P31"><text:a xlink:type="simple" xlink:href="#_89cr6raqhzzv" text:style-name="ListLabel_20_1801" text:visited-style-name="ListLabel_20_1801"><text:span text:style-name="T2">Dayrin</text:span></text:a></text:p>
        </text:list-item>
      </text:list>
      <text:p text:style-name="Standard"><text:span text:style-name="T1">Appears in Collection:</text:span></text:p>
      <text:list xml:id="list101133199140885" text:continue-list="list101133696665290" text:style-name="WWNum171">
        <text:list-item>
          <text:p text:style-name="P5"><text:a xlink:type="simple" xlink:href="#_i7zs0qbill66" text:style-name="ListLabel_20_1801" text:visited-style-name="ListLabel_20_1801"><text:span text:style-name="T2">[ Kawaii Future Bass Collection Vol.3 ]</text:span></text:a></text:p>
        </text:list-item>
      </text:list>
      <text:p text:style-name="Standard"><text:span text:style-name="T1">References/Links:</text:span></text:p>
      <text:p text:style-name="P184">[1] Mameyudoufu (2017 Dec 25). “[FREE DL] NYOKI - Hangout (Mameyudoufu Remix)”, <text:span text:style-name="T3">SoundCloud</text:span>. <text:a xlink:type="simple" xlink:href="https://soundcloud.com/mameyudoufu/nyokitaro-hangout-mameyudoufu-remix" text:style-name="ListLabel_20_1801" text:visited-style-name="ListLabel_20_1801"><text:span text:style-name="T2">https://soundcloud.com/mameyudoufu/nyokitaro-hangout-mameyudoufu-remix</text:span></text:a> (accessed 2023 Mar 30)</text:p>
      <text:p text:style-name="P184">[2] Dayrin (2018 Apr 29). “NYOKI - Hangout (Mameyudoufu Remix)”, <text:span text:style-name="T3">YouTube</text:span>. <text:a xlink:type="simple" xlink:href="https://www.youtube.com/watch?v=PIlBz1iNQqE" text:style-name="ListLabel_20_1801" text:visited-style-name="ListLabel_20_1801"><text:span text:style-name="T2">https://www.youtube.com/watch?v=PIlBz1iNQqE</text:span></text:a> (accessed 2023 Mar 30)</text:p>
      <text:p text:style-name="P184">[3] <text:span text:style-name="T3">The Artist Union</text:span>. <text:a xlink:type="simple" xlink:href="https://theartistunion.com/tracks/169658" text:style-name="ListLabel_20_1802" text:visited-style-name="ListLabel_20_1802"><text:span text:style-name="T7">https://theartistunion.com/tracks/169658</text:span></text:a> (dead link, last checked 2023 Mar 30) (TODO: check internet archive)</text:p>
      <text:p text:style-name="Heading_20_2"><text:bookmark text:name="_76dx9z3g7ph1"/>Henshin</text:p>
      <text:p text:style-name="Standard"><text:span text:style-name="T1">Artist:</text:span> <text:a xlink:type="simple" xlink:href="#_7yshr1xlnstb" text:style-name="ListLabel_20_1801" text:visited-style-name="ListLabel_20_1801"><text:span text:style-name="T2">Kimii</text:span></text:a></text:p>
      <text:p text:style-name="Standard"><text:span text:style-name="T1">Appears in Collection:</text:span></text:p>
      <text:list xml:id="list1912088941" text:style-name="WWNum80">
        <text:list-item>
          <text:p text:style-name="P32"><text:a xlink:type="simple" xlink:href="#_ao5reix8icwk" text:style-name="ListLabel_20_1801" text:visited-style-name="ListLabel_20_1801"><text:span text:style-name="T2">[ Kawaii Future Bass Collection ]</text:span></text:a></text:p>
        </text:list-item>
      </text:list>
      <text:p text:style-name="Standard"><text:span text:style-name="T1">References/Links:</text:span></text:p>
      <text:p text:style-name="P187">[1] SoundCloud. <text:a xlink:type="simple" xlink:href="https://soundcloud.com/kimiidesu/henshin" text:style-name="ListLabel_20_1801" text:visited-style-name="ListLabel_20_1801"><text:span text:style-name="T2">https://soundcloud.com/kimiidesu/henshin</text:span></text:a> (TODO)</text:p>
      <text:p text:style-name="P187"><text:soft-page-break/>[2] YouTube. <text:a xlink:type="simple" xlink:href="https://www.youtube.com/watch?v=H0h2hdEBlNY" text:style-name="ListLabel_20_1801" text:visited-style-name="ListLabel_20_1801"><text:span text:style-name="T2">https://www.youtube.com/watch?v=H0h2hdEBlNY</text:span></text:a> (TODO)</text:p>
      <text:p text:style-name="Heading_20_2"><text:bookmark text:name="_qszco2gz1dfk"/>Hirune</text:p>
      <text:p text:style-name="Standard"><text:span text:style-name="T1">Artist:</text:span> <text:a xlink:type="simple" xlink:href="#_ybpcix3gr3v2" text:style-name="ListLabel_20_1801" text:visited-style-name="ListLabel_20_1801"><text:span text:style-name="T2">B3LLA</text:span></text:a></text:p>
      <text:p text:style-name="Standard"><text:span text:style-name="T1">Appears in Collection:</text:span></text:p>
      <text:list xml:id="list101132223748596" text:continue-list="list101132776536679" text:style-name="WWNum61">
        <text:list-item>
          <text:p text:style-name="P1"><text:a xlink:type="simple" xlink:href="#_wdwsfg775tbs" text:style-name="ListLabel_20_1801" text:visited-style-name="ListLabel_20_1801"><text:span text:style-name="T2">[ Kawaii Future Bass Collection Vol.4 ]</text:span></text:a></text:p>
        </text:list-item>
      </text:list>
      <text:p text:style-name="Standard"><text:span text:style-name="T1">References/Links:</text:span></text:p>
      <text:p text:style-name="P184">[1] <text:span text:style-name="T3">SoundCloud</text:span>. <text:a xlink:type="simple" xlink:href="https://soundcloud.com/b3lladesu/hirune" text:style-name="ListLabel_20_1802" text:visited-style-name="ListLabel_20_1802"><text:span text:style-name="T7">https://soundcloud.com/b3lladesu/hirune</text:span></text:a> (dead link, last checked 2023 Mar 26)</text:p>
      <text:p text:style-name="Heading_20_2"><text:bookmark text:name="_l8fgy6epf0zn"/>Hold Me</text:p>
      <text:p text:style-name="Standard"><text:span text:style-name="T1">Artist:</text:span> <text:a xlink:type="simple" xlink:href="#_dhwxsuhtdme" text:style-name="ListLabel_20_1801" text:visited-style-name="ListLabel_20_1801"><text:span text:style-name="T2">2ToneDisco</text:span></text:a></text:p>
      <text:p text:style-name="Standard"><text:span text:style-name="T1">Appears in Collection:</text:span></text:p>
      <text:list xml:id="list101132197491722" text:continue-list="list101132045289450" text:style-name="WWNum149">
        <text:list-item>
          <text:p text:style-name="P14"><text:a xlink:type="simple" xlink:href="#_4rlfutwro23l" text:style-name="ListLabel_20_1801" text:visited-style-name="ListLabel_20_1801"><text:span text:style-name="T2">[ Kawaii Future Bass Collection Vol.2 ]</text:span></text:a></text:p>
        </text:list-item>
      </text:list>
      <text:p text:style-name="Standard"><text:span text:style-name="T1">References/Links:</text:span></text:p>
      <text:p text:style-name="P184">[1] <text:span text:style-name="T3">SoundCloud</text:span>. <text:a xlink:type="simple" xlink:href="https://soundcloud.com/2tonedisco/hold-me-1" text:style-name="ListLabel_20_1802" text:visited-style-name="ListLabel_20_1802"><text:span text:style-name="T7">https://soundcloud.com/2tonedisco/hold-me-1</text:span></text:a> (dead link, last checked 2023 Mar 19)</text:p>
      <text:p text:style-name="P184">[2] <text:span text:style-name="T3">YouTube</text:span>. <text:a xlink:type="simple" xlink:href="https://www.youtube.com/watch?v=y8Zh1p670mM" text:style-name="ListLabel_20_1801" text:visited-style-name="ListLabel_20_1801"><text:span text:style-name="T2">https://www.youtube.com/watch?v=y8Zh1p670mM</text:span></text:a> (TODO)</text:p>
      <text:p text:style-name="Heading_20_2"><text:bookmark text:name="_ovvez4ifdqia"/>Holiday</text:p>
      <text:p text:style-name="Standard"><text:span text:style-name="T1">Artist:</text:span> <text:a xlink:type="simple" xlink:href="#_caf9wdwn8vwj" text:style-name="ListLabel_20_1801" text:visited-style-name="ListLabel_20_1801"><text:span text:style-name="T2">KODOMOi</text:span></text:a></text:p>
      <text:p text:style-name="Standard"><text:span text:style-name="T1">Appears in Collection:</text:span></text:p>
      <text:list xml:id="list101133125272805" text:continue-list="list101133199140885" text:style-name="WWNum171">
        <text:list-item>
          <text:p text:style-name="P5"><text:a xlink:type="simple" xlink:href="#_i7zs0qbill66" text:style-name="ListLabel_20_1801" text:visited-style-name="ListLabel_20_1801"><text:span text:style-name="T2">[ Kawaii Future Bass Collection Vol.3 ]</text:span></text:a></text:p>
        </text:list-item>
      </text:list>
      <text:p text:style-name="Standard"><text:span text:style-name="T1">References/Links:</text:span></text:p>
      <text:p text:style-name="P184">[1] <text:span text:style-name="T3">SoundCloud</text:span>. <text:a xlink:type="simple" xlink:href="https://soundcloud.com/kodomoimusic/kodomoi-holiday" text:style-name="ListLabel_20_1801" text:visited-style-name="ListLabel_20_1801"><text:span text:style-name="T2">https://soundcloud.com/kodomoimusic/kodomoi-holiday</text:span></text:a> (TODO)</text:p>
      <text:p text:style-name="P184">[2] <text:span text:style-name="T3">YouTube</text:span>. <text:a xlink:type="simple" xlink:href="https://www.youtube.com/watch?v=xJPE-qsFKqU" text:style-name="ListLabel_20_1801" text:visited-style-name="ListLabel_20_1801"><text:span text:style-name="T2">https://www.youtube.com/watch?v=</text:span></text:a><text:a xlink:type="simple" xlink:href="https://www.youtube.com/watch?v=xJPE-qsFKqU" text:style-name="ListLabel_20_1801" text:visited-style-name="ListLabel_20_1801"><text:span text:style-name="T2">xJPE-qsFKqU</text:span></text:a> (TODO)</text:p>
      <text:p text:style-name="Heading_20_2"><text:bookmark text:name="_fwwu7zqccjlp"/>Hot &amp; Cool</text:p>
      <text:p text:style-name="Standard"><text:span text:style-name="T1">Artist:</text:span> <text:a xlink:type="simple" xlink:href="#_1bhyvxb8ybtp" text:style-name="ListLabel_20_1801" text:visited-style-name="ListLabel_20_1801"><text:span text:style-name="T2">Kocyamarü</text:span></text:a></text:p>
      <text:p text:style-name="Standard"><text:span text:style-name="T1">Song length (min:sec):</text:span> 03:29 (TODO: check)</text:p>
      <text:p text:style-name="Standard"><text:soft-page-break/><text:span text:style-name="T1">Appears in Collection:</text:span></text:p>
      <text:list xml:id="list101133524035695" text:continue-list="list101132197491722" text:style-name="WWNum149">
        <text:list-item>
          <text:p text:style-name="P14"><text:a xlink:type="simple" xlink:href="#_4rlfutwro23l" text:style-name="ListLabel_20_1801" text:visited-style-name="ListLabel_20_1801"><text:span text:style-name="T2">[ Kawaii Future Bass Collection Vol.2 ]</text:span></text:a></text:p>
        </text:list-item>
      </text:list>
      <text:p text:style-name="Standard"><text:span text:style-name="T1">References/Links:</text:span></text:p>
      <text:p text:style-name="P184">[1] <text:span text:style-name="T3">SoundCloud</text:span>. <text:a xlink:type="simple" xlink:href="https://soundcloud.com/kocyamaru/kocyamaru-hot-cool" text:style-name="ListLabel_20_1801" text:visited-style-name="ListLabel_20_1801"><text:span text:style-name="T2">https://soundcloud.com/kocyamaru/kocyamaru-hot-cool</text:span></text:a> (TODO)</text:p>
      <text:p text:style-name="P184">[2] <text:span text:style-name="T3">YouTube</text:span>. <text:a xlink:type="simple" xlink:href="https://www.youtube.com/watch?v=TzrD-owOg_Y" text:style-name="ListLabel_20_1801" text:visited-style-name="ListLabel_20_1801"><text:span text:style-name="T2">https://www.youtube.com/watch?v=</text:span></text:a><text:a xlink:type="simple" xlink:href="https://www.youtube.com/watch?v=TzrD-owOg_Y" text:style-name="ListLabel_20_1801" text:visited-style-name="ListLabel_20_1801"><text:span text:style-name="T2">TzrD-owOg_Y</text:span></text:a> (TODO)</text:p>
      <text:p text:style-name="Heading_20_2"><text:bookmark text:name="_ure7ayauxzjr"/>Isekai</text:p>
      <text:p text:style-name="Standard"><text:span text:style-name="T1">Artist:</text:span> <text:a xlink:type="simple" xlink:href="#_k6t80jclblzw" text:style-name="ListLabel_20_1801" text:visited-style-name="ListLabel_20_1801"><text:span text:style-name="T2">Syui</text:span></text:a></text:p>
      <text:p text:style-name="Standard"><text:span text:style-name="T1">Appears in collection:</text:span></text:p>
      <text:list xml:id="list101132093750440" text:continue-list="list101132614406756" text:style-name="WWNum167">
        <text:list-item>
          <text:p text:style-name="P8"><text:a xlink:type="simple" xlink:href="#_dcx7g6821zw" text:style-name="ListLabel_20_1801" text:visited-style-name="ListLabel_20_1801"><text:span text:style-name="T2">[神曲] Kawaii EDMオススメ10曲 [まとめ]</text:span></text:a></text:p>
        </text:list-item>
      </text:list>
      <text:p text:style-name="Standard"><text:span text:style-name="T1">Links:</text:span> <text:span text:style-name="T1">YouTube:</text:span> <text:a xlink:type="simple" xlink:href="https://www.youtube.com/watch?v=VMZ5udnrOvU" text:style-name="ListLabel_20_1801" text:visited-style-name="ListLabel_20_1801"><text:span text:style-name="T2">https://www.youtube.com/watch?v=VMZ5udnrOvU</text:span></text:a> (TODO)</text:p>
      <text:p text:style-name="Heading_20_2"><text:bookmark text:name="_2p2bwykcbfca"/>Jellyfish</text:p>
      <text:p text:style-name="Standard"><text:span text:style-name="T1">Redirect:</text:span></text:p>
      <text:p text:style-name="P189"><text:span text:style-name="T1">See:</text:span> <text:a xlink:type="simple" xlink:href="#_lbe1s0s6a1u" text:style-name="ListLabel_20_1801" text:visited-style-name="ListLabel_20_1801"><text:span text:style-name="T2">ジェリーフィッシュ</text:span></text:a> (song by Yunomi; ローラーガール)</text:p>
      <text:p text:style-name="Heading_20_2"><text:bookmark text:name="_12w8gepw16yx"/>Jump!</text:p>
      <text:p text:style-name="Standard"><text:span text:style-name="T1">Artists:</text:span></text:p>
      <text:list xml:id="list3710981509" text:style-name="WWNum14">
        <text:list-item>
          <text:p text:style-name="P33"><text:a xlink:type="simple" xlink:href="#_xtl8cnmnsstd" text:style-name="ListLabel_20_1801" text:visited-style-name="ListLabel_20_1801"><text:span text:style-name="T2">Tecchi</text:span></text:a></text:p>
        </text:list-item>
        <text:list-item>
          <text:p text:style-name="P33"><text:a xlink:type="simple" xlink:href="#_nvbepg7r4m1d" text:style-name="ListLabel_20_1801" text:visited-style-name="ListLabel_20_1801"><text:span text:style-name="T2">Elliot Hsu</text:span></text:a></text:p>
        </text:list-item>
      </text:list>
      <text:p text:style-name="Standard"><text:span text:style-name="T1">Appears in Collection:</text:span></text:p>
      <text:list xml:id="list354389379" text:style-name="WWNum119">
        <text:list-item>
          <text:p text:style-name="P34"><text:a xlink:type="simple" xlink:href="#_ao5reix8icwk" text:style-name="ListLabel_20_1801" text:visited-style-name="ListLabel_20_1801"><text:span text:style-name="T2">[ Kawaii Future Bass Collection ]</text:span></text:a></text:p>
        </text:list-item>
      </text:list>
      <text:p text:style-name="Standard"><text:span text:style-name="T1">References/Links:</text:span></text:p>
      <text:p text:style-name="P187">[1] “Tecchi x Elliot Hsu - Jump!”, <text:span text:style-name="T3">SoundCloud</text:span>. <text:a xlink:type="simple" xlink:href="https://soundcloud.com/tecchii/jump" text:style-name="ListLabel_20_1801" text:visited-style-name="ListLabel_20_1801"><text:span text:style-name="T2">https://soundcloud.com/tecchii/jump</text:span></text:a> (TODO)</text:p>
      <text:p text:style-name="P187">[2] You<text:span text:style-name="T3">Tube</text:span>. <text:a xlink:type="simple" xlink:href="https://www.youtube.com/watch?v=TZ8yQP4cTsU" text:style-name="ListLabel_20_1801" text:visited-style-name="ListLabel_20_1801"><text:span text:style-name="T2">https://www.youtube.com/watch?v=TZ8yQP4cTsU</text:span></text:a> (TODO)</text:p>
      <text:p text:style-name="Heading_20_2"><text:bookmark text:name="_54z96ynu8vic"/>Kawaii Wave</text:p>
      <text:p text:style-name="Standard"><text:span text:style-name="T1">Artist:</text:span> <text:a xlink:type="simple" xlink:href="#_9hoxmhth39l3" text:style-name="ListLabel_20_1801" text:visited-style-name="ListLabel_20_1801"><text:span text:style-name="T2">Zinnie</text:span></text:a></text:p>
      <text:p text:style-name="Standard"><text:soft-page-break/><text:span text:style-name="T1">Appears in Collection:</text:span></text:p>
      <text:list xml:id="list101132167572718" text:continue-list="list101133125272805" text:style-name="WWNum171">
        <text:list-item>
          <text:p text:style-name="P5"><text:a xlink:type="simple" xlink:href="#_i7zs0qbill66" text:style-name="ListLabel_20_1801" text:visited-style-name="ListLabel_20_1801"><text:span text:style-name="T2">[ Kawaii Future Bass Collection Vol.3 ]</text:span></text:a></text:p>
        </text:list-item>
      </text:list>
      <text:p text:style-name="Standard"><text:span text:style-name="T1">References/Links:</text:span></text:p>
      <text:p text:style-name="P184">[1] <text:span text:style-name="T3">SoundCloud</text:span>. <text:a xlink:type="simple" xlink:href="https://soundcloud.com/zinniemusic/zinnie-kawaii-wave" text:style-name="ListLabel_20_1801" text:visited-style-name="ListLabel_20_1801"><text:span text:style-name="T2">https://soundcloud.com/zinniemusic/zinnie-kawaii-wave</text:span></text:a> (TODO)</text:p>
      <text:p text:style-name="P184">[2] <text:span text:style-name="T3">YouTube</text:span>. <text:a xlink:type="simple" xlink:href="https://www.youtube.com/watch?v=SydGuQ1vlyw" text:style-name="ListLabel_20_1801" text:visited-style-name="ListLabel_20_1801"><text:span text:style-name="T2">https://www.youtube.com/watch?v=SydGuQ1vlyw</text:span></text:a> (TODO)</text:p>
      <text:p text:style-name="Heading_20_2"><text:bookmark text:name="_u92zee9n9ces"/>Keep It Kawaii</text:p>
      <text:p text:style-name="Standard"><text:span text:style-name="T1">Artist:</text:span> <text:a xlink:type="simple" xlink:href="#_tsd5y963f9uh" text:style-name="ListLabel_20_1801" text:visited-style-name="ListLabel_20_1801"><text:span text:style-name="T2">NaNa</text:span></text:a></text:p>
      <text:p text:style-name="Standard"><text:span text:style-name="T1">Appears in collection:</text:span></text:p>
      <text:list xml:id="list101132159375671" text:continue-list="list101132160746022" text:style-name="WWNum37">
        <text:list-item>
          <text:p text:style-name="P17"><text:a xlink:type="simple" xlink:href="#_ao5reix8icwk" text:style-name="ListLabel_20_1801" text:visited-style-name="ListLabel_20_1801"><text:span text:style-name="T2">[ Kawaii Future Bass Collection ]</text:span></text:a></text:p>
        </text:list-item>
      </text:list>
      <text:p text:style-name="Standard"><text:span text:style-name="T1">References/Links:</text:span></text:p>
      <text:p text:style-name="P184">[1] “NaNa - Keep It Kawaii”, <text:span text:style-name="T3">SoundCloud</text:span>. <text:a xlink:type="simple" xlink:href="https://soundcloud.com/nana172025/nana-keep-it-kawaii" text:style-name="ListLabel_20_1801" text:visited-style-name="ListLabel_20_1801"><text:span text:style-name="T2">https://soundcloud.com/nana172025/nana-keep-it-kawaii</text:span></text:a> (TODO)</text:p>
      <text:p text:style-name="P184">[2] <text:span text:style-name="T3">YouTube</text:span>. <text:a xlink:type="simple" xlink:href="https://www.youtube.com/watch?v=RqPqHy8DT4s" text:style-name="ListLabel_20_1801" text:visited-style-name="ListLabel_20_1801"><text:span text:style-name="T2">https://www.youtube.com/watch?v=RqPqHy8DT4s</text:span></text:a> (TODO)</text:p>
      <text:p text:style-name="Heading_20_2"><text:bookmark text:name="_3q6npzcw9e6y"/>Light The Way!</text:p>
      <text:p text:style-name="Standard"><text:span text:style-name="T1">Artists:</text:span></text:p>
      <text:list xml:id="list3762044320" text:style-name="WWNum46">
        <text:list-item>
          <text:p text:style-name="P35"><text:a xlink:type="simple" xlink:href="#_gsima38panzk" text:style-name="ListLabel_20_1801" text:visited-style-name="ListLabel_20_1801"><text:span text:style-name="T2">AIKA</text:span></text:a></text:p>
        </text:list-item>
        <text:list-item>
          <text:p text:style-name="P35"><text:a xlink:type="simple" xlink:href="#_p203k55ymhe7" text:style-name="ListLabel_20_1801" text:visited-style-name="ListLabel_20_1801"><text:span text:style-name="T2">Trifect</text:span></text:a></text:p>
        </text:list-item>
      </text:list>
      <text:p text:style-name="Standard"><text:span text:style-name="T1">Song length (min:sec):</text:span> 03:34 (TODO: check)</text:p>
      <text:p text:style-name="Standard"><text:span text:style-name="T1">Appears in collection:</text:span></text:p>
      <text:list xml:id="list101132358672481" text:continue-list="list101132159375671" text:style-name="WWNum37">
        <text:list-item>
          <text:p text:style-name="P17"><text:a xlink:type="simple" xlink:href="#_ao5reix8icwk" text:style-name="ListLabel_20_1801" text:visited-style-name="ListLabel_20_1801"><text:span text:style-name="T2">[ Kawaii Future Bass Collection ]</text:span></text:a></text:p>
        </text:list-item>
      </text:list>
      <text:p text:style-name="Standard"><text:span text:style-name="T1">References/Links:</text:span></text:p>
      <text:p text:style-name="P184">[1] “Aika x Trifect - Light The Way!”, <text:span text:style-name="T3">SoundCloud</text:span>. <text:a xlink:type="simple" xlink:href="https://soundcloud.com/i-am-aika/aika-x-trifect-light-the-way" text:style-name="ListLabel_20_1801" text:visited-style-name="ListLabel_20_1801"><text:span text:style-name="T2">https://soundcloud.com/i-am-aika/aika-x-trifect-light-the-way</text:span></text:a> (TODO)</text:p>
      <text:p text:style-name="P184">[2] <text:span text:style-name="T3">YouTube</text:span>. <text:a xlink:type="simple" xlink:href="https://www.youtube.com/watch?v=GxK4LpMLsAE" text:style-name="ListLabel_20_1801" text:visited-style-name="ListLabel_20_1801"><text:span text:style-name="T2">https://www.youtube.com/watch?v=GxK4LpMLsAE</text:span></text:a> (TODO)</text:p>
      <text:p text:style-name="Heading_20_2"><text:bookmark text:name="_uhpdz8j98tlw"/>LiLac Box</text:p>
      <text:p text:style-name="Standard"><text:span text:style-name="T1">Artist:</text:span> <text:a xlink:type="simple" xlink:href="#_r0zdb3p3cow2" text:style-name="ListLabel_20_1801" text:visited-style-name="ListLabel_20_1801"><text:span text:style-name="T2">Ancraft</text:span></text:a></text:p>
      <text:p text:style-name="Standard"><text:soft-page-break/><text:span text:style-name="T1">Genre:</text:span> Future Bass <text:span text:style-name="T4">[1]</text:span></text:p>
      <text:p text:style-name="Standard"><text:span text:style-name="T1">Song length (min:sec):</text:span> 03:44 <text:span text:style-name="T4">[1]</text:span></text:p>
      <text:p text:style-name="Standard"><text:span text:style-name="T1">Curated by:</text:span></text:p>
      <text:list xml:id="list101132681693097" text:continue-list="list3417028861" text:style-name="WWNum70">
        <text:list-item>
          <text:p text:style-name="P25"><text:a xlink:type="simple" xlink:href="#_s246sbo30yxs" text:style-name="ListLabel_20_1801" text:visited-style-name="ListLabel_20_1801"><text:span text:style-name="T2">Firefly Music</text:span></text:a></text:p>
        </text:list-item>
      </text:list>
      <text:p text:style-name="Standard"><text:span text:style-name="T1">References/Links:</text:span></text:p>
      <text:p text:style-name="P187">[1] Firefly Music (2017 Mar 12). “【Future Bass】Ancraft - LiLac Box || ♫♫♫”, <text:span text:style-name="T3">YouTube</text:span>. <text:a xlink:type="simple" xlink:href="https://www.youtube.com/watch?v=qtr5Ga661c8" text:style-name="ListLabel_20_1801" text:visited-style-name="ListLabel_20_1801"><text:span text:style-name="T2">https://www.youtube.com/watch?v=qtr5Ga661c8</text:span></text:a> (accessed 2023 Mar 11)</text:p>
      <text:p text:style-name="P187">[2] <text:span text:style-name="T3">SoundCloud</text:span>. <text:a xlink:type="simple" xlink:href="https://soundcloud.com/ancraft/lilac-box" text:style-name="ListLabel_20_1802" text:visited-style-name="ListLabel_20_1802"><text:span text:style-name="T7">https://soundcloud.com/ancraft/lilac-box</text:span></text:a> (dead link, last checked 2023 Mar 11)</text:p>
      <text:p text:style-name="Heading_20_2"><text:bookmark text:name="_4nhnpbc8hji5"/>Lovelock</text:p>
      <text:p text:style-name="Standard"><text:span text:style-name="T1">Artist:</text:span> <text:a xlink:type="simple" xlink:href="#_br1osg950art" text:style-name="ListLabel_20_1801" text:visited-style-name="ListLabel_20_1801"><text:span text:style-name="T2">Kagi</text:span></text:a></text:p>
      <text:p text:style-name="Standard"><text:span text:style-name="T1">Appears in collection:</text:span></text:p>
      <text:list xml:id="list101132568155316" text:continue-list="list101132358672481" text:style-name="WWNum37">
        <text:list-item>
          <text:p text:style-name="P17"><text:a xlink:type="simple" xlink:href="#_ao5reix8icwk" text:style-name="ListLabel_20_1801" text:visited-style-name="ListLabel_20_1801"><text:span text:style-name="T2">[ Kawaii Future Bass Collection ]</text:span></text:a></text:p>
        </text:list-item>
      </text:list>
      <text:p text:style-name="Standard"><text:span text:style-name="T1">References/Links:</text:span></text:p>
      <text:p text:style-name="P184">[1] <text:span text:style-name="T3">SoundCloud</text:span>. <text:a xlink:type="simple" xlink:href="https://soundcloud.com/kagimusic/lovelock" text:style-name="ListLabel_20_1802" text:visited-style-name="ListLabel_20_1802"><text:span text:style-name="T7">https://soundcloud.com/kagimusic/lovelock</text:span></text:a> (dead link, last checked 2023 Mar 19)</text:p>
      <text:p text:style-name="P184">[2] <text:span text:style-name="T3">ToneDen</text:span>. <text:a xlink:type="simple" xlink:href="https://www.toneden.io/kagimusic-1/post/lovelock" text:style-name="ListLabel_20_1801" text:visited-style-name="ListLabel_20_1801"><text:span text:style-name="T2">https://www.toneden.io/kagimusic-1/post/lovelock</text:span></text:a> (TODO)</text:p>
      <text:p text:style-name="P184">[3] <text:span text:style-name="T3">YouTube</text:span>. <text:a xlink:type="simple" xlink:href="https://www.youtube.com/watch?v=dPmE3_unq5Q" text:style-name="ListLabel_20_1801" text:visited-style-name="ListLabel_20_1801"><text:span text:style-name="T2">https://www.youtube.com/watch?v=dPmE3_unq5Q</text:span></text:a> (TODO)</text:p>
      <text:p text:style-name="Heading_20_2"><text:bookmark text:name="_17gdhvv77gjk"/>Lovestruck</text:p>
      <text:p text:style-name="Standard"><text:span text:style-name="T1">Artists:</text:span></text:p>
      <text:list xml:id="list2900520816" text:style-name="WWNum191">
        <text:list-item>
          <text:p text:style-name="P193"><text:a xlink:type="simple" xlink:href="#_4olapioscn3p" text:style-name="ListLabel_20_1801" text:visited-style-name="ListLabel_20_1801"><text:span text:style-name="T2">Hyp3rsleep</text:span></text:a></text:p>
        </text:list-item>
        <text:list-item>
          <text:p text:style-name="P193"><text:a xlink:type="simple" xlink:href="#_yov4o2318283" text:style-name="ListLabel_20_1801" text:visited-style-name="ListLabel_20_1801"><text:span text:style-name="T2">SoLush</text:span></text:a></text:p>
        </text:list-item>
      </text:list>
      <text:p text:style-name="Standard"><text:span text:style-name="T1">Genres:</text:span> EDM <text:span text:style-name="T4">[2]</text:span>, Electronic <text:span text:style-name="T4">[2]</text:span>, Future Bass <text:span text:style-name="T4">[2]</text:span>, Kawaii Future Bass <text:span text:style-name="T4">[2]</text:span></text:p>
      <text:p text:style-name="Standard"><text:span text:style-name="T1">Song length (min:sec):</text:span> 02:31 <text:span text:style-name="T4">[1][2]</text:span></text:p>
      <text:p text:style-name="Standard"><text:span text:style-name="T1">Appears in Collection:</text:span></text:p>
      <text:list xml:id="list3908750629" text:style-name="WWNum69">
        <text:list-item>
          <text:p text:style-name="P36"><text:a xlink:type="simple" xlink:href="#_wdwsfg775tbs" text:style-name="ListLabel_20_1801" text:visited-style-name="ListLabel_20_1801"><text:span text:style-name="T2">[ Kawaii Future Bass Collection Vol.4 ]</text:span></text:a></text:p>
        </text:list-item>
      </text:list>
      <text:p text:style-name="Standard"><text:span text:style-name="T1">References/Links:</text:span></text:p>
      <text:p text:style-name="P187"><text:soft-page-break/>[1] StarlingEDM (2019 Mar 28). “Hyp3rsleep &amp; SoLush - Lovestruck ♪”, <text:span text:style-name="T3">YouTube</text:span>. <text:a xlink:type="simple" xlink:href="https://www.youtube.com/watch?v=hTAzuG5pR14" text:style-name="ListLabel_20_1801" text:visited-style-name="ListLabel_20_1801"><text:span text:style-name="T2">https://www.youtube.com/watch?v=hTAzuG5pR14</text:span></text:a> (accessed 2023 Mar 11)</text:p>
      <text:p text:style-name="P187">[2] Hyp3rsleep (2019 Mar 15). “Hyp3rsleep &amp; SoLush - Lovestruck”, <text:span text:style-name="T3">SoundCloud</text:span>. <text:a xlink:type="simple" xlink:href="https://soundcloud.com/hyp3rsleep/lovestruck" text:style-name="ListLabel_20_1801" text:visited-style-name="ListLabel_20_1801"><text:span text:style-name="T2">https://soundcloud.com/hyp3rsleep/lovestruck</text:span></text:a> (accessed 2023 Mar 11)</text:p>
      <text:p text:style-name="Heading_20_2"><text:bookmark text:name="_xv36kzues86w"/>Macaron</text:p>
      <text:p text:style-name="Standard"><text:span text:style-name="T1">Artist:</text:span> <text:a xlink:type="simple" xlink:href="#_7q20zk2idm05" text:style-name="ListLabel_20_1801" text:visited-style-name="ListLabel_20_1801"><text:span text:style-name="T2">LOIS (ㆁvㆁ)</text:span></text:a></text:p>
      <text:p text:style-name="Standard"><text:span text:style-name="T1">Genre:</text:span> Electro House <text:span text:style-name="T4">[1]</text:span></text:p>
      <text:p text:style-name="Standard"><text:span text:style-name="T1">Song length (min:sec):</text:span> 04:59 <text:span text:style-name="T4">[1]</text:span></text:p>
      <text:p text:style-name="Standard"><text:span text:style-name="T1">Curated by:</text:span></text:p>
      <text:list xml:id="list325035884" text:style-name="WWNum112">
        <text:list-item>
          <text:p text:style-name="P37"><text:a xlink:type="simple" xlink:href="#_s246sbo30yxs" text:style-name="ListLabel_20_1801" text:visited-style-name="ListLabel_20_1801"><text:span text:style-name="T2">Firefly Music</text:span></text:a></text:p>
        </text:list-item>
      </text:list>
      <text:p text:style-name="Standard"><text:span text:style-name="T1">References/Links:</text:span></text:p>
      <text:p text:style-name="P187">[1] Firefly Music (2017 Jan 26). “【Electro House】LOIS (ㆁvㆁ) - Macaron || ♫♫♫”, <text:span text:style-name="T3">YouTube</text:span>. <text:a xlink:type="simple" xlink:href="https://www.youtube.com/watch?v=JLuRnDfjwtk" text:style-name="ListLabel_20_1801" text:visited-style-name="ListLabel_20_1801"><text:span text:style-name="T2">https://www.youtube.com/watch?v=JLuRnDfjwtk</text:span></text:a> (accessed 2023 Apr 02)</text:p>
      <text:p text:style-name="P187">[2] <text:span text:style-name="T3">SoundCloud</text:span>. <text:a xlink:type="simple" xlink:href="https://soundcloud.com/lois1104/lois-macaron" text:style-name="ListLabel_20_1801" text:visited-style-name="ListLabel_20_1801"><text:span text:style-name="T2">https://soundcloud.com/lois1104/lois-macaron</text:span></text:a> (TODO)</text:p>
      <text:p text:style-name="Heading_20_2"><text:bookmark text:name="_rzk6eq1tbv4e"/>main heroine</text:p>
      <text:p text:style-name="Standard"><text:span text:style-name="T1">Artist:</text:span> <text:a xlink:type="simple" xlink:href="#_x9w3h0bsnryv" text:style-name="ListLabel_20_1801" text:visited-style-name="ListLabel_20_1801"><text:span text:style-name="T2">cute girls doing cute things</text:span></text:a></text:p>
      <text:p text:style-name="Standard"><text:span text:style-name="T1">Appears in Collection:</text:span></text:p>
      <text:list xml:id="list101132357366326" text:continue-list="list101132167572718" text:style-name="WWNum171">
        <text:list-item>
          <text:p text:style-name="P5"><text:a xlink:type="simple" xlink:href="#_i7zs0qbill66" text:style-name="ListLabel_20_1801" text:visited-style-name="ListLabel_20_1801"><text:span text:style-name="T2">[ Kawaii Future Bass Collection Vol.3 ]</text:span></text:a></text:p>
        </text:list-item>
      </text:list>
      <text:p text:style-name="Standard"><text:span text:style-name="T1">References/Links:</text:span></text:p>
      <text:p text:style-name="P184">[1] <text:span text:style-name="T3">SoundCloud</text:span>. <text:a xlink:type="simple" xlink:href="https://soundcloud.com/cutegirlsdoingcutethings/main-heroine" text:style-name="ListLabel_20_1801" text:visited-style-name="ListLabel_20_1801"><text:span text:style-name="T2">https://soundcloud.com/cutegirlsdoingcutethings/main-heroine</text:span></text:a> (TODO)</text:p>
      <text:p text:style-name="P184">[2] <text:span text:style-name="T3">YouTube</text:span>. <text:a xlink:type="simple" xlink:href="https://www.youtube.com/watch?v=0SsAQ5ukjvg" text:style-name="ListLabel_20_1801" text:visited-style-name="ListLabel_20_1801"><text:span text:style-name="T2">https://www.youtube.com/watch?v=0SsAQ5ukjvg</text:span></text:a> (TODO)</text:p>
      <text:p text:style-name="Heading_20_2"><text:bookmark text:name="_7uixezrnvkr3"/>Makuramoto ni Ghost</text:p>
      <text:p text:style-name="Standard"><text:span text:style-name="T1">Redirect:</text:span></text:p>
      <text:p text:style-name="P189"><text:span text:style-name="T1">See:</text:span> <text:a xlink:type="simple" xlink:href="#_ctv9ksgak2o0" text:style-name="ListLabel_20_1801" text:visited-style-name="ListLabel_20_1801"><text:span text:style-name="T2">枕元にゴースト</text:span></text:a> (song by Aiobahn; Yunomi; nicamoq)</text:p>
      <text:p text:style-name="Heading_20_2"><text:bookmark text:name="_fe30zx8g2yy"/>Marmalade</text:p>
      <text:p text:style-name="Standard"><text:span text:style-name="T1">Artist:</text:span> <text:a xlink:type="simple" xlink:href="#_ahl8rt5hfok2" text:style-name="ListLabel_20_1801" text:visited-style-name="ListLabel_20_1801"><text:span text:style-name="T2">Systile</text:span></text:a></text:p>
      <text:p text:style-name="Standard"><text:span text:style-name="T1">Appears in Collection:</text:span></text:p>
      <text:list xml:id="list101133514067002" text:continue-list="list101132223748596" text:style-name="WWNum61">
        <text:list-item>
          <text:p text:style-name="P1"><text:soft-page-break/><text:a xlink:type="simple" xlink:href="#_wdwsfg775tbs" text:style-name="ListLabel_20_1801" text:visited-style-name="ListLabel_20_1801"><text:span text:style-name="T2">[ Kawaii Future Bass Collection Vol.4 ]</text:span></text:a></text:p>
        </text:list-item>
      </text:list>
      <text:p text:style-name="Standard"><text:span text:style-name="T1">References/Links:</text:span></text:p>
      <text:p text:style-name="P184">[1] <text:span text:style-name="T3">SoundCloud</text:span>. <text:a xlink:type="simple" xlink:href="https://soundcloud.com/gd-creatorsysl/marmalade" text:style-name="ListLabel_20_1801" text:visited-style-name="ListLabel_20_1801"><text:span text:style-name="T2">https://soundcloud.com/gd-creatorsysl/marmalade</text:span></text:a> (TODO)</text:p>
      <text:p text:style-name="Heading_20_2"><text:bookmark text:name="_sto9eqgq3tg8"/>Meanwhile</text:p>
      <text:p text:style-name="Standard"><text:span text:style-name="T1">Artists:</text:span></text:p>
      <text:list xml:id="list1929649683" text:style-name="WWNum2">
        <text:list-item>
          <text:p text:style-name="P38"><text:a xlink:type="simple" xlink:href="#_kuvtmm7dnfxx" text:style-name="ListLabel_20_1801" text:visited-style-name="ListLabel_20_1801"><text:span text:style-name="T2">Lewis</text:span></text:a></text:p>
        </text:list-item>
        <text:list-item>
          <text:p text:style-name="P38"><text:a xlink:type="simple" xlink:href="#_gr7kq6jobe0b" text:style-name="ListLabel_20_1801" text:visited-style-name="ListLabel_20_1801"><text:span text:style-name="T2">Club2Tokyo</text:span></text:a></text:p>
        </text:list-item>
      </text:list>
      <text:p text:style-name="Standard"><text:span text:style-name="T1">Appears in Collection:</text:span></text:p>
      <text:list xml:id="list101132255352356" text:continue-list="list101133524035695" text:style-name="WWNum149">
        <text:list-item>
          <text:p text:style-name="P14"><text:a xlink:type="simple" xlink:href="#_4rlfutwro23l" text:style-name="ListLabel_20_1801" text:visited-style-name="ListLabel_20_1801"><text:span text:style-name="T2">[ Kawaii Future Bass Collection Vol.2 ]</text:span></text:a></text:p>
        </text:list-item>
      </text:list>
      <text:p text:style-name="Standard"><text:span text:style-name="T1">References/Links:</text:span></text:p>
      <text:p text:style-name="P184">[1] “Meanwhile (w/ Club2Tokyo)”, <text:span text:style-name="T3">SoundCloud</text:span>. <text:a xlink:type="simple" xlink:href="https://soundcloud.com/lewisdubmusic/meanwhile" text:style-name="ListLabel_20_1801" text:visited-style-name="ListLabel_20_1801"><text:span text:style-name="T2">https://soundcloud.com/lewisdubmusic/meanwhile</text:span></text:a> (TODO)</text:p>
      <text:p text:style-name="P184">[2] <text:span text:style-name="T3">YouTube</text:span>. <text:a xlink:type="simple" xlink:href="https://www.youtube.com/watch?v=_xsACRBDGYI" text:style-name="ListLabel_20_1801" text:visited-style-name="ListLabel_20_1801"><text:span text:style-name="T2">https://www.youtube.com/watch?v=_xsACRBDGYI</text:span></text:a> (TODO)</text:p>
      <text:p text:style-name="Heading_20_2"><text:bookmark text:name="_ypbolzbwaonz"/>Melting Emotion</text:p>
      <text:p text:style-name="Standard"><text:span text:style-name="T1">Artist:</text:span> <text:a xlink:type="simple" xlink:href="#_lque5g828wlw" text:style-name="ListLabel_20_1801" text:visited-style-name="ListLabel_20_1801"><text:span text:style-name="T2">Kazmasa</text:span></text:a></text:p>
      <text:p text:style-name="Standard"><text:span text:style-name="T1">Appears in Collection:</text:span></text:p>
      <text:list xml:id="list101133729618069" text:continue-numbering="true" text:style-name="WWNum149">
        <text:list-item>
          <text:p text:style-name="P14"><text:a xlink:type="simple" xlink:href="#_4rlfutwro23l" text:style-name="ListLabel_20_1801" text:visited-style-name="ListLabel_20_1801"><text:span text:style-name="T2">[ Kawaii Future Bass Collection Vol.2 ]</text:span></text:a></text:p>
        </text:list-item>
      </text:list>
      <text:p text:style-name="Standard"><text:span text:style-name="T1">References/Links:</text:span></text:p>
      <text:p text:style-name="P184">[1] “Melting Emotion / Kazmasa【F/C commune310 summer 2018】”, <text:span text:style-name="T3">SoundCloud</text:span>. <text:a xlink:type="simple" xlink:href="https://soundcloud.com/k55tea/melting-emotion-kazmasafc-commune310-summer-2018" text:style-name="ListLabel_20_1801" text:visited-style-name="ListLabel_20_1801"><text:span text:style-name="T2">https://soundcloud.com/k55tea/melting-emotion-kazmasafc-commune310-summer-2018</text:span></text:a> (TODO)</text:p>
      <text:p text:style-name="P184">[2] <text:span text:style-name="T3">YouTube</text:span>. <text:a xlink:type="simple" xlink:href="https://www.youtube.com/watch?v=EXCz5jvJA6A" text:style-name="ListLabel_20_1801" text:visited-style-name="ListLabel_20_1801"><text:span text:style-name="T2">https://www.youtube.com/watch?v=EXCz5jvJA6A</text:span></text:a> (TODO)</text:p>
      <text:p text:style-name="Heading_20_2"><text:bookmark text:name="_ouzq73ow94pd"/>Metsuki</text:p>
      <text:p text:style-name="Standard"><text:span text:style-name="T1">Artist:</text:span> <text:a xlink:type="simple" xlink:href="#_7yshr1xlnstb" text:style-name="ListLabel_20_1801" text:visited-style-name="ListLabel_20_1801"><text:span text:style-name="T2">Kimii</text:span></text:a></text:p>
      <text:p text:style-name="Standard"><text:span text:style-name="T1">Appears in Collection:</text:span></text:p>
      <text:list xml:id="list101132914163464" text:continue-numbering="true" text:style-name="WWNum149">
        <text:list-item>
          <text:p text:style-name="P14"><text:a xlink:type="simple" xlink:href="#_4rlfutwro23l" text:style-name="ListLabel_20_1801" text:visited-style-name="ListLabel_20_1801"><text:span text:style-name="T2">[ Kawaii Future Bass Collection Vol.2 ]</text:span></text:a></text:p>
        </text:list-item>
      </text:list>
      <text:p text:style-name="Standard"><text:span text:style-name="T1">Remixes:</text:span></text:p>
      <text:list xml:id="list3010574035" text:style-name="WWNum43">
        <text:list-item>
          <text:p text:style-name="P39"><text:soft-page-break/><text:a xlink:type="simple" xlink:href="#_ptkoehg24rx8" text:style-name="ListLabel_20_1801" text:visited-style-name="ListLabel_20_1801"><text:span text:style-name="T2">Metsuki (Milkoi Remix)</text:span></text:a></text:p>
        </text:list-item>
      </text:list>
      <text:p text:style-name="Standard"><text:span text:style-name="T1">References/Links:</text:span></text:p>
      <text:p text:style-name="P184">[1] <text:span text:style-name="T3">SoundCloud</text:span>. <text:a xlink:type="simple" xlink:href="https://soundcloud.com/kimiidesu/metsuki-1" text:style-name="ListLabel_20_1801" text:visited-style-name="ListLabel_20_1801"><text:span text:style-name="T2">https://soundcloud.com/kimiidesu/metsuki-1</text:span></text:a> (TODO)</text:p>
      <text:p text:style-name="P184">[2] <text:span text:style-name="T3">YouTube</text:span>. <text:a xlink:type="simple" xlink:href="https://www.youtube.com/watch?v=IL_jPPavIhQ" text:style-name="ListLabel_20_1801" text:visited-style-name="ListLabel_20_1801"><text:span text:style-name="T2">https://www.youtube.com/watch?v=IL_jPPavIhQ</text:span></text:a> (TODO)</text:p>
      <text:p text:style-name="Heading_20_3"><text:bookmark text:name="_ptkoehg24rx8"/>Metsuki (Milkoi Remix)</text:p>
      <text:p text:style-name="Standard"><text:span text:style-name="T1">Remix of:</text:span> <text:a xlink:type="simple" xlink:href="#_ouzq73ow94pd" text:style-name="ListLabel_20_1801" text:visited-style-name="ListLabel_20_1801"><text:span text:style-name="T2">Metsuki</text:span></text:a></text:p>
      <text:p text:style-name="Standard"><text:span text:style-name="T1">Remix Artist:</text:span> <text:a xlink:type="simple" xlink:href="#_7qxdwvhafgey" text:style-name="ListLabel_20_1801" text:visited-style-name="ListLabel_20_1801"><text:span text:style-name="T2">Milkoi</text:span></text:a></text:p>
      <text:p text:style-name="Standard"><text:span text:style-name="T1">Appears in Collection:</text:span></text:p>
      <text:list xml:id="list101133819936630" text:continue-list="list101132914163464" text:style-name="WWNum149">
        <text:list-item>
          <text:p text:style-name="P14"><text:a xlink:type="simple" xlink:href="#_4rlfutwro23l" text:style-name="ListLabel_20_1801" text:visited-style-name="ListLabel_20_1801"><text:span text:style-name="T2">[ Kawaii Future Bass Collection Vol.2 ]</text:span></text:a></text:p>
        </text:list-item>
      </text:list>
      <text:p text:style-name="Standard"><text:span text:style-name="T1">References/Links:</text:span></text:p>
      <text:p text:style-name="P184">[1] <text:span text:style-name="T3">SoundCloud</text:span>. <text:a xlink:type="simple" xlink:href="https://soundcloud.com/milkoi/kimii-metsuki-milkoi-remix" text:style-name="ListLabel_20_1802" text:visited-style-name="ListLabel_20_1802"><text:span text:style-name="T7">https://soundcloud.com/milkoi/kimii-metsuki-milkoi-remix</text:span></text:a> (dead link, last checked 22023 Mar 19)</text:p>
      <text:p text:style-name="P184">[2] <text:span text:style-name="T3">YouTube</text:span>. <text:a xlink:type="simple" xlink:href="https://www.youtube.com/watch?v=DdhlKjFRPsI" text:style-name="ListLabel_20_1801" text:visited-style-name="ListLabel_20_1801"><text:span text:style-name="T2">https://www.youtube.com/watch?v=</text:span></text:a><text:a xlink:type="simple" xlink:href="https://www.youtube.com/watch?v=DdhlKjFRPsI" text:style-name="ListLabel_20_1801" text:visited-style-name="ListLabel_20_1801"><text:span text:style-name="T2">DdhlKjFRPsI</text:span></text:a> (TODO)</text:p>
      <text:p text:style-name="Heading_20_2"><text:bookmark text:name="_lgpisrvxmffe"/>MILK &amp; COOKIE</text:p>
      <text:p text:style-name="Standard"><text:span text:style-name="T1">Artist:</text:span> <text:a xlink:type="simple" xlink:href="#_bgzdx0kfsc4j" text:style-name="ListLabel_20_1801" text:visited-style-name="ListLabel_20_1801"><text:span text:style-name="T2">COSMICOSMO</text:span></text:a></text:p>
      <text:p text:style-name="Standard"><text:span text:style-name="T1">Appears in collection:</text:span></text:p>
      <text:list xml:id="list101132948365070" text:continue-list="list101132568155316" text:style-name="WWNum37">
        <text:list-item>
          <text:p text:style-name="P17"><text:a xlink:type="simple" xlink:href="#_ao5reix8icwk" text:style-name="ListLabel_20_1801" text:visited-style-name="ListLabel_20_1801"><text:span text:style-name="T2">[ Kawaii Future Bass Collection ]</text:span></text:a></text:p>
        </text:list-item>
      </text:list>
      <text:p text:style-name="Standard"><text:span text:style-name="T1">References/Links:</text:span></text:p>
      <text:p text:style-name="P184">[1] <text:span text:style-name="T3">SoundCloud</text:span>. <text:a xlink:type="simple" xlink:href="https://soundcloud.com/hyperpopcollective/milk-cookie-cosmicosmo" text:style-name="ListLabel_20_1802" text:visited-style-name="ListLabel_20_1802"><text:span text:style-name="T7">https://soundcloud.com/hyperpopcollective/milk-cookie-cosmicosmo</text:span></text:a> (dead link, last checked 2023 Mar 19) “COSMICOSMO - MILK &amp; COOKIE” (TODO: find new)</text:p>
      <text:p text:style-name="P184">[2] <text:span text:style-name="T3">YouTube</text:span>. <text:a xlink:type="simple" xlink:href="https://www.youtube.com/watch?v=yaODSTfK-DE" text:style-name="ListLabel_20_1801" text:visited-style-name="ListLabel_20_1801"><text:span text:style-name="T2">https://www.youtube.com/watch?v=yaODSTfK-DE</text:span></text:a> (TODO)</text:p>
      <text:p text:style-name="Heading_20_2"><text:bookmark text:name="_5k37wgwemjkh"/>Miss You</text:p>
      <text:p text:style-name="Standard"><text:span text:style-name="T1">Artist:</text:span> <text:a xlink:type="simple" xlink:href="#_cijhg0fnirmh" text:style-name="ListLabel_20_1801" text:visited-style-name="ListLabel_20_1801"><text:span text:style-name="T2">PIKASONIC</text:span></text:a></text:p>
      <text:p text:style-name="Standard"><text:span text:style-name="T1">Appears in collection:</text:span></text:p>
      <text:list xml:id="list101132010003309" text:continue-list="list101132093750440" text:style-name="WWNum167">
        <text:list-item>
          <text:p text:style-name="P8"><text:a xlink:type="simple" xlink:href="#_dcx7g6821zw" text:style-name="ListLabel_20_1801" text:visited-style-name="ListLabel_20_1801"><text:span text:style-name="T2">[神曲] Kawaii EDMオススメ10曲 [まとめ]</text:span></text:a></text:p>
        </text:list-item>
      </text:list>
      <text:p text:style-name="Standard"><text:span text:style-name="T1">Links:</text:span> <text:span text:style-name="T1">YouTube:</text:span> <text:a xlink:type="simple" xlink:href="https://www.youtube.com/watch?v=bZzD5WiGlzc" text:style-name="ListLabel_20_1802" text:visited-style-name="ListLabel_20_1802"><text:span text:style-name="T7">https://www.youtube.com/watch?v=bZzD5WiGlzc</text:span></text:a> (dead link, last checked 2023 Mar 05)</text:p>
      <text:p text:style-name="Heading_20_2"><text:bookmark text:name="_wknqi2gfi7j8"/><text:soft-page-break/>Mocha</text:p>
      <text:p text:style-name="Standard"><text:span text:style-name="T1">Artist:</text:span> <text:a xlink:type="simple" xlink:href="#_4olapioscn3p" text:style-name="ListLabel_20_1801" text:visited-style-name="ListLabel_20_1801"><text:span text:style-name="T2">Hyp3rsleep</text:span></text:a></text:p>
      <text:p text:style-name="Standard"><text:span text:style-name="T1">Appears in collection:</text:span></text:p>
      <text:list xml:id="list101132320082295" text:continue-list="list101132948365070" text:style-name="WWNum37">
        <text:list-item>
          <text:p text:style-name="P17"><text:a xlink:type="simple" xlink:href="#_ao5reix8icwk" text:style-name="ListLabel_20_1801" text:visited-style-name="ListLabel_20_1801"><text:span text:style-name="T2">[ Kawaii Future Bass Collection ]</text:span></text:a></text:p>
        </text:list-item>
      </text:list>
      <text:p text:style-name="Standard"><text:span text:style-name="T1">References/Links:</text:span></text:p>
      <text:p text:style-name="P184">[1] <text:span text:style-name="T3">SoundCloud</text:span>. <text:a xlink:type="simple" xlink:href="https://soundcloud.com/hyp3rsleep/mocha-buy-free-download" text:style-name="ListLabel_20_1801" text:visited-style-name="ListLabel_20_1801"><text:span text:style-name="T2">https://soundcloud.com/hyp3rsleep/mocha-buy-free-download</text:span></text:a> (TODO)</text:p>
      <text:p text:style-name="P184">[2] <text:span text:style-name="T3">YouTube</text:span>. <text:a xlink:type="simple" xlink:href="https://www.youtube.com/watch?v=dJDtxOhr_So" text:style-name="ListLabel_20_1801" text:visited-style-name="ListLabel_20_1801"><text:span text:style-name="T2">https://www.youtube.com/watch?v=dJDtxOhr_So</text:span></text:a> (TODO)</text:p>
      <text:p text:style-name="Heading_20_2"><text:bookmark text:name="_rlecmiq9rqca"/>Myself</text:p>
      <text:p text:style-name="Standard"><text:span text:style-name="T1">Artist:</text:span> <text:a xlink:type="simple" xlink:href="#_cijhg0fnirmh" text:style-name="ListLabel_20_1801" text:visited-style-name="ListLabel_20_1801"><text:span text:style-name="T2">PIKASONIC</text:span></text:a></text:p>
      <text:p text:style-name="Standard"><text:span text:style-name="T1">Appears in collection:</text:span></text:p>
      <text:list xml:id="list101133283993182" text:continue-numbering="true" text:style-name="WWNum37">
        <text:list-item>
          <text:p text:style-name="P17"><text:a xlink:type="simple" xlink:href="#_ao5reix8icwk" text:style-name="ListLabel_20_1801" text:visited-style-name="ListLabel_20_1801"><text:span text:style-name="T2">[ Kawaii Future Bass Collection ]</text:span></text:a></text:p>
        </text:list-item>
      </text:list>
      <text:p text:style-name="Standard"><text:span text:style-name="T1">References/Links:</text:span></text:p>
      <text:p text:style-name="P184">[1] <text:span text:style-name="T3">SoundCloud</text:span>. <text:a xlink:type="simple" xlink:href="https://soundcloud.com/pika5onic/myself-original-mix" text:style-name="ListLabel_20_1801" text:visited-style-name="ListLabel_20_1801"><text:span text:style-name="T2">https://soundcloud.com/pika5onic/myself-original-mix</text:span></text:a> (TODO)</text:p>
      <text:p text:style-name="P184">[2] <text:span text:style-name="T3">YouTube</text:span>. <text:a xlink:type="simple" xlink:href="https://www.youtube.com/watch?v=Q1wqaNFDII0" text:style-name="ListLabel_20_1801" text:visited-style-name="ListLabel_20_1801"><text:span text:style-name="T2">https://www.youtube.com/watch?v=Q1wqaNFDII0</text:span></text:a> (TODO)</text:p>
      <text:p text:style-name="Heading_20_2"><text:bookmark text:name="_9x5pl216l25v"/>Nagame</text:p>
      <text:p text:style-name="Standard"><text:span text:style-name="T1">Artist:</text:span> <text:a xlink:type="simple" xlink:href="#_ybpcix3gr3v2" text:style-name="ListLabel_20_1801" text:visited-style-name="ListLabel_20_1801"><text:span text:style-name="T2">B3LLA</text:span></text:a></text:p>
      <text:p text:style-name="Standard"><text:span text:style-name="T1">Appears in Collection:</text:span></text:p>
      <text:list xml:id="list101133252415868" text:continue-list="list101133819936630" text:style-name="WWNum149">
        <text:list-item>
          <text:p text:style-name="P14"><text:a xlink:type="simple" xlink:href="#_4rlfutwro23l" text:style-name="ListLabel_20_1801" text:visited-style-name="ListLabel_20_1801"><text:span text:style-name="T2">[ Kawaii Future Bass Collection Vol.2 ]</text:span></text:a></text:p>
        </text:list-item>
      </text:list>
      <text:p text:style-name="Standard"><text:span text:style-name="T1">References/Links:</text:span></text:p>
      <text:p text:style-name="P184">[1] <text:span text:style-name="T3">SoundCloud</text:span>. <text:a xlink:type="simple" xlink:href="https://soundcloud.com/b3lladesu/nagame" text:style-name="ListLabel_20_1802" text:visited-style-name="ListLabel_20_1802"><text:span text:style-name="T7">https://soundcloud.com/b3lladesu/nagame</text:span></text:a> (dead link, last checked 2023 Mar 19)</text:p>
      <text:p text:style-name="P184">[2] <text:span text:style-name="T3">YouTube</text:span>. <text:a xlink:type="simple" xlink:href="https://www.youtube.com/watch?v=HxGt4cxbUms" text:style-name="ListLabel_20_1801" text:visited-style-name="ListLabel_20_1801"><text:span text:style-name="T2">https://www.youtube.com/watch?v=</text:span></text:a><text:a xlink:type="simple" xlink:href="https://www.youtube.com/watch?v=HxGt4cxbUms" text:style-name="ListLabel_20_1801" text:visited-style-name="ListLabel_20_1801"><text:span text:style-name="T2">HxGt4cxbUms</text:span></text:a> (TODO)</text:p>
      <text:p text:style-name="Heading_20_2"><text:bookmark text:name="_tohmfwsfs2x9"/>Nani mo Kangae tenai Toki no Boku</text:p>
      <text:p text:style-name="Standard"><text:span text:style-name="T1">Redirect:</text:span></text:p>
      <text:p text:style-name="P189"><text:span text:style-name="T1">See:</text:span> <text:a xlink:type="simple" xlink:href="#_v5knoavk71y1" text:style-name="ListLabel_20_1801" text:visited-style-name="ListLabel_20_1801"><text:span text:style-name="T2">何も考えてない時の僕</text:span></text:a> (song by Street)</text:p>
      <text:p text:style-name="Heading_20_2"><text:bookmark text:name="_t57dgpnpqxff"/><text:soft-page-break/>Naruhodo</text:p>
      <text:p text:style-name="Standard"><text:span text:style-name="T1">Artist:</text:span> <text:a xlink:type="simple" xlink:href="#_lcg5rec1h0we" text:style-name="ListLabel_20_1801" text:visited-style-name="ListLabel_20_1801"><text:span text:style-name="T2">tomatoism</text:span></text:a></text:p>
      <text:p text:style-name="Standard"><text:span text:style-name="T1">Release date:</text:span> 2020 Dec 08 <text:span text:style-name="T4">[2]</text:span></text:p>
      <text:p text:style-name="Standard"><text:span text:style-name="T1">Song length (min:sec):</text:span> 03:35 <text:span text:style-name="T4">[2]</text:span></text:p>
      <text:p text:style-name="Standard"><text:span text:style-name="T1">Part of Album:</text:span></text:p>
      <text:list xml:id="list2993521838" text:style-name="WWNum79">
        <text:list-item>
          <text:p text:style-name="P40"><text:a xlink:type="simple" xlink:href="#_1dlg97x7lbcw" text:style-name="ListLabel_20_1801" text:visited-style-name="ListLabel_20_1801"><text:span text:style-name="T2">Ahoge EP</text:span></text:a></text:p>
        </text:list-item>
      </text:list>
      <text:p text:style-name="Standard"><text:span text:style-name="T1">Appears in Collection:</text:span></text:p>
      <text:list xml:id="list1215381462" text:style-name="WWNum78">
        <text:list-item>
          <text:p text:style-name="P41"><text:a xlink:type="simple" xlink:href="#_i7zs0qbill66" text:style-name="ListLabel_20_1801" text:visited-style-name="ListLabel_20_1801"><text:span text:style-name="T2">[ Kawaii Future Bass Collection Vol.3 ]</text:span></text:a></text:p>
        </text:list-item>
      </text:list>
      <text:p text:style-name="Standard"><text:span text:style-name="T1">Links:</text:span></text:p>
      <text:p text:style-name="P184">[1] <text:span text:style-name="T3">SoundCloud</text:span>. <text:a xlink:type="simple" xlink:href="https://soundcloud.com/tomatoism/fghfgjntukkuyr" text:style-name="ListLabel_20_1801" text:visited-style-name="ListLabel_20_1801"><text:span text:style-name="T2">https://soundcloud.com/tomatoism/fghfgjntukkuyr</text:span></text:a> (TODO)</text:p>
      <text:p text:style-name="P184">[2] tomatoism - Topic (2020 Dec 13). “Naruhodo”, <text:span text:style-name="T3">YouTube</text:span>. <text:a xlink:type="simple" xlink:href="https://www.youtube.com/watch?v=9wedclPZP7c" text:style-name="ListLabel_20_1801" text:visited-style-name="ListLabel_20_1801"><text:span text:style-name="T2">https://www.youtube.com/watch?v=9wedclPZP7c</text:span></text:a> (accessed 2023 Mar 11)</text:p>
      <text:p text:style-name="Heading_20_2"><text:bookmark text:name="_mz5ha42ond01"/>New Day</text:p>
      <text:p text:style-name="Standard"><text:span text:style-name="T1">Artist:</text:span> <text:a xlink:type="simple" xlink:href="#_caf9wdwn8vwj" text:style-name="ListLabel_20_1801" text:visited-style-name="ListLabel_20_1801"><text:span text:style-name="T2">KODOMOi</text:span></text:a></text:p>
      <text:p text:style-name="Standard"><text:span text:style-name="T1">Appears in collection:</text:span></text:p>
      <text:list xml:id="list101131923389185" text:continue-list="list101133283993182" text:style-name="WWNum37">
        <text:list-item>
          <text:p text:style-name="P17"><text:a xlink:type="simple" xlink:href="#_ao5reix8icwk" text:style-name="ListLabel_20_1801" text:visited-style-name="ListLabel_20_1801"><text:span text:style-name="T2">[ Kawaii Future Bass Collection ]</text:span></text:a></text:p>
        </text:list-item>
      </text:list>
      <text:p text:style-name="Standard"><text:span text:style-name="T1">References/Links:</text:span></text:p>
      <text:p text:style-name="P184">[1] “KODOMOi - New Day”, <text:span text:style-name="T3">SoundCloud</text:span>. <text:a xlink:type="simple" xlink:href="https://soundcloud.com/kodomoimusic/kodomoi-new-day" text:style-name="ListLabel_20_1801" text:visited-style-name="ListLabel_20_1801"><text:span text:style-name="T2">https://soundcloud.com/kodomoimusic/kodomoi-new-day</text:span></text:a> (TODO)</text:p>
      <text:p text:style-name="P184">[2] <text:span text:style-name="T3">YouTube</text:span>. <text:a xlink:type="simple" xlink:href="https://www.youtube.com/watch?v=ElI-axLJ0O4" text:style-name="ListLabel_20_1801" text:visited-style-name="ListLabel_20_1801"><text:span text:style-name="T2">https://www.youtube.com/watch?v=ElI-axLJ0O4</text:span></text:a> (TODO)</text:p>
      <text:p text:style-name="Heading_20_2"><text:bookmark text:name="_sibv6zt6qdfo"/>New Start!</text:p>
      <text:p text:style-name="Standard"><text:span text:style-name="T1">Artist:</text:span> <text:a xlink:type="simple" xlink:href="#_cijhg0fnirmh" text:style-name="ListLabel_20_1801" text:visited-style-name="ListLabel_20_1801"><text:span text:style-name="T2">PIKASONIC</text:span></text:a></text:p>
      <text:p text:style-name="Standard"><text:span text:style-name="T1">Appears in Collection:</text:span></text:p>
      <text:list xml:id="list101132827674980" text:continue-list="list101133252415868" text:style-name="WWNum149">
        <text:list-item>
          <text:p text:style-name="P14"><text:a xlink:type="simple" xlink:href="#_4rlfutwro23l" text:style-name="ListLabel_20_1801" text:visited-style-name="ListLabel_20_1801"><text:span text:style-name="T2">[ Kawaii Future Bass Collection Vol.2 ]</text:span></text:a></text:p>
        </text:list-item>
      </text:list>
      <text:p text:style-name="Standard"><text:span text:style-name="T1">References/Links:</text:span></text:p>
      <text:p text:style-name="P184">[1] <text:span text:style-name="T3">SoundCloud</text:span>. <text:a xlink:type="simple" xlink:href="https://soundcloud.com/pika5onic/new-start" text:style-name="ListLabel_20_1801" text:visited-style-name="ListLabel_20_1801"><text:span text:style-name="T2">https://soundcloud.com/pika5onic/new-start</text:span></text:a> (TODO)</text:p>
      <text:p text:style-name="P184"><text:soft-page-break/>[2] <text:span text:style-name="T3">YouTube</text:span>. <text:a xlink:type="simple" xlink:href="https://www.youtube.com/watch?v=jt6ufI-P2Co" text:style-name="ListLabel_20_1801" text:visited-style-name="ListLabel_20_1801"><text:span text:style-name="T2">https://www.youtube.com/watch?v=jt6ufI-P2Co</text:span></text:a> (TODO)</text:p>
      <text:p text:style-name="Heading_20_2"><text:bookmark text:name="_mev6g495nbr2"/>Night Parade</text:p>
      <text:p text:style-name="Standard"><text:span text:style-name="T1">Artist:</text:span> <text:a xlink:type="simple" xlink:href="#_27lm3afm44mj" text:style-name="ListLabel_20_1801" text:visited-style-name="ListLabel_20_1801"><text:span text:style-name="T2">alpha</text:span></text:a></text:p>
      <text:p text:style-name="Standard"><text:span text:style-name="T1">Appears in collection:</text:span></text:p>
      <text:list xml:id="list101133891831944" text:continue-list="list101131923389185" text:style-name="WWNum37">
        <text:list-item>
          <text:p text:style-name="P17"><text:a xlink:type="simple" xlink:href="#_ao5reix8icwk" text:style-name="ListLabel_20_1801" text:visited-style-name="ListLabel_20_1801"><text:span text:style-name="T2">[ Kawaii Future Bass Collection ]</text:span></text:a></text:p>
        </text:list-item>
      </text:list>
      <text:p text:style-name="Standard"><text:span text:style-name="T1">References/Links:</text:span></text:p>
      <text:p text:style-name="P187">[1] <text:span text:style-name="T3">SoundCloud</text:span>. <text:a xlink:type="simple" xlink:href="https://soundcloud.com/superalpha/night-parade" text:style-name="ListLabel_20_1801" text:visited-style-name="ListLabel_20_1801"><text:span text:style-name="T2">https://soundcloud.com/superalpha/night-parade</text:span></text:a> (TODO)</text:p>
      <text:p text:style-name="P187">[2] <text:span text:style-name="T3">YouTube</text:span>. <text:a xlink:type="simple" xlink:href="https://www.youtube.com/watch?v=biNXZIuHahI" text:style-name="ListLabel_20_1801" text:visited-style-name="ListLabel_20_1801"><text:span text:style-name="T2">https://www.youtube.com/watch?v=biNXZIuHahI</text:span></text:a> (TODO)</text:p>
      <text:p text:style-name="Heading_20_2"><text:bookmark text:name="_gnk1m1rsm1d6"/>Night Sky</text:p>
      <text:p text:style-name="Standard"><text:span text:style-name="T1">Artists:</text:span></text:p>
      <text:list xml:id="list1065415399" text:style-name="WWNum27">
        <text:list-item>
          <text:p text:style-name="P42"><text:a xlink:type="simple" xlink:href="#_27elppeph0v2" text:style-name="ListLabel_20_1801" text:visited-style-name="ListLabel_20_1801"><text:span text:style-name="T2">Neko Hacker</text:span></text:a> (primary artist)</text:p>
        </text:list-item>
        <text:list-item>
          <text:p text:style-name="P42"><text:a xlink:type="simple" xlink:href="#_ph1ykiv36dw1" text:style-name="ListLabel_20_1801" text:visited-style-name="ListLabel_20_1801"><text:span text:style-name="T2">Mashilo</text:span></text:a> (featured artist)</text:p>
        </text:list-item>
        <text:list-item>
          <text:p text:style-name="P42"><text:a xlink:type="simple" xlink:href="#_sri1uxkoegtx" text:style-name="ListLabel_20_1801" text:visited-style-name="ListLabel_20_1801"><text:span text:style-name="T2">ichika</text:span></text:a> (featured artist)</text:p>
        </text:list-item>
      </text:list>
      <text:p text:style-name="Standard"><text:span text:style-name="T1">Genre:</text:span> Kawaii Future Rock <text:span text:style-name="T4">[1]</text:span></text:p>
      <text:p text:style-name="Standard"><text:span text:style-name="T1">Song length (min:sec):</text:span> 04:35 <text:span text:style-name="T4">[1]</text:span></text:p>
      <text:p text:style-name="Standard"><text:span text:style-name="T1">Lyrics</text:span> <text:span text:style-name="T4">[1]</text:span><text:span text:style-name="T1">:</text:span> (TODO: check &amp; clean up)</text:p>
      <text:p text:style-name="P192">星降るこの夜空</text:p>
      <text:p text:style-name="P192">時よ止まれと永遠を願う</text:p>
      <text:p text:style-name="P192">あの流星が消える前に</text:p>
      <text:p text:style-name="P192">もし最後の言葉が</text:p>
      <text:p text:style-name="P192">何かを変えるなら</text:p>
      <text:p text:style-name="P192">信じていたい</text:p>
      <text:p text:style-name="P192">また何処かで会えることを</text:p>
      <text:p text:style-name="P192"/>
      <text:p text:style-name="P192"><text:soft-page-break/>キラっと光る星屑</text:p>
      <text:p text:style-name="P192">瞳の反射で瞬いて</text:p>
      <text:p text:style-name="P192">こぼれ落ちていくその輝きが</text:p>
      <text:p text:style-name="P192">近いとずっと思っていた</text:p>
      <text:p text:style-name="P192">距離をわからなくさせるよ</text:p>
      <text:p text:style-name="P192">吐息さえ聞こえるのに</text:p>
      <text:p text:style-name="P192"/>
      <text:p text:style-name="P192">深い深い森の中で</text:p>
      <text:p text:style-name="P192">道に迷って日も暮れた</text:p>
      <text:p text:style-name="P192">月明かりが映す黒い姿に</text:p>
      <text:p text:style-name="P192">怯えていたのは</text:p>
      <text:p text:style-name="P192">孤独だからなんかじゃなくて</text:p>
      <text:p text:style-name="P192">夜が明けてゆくから</text:p>
      <text:p text:style-name="P192"/>
      <text:p text:style-name="P192">星降るこの夜空</text:p>
      <text:p text:style-name="P192">時よ止まれと永遠を願う</text:p>
      <text:p text:style-name="P192">あの流星が消える前に</text:p>
      <text:p text:style-name="P192">もし最後の言葉が</text:p>
      <text:p text:style-name="P192">何かを変えるなら</text:p>
      <text:p text:style-name="P192">信じていたい</text:p>
      <text:p text:style-name="P192">また何処かで会えることを</text:p>
      <text:p text:style-name="P192"/>
      <text:p text:style-name="P192">走って捕まえたと</text:p>
      <text:p text:style-name="P192">思っていた幻の</text:p>
      <text:p text:style-name="P192"><text:soft-page-break/>余韻がまだ胸を締め付ける</text:p>
      <text:p text:style-name="P192">気休めに綴った</text:p>
      <text:p text:style-name="P192">日記から溢れ出る記憶の</text:p>
      <text:p text:style-name="P192">カケラを拾い集めた</text:p>
      <text:p text:style-name="P192"/>
      <text:p text:style-name="P192">暗い暗い闇の中で</text:p>
      <text:p text:style-name="P192">手探りで見つけた希望の</text:p>
      <text:p text:style-name="P192">色が薄れていくのを</text:p>
      <text:p text:style-name="P192">ただ見ていた</text:p>
      <text:p text:style-name="P192">逃げ場なんて無くて</text:p>
      <text:p text:style-name="P192">ただ進む場所すら無くて</text:p>
      <text:p text:style-name="P192">せめてこのまま変わらぬように祈った</text:p>
      <text:p text:style-name="P192"/>
      <text:p text:style-name="P192">星降るこの夜空</text:p>
      <text:p text:style-name="P192">時よ止まれと永遠を願う</text:p>
      <text:p text:style-name="P192">あの流星が消える前に</text:p>
      <text:p text:style-name="P192">もし最後の言葉が</text:p>
      <text:p text:style-name="P192">何かを変えるなら</text:p>
      <text:p text:style-name="P192">信じていたい</text:p>
      <text:p text:style-name="P192">また何処かで会えると</text:p>
      <text:p text:style-name="P192"/>
      <text:p text:style-name="P192">明日も生きることに</text:p>
      <text:p text:style-name="P192">意味があるとしたら</text:p>
      <text:p text:style-name="P192">描く未来とはきっと違うけど</text:p>
      <text:p text:style-name="P192"><text:soft-page-break/>明日も生きることで</text:p>
      <text:p text:style-name="P192">何か見つかるなら</text:p>
      <text:p text:style-name="P192">また会えるよね</text:p>
      <text:p text:style-name="P192">星が煌めくこの場所で</text:p>
      <text:p text:style-name="Standard"><text:span text:style-name="T1">Part of Album:</text:span></text:p>
      <text:list xml:id="list1646240076" text:style-name="WWNum108">
        <text:list-item>
          <text:p text:style-name="P43"><text:a xlink:type="simple" xlink:href="#_rf4e6bbaqe48" text:style-name="ListLabel_20_1801" text:visited-style-name="ListLabel_20_1801"><text:span text:style-name="T2">SUMMER!</text:span></text:a></text:p>
        </text:list-item>
      </text:list>
      <text:p text:style-name="Standard"><text:span text:style-name="T1">Curated by:</text:span></text:p>
      <text:list xml:id="list1323493435" text:style-name="WWNum150">
        <text:list-item>
          <text:p text:style-name="P44"><text:a xlink:type="simple" xlink:href="#_rr2se65llqgi" text:style-name="ListLabel_20_1801" text:visited-style-name="ListLabel_20_1801"><text:span text:style-name="T2">Waifu Wednesdays</text:span></text:a></text:p>
        </text:list-item>
      </text:list>
      <text:p text:style-name="Standard"><text:span text:style-name="T1">References/Links:</text:span></text:p>
      <text:p text:style-name="P187">[1] Waifu Wednesdays (2018 Aug 19). “Neko Hacker - Night Sky (feat. Mashilo &amp; ichika)”, <text:span text:style-name="T3">YouTube</text:span>. <text:a xlink:type="simple" xlink:href="https://www.youtube.com/watch?v=qiqcfMvPuTM" text:style-name="ListLabel_20_1801" text:visited-style-name="ListLabel_20_1801"><text:span text:style-name="T2">https://www.youtube.com/watch?v=qiqcfMvPuTM</text:span></text:a> (accessed 2023 Apr 02)</text:p>
      <text:p text:style-name="P187">[2] <text:span text:style-name="T3">YouTube</text:span>. <text:a xlink:type="simple" xlink:href="https://www.youtube.com/watch?v=QfFhuCbCKu4" text:style-name="ListLabel_20_1801" text:visited-style-name="ListLabel_20_1801"><text:span text:style-name="T2">https://www.youtube.com/watch?v=QfFhuCbCKu4</text:span></text:a> (TODO)</text:p>
      <text:p text:style-name="P187">[3] <text:span text:style-name="T3">Bandcamp</text:span>. (TODO)</text:p>
      <text:p text:style-name="Heading_20_2"><text:bookmark text:name="_l17sohn3om95"/>Nostalgica</text:p>
      <text:p text:style-name="Standard"><text:span text:style-name="T1">Artist:</text:span> FusionNFire</text:p>
      <text:p text:style-name="Standard"><text:span text:style-name="T1">Appears in collection:</text:span></text:p>
      <text:list xml:id="list101132069359278" text:continue-list="list101132010003309" text:style-name="WWNum167">
        <text:list-item>
          <text:p text:style-name="P8"><text:a xlink:type="simple" xlink:href="#_dcx7g6821zw" text:style-name="ListLabel_20_1801" text:visited-style-name="ListLabel_20_1801"><text:span text:style-name="T2">[神曲] Kawaii EDMオススメ10曲 [まとめ]</text:span></text:a></text:p>
        </text:list-item>
      </text:list>
      <text:p text:style-name="Standard"><text:span text:style-name="T1">Links:</text:span> <text:span text:style-name="T1">YouTube:</text:span> <text:a xlink:type="simple" xlink:href="https://www.youtube.com/watch?v=Ez40FF5AEJs" text:style-name="ListLabel_20_1801" text:visited-style-name="ListLabel_20_1801"><text:span text:style-name="T2">https://www.youtube.com/watch?v=Ez40FF5AEJs</text:span></text:a> (TODO)</text:p>
      <text:p text:style-name="Heading_20_2"><text:bookmark text:name="_s468j7vrfg36"/>Paper Planes</text:p>
      <text:p text:style-name="Standard"><text:span text:style-name="T1">Artist:</text:span> <text:a xlink:type="simple" xlink:href="#_1rfix82tsoxf" text:style-name="ListLabel_20_1801" text:visited-style-name="ListLabel_20_1801"><text:span text:style-name="T2">SaMZIng</text:span></text:a></text:p>
      <text:p text:style-name="Standard"><text:span text:style-name="T1">Genre:</text:span> Drumstep <text:span text:style-name="T4">[1]</text:span></text:p>
      <text:p text:style-name="Standard"><text:span text:style-name="T1">Song length (min:sec):</text:span> 03:21 <text:span text:style-name="T4">[1]</text:span></text:p>
      <text:p text:style-name="Standard"><text:span text:style-name="T1">Curated by:</text:span></text:p>
      <text:list xml:id="list4022129842" text:style-name="WWNum146">
        <text:list-item>
          <text:p text:style-name="P45"><text:a xlink:type="simple" xlink:href="#_s246sbo30yxs" text:style-name="ListLabel_20_1801" text:visited-style-name="ListLabel_20_1801"><text:span text:style-name="T2">Firefly Music</text:span></text:a></text:p>
        </text:list-item>
      </text:list>
      <text:p text:style-name="Standard"><text:span text:style-name="T1">References/Links:</text:span></text:p>
      <text:p text:style-name="P187"><text:soft-page-break/>[1] Firefly Music (2017 Oct 31). “SaMZIng - Paper Planes”, <text:span text:style-name="T3">YouTube</text:span>. <text:a xlink:type="simple" xlink:href="https://www.youtube.com/watch?v=RCLgQfMw7Xw" text:style-name="ListLabel_20_1801" text:visited-style-name="ListLabel_20_1801"><text:span text:style-name="T2">https://www.youtube.com/watch?v=</text:span></text:a><text:a xlink:type="simple" xlink:href="https://www.youtube.com/watch?v=RCLgQfMw7Xw" text:style-name="ListLabel_20_1801" text:visited-style-name="ListLabel_20_1801"><text:span text:style-name="T2">RCLgQfMw7Xw</text:span></text:a> (accessed 2023 Apr 02)</text:p>
      <text:p text:style-name="P187">[2] <text:span text:style-name="T3">SoundCloud</text:span>. <text:a xlink:type="simple" xlink:href="https://soundcloud.com/samzingyeah/paper-planes" text:style-name="ListLabel_20_1801" text:visited-style-name="ListLabel_20_1801"><text:span text:style-name="T2">https://soundcloud.com/samzingyeah/paper-planes</text:span></text:a> (TODO)</text:p>
      <text:p text:style-name="Heading_20_2"><text:bookmark text:name="_sdvbcswk3y4g"/>Press Enter!</text:p>
      <text:p text:style-name="Standard"><text:span text:style-name="T1">Artist:</text:span> <text:a xlink:type="simple" xlink:href="#_9hoxmhth39l3" text:style-name="ListLabel_20_1801" text:visited-style-name="ListLabel_20_1801"><text:span text:style-name="T2">Zinnie</text:span></text:a></text:p>
      <text:p text:style-name="Standard"><text:span text:style-name="T1">Appears in Collection:</text:span></text:p>
      <text:list xml:id="list101133054398351" text:continue-list="list101133514067002" text:style-name="WWNum61">
        <text:list-item>
          <text:p text:style-name="P1"><text:a xlink:type="simple" xlink:href="#_wdwsfg775tbs" text:style-name="ListLabel_20_1801" text:visited-style-name="ListLabel_20_1801"><text:span text:style-name="T2">[ Kawaii Future Bass Collection Vol.4 ]</text:span></text:a></text:p>
        </text:list-item>
      </text:list>
      <text:p text:style-name="Standard"><text:span text:style-name="T1">References/Links:</text:span></text:p>
      <text:p text:style-name="P184">[1] <text:span text:style-name="T3">SoundCloud</text:span>. <text:a xlink:type="simple" xlink:href="https://soundcloud.com/zinniemusic/press-enter" text:style-name="ListLabel_20_1801" text:visited-style-name="ListLabel_20_1801"><text:span text:style-name="T2">https://soundcloud.com/zinniemusic/press-enter</text:span></text:a> (TODO)</text:p>
      <text:p text:style-name="Heading_20_2"><text:bookmark text:name="_ru4a1ve1i5qh"/>Ready</text:p>
      <text:p text:style-name="Standard"><text:span text:style-name="T1">Artist:</text:span> <text:a xlink:type="simple" xlink:href="#_lwuo0wa5lb3u" text:style-name="ListLabel_20_1801" text:visited-style-name="ListLabel_20_1801"><text:span text:style-name="T2">Stessie</text:span></text:a></text:p>
      <text:p text:style-name="Standard"><text:span text:style-name="T1">Appears in Collection:</text:span></text:p>
      <text:list xml:id="list101132619625758" text:continue-numbering="true" text:style-name="WWNum61">
        <text:list-item>
          <text:p text:style-name="P1"><text:a xlink:type="simple" xlink:href="#_wdwsfg775tbs" text:style-name="ListLabel_20_1801" text:visited-style-name="ListLabel_20_1801"><text:span text:style-name="T2">[ Kawaii Future Bass Collection Vol.4 ]</text:span></text:a></text:p>
        </text:list-item>
      </text:list>
      <text:p text:style-name="Standard"><text:span text:style-name="T1">References/Links:</text:span></text:p>
      <text:p text:style-name="P184">[1] <text:span text:style-name="T3">SoundCloud</text:span>. <text:a xlink:type="simple" xlink:href="https://soundcloud.com/stessieofficial/ready" text:style-name="ListLabel_20_1801" text:visited-style-name="ListLabel_20_1801"><text:span text:style-name="T2">https://soundcloud.com/stessieofficial/ready</text:span></text:a> (TODO)</text:p>
      <text:p text:style-name="Heading_20_2"><text:bookmark text:name="_qk1nnrh8eywa"/>Ryokou</text:p>
      <text:p text:style-name="Standard"><text:span text:style-name="T1">Artist:</text:span> <text:a xlink:type="simple" xlink:href="#_eg977yfgllpo" text:style-name="ListLabel_20_1801" text:visited-style-name="ListLabel_20_1801"><text:span text:style-name="T2">MojiX!</text:span></text:a></text:p>
      <text:p text:style-name="Standard"><text:span text:style-name="T1">Appears in Collection:</text:span></text:p>
      <text:list xml:id="list101132492483298" text:continue-numbering="true" text:style-name="WWNum61">
        <text:list-item>
          <text:p text:style-name="P1"><text:a xlink:type="simple" xlink:href="#_wdwsfg775tbs" text:style-name="ListLabel_20_1801" text:visited-style-name="ListLabel_20_1801"><text:span text:style-name="T2">[ Kawaii Future Bass Collection Vol.4 ]</text:span></text:a></text:p>
        </text:list-item>
      </text:list>
      <text:p text:style-name="Standard"><text:span text:style-name="T1">References/Links:</text:span></text:p>
      <text:p text:style-name="P187">[1] <text:span text:style-name="T3">SoundCloud</text:span>. <text:a xlink:type="simple" xlink:href="https://soundcloud.com/mojixkung/ryokou" text:style-name="ListLabel_20_1802" text:visited-style-name="ListLabel_20_1802"><text:span text:style-name="T7">https://soundcloud.com/mojixkung/ryokou</text:span></text:a> (dead link, last checked 2023 Mar 26)</text:p>
      <text:p text:style-name="Heading_20_2"><text:bookmark text:name="_gth6a0yw9cgf"/>Sakura</text:p>
      <text:p text:style-name="Standard"><text:span text:style-name="T1">Artist:</text:span> <text:a xlink:type="simple" xlink:href="#_yov4o2318283" text:style-name="ListLabel_20_1801" text:visited-style-name="ListLabel_20_1801"><text:span text:style-name="T2">SoLush</text:span></text:a></text:p>
      <text:p text:style-name="Standard"><text:span text:style-name="T1">Appears in collection:</text:span></text:p>
      <text:list xml:id="list101132626294671" text:continue-list="list101132069359278" text:style-name="WWNum167">
        <text:list-item>
          <text:p text:style-name="P8"><text:a xlink:type="simple" xlink:href="#_dcx7g6821zw" text:style-name="ListLabel_20_1801" text:visited-style-name="ListLabel_20_1801"><text:span text:style-name="T2">[神曲] Kawaii EDMオススメ10曲 [まとめ]</text:span></text:a></text:p>
        </text:list-item>
      </text:list>
      <text:p text:style-name="Standard"><text:soft-page-break/><text:span text:style-name="T1">Links:</text:span> <text:span text:style-name="T1">YouTube:</text:span> <text:a xlink:type="simple" xlink:href="https://www.youtube.com/watch?v=mHADIOrq-MM" text:style-name="ListLabel_20_1801" text:visited-style-name="ListLabel_20_1801"><text:span text:style-name="T2">https://www.youtube.com/watch?v=mHADIOrq-MM</text:span></text:a> (TODO)</text:p>
      <text:p text:style-name="Heading_20_2"><text:bookmark text:name="_fqwljq7x519b"/>Sayonara April</text:p>
      <text:p text:style-name="Standard"><text:span text:style-name="T1">Artist:</text:span> <text:a xlink:type="simple" xlink:href="#_caf9wdwn8vwj" text:style-name="ListLabel_20_1801" text:visited-style-name="ListLabel_20_1801"><text:span text:style-name="T2">KODOMOi</text:span></text:a></text:p>
      <text:p text:style-name="Standard"><text:span text:style-name="T1">Appears in Collection:</text:span></text:p>
      <text:list xml:id="list101132605979024" text:continue-list="list101132827674980" text:style-name="WWNum149">
        <text:list-item>
          <text:p text:style-name="P14"><text:a xlink:type="simple" xlink:href="#_4rlfutwro23l" text:style-name="ListLabel_20_1801" text:visited-style-name="ListLabel_20_1801"><text:span text:style-name="T2">[ Kawaii Future Bass Collection Vol.2 ]</text:span></text:a></text:p>
        </text:list-item>
      </text:list>
      <text:p text:style-name="Standard"><text:span text:style-name="T1">References/Links:</text:span></text:p>
      <text:p text:style-name="P184">[1] “KODOMOi - Sayonara April”, <text:span text:style-name="T3">SoundCloud</text:span>. <text:a xlink:type="simple" xlink:href="https://soundcloud.com/kodomoimusic/kodomoi-sayonara-april" text:style-name="ListLabel_20_1801" text:visited-style-name="ListLabel_20_1801"><text:span text:style-name="T2">https://soundcloud.com/kodomoimusic/kodomoi-sayonara-april</text:span></text:a> (TODO)</text:p>
      <text:p text:style-name="P184">[2] <text:span text:style-name="T3">YouTube</text:span>. <text:a xlink:type="simple" xlink:href="https://www.youtube.com/watch?v=t6G5Dv4Sseg" text:style-name="ListLabel_20_1801" text:visited-style-name="ListLabel_20_1801"><text:span text:style-name="T2">https://www.youtube.com/watch?v=t6G5Dv4Sseg</text:span></text:a> (TODO)</text:p>
      <text:p text:style-name="Heading_20_2"><text:bookmark text:name="_j4qfxc2669ll"/>Signal</text:p>
      <text:p text:style-name="Standard"><text:span text:style-name="T1">Artist:</text:span> Choice Scarf</text:p>
      <text:p text:style-name="Standard"><text:span text:style-name="T1">Appears in collection:</text:span></text:p>
      <text:list xml:id="list101133142150734" text:continue-list="list101132626294671" text:style-name="WWNum167">
        <text:list-item>
          <text:p text:style-name="P8"><text:a xlink:type="simple" xlink:href="#_dcx7g6821zw" text:style-name="ListLabel_20_1801" text:visited-style-name="ListLabel_20_1801"><text:span text:style-name="T2">[神曲] Kawaii EDMオススメ10曲 [まとめ]</text:span></text:a></text:p>
        </text:list-item>
      </text:list>
      <text:p text:style-name="Standard"><text:span text:style-name="T1">Links:</text:span> <text:span text:style-name="T1">YouTube:</text:span> <text:a xlink:type="simple" xlink:href="https://www.youtube.com/watch?v=QpwnAlgD7mc" text:style-name="ListLabel_20_1801" text:visited-style-name="ListLabel_20_1801"><text:span text:style-name="T2">https://www.youtube.com/watch?v=QpwnAlgD7mc</text:span></text:a> (TODO)</text:p>
      <text:p text:style-name="Heading_20_2"><text:bookmark text:name="_2g5rfrfv9dn7"/>SHINE</text:p>
      <text:p text:style-name="Standard"><text:span text:style-name="T1">Artist:</text:span> <text:a xlink:type="simple" xlink:href="#_o1xb204agss6" text:style-name="ListLabel_20_1801" text:visited-style-name="ListLabel_20_1801"><text:span text:style-name="T2">OHEY</text:span></text:a></text:p>
      <text:p text:style-name="Standard"><text:span text:style-name="T1">Appears in collection:</text:span></text:p>
      <text:list xml:id="list101133934142438" text:continue-numbering="true" text:style-name="WWNum167">
        <text:list-item>
          <text:p text:style-name="P8"><text:a xlink:type="simple" xlink:href="#_dcx7g6821zw" text:style-name="ListLabel_20_1801" text:visited-style-name="ListLabel_20_1801"><text:span text:style-name="T2">[神曲] Kawaii EDMオススメ10曲 [まとめ]</text:span></text:a></text:p>
        </text:list-item>
      </text:list>
      <text:p text:style-name="Standard"><text:span text:style-name="T1">Links:</text:span> <text:span text:style-name="T1">YouTube:</text:span> <text:a xlink:type="simple" xlink:href="https://www.youtube.com/watch?v=3PBLhOb3H8Q" text:style-name="ListLabel_20_1801" text:visited-style-name="ListLabel_20_1801"><text:span text:style-name="T2">https://www.youtube.com/watch?v=3PBLhOb3H8Q</text:span></text:a> (TODO)</text:p>
      <text:p text:style-name="Heading_20_2"><text:bookmark text:name="_i22chp3zl4o7"/>Snorkel</text:p>
      <text:p text:style-name="Standard"><text:span text:style-name="T1">Artist:</text:span> <text:a xlink:type="simple" xlink:href="#_zhowyk3u19u" text:style-name="ListLabel_20_1801" text:visited-style-name="ListLabel_20_1801"><text:span text:style-name="T2">nyankobrq</text:span></text:a></text:p>
      <text:p text:style-name="Standard"><text:span text:style-name="T1">Appears in Collection:</text:span></text:p>
      <text:list xml:id="list101132679812367" text:continue-list="list101132492483298" text:style-name="WWNum61">
        <text:list-item>
          <text:p text:style-name="P1"><text:a xlink:type="simple" xlink:href="#_wdwsfg775tbs" text:style-name="ListLabel_20_1801" text:visited-style-name="ListLabel_20_1801"><text:span text:style-name="T2">[ Kawaii Future Bass Collection Vol.4 ]</text:span></text:a></text:p>
        </text:list-item>
      </text:list>
      <text:p text:style-name="Standard"><text:span text:style-name="T1">References/Links:</text:span></text:p>
      <text:p text:style-name="P184">[1] <text:span text:style-name="T3">SoundCloud</text:span>. <text:a xlink:type="simple" xlink:href="https://soundcloud.com/nyankobrq/nyankobrq-snorkel" text:style-name="ListLabel_20_1801" text:visited-style-name="ListLabel_20_1801"><text:span text:style-name="T2">https://soundcloud.com/nyankobrq/nyankobrq-snorkel</text:span></text:a> (TODO)</text:p>
      <text:p text:style-name="Heading_20_2"><text:bookmark text:name="_i1drzc43g9e"/><text:soft-page-break/>Spotlight</text:p>
      <text:p text:style-name="Standard"><text:span text:style-name="T1">Artist:</text:span> <text:a xlink:type="simple" xlink:href="#_7q20zk2idm05" text:style-name="ListLabel_20_1801" text:visited-style-name="ListLabel_20_1801"><text:span text:style-name="T2">LOIS (ㆁvㆁ)</text:span></text:a></text:p>
      <text:p text:style-name="Standard"><text:span text:style-name="T1">Genre:</text:span> House <text:span text:style-name="T4">[1]</text:span></text:p>
      <text:p text:style-name="Standard"><text:span text:style-name="T1">Song length (min:sec):</text:span> 05:04 <text:span text:style-name="T4">[1]</text:span></text:p>
      <text:p text:style-name="Standard"><text:span text:style-name="T1">Curated by:</text:span></text:p>
      <text:list xml:id="list3668792917" text:style-name="WWNum102">
        <text:list-item>
          <text:p text:style-name="P46"><text:s/><text:a xlink:type="simple" xlink:href="#_s246sbo30yxs" text:style-name="ListLabel_20_1801" text:visited-style-name="ListLabel_20_1801"><text:span text:style-name="T2">Firefly Music</text:span></text:a></text:p>
        </text:list-item>
      </text:list>
      <text:p text:style-name="Standard"><text:span text:style-name="T1">Appears in Collection:</text:span></text:p>
      <text:list xml:id="list1674710979" text:style-name="WWNum95">
        <text:list-item>
          <text:p text:style-name="P47"><text:a xlink:type="simple" xlink:href="#_62b87rxre4zj" text:style-name="ListLabel_20_1801" text:visited-style-name="ListLabel_20_1801"><text:span text:style-name="T2">Special✦Amazing Kawaii✦Anime Moe!~♫Most Beautiful &amp; Cutest EDM | Kawaii Music♫</text:span></text:a></text:p>
        </text:list-item>
      </text:list>
      <text:p text:style-name="Standard"><text:span text:style-name="T1">References/Links:</text:span></text:p>
      <text:p text:style-name="P184">[1] Firefly Music (2016 Nov 23). “【Electro House】LOIS (ㆁvㆁ) - Spotlight || ♫♫♫”, <text:span text:style-name="T3">YouTube</text:span>. <text:a xlink:type="simple" xlink:href="https://www.youtube.com/watch?v=9NNy39vj-Wo" text:style-name="ListLabel_20_1801" text:visited-style-name="ListLabel_20_1801"><text:span text:style-name="T2">https://www.youtube.com/watch?v=9NNy39vj-Wo</text:span></text:a> (accessed 2023 Mar 21)</text:p>
      <text:p text:style-name="P184">[2] <text:span text:style-name="T3">SoundCloud</text:span>. <text:a xlink:type="simple" xlink:href="https://soundcloud.com/lois1104/lois-spotlight" text:style-name="ListLabel_20_1801" text:visited-style-name="ListLabel_20_1801"><text:span text:style-name="T2">https://soundcloud.com/lois1104/lois-spotlight</text:span></text:a> (TODO)</text:p>
      <text:p text:style-name="Heading_20_2"><text:bookmark text:name="_mq9893nfuyt7"/>Sprinkles!</text:p>
      <text:p text:style-name="Standard"><text:span text:style-name="T1">Artist:</text:span> <text:a xlink:type="simple" xlink:href="#_lwuo0wa5lb3u" text:style-name="ListLabel_20_1801" text:visited-style-name="ListLabel_20_1801"><text:span text:style-name="T2">Stessie</text:span></text:a></text:p>
      <text:p text:style-name="Standard"><text:span text:style-name="T1">Appears in Collection:</text:span></text:p>
      <text:list xml:id="list101132746099438" text:continue-list="list101132357366326" text:style-name="WWNum171">
        <text:list-item>
          <text:p text:style-name="P5"><text:a xlink:type="simple" xlink:href="#_i7zs0qbill66" text:style-name="ListLabel_20_1801" text:visited-style-name="ListLabel_20_1801"><text:span text:style-name="T2">[ Kawaii Future Bass Collection Vol.3 ]</text:span></text:a></text:p>
        </text:list-item>
      </text:list>
      <text:p text:style-name="Standard"><text:span text:style-name="T1">References/Links:</text:span></text:p>
      <text:p text:style-name="P184">[1] <text:span text:style-name="T3">SoundCloud</text:span>. <text:a xlink:type="simple" xlink:href="https://soundcloud.com/stessieofficial/sprinkles" text:style-name="ListLabel_20_1801" text:visited-style-name="ListLabel_20_1801"><text:span text:style-name="T2">https://soundcloud.com/stessieofficial/sprinkles</text:span></text:a> (TODO)</text:p>
      <text:p text:style-name="P184">[2] <text:span text:style-name="T3">YouTube</text:span>. <text:a xlink:type="simple" xlink:href="https://www.youtube.com/watch?v=VwIDIRA1uec" text:style-name="ListLabel_20_1801" text:visited-style-name="ListLabel_20_1801"><text:span text:style-name="T2">https://www.youtube.com/watch?v=</text:span></text:a><text:a xlink:type="simple" xlink:href="https://www.youtube.com/watch?v=VwIDIRA1uec" text:style-name="ListLabel_20_1801" text:visited-style-name="ListLabel_20_1801"><text:span text:style-name="T2">VwIDIRA1uec</text:span></text:a> (TODO)</text:p>
      <text:p text:style-name="Heading_20_2"><text:bookmark text:name="_s3uh2fv5ew1t"/>Stems</text:p>
      <text:p text:style-name="Standard"><text:span text:style-name="T1">Artists:</text:span></text:p>
      <text:list xml:id="list1090284381" text:style-name="WWNum158">
        <text:list-item>
          <text:p text:style-name="P48"><text:a xlink:type="simple" xlink:href="#_u920565gc6fz" text:style-name="ListLabel_20_1801" text:visited-style-name="ListLabel_20_1801"><text:span text:style-name="T2">Pandrezz</text:span></text:a></text:p>
        </text:list-item>
        <text:list-item>
          <text:p text:style-name="P48"><text:a xlink:type="simple" xlink:href="#_gi1e4uni729a" text:style-name="ListLabel_20_1801" text:visited-style-name="ListLabel_20_1801"><text:span text:style-name="T2">PLEEG</text:span></text:a></text:p>
        </text:list-item>
      </text:list>
      <text:p text:style-name="Standard"><text:span text:style-name="T1">Appears in Collection:</text:span></text:p>
      <text:list xml:id="list101132153509528" text:continue-list="list101132746099438" text:style-name="WWNum171">
        <text:list-item>
          <text:p text:style-name="P5"><text:a xlink:type="simple" xlink:href="#_i7zs0qbill66" text:style-name="ListLabel_20_1801" text:visited-style-name="ListLabel_20_1801"><text:span text:style-name="T2">[ Kawaii Future Bass Collection Vol.3 ]</text:span></text:a></text:p>
        </text:list-item>
      </text:list>
      <text:p text:style-name="Standard"><text:soft-page-break/><text:span text:style-name="T1">References/Links:</text:span></text:p>
      <text:p text:style-name="P184">[1] <text:span text:style-name="T3">SoundCloud</text:span>. <text:a xlink:type="simple" xlink:href="https://soundcloud.com/moecollective/pandrezz-x-pleeg-stems" text:style-name="ListLabel_20_1801" text:visited-style-name="ListLabel_20_1801"><text:span text:style-name="T2">https://soundcloud.com/moecollective/pandrezz-x-pleeg-stems</text:span></text:a> (TODO)</text:p>
      <text:p text:style-name="P184">[2] <text:span text:style-name="T3">YouTube</text:span>. <text:a xlink:type="simple" xlink:href="https://www.youtube.com/watch?v=h_KjnZW3n4g" text:style-name="ListLabel_20_1801" text:visited-style-name="ListLabel_20_1801"><text:span text:style-name="T2">https://www.youtube.com/watch?v=h_KjnZW3n4g</text:span></text:a> (TODO)</text:p>
      <text:p text:style-name="Heading_20_2"><text:bookmark text:name="_h6x0v5egeirf"/>Sugar Punk</text:p>
      <text:p text:style-name="Standard"><text:span text:style-name="T1">Artist:</text:span> <text:a xlink:type="simple" xlink:href="#_gsima38panzk" text:style-name="ListLabel_20_1801" text:visited-style-name="ListLabel_20_1801"><text:span text:style-name="T2">AIKA</text:span></text:a></text:p>
      <text:p text:style-name="Standard"><text:span text:style-name="T1">Appears in Collection:</text:span></text:p>
      <text:list xml:id="list101132285104246" text:continue-list="list101132605979024" text:style-name="WWNum149">
        <text:list-item>
          <text:p text:style-name="P14"><text:a xlink:type="simple" xlink:href="#_4rlfutwro23l" text:style-name="ListLabel_20_1801" text:visited-style-name="ListLabel_20_1801"><text:span text:style-name="T2">[ Kawaii Future Bass Collection Vol.2 ]</text:span></text:a></text:p>
        </text:list-item>
      </text:list>
      <text:p text:style-name="Standard"><text:span text:style-name="T1">References/Links:</text:span></text:p>
      <text:p text:style-name="P184">[1] <text:span text:style-name="T3">SoundCloud</text:span>. <text:a xlink:type="simple" xlink:href="https://soundcloud.com/i-am-aika/sugar-punku" text:style-name="ListLabel_20_1801" text:visited-style-name="ListLabel_20_1801"><text:span text:style-name="T2">https://soundcloud.com/i-am-aika/sugar-punku</text:span></text:a> (TODO)</text:p>
      <text:p text:style-name="P184">[2] <text:span text:style-name="T3">YouTube</text:span>. <text:a xlink:type="simple" xlink:href="https://www.youtube.com/watch?v=_BBrHLxsSvQ" text:style-name="ListLabel_20_1801" text:visited-style-name="ListLabel_20_1801"><text:span text:style-name="T2">https://www.youtube.com/watch?v=_BBrHLxsSvQ</text:span></text:a> (TODO)</text:p>
      <text:p text:style-name="Heading_20_2"><text:bookmark text:name="_76hidtbhks34"/>Summer</text:p>
      <text:p text:style-name="Standard"><text:span text:style-name="T1">Artist:</text:span> <text:a xlink:type="simple" xlink:href="#_p4fpoboztfx7" text:style-name="ListLabel_20_1801" text:visited-style-name="ListLabel_20_1801"><text:span text:style-name="T2">Kimchisushi</text:span></text:a></text:p>
      <text:p text:style-name="Standard"><text:span text:style-name="T1">Appears in Collection:</text:span></text:p>
      <text:list xml:id="list101133339005136" text:continue-list="list101132679812367" text:style-name="WWNum61">
        <text:list-item>
          <text:p text:style-name="P1"><text:a xlink:type="simple" xlink:href="#_wdwsfg775tbs" text:style-name="ListLabel_20_1801" text:visited-style-name="ListLabel_20_1801"><text:span text:style-name="T2">[ Kawaii Future Bass Collection Vol.4 ]</text:span></text:a></text:p>
        </text:list-item>
      </text:list>
      <text:p text:style-name="Standard"><text:span text:style-name="T1">References/Links:</text:span></text:p>
      <text:p text:style-name="P184">[1] <text:span text:style-name="T3">SoundCloud</text:span>. <text:a xlink:type="simple" xlink:href="https://soundcloud.com/desmtiny/kimchisushi-summer" text:style-name="ListLabel_20_1801" text:visited-style-name="ListLabel_20_1801"><text:span text:style-name="T2">https://soundcloud.com/desmtiny/kimchisushi-summer</text:span></text:a> (TODO)</text:p>
      <text:p text:style-name="Heading_20_2"><text:bookmark text:name="_eke9mkln4bh9"/>Summer Rain</text:p>
      <text:p text:style-name="Standard"><text:span text:style-name="T1">Artist:</text:span> <text:a xlink:type="simple" xlink:href="#_et820bc50pyo" text:style-name="ListLabel_20_1801" text:visited-style-name="ListLabel_20_1801"><text:span text:style-name="T2">Jotori</text:span></text:a></text:p>
      <text:p text:style-name="Standard"><text:span text:style-name="T1">Appears in Collection:</text:span></text:p>
      <text:list xml:id="list101133793514781" text:continue-numbering="true" text:style-name="WWNum61">
        <text:list-item>
          <text:p text:style-name="P1"><text:a xlink:type="simple" xlink:href="#_wdwsfg775tbs" text:style-name="ListLabel_20_1801" text:visited-style-name="ListLabel_20_1801"><text:span text:style-name="T2">[ Kawaii Future Bass Collection Vol.4 ]</text:span></text:a></text:p>
        </text:list-item>
      </text:list>
      <text:p text:style-name="Standard"><text:span text:style-name="T1">References/Links:</text:span></text:p>
      <text:p text:style-name="P184">[1] <text:span text:style-name="T3">SoundCloud</text:span>. <text:a xlink:type="simple" xlink:href="https://soundcloud.com/jotori/summer-rain" text:style-name="ListLabel_20_1801" text:visited-style-name="ListLabel_20_1801"><text:span text:style-name="T2">https://soundcloud.com/jotori/summer-rain</text:span></text:a> (TODO)</text:p>
      <text:p text:style-name="Heading_20_2"><text:bookmark text:name="_1yzfia6vt4ji"/>Sunny</text:p>
      <text:p text:style-name="Standard"><text:span text:style-name="T1">Artist:</text:span> <text:a xlink:type="simple" xlink:href="#_caf9wdwn8vwj" text:style-name="ListLabel_20_1801" text:visited-style-name="ListLabel_20_1801"><text:span text:style-name="T2">KODOMOi</text:span></text:a></text:p>
      <text:p text:style-name="Standard"><text:soft-page-break/><text:span text:style-name="T1">Appears in collection:</text:span></text:p>
      <text:list xml:id="list101132826973577" text:continue-list="list101133934142438" text:style-name="WWNum167">
        <text:list-item>
          <text:p text:style-name="P8"><text:a xlink:type="simple" xlink:href="#_dcx7g6821zw" text:style-name="ListLabel_20_1801" text:visited-style-name="ListLabel_20_1801"><text:span text:style-name="T2">[神曲] Kawaii EDMオススメ10曲 [まとめ]</text:span></text:a></text:p>
        </text:list-item>
      </text:list>
      <text:p text:style-name="Standard"><text:span text:style-name="T1">Links:</text:span> <text:span text:style-name="T1">YouTube:</text:span> <text:a xlink:type="simple" xlink:href="https://www.youtube.com/watch?v=aIORtT17MlI" text:style-name="ListLabel_20_1801" text:visited-style-name="ListLabel_20_1801"><text:span text:style-name="T2">https://www.youtube.com/watch?v=aIORtT17MlI</text:span></text:a> (TODO)</text:p>
      <text:p text:style-name="Heading_20_2"><text:bookmark text:name="_l67l8klk4ffi"/>Sunset</text:p>
      <text:p text:style-name="Standard"><text:span text:style-name="T1">Artists:</text:span> </text:p>
      <text:list xml:id="list101133744558554" text:continue-list="list101132153509528" text:style-name="WWNum171">
        <text:list-item>
          <text:p text:style-name="P5"><text:a xlink:type="simple" xlink:href="#_kuvtmm7dnfxx" text:style-name="ListLabel_20_1801" text:visited-style-name="ListLabel_20_1801"><text:span text:style-name="T2">Lewis</text:span></text:a></text:p>
        </text:list-item>
        <text:list-item>
          <text:p text:style-name="P5"><text:a xlink:type="simple" xlink:href="#_6b6w9ugy8lg2" text:style-name="ListLabel_20_1801" text:visited-style-name="ListLabel_20_1801"><text:span text:style-name="T2">Kuccii</text:span></text:a></text:p>
        </text:list-item>
      </text:list>
      <text:p text:style-name="Standard"><text:span text:style-name="T1">Remixes:</text:span></text:p>
      <text:list xml:id="list320959387" text:style-name="WWNum120">
        <text:list-item>
          <text:p text:style-name="P49"><text:a xlink:type="simple" xlink:href="#_z67ft6vz90rg" text:style-name="ListLabel_20_1801" text:visited-style-name="ListLabel_20_1801"><text:span text:style-name="T2">Sunset (Wave Meow Remix)</text:span></text:a></text:p>
        </text:list-item>
      </text:list>
      <text:p text:style-name="Heading_20_3"><text:bookmark text:name="_z67ft6vz90rg"/>Sunset (Wave Meow Remix)</text:p>
      <text:p text:style-name="Standard"><text:span text:style-name="T1">Remix of:</text:span> <text:a xlink:type="simple" xlink:href="#_l67l8klk4ffi" text:style-name="ListLabel_20_1801" text:visited-style-name="ListLabel_20_1801"><text:span text:style-name="T2">Sunset</text:span></text:a></text:p>
      <text:p text:style-name="Standard"><text:span text:style-name="T1">Remix Artist:</text:span> <text:a xlink:type="simple" xlink:href="#_kx29t57pj8ep" text:style-name="ListLabel_20_1801" text:visited-style-name="ListLabel_20_1801"><text:span text:style-name="T2">Wave Meow</text:span></text:a></text:p>
      <text:p text:style-name="Standard"><text:span text:style-name="T1">Appears in Collection:</text:span></text:p>
      <text:list xml:id="list101133858277546" text:continue-list="list101133744558554" text:style-name="WWNum171">
        <text:list-item>
          <text:p text:style-name="P5"><text:a xlink:type="simple" xlink:href="#_i7zs0qbill66" text:style-name="ListLabel_20_1801" text:visited-style-name="ListLabel_20_1801"><text:span text:style-name="T2">[ Kawaii Future Bass Collection Vol.3 ]</text:span></text:a></text:p>
        </text:list-item>
      </text:list>
      <text:p text:style-name="Standard"><text:span text:style-name="T1">References/Links:</text:span></text:p>
      <text:p text:style-name="P184">[1] <text:span text:style-name="T3">SoundCloud</text:span>. <text:a xlink:type="simple" xlink:href="https://soundcloud.com/wavemeow/lewis-k-u-c-c-i-i-sunset-wave-meow-remix" text:style-name="ListLabel_20_1801" text:visited-style-name="ListLabel_20_1801"><text:span text:style-name="T2">https://soundcloud.com/wavemeow/lewis-k-u-c-c-i-i-sunset-wave-meow-remix</text:span></text:a> (TODO)</text:p>
      <text:p text:style-name="P184">[2] <text:span text:style-name="T3">YouTube</text:span>. <text:a xlink:type="simple" xlink:href="https://www.youtube.com/watch?v=BehY3YgSQsI" text:style-name="ListLabel_20_1801" text:visited-style-name="ListLabel_20_1801"><text:span text:style-name="T2">https://www.youtube.com/watch?v=BehY3YgSQsI</text:span></text:a> (TODO)</text:p>
      <text:p text:style-name="Heading_20_2"><text:bookmark text:name="_u2e9ep4np60j"/>Sweet</text:p>
      <text:p text:style-name="Standard"><text:span text:style-name="T1">Artist:</text:span> <text:a xlink:type="simple" xlink:href="#_gi1e4uni729a" text:style-name="ListLabel_20_1801" text:visited-style-name="ListLabel_20_1801"><text:span text:style-name="T2">PLEEG</text:span></text:a></text:p>
      <text:p text:style-name="Standard"><text:span text:style-name="T1">Appears in collection:</text:span></text:p>
      <text:list xml:id="list101133865764834" text:continue-list="list101133891831944" text:style-name="WWNum37">
        <text:list-item>
          <text:p text:style-name="P17"><text:a xlink:type="simple" xlink:href="#_ao5reix8icwk" text:style-name="ListLabel_20_1801" text:visited-style-name="ListLabel_20_1801"><text:span text:style-name="T2">[ Kawaii Future Bass Collection ]</text:span></text:a></text:p>
        </text:list-item>
      </text:list>
      <text:p text:style-name="Standard"><text:span text:style-name="T1">References/Links:</text:span></text:p>
      <text:p text:style-name="P184">[1] <text:span text:style-name="T3">SoundCloud</text:span>. <text:a xlink:type="simple" xlink:href="https://soundcloud.com/pleegmusic/pleeg-sweet" text:style-name="ListLabel_20_1801" text:visited-style-name="ListLabel_20_1801"><text:span text:style-name="T2">https://soundcloud.com/pleegmusic/pleeg-sweet</text:span></text:a> (TODO)</text:p>
      <text:p text:style-name="P184">[2] <text:span text:style-name="T3">YouTube</text:span>. <text:a xlink:type="simple" xlink:href="https://www.youtube.com/watch?v=CAXbvRWv66s" text:style-name="ListLabel_20_1801" text:visited-style-name="ListLabel_20_1801"><text:span text:style-name="T2">https://www.youtube.com/watch?v=CAXbvRWv66s</text:span></text:a> (TODO)</text:p>
      <text:p text:style-name="Heading_20_2"><text:bookmark text:name="_qwbeeyyp7ofl"/><text:soft-page-break/>Sweet Crepe</text:p>
      <text:p text:style-name="Standard"><text:span text:style-name="T1">Artist:</text:span> <text:a xlink:type="simple" xlink:href="#_kn5j3a8vc4e" text:style-name="ListLabel_20_1801" text:visited-style-name="ListLabel_20_1801"><text:span text:style-name="T2">RUQOA</text:span></text:a></text:p>
      <text:p text:style-name="Standard"><text:span text:style-name="T1">Appears in collection:</text:span></text:p>
      <text:list xml:id="list101132387873087" text:continue-list="list101132826973577" text:style-name="WWNum167">
        <text:list-item>
          <text:p text:style-name="P8"><text:a xlink:type="simple" xlink:href="#_dcx7g6821zw" text:style-name="ListLabel_20_1801" text:visited-style-name="ListLabel_20_1801"><text:span text:style-name="T2">[神曲] Kawaii EDMオススメ10曲 [まとめ]</text:span></text:a></text:p>
        </text:list-item>
      </text:list>
      <text:p text:style-name="Standard"><text:span text:style-name="T1">Links:</text:span> <text:span text:style-name="T1">YouTube:</text:span> <text:s/><text:a xlink:type="simple" xlink:href="https://www.youtube.com/watch?v=o3elOQDhV1o" text:style-name="ListLabel_20_1801" text:visited-style-name="ListLabel_20_1801"><text:span text:style-name="T2">https://www.youtube.com/watch?v=o3elOQDhV1o</text:span></text:a> (TODO)</text:p>
      <text:p text:style-name="Heading_20_2"><text:bookmark text:name="_ybkojyegp1rt"/>Takarabako</text:p>
      <text:p text:style-name="Standard"><text:span text:style-name="T1">Artist:</text:span> <text:a xlink:type="simple" xlink:href="#_rji4wwdx41l2" text:style-name="ListLabel_20_1801" text:visited-style-name="ListLabel_20_1801"><text:span text:style-name="T2">ikura</text:span></text:a></text:p>
      <text:p text:style-name="Standard"><text:span text:style-name="T1">Genre:</text:span> Electronic <text:span text:style-name="T4">[1]</text:span></text:p>
      <text:p text:style-name="Standard"><text:span text:style-name="T1">Song length (min:sec):</text:span> 03:30 <text:span text:style-name="T4">[1][2]</text:span></text:p>
      <text:p text:style-name="Standard"><text:span text:style-name="T1">Lyrics</text:span> (adapted from <text:span text:style-name="T4">[2][4]</text:span>)<text:span text:style-name="T1">:</text:span></text:p>
      <text:p text:style-name="P191">My mind can't take you in<text:line-break/>But my heart won't let me leave you<text:line-break/>So tell me why you're here<text:line-break/>Why I'm here</text:p>
      <text:p text:style-name="P191">I'm blinded by the thought of you<text:line-break/>Bright like a box of jewels<text:line-break/>So open up for me<text:line-break/>Take me into you</text:p>
      <text:p text:style-name="Standard"><text:span text:style-name="T1">Appears in Collection:</text:span></text:p>
      <text:list xml:id="list101134119078947" text:continue-list="list101133858277546" text:style-name="WWNum171">
        <text:list-item>
          <text:p text:style-name="P5"><text:a xlink:type="simple" xlink:href="#_i7zs0qbill66" text:style-name="ListLabel_20_1801" text:visited-style-name="ListLabel_20_1801"><text:span text:style-name="T2">[ Kawaii Future Bass Collection Vol.3 ]</text:span></text:a></text:p>
        </text:list-item>
      </text:list>
      <text:p text:style-name="Standard"><text:span text:style-name="T1">References/Links:</text:span></text:p>
      <text:p text:style-name="P184">[1] ikura (2018 May 01). “Takarabako”, <text:span text:style-name="T3">SoundCloud</text:span>. <text:a xlink:type="simple" xlink:href="https://soundcloud.com/ikuratunes/takarabako-1" text:style-name="ListLabel_20_1801" text:visited-style-name="ListLabel_20_1801"><text:span text:style-name="T2">https://soundcloud.com/ikuratunes/takarabako-1</text:span></text:a> (accessed 2023 Apr 02)</text:p>
      <text:p text:style-name="P184">[2] ikura (2018 May 27). “Takarabako”, <text:span text:style-name="T3">Bandcamp</text:span>. <text:a xlink:type="simple" xlink:href="https://ikura.bandcamp.com/track/takarabako" text:style-name="ListLabel_20_1801" text:visited-style-name="ListLabel_20_1801"><text:span text:style-name="T2">https://ikura.bandcamp.com/track/takarabako</text:span></text:a> (accessed 2023 Apr 02)</text:p>
      <text:p text:style-name="P184">[3] <text:span text:style-name="T3">YouTube</text:span>. <text:a xlink:type="simple" xlink:href="https://www.youtube.com/watch?v=rkrhzKvUqek" text:style-name="ListLabel_20_1801" text:visited-style-name="ListLabel_20_1801"><text:span text:style-name="T2">https://www.youtube.com/watch?v=rkrhzKvUqek</text:span></text:a> (TODO)</text:p>
      <text:p text:style-name="P184">[4] “幾田りら (Ikuta Lilas) – Takarabako Lyrics” <text:span text:style-name="T3">[sic]</text:span>, <text:span text:style-name="T3">Genius</text:span>. <text:a xlink:type="simple" xlink:href="https://genius.com/Ikuta-lilas-takarabako-lyrics" text:style-name="ListLabel_20_1801" text:visited-style-name="ListLabel_20_1801"><text:span text:style-name="T2">https://genius.com/Ikuta-lilas-takarabako-lyrics</text:span></text:a> (accessed 2023 Apr 02)</text:p>
      <text:p text:style-name="Heading_20_2"><text:bookmark text:name="_6ieddu54ozlh"/>Tea Time</text:p>
      <text:p text:style-name="Standard"><text:span text:style-name="T1">Artist:</text:span> <text:a xlink:type="simple" xlink:href="#_w46utrtqjiv" text:style-name="ListLabel_20_1801" text:visited-style-name="ListLabel_20_1801"><text:span text:style-name="T2">Aire</text:span></text:a></text:p>
      <text:p text:style-name="Standard"><text:span text:style-name="T1">Remixes:</text:span></text:p>
      <text:list xml:id="list1796625207" text:style-name="WWNum40">
        <text:list-item>
          <text:p text:style-name="P50"><text:a xlink:type="simple" xlink:href="#_bn7y3z2c0juw" text:style-name="ListLabel_20_1801" text:visited-style-name="ListLabel_20_1801"><text:span text:style-name="T2">Tea Time (dextrust Remix)</text:span></text:a></text:p>
        </text:list-item>
      </text:list>
      <text:p text:style-name="Heading_20_3"><text:bookmark text:name="_bn7y3z2c0juw"/>Tea Time (dextrust Remix)</text:p>
      <text:p text:style-name="Standard"><text:soft-page-break/><text:span text:style-name="T1">Remix of:</text:span> <text:a xlink:type="simple" xlink:href="#_6ieddu54ozlh" text:style-name="ListLabel_20_1801" text:visited-style-name="ListLabel_20_1801"><text:span text:style-name="T2">Aire - Tea Time</text:span></text:a><text:line-break/><text:span text:style-name="T1">Remix Artist:</text:span> <text:a xlink:type="simple" xlink:href="#_33qv8z4c07v4" text:style-name="ListLabel_20_1801" text:visited-style-name="ListLabel_20_1801"><text:span text:style-name="T2">dextrust</text:span></text:a></text:p>
      <text:p text:style-name="Standard"><text:span text:style-name="T1">Appears in Collection:</text:span></text:p>
      <text:list xml:id="list2827456296" text:style-name="WWNum90">
        <text:list-item>
          <text:p text:style-name="P51"><text:a xlink:type="simple" xlink:href="#_ao5reix8icwk" text:style-name="ListLabel_20_1801" text:visited-style-name="ListLabel_20_1801"><text:span text:style-name="T2">[ Kawaii Future Bass Collection ]</text:span></text:a></text:p>
        </text:list-item>
      </text:list>
      <text:p text:style-name="Standard"><text:span text:style-name="T1">References/Links:</text:span></text:p>
      <text:p text:style-name="P184">[1] “Aire - Tea Time (dextrust Remix)”, <text:span text:style-name="T3">SoundCloud</text:span>. <text:a xlink:type="simple" xlink:href="https://soundcloud.com/dextrustofficial/teatime" text:style-name="ListLabel_20_1801" text:visited-style-name="ListLabel_20_1801"><text:span text:style-name="T2">https://soundcloud.com/dextrustofficial/teatime</text:span></text:a> (TODO)</text:p>
      <text:p text:style-name="P184">[2] <text:span text:style-name="T3">YouTube</text:span>. <text:a xlink:type="simple" xlink:href="https://www.youtube.com/watch?v=yV2nfetWEHQ" text:style-name="ListLabel_20_1801" text:visited-style-name="ListLabel_20_1801"><text:span text:style-name="T2">https://www.youtube.com/watch?v=yV2nfetWEHQ</text:span></text:a> (TODO)</text:p>
      <text:p text:style-name="Heading_20_2"><text:bookmark text:name="_jme26soemgwv"/>Teach Me How To</text:p>
      <text:p text:style-name="Standard"><text:span text:style-name="T1">Artist:</text:span> <text:a xlink:type="simple" xlink:href="#_8j9186oc417q" text:style-name="ListLabel_20_1801" text:visited-style-name="ListLabel_20_1801"><text:span text:style-name="T2">Capchii</text:span></text:a></text:p>
      <text:p text:style-name="Standard"><text:span text:style-name="T1">Appears in Collection:</text:span></text:p>
      <text:list xml:id="list101132261705952" text:continue-list="list101132285104246" text:style-name="WWNum149">
        <text:list-item>
          <text:p text:style-name="P14"><text:a xlink:type="simple" xlink:href="#_4rlfutwro23l" text:style-name="ListLabel_20_1801" text:visited-style-name="ListLabel_20_1801"><text:span text:style-name="T2">[ Kawaii Future Bass Collection Vol.2 ]</text:span></text:a></text:p>
        </text:list-item>
      </text:list>
      <text:p text:style-name="Standard"><text:span text:style-name="T1">References/Links:</text:span></text:p>
      <text:p text:style-name="P184">[1] “[FREE]Teach Me How To”, <text:span text:style-name="T3">SoundCloud</text:span>. <text:a xlink:type="simple" xlink:href="https://soundcloud.com/capchii/freeteach-me-how-to-1" text:style-name="ListLabel_20_1801" text:visited-style-name="ListLabel_20_1801"><text:span text:style-name="T2">https://soundcloud.com/capchii/freeteach-me-how-to-1</text:span></text:a> (TODO)</text:p>
      <text:p text:style-name="P184">[2] <text:span text:style-name="T3">YouTube</text:span>. <text:a xlink:type="simple" xlink:href="https://www.youtube.com/watch?v=LK6gqAgPqso" text:style-name="ListLabel_20_1801" text:visited-style-name="ListLabel_20_1801"><text:span text:style-name="T2">https://www.youtube.com/watch?v=</text:span></text:a><text:a xlink:type="simple" xlink:href="https://www.youtube.com/watch?v=LK6gqAgPqso" text:style-name="ListLabel_20_1801" text:visited-style-name="ListLabel_20_1801"><text:span text:style-name="T2">LK6gqAgPqso</text:span></text:a> (TODO)</text:p>
      <text:p text:style-name="Heading_20_2"><text:bookmark text:name="_dvakyzw1kxa"/>Tomori</text:p>
      <text:p text:style-name="Standard"><text:span text:style-name="T1">Artist:</text:span> <text:a xlink:type="simple" xlink:href="#_tvxkw39etw2" text:style-name="ListLabel_20_1801" text:visited-style-name="ListLabel_20_1801"><text:span text:style-name="T2">ARForest</text:span></text:a></text:p>
      <text:p text:style-name="Standard"><text:span text:style-name="T1">Part of album:</text:span></text:p>
      <text:list xml:id="list3968665699" text:style-name="WWNum33">
        <text:list-item>
          <text:p text:style-name="P52"><text:a xlink:type="simple" xlink:href="#_hhzrq61i566j" text:style-name="ListLabel_20_1801" text:visited-style-name="ListLabel_20_1801"><text:span text:style-name="T2">Antique</text:span></text:a></text:p>
        </text:list-item>
      </text:list>
      <text:p text:style-name="Standard"><text:span text:style-name="T1">Appears in collection:</text:span></text:p>
      <text:list xml:id="list101133840993458" text:continue-list="list101133865764834" text:style-name="WWNum37">
        <text:list-item>
          <text:p text:style-name="P17"><text:a xlink:type="simple" xlink:href="#_ao5reix8icwk" text:style-name="ListLabel_20_1801" text:visited-style-name="ListLabel_20_1801"><text:span text:style-name="T2">[ Kawaii Future Bass Collection ]</text:span></text:a></text:p>
        </text:list-item>
      </text:list>
      <text:p text:style-name="Standard"><text:span text:style-name="T1">References/Links:</text:span></text:p>
      <text:p text:style-name="P184">[1] <text:span text:style-name="T3">SoundCloud</text:span>. <text:a xlink:type="simple" xlink:href="https://soundcloud.com/arforest/tomori" text:style-name="ListLabel_20_1801" text:visited-style-name="ListLabel_20_1801"><text:span text:style-name="T2">https://soundcloud.com/arforest/tomori</text:span></text:a> (TODO)</text:p>
      <text:p text:style-name="P184">[2] <text:span text:style-name="T3">YouTube</text:span>. <text:a xlink:type="simple" xlink:href="https://www.youtube.com/watch?v=WnsWnp5HGuw" text:style-name="ListLabel_20_1801" text:visited-style-name="ListLabel_20_1801"><text:span text:style-name="T2">https://www.youtube.com/watch?v=WnsWnp5HGuw</text:span></text:a> (TODO)</text:p>
      <text:p text:style-name="Heading_20_2"><text:bookmark text:name="_1nxjgk7cxjn"/>Treats</text:p>
      <text:p text:style-name="Standard"><text:span text:style-name="T1">Artist:</text:span> <text:a xlink:type="simple" xlink:href="#_kerhu9z8t23n" text:style-name="ListLabel_20_1801" text:visited-style-name="ListLabel_20_1801"><text:span text:style-name="T2">Sweet Dove</text:span></text:a></text:p>
      <text:p text:style-name="Standard"><text:soft-page-break/><text:span text:style-name="T1">Appears in Collection:</text:span></text:p>
      <text:list xml:id="list101133291430592" text:continue-list="list101133793514781" text:style-name="WWNum61">
        <text:list-item>
          <text:p text:style-name="P1"><text:a xlink:type="simple" xlink:href="#_wdwsfg775tbs" text:style-name="ListLabel_20_1801" text:visited-style-name="ListLabel_20_1801"><text:span text:style-name="T2">[ Kawaii Future Bass Collection Vol.4 ]</text:span></text:a></text:p>
        </text:list-item>
      </text:list>
      <text:p text:style-name="Standard"><text:span text:style-name="T1">References/Links:</text:span></text:p>
      <text:p text:style-name="P184">[1] <text:span text:style-name="T3">SoundCloud</text:span>. <text:a xlink:type="simple" xlink:href="https://soundcloud.com/sweetdove/treats" text:style-name="ListLabel_20_1801" text:visited-style-name="ListLabel_20_1801"><text:span text:style-name="T2">https://soundcloud.com/sweetdove/treats</text:span></text:a> (TODO)</text:p>
      <text:p text:style-name="Heading_20_2"><text:bookmark text:name="_8ljauh4waglr"/>Triple Sweet</text:p>
      <text:p text:style-name="Standard"><text:span text:style-name="T1">Artists:</text:span></text:p>
      <text:list xml:id="list2492991398" text:style-name="WWNum145">
        <text:list-item>
          <text:p text:style-name="P53"><text:a xlink:type="simple" xlink:href="#_gsima38panzk" text:style-name="ListLabel_20_1801" text:visited-style-name="ListLabel_20_1801"><text:span text:style-name="T2">AIKA</text:span></text:a></text:p>
        </text:list-item>
        <text:list-item>
          <text:p text:style-name="P53"><text:a xlink:type="simple" xlink:href="#_p203k55ymhe7" text:style-name="ListLabel_20_1801" text:visited-style-name="ListLabel_20_1801"><text:span text:style-name="T2">Trifect</text:span></text:a></text:p>
        </text:list-item>
        <text:list-item>
          <text:p text:style-name="P53"><text:a xlink:type="simple" xlink:href="#_mybtcf6a7ips" text:style-name="ListLabel_20_1801" text:visited-style-name="ListLabel_20_1801"><text:span text:style-name="T2">Tenkitsune</text:span></text:a></text:p>
        </text:list-item>
      </text:list>
      <text:p text:style-name="Standard"><text:span text:style-name="T1">Genre:</text:span> Electronic <text:span text:style-name="T4">[1]</text:span>, Future Bass <text:span text:style-name="T4">[1]</text:span>, Happy Music <text:span text:style-name="T4">[1]</text:span></text:p>
      <text:p text:style-name="Standard"><text:span text:style-name="T1">Song length (min:sec):</text:span> 03:39 <text:span text:style-name="T4">[1]</text:span></text:p>
      <text:p text:style-name="Standard"><text:span text:style-name="T1">Appears in Collection:</text:span></text:p>
      <text:list xml:id="list101132784782138" text:continue-list="list101134119078947" text:style-name="WWNum171">
        <text:list-item>
          <text:p text:style-name="P5"><text:a xlink:type="simple" xlink:href="#_i7zs0qbill66" text:style-name="ListLabel_20_1801" text:visited-style-name="ListLabel_20_1801"><text:span text:style-name="T2">[ Kawaii Future Bass Collection Vol.3 ]</text:span></text:a></text:p>
        </text:list-item>
      </text:list>
      <text:p text:style-name="Standard"><text:span text:style-name="T1">References/Links:</text:span></text:p>
      <text:p text:style-name="P184">[1] Trifect (2018 Mar 19). “Aika x Trifect x Tenkitsune - Triple Sweet”, <text:span text:style-name="T3">SoundCloud</text:span>. <text:a xlink:type="simple" xlink:href="https://soundcloud.com/trifectt/aika-x-trifect-x-tenkitsune-triple-sweet" text:style-name="ListLabel_20_1801" text:visited-style-name="ListLabel_20_1801"><text:span text:style-name="T2">https://soundcloud.com/trifectt/aika-x-trifect-x-tenkitsune-triple-sweet</text:span></text:a> (accessed 2023 Mar 30)</text:p>
      <text:p text:style-name="P184">[2] <text:span text:style-name="T3">YouTube</text:span>. <text:a xlink:type="simple" xlink:href="https://www.youtube.com/watch?v=KXSqTP3ztp0" text:style-name="ListLabel_20_1801" text:visited-style-name="ListLabel_20_1801"><text:span text:style-name="T2">https://www.youtube.com/watch?v=KXSqTP3ztp0</text:span></text:a> (TODO)</text:p>
      <text:p text:style-name="P184">[3] <text:span text:style-name="T3">ToneDen</text:span>. <text:a xlink:type="simple" xlink:href="https://www.toneden.io/trifect/post/aika-x-trifect-x-tenkitsune-triple-sweet" text:style-name="ListLabel_20_1801" text:visited-style-name="ListLabel_20_1801"><text:span text:style-name="T2">https://www.toneden.io/trifect/post/aika-x-trifect-x-tenkitsune-triple-sweet</text:span></text:a> (TODO)</text:p>
      <text:p text:style-name="P184">[4] <text:span text:style-name="T3">Spotify</text:span>. <text:a xlink:type="simple" xlink:href="https://open.spotify.com/track/5a0imMXQsbJ8J4O35yGInZ" text:style-name="ListLabel_20_1801" text:visited-style-name="ListLabel_20_1801"><text:span text:style-name="T2">https://open.spotify.com/track/5a0imMXQsbJ8J4O35yGInZ</text:span></text:a> (TODO)</text:p>
      <text:p text:style-name="Heading_20_2"><text:bookmark text:name="_eoir6rksf4xn"/>Uchiage Hanabi</text:p>
      <text:p text:style-name="Standard"><text:span text:style-name="T1">Redirect:</text:span></text:p>
      <text:p text:style-name="P189"><text:span text:style-name="T1">See:</text:span> <text:a xlink:type="simple" xlink:href="#_u9ygzt5af2cb" text:style-name="ListLabel_20_1801" text:visited-style-name="ListLabel_20_1801"><text:span text:style-name="T2">打上花火</text:span></text:a> (song by Daoko; Kenshi Yonezu)</text:p>
      <text:p text:style-name="Heading_20_2"><text:bookmark text:name="_cjq5vmfxwp8f"/>Woah!</text:p>
      <text:p text:style-name="Standard"><text:span text:style-name="T1">Artists:</text:span></text:p>
      <text:list xml:id="list900461318" text:style-name="WWNum89">
        <text:list-item>
          <text:p text:style-name="P54"><text:a xlink:type="simple" xlink:href="#_8dwie11js5pk" text:style-name="ListLabel_20_1801" text:visited-style-name="ListLabel_20_1801"><text:span text:style-name="T2">factal</text:span></text:a></text:p>
        </text:list-item>
        <text:list-item>
          <text:p text:style-name="P54"><text:soft-page-break/><text:a xlink:type="simple" xlink:href="#_eob275l1b02b" text:style-name="ListLabel_20_1801" text:visited-style-name="ListLabel_20_1801"><text:span text:style-name="T2">haki</text:span></text:a></text:p>
        </text:list-item>
      </text:list>
      <text:p text:style-name="Standard"><text:span text:style-name="T1">Appears in Collection:</text:span></text:p>
      <text:list xml:id="list101132605313005" text:continue-list="list101132261705952" text:style-name="WWNum149">
        <text:list-item>
          <text:p text:style-name="P14"><text:a xlink:type="simple" xlink:href="#_4rlfutwro23l" text:style-name="ListLabel_20_1801" text:visited-style-name="ListLabel_20_1801"><text:span text:style-name="T2">[ Kawaii Future Bass Collection Vol.2 ]</text:span></text:a></text:p>
        </text:list-item>
      </text:list>
      <text:p text:style-name="Standard"><text:span text:style-name="T1">References/Links:</text:span></text:p>
      <text:p text:style-name="P184">[1] “Woah! (w/ factal)”, <text:span text:style-name="T3">SoundCloud</text:span>. <text:a xlink:type="simple" xlink:href="https://soundcloud.com/hakii/woah-w-factal" text:style-name="ListLabel_20_1801" text:visited-style-name="ListLabel_20_1801"><text:span text:style-name="T2">https://soundcloud.com/hakii/woah-w-factal</text:span></text:a> (TODO)</text:p>
      <text:p text:style-name="P184">[2] <text:span text:style-name="T3">YouTube</text:span>. <text:a xlink:type="simple" xlink:href="https://www.youtube.com/watch?v=mfOxtJdXOSw" text:style-name="ListLabel_20_1801" text:visited-style-name="ListLabel_20_1801"><text:span text:style-name="T2">https://www.youtube.com/watch?v=</text:span></text:a><text:a xlink:type="simple" xlink:href="https://www.youtube.com/watch?v=mfOxtJdXOSw" text:style-name="ListLabel_20_1801" text:visited-style-name="ListLabel_20_1801"><text:span text:style-name="T2">mfOxtJdXOSw</text:span></text:a> (TODO)</text:p>
      <text:p text:style-name="Heading_20_2"><text:bookmark text:name="_6va3h5dwx7wq"/>Virtual Rush</text:p>
      <text:p text:style-name="Standard"><text:span text:style-name="T1">Artist:</text:span> <text:a xlink:type="simple" xlink:href="#_k6t80jclblzw" text:style-name="ListLabel_20_1801" text:visited-style-name="ListLabel_20_1801"><text:span text:style-name="T2">Syui</text:span></text:a></text:p>
      <text:p text:style-name="Standard"><text:span text:style-name="T1">Genre:</text:span> Electro <text:span text:style-name="T4">[1]</text:span>, Happy Hardcore <text:span text:style-name="T4">[1]</text:span></text:p>
      <text:p text:style-name="Standard"><text:span text:style-name="T1">Song length (min:sec):</text:span> 04:14 <text:span text:style-name="T4">[1]</text:span></text:p>
      <text:p text:style-name="Standard"><text:span text:style-name="T1">Curated by:</text:span></text:p>
      <text:list xml:id="list73399183" text:style-name="WWNum125">
        <text:list-item>
          <text:p text:style-name="P55"><text:a xlink:type="simple" xlink:href="#_s246sbo30yxs" text:style-name="ListLabel_20_1801" text:visited-style-name="ListLabel_20_1801"><text:span text:style-name="T2">Firefly Music</text:span></text:a></text:p>
        </text:list-item>
      </text:list>
      <text:p text:style-name="Standard"><text:span text:style-name="T1">References/Links:</text:span></text:p>
      <text:p text:style-name="P187">[1] Firefly Music (2018 Feb 10). “Syui - Virtual Rush”, <text:span text:style-name="T3">YouTube</text:span>. <text:a xlink:type="simple" xlink:href="https://www.youtube.com/watch?v=NuU-TFWUnIs" text:style-name="ListLabel_20_1801" text:visited-style-name="ListLabel_20_1801"><text:span text:style-name="T2">https://www.youtube.com/watch?v=NuU-</text:span></text:a><text:a xlink:type="simple" xlink:href="https://www.youtube.com/watch?v=NuU-TFWUnIs" text:style-name="ListLabel_20_1801" text:visited-style-name="ListLabel_20_1801"><text:span text:style-name="T2">TFWUnIs</text:span></text:a> (accessed 2023 Mar 21)</text:p>
      <text:p text:style-name="P187">[2] <text:span text:style-name="T3">SoundCloud</text:span>. <text:a xlink:type="simple" xlink:href="https://soundcloud.com/syuii/virtualrush" text:style-name="ListLabel_20_1801" text:visited-style-name="ListLabel_20_1801"><text:span text:style-name="T2">https://soundcloud.com/syuii/virtualrush</text:span></text:a> (TODO)</text:p>
      <text:p text:style-name="Heading_20_2"><text:bookmark text:name="_upb7pgwfvqcf"/>Yozora wa Nandemo Shitteru no?</text:p>
      <text:p text:style-name="Standard"><text:span text:style-name="T1">Redirect:</text:span></text:p>
      <text:p text:style-name="P189"><text:span text:style-name="T1">See:</text:span> <text:a xlink:type="simple" xlink:href="#_rjf5bqh5ijn5" text:style-name="ListLabel_20_1801" text:visited-style-name="ListLabel_20_1801"><text:span text:style-name="T2">夜空はなんでも知ってるの？</text:span></text:a> (song by CYaRon! from Love Live! Sunshine!!)</text:p>
      <text:p text:style-name="Heading_20_3"><text:bookmark text:name="_inv7ywab47dx"/>Yozora wa Nandemo Shitteru no? (Nathaniel Keith Remix)</text:p>
      <text:p text:style-name="Standard"><text:span text:style-name="T1">Remix of:</text:span> <text:a xlink:type="simple" xlink:href="#_rjf5bqh5ijn5" text:style-name="ListLabel_20_1801" text:visited-style-name="ListLabel_20_1801"><text:span text:style-name="T2">CYaRon! - 夜空はなんでも知ってるの？</text:span></text:a></text:p>
      <text:p text:style-name="Standard"><text:span text:style-name="T1">Remix Artist:</text:span> <text:a xlink:type="simple" xlink:href="#_2e1mcow9f4h0" text:style-name="ListLabel_20_1801" text:visited-style-name="ListLabel_20_1801"><text:span text:style-name="T2">Nathaniel Keith</text:span></text:a> <text:span text:style-name="T4">[1]</text:span></text:p>
      <text:p text:style-name="Standard"><text:span text:style-name="T1">Song length (min:sec):</text:span> 03:43 <text:span text:style-name="T4">[1]</text:span></text:p>
      <text:p text:style-name="Standard"><text:span text:style-name="T1">Curated by:</text:span></text:p>
      <text:list xml:id="list1110849169" text:style-name="WWNum164">
        <text:list-item>
          <text:p text:style-name="P56"><text:a xlink:type="simple" xlink:href="#_uf44qfhk8c3f" text:style-name="ListLabel_20_1801" text:visited-style-name="ListLabel_20_1801"><text:span text:style-name="T2">Galaxy</text:span></text:a></text:p>
        </text:list-item>
      </text:list>
      <text:p text:style-name="Standard"><text:soft-page-break/><text:span text:style-name="T1">References/Links:</text:span></text:p>
      <text:p text:style-name="P205">[1] Galaxy (2017 July 17). “[Love Live! Sunshine!!] CYaRon! - Yozora wa Nandemo Shitteru no? (Nathaniel Keith Remix)”, <text:span text:style-name="T3">YouTube</text:span>. <text:a xlink:type="simple" xlink:href="https://www.youtube.com/watch?v=Va7tpgUVgWk" text:style-name="ListLabel_20_1801" text:visited-style-name="ListLabel_20_1801"><text:span text:style-name="T2">https://www.youtube.com/watch?v=Va7tpgUVgWk</text:span></text:a> (accessed 2023 Mar 15)</text:p>
      <text:p text:style-name="P205">[2] <text:span text:style-name="T3">Soundcloud</text:span>. <text:a xlink:type="simple" xlink:href="https://soundcloud.com/nathanielkeithmusic/yozora-wa-nandemo-shitteru-no-nathaniel-keith-remix" text:style-name="ListLabel_20_1802" text:visited-style-name="ListLabel_20_1802"><text:span text:style-name="T7">https://soundcloud.com/nathanielkeithmusic/yozora-wa-nandemo-shitteru-no-nathaniel-keith-remix</text:span></text:a> (dead link, last checked 2023 Mar 15)</text:p>
      <text:p text:style-name="Heading_20_2"><text:bookmark text:name="_u9ygzt5af2cb"/>打上花火</text:p>
      <text:p text:style-name="Standard"><text:span text:style-name="T1">Other Names:</text:span></text:p>
      <text:p text:style-name="P189"><text:span text:style-name="T1">Romaji:</text:span> Uchiage Hanabi</text:p>
      <text:p text:style-name="Standard"><text:span text:style-name="T1">Artists:</text:span></text:p>
      <text:list xml:id="list2691175040" text:style-name="WWNum13">
        <text:list-item>
          <text:p text:style-name="P57">Daoko</text:p>
        </text:list-item>
        <text:list-item>
          <text:p text:style-name="P57">Kenshi Yonezu (songwriter, producer)</text:p>
        </text:list-item>
      </text:list>
      <text:p text:style-name="Standard"><text:span text:style-name="T1">Remixes:</text:span></text:p>
      <text:list xml:id="list3234423379" text:style-name="WWNum47">
        <text:list-item>
          <text:p text:style-name="P58"><text:a xlink:type="simple" xlink:href="#_rlt3oxn08l5j" text:style-name="ListLabel_20_1801" text:visited-style-name="ListLabel_20_1801"><text:span text:style-name="T2">osirasekita - Hanabi</text:span></text:a></text:p>
        </text:list-item>
      </text:list>
      <text:p text:style-name="Standard">References/Links:</text:p>
      <text:p text:style-name="P206">[1] <text:span text:style-name="T3">YouTube</text:span>. <text:a xlink:type="simple" xlink:href="https://www.youtube.com/watch?v=-tKVN2mAKRI" text:style-name="ListLabel_20_1801" text:visited-style-name="ListLabel_20_1801"><text:span text:style-name="T2">https://www.youtube.com/watch?v=-tKVN2mAKRI</text:span></text:a> (TODO)</text:p>
      <text:p text:style-name="Heading_20_2"><text:bookmark text:name="_civ002k69toy"/>えがおの花束</text:p>
      <text:p text:style-name="Standard"><text:span text:style-name="T1">Other Names:</text:span></text:p>
      <text:p text:style-name="P189"><text:span text:style-name="T1">Romaji:</text:span> Egao no Hanataba</text:p>
      <text:p text:style-name="P189"><text:span text:style-name="T1">English:</text:span> Bouquet of Smiles (unofficial)</text:p>
      <text:p text:style-name="P186"><text:span text:style-name="T1">Artists:</text:span></text:p>
      <text:list xml:id="list1537098598" text:style-name="WWNum185">
        <text:list-item>
          <text:p text:style-name="P59">スズラン (Suzuran) (CV: 本渡楓 (<text:span text:style-name="T9">Hondo</text:span> Kaede)) (vocalist)</text:p>
        </text:list-item>
        <text:list-item>
          <text:p text:style-name="P59">烏屋茶房 (lyricist)</text:p>
        </text:list-item>
        <text:list-item>
          <text:p text:style-name="P59">Len (composer, arranger)</text:p>
        </text:list-item>
        <text:list-item>
          <text:p text:style-name="P59">石川 富章 (SOUND ARTS) (recording engineer) <text:span text:style-name="T4">[1]</text:span></text:p>
        </text:list-item>
        <text:list-item>
          <text:p text:style-name="P59">SOUND ARTS (recording studio) <text:span text:style-name="T4">[1]</text:span></text:p>
        </text:list-item>
        <text:list-item>
          <text:p text:style-name="P59">田本雅浩 (TOKYO LOGIC Ltd.) (mix engineer) <text:span text:style-name="T4">[1]</text:span></text:p>
        </text:list-item>
      </text:list>
      <text:p text:style-name="Standard"><text:soft-page-break/><text:span text:style-name="T1">Song length (min:sec):</text:span> 03:12 <text:span text:style-name="T4">[1]</text:span></text:p>
      <text:p text:style-name="Standard"><text:span text:style-name="T1">Franchise:</text:span> アークナイツ (Arknights)</text:p>
      <text:p text:style-name="Standard"><text:span text:style-name="T1">Notes:</text:span> Released for Arknights 3rd Anniversary</text:p>
      <text:p text:style-name="Standard"><text:span text:style-name="T1">Lyrics:</text:span></text:p>
      <text:p text:style-name="P191">小さな小さな一歩を<text:line-break/>重ねて　さぁ進もう<text:line-break/>難しいことだっていつかは　きっとできる！<text:line-break/>みんな信じてるから</text:p>
      <text:p text:style-name="P191">泣いてるあの子に<text:line-break/>「きっと大丈夫」と伝えられるように<text:line-break/>大好きなみんなを<text:line-break/>きっと助けてあげられるように</text:p>
      <text:p text:style-name="P191">「頑張ります！」</text:p>
      <text:p text:style-name="P191">みんな笑って　手と手とりあって<text:line-break/>幸せ色した　花束になあれ<text:line-break/>十人十色　並んで私色<text:line-break/>そんな日がきっと　来ますように</text:p>
      <text:p text:style-name="P191">見た目も歳も考えも<text:line-break/>みんな違う　だけど<text:line-break/>同じ大地に住んでるお隣さん<text:line-break/>そんな気がするから</text:p>
      <text:p text:style-name="P191">悲しい顔して<text:line-break/>「きっと大丈夫」と言わなくていいように<text:line-break/>大好きなみんなに<text:line-break/>素敵な朝日がのぼるように</text:p>
      <text:p text:style-name="P191">「おはようございます！」</text:p>
      <text:p text:style-name="P191">みんな揃って　目と目合わせて<text:line-break/>にこりと笑って　花束のように<text:line-break/>笑顔が咲いて　うんと広がってく<text:line-break/>そんな日がきっと　続くように</text:p>
      <text:p text:style-name="P191">遠くの街まで<text:line-break/>いつか届けてあげられるように<text:line-break/>芽吹いた希望が<text:line-break/>いつか綺麗に咲きますように</text:p>
      <text:p text:style-name="P191">みんな笑って　輪になり並んで<text:line-break/>世界中みんな　花束みたいに<text:line-break/>十人十色　並んで私色<text:line-break/>そんな日がきっと　来ますように</text:p>
      <text:p text:style-name="Standard"><text:span text:style-name="T1">Links:</text:span></text:p>
      <text:p text:style-name="P205">[1] アークナイツ 公式チャンネル (2023 Jan 10). “アークナイツ　スズラン 『えがおの花束』MV”, <text:span text:style-name="T3">YouTube</text:span>. <text:a xlink:type="simple" xlink:href="https://www.youtube.com/watch?v=fSl9AbEj5M0" text:style-name="ListLabel_20_1801" text:visited-style-name="ListLabel_20_1801"><text:span text:style-name="T2">https://www.youtube.com/watch?v=fSl9AbEj5M0</text:span></text:a> (accessed 2023 Mar 11)</text:p>
      <text:p text:style-name="Heading_20_2"><text:bookmark text:name="_lbe1s0s6a1u"/>ジェリーフィッシュ</text:p>
      <text:p text:style-name="Standard"><text:span text:style-name="T1">Other Names:</text:span></text:p>
      <text:p text:style-name="P189"><text:span text:style-name="T1">Romaji/English:</text:span> Jellyfish</text:p>
      <text:p text:style-name="Standard"><text:span text:style-name="T1">Artists:</text:span></text:p>
      <text:list xml:id="list2986153105" text:style-name="WWNum54">
        <text:list-item>
          <text:p text:style-name="P194"><text:a xlink:type="simple" xlink:href="#_tjl9ake7hpvu" text:style-name="ListLabel_20_1801" text:visited-style-name="ListLabel_20_1801"><text:span text:style-name="T2">Yunomi</text:span></text:a> (primary artist)</text:p>
        </text:list-item>
        <text:list-item>
          <text:p text:style-name="P194">ローラーガール (vocalist, featured artist)</text:p>
        </text:list-item>
      </text:list>
      <text:p text:style-name="Standard"><text:span text:style-name="T1">Appears in collection:</text:span></text:p>
      <text:list xml:id="list101133678100203" text:continue-list="list101132387873087" text:style-name="WWNum167">
        <text:list-item>
          <text:p text:style-name="P8"><text:a xlink:type="simple" xlink:href="#_dcx7g6821zw" text:style-name="ListLabel_20_1801" text:visited-style-name="ListLabel_20_1801"><text:span text:style-name="T2">[神曲] Kawaii EDMオススメ10曲 [まとめ]</text:span></text:a></text:p>
        </text:list-item>
      </text:list>
      <text:p text:style-name="Standard"><text:soft-page-break/><text:span text:style-name="T1">Links:</text:span> <text:span text:style-name="T1">YouTube:</text:span> <text:a xlink:type="simple" xlink:href="https://www.youtube.com/watch?v=LtrB_8CejUA" text:style-name="ListLabel_20_1801" text:visited-style-name="ListLabel_20_1801"><text:span text:style-name="T2">https://www.youtube.com/watch?v=LtrB_8CejUA</text:span></text:a> (TODO)</text:p>
      <text:p text:style-name="Heading_20_2"><text:bookmark text:name="_v5knoavk71y1"/>何も考えてない時の僕</text:p>
      <text:p text:style-name="Standard"><text:span text:style-name="T1">Other Names:</text:span></text:p>
      <text:p text:style-name="P189"><text:span text:style-name="T1">Romaji:</text:span> Nani mo Kanage tenai Toki no Boku</text:p>
      <text:p text:style-name="Standard"><text:span text:style-name="T1">Artist:</text:span> <text:a xlink:type="simple" xlink:href="#_db2ivwh8vlmt" text:style-name="ListLabel_20_1801" text:visited-style-name="ListLabel_20_1801"><text:span text:style-name="T2">Street</text:span></text:a></text:p>
      <text:p text:style-name="Standard"><text:span text:style-name="T1">Appears in Collection:</text:span></text:p>
      <text:list xml:id="list101134101569190" text:continue-list="list101133291430592" text:style-name="WWNum61">
        <text:list-item>
          <text:p text:style-name="P1"><text:a xlink:type="simple" xlink:href="#_wdwsfg775tbs" text:style-name="ListLabel_20_1801" text:visited-style-name="ListLabel_20_1801"><text:span text:style-name="T2">[ Kawaii Future Bass Collection Vol.4 ]</text:span></text:a></text:p>
        </text:list-item>
      </text:list>
      <text:p text:style-name="Standard"><text:span text:style-name="T1">References/Links:</text:span></text:p>
      <text:p text:style-name="P184">[1] <text:span text:style-name="T3">SoundCloud</text:span>. <text:a xlink:type="simple" xlink:href="https://soundcloud.com/street/free-dl-2" text:style-name="ListLabel_20_1801" text:visited-style-name="ListLabel_20_1801"><text:span text:style-name="T2">https://soundcloud.com/street/free-dl-2</text:span></text:a> (TODO)</text:p>
      <text:p text:style-name="Heading_20_2"><text:bookmark text:name="_rfxcj775phjc"/>はんぶんこ花火</text:p>
      <text:p text:style-name="Standard"><text:span text:style-name="T1">Other Names:</text:span></text:p>
      <text:p text:style-name="P189"><text:span text:style-name="T1">Romaji:</text:span> Hanbunko Hanabi</text:p>
      <text:p text:style-name="Standard"><text:span text:style-name="T1">Artists:</text:span></text:p>
      <text:list xml:id="list2489512284" text:style-name="WWNum177">
        <text:list-item>
          <text:p text:style-name="P60"><text:a xlink:type="simple" xlink:href="#_tjl9ake7hpvu" text:style-name="ListLabel_20_1801" text:visited-style-name="ListLabel_20_1801"><text:span text:style-name="T2">Yunomi</text:span></text:a></text:p>
        </text:list-item>
        <text:list-item>
          <text:p text:style-name="P60"><text:a xlink:type="simple" xlink:href="#_k4t65l58hawz" text:style-name="ListLabel_20_1801" text:visited-style-name="ListLabel_20_1801"><text:span text:style-name="T2">Happy Kuru Kuru</text:span></text:a></text:p>
        </text:list-item>
      </text:list>
      <text:p text:style-name="Standard"><text:span text:style-name="T1">Remixes:</text:span></text:p>
      <text:list xml:id="list384053491" text:style-name="WWNum180">
        <text:list-item>
          <text:p text:style-name="P61"><text:a xlink:type="simple" xlink:href="#_ry22my6rvc16" text:style-name="ListLabel_20_1801" text:visited-style-name="ListLabel_20_1801"><text:span text:style-name="T2">はんぶんこ花火 (Dream Hackers Remix)</text:span></text:a></text:p>
        </text:list-item>
      </text:list>
      <text:p text:style-name="Heading_20_3"><text:bookmark text:name="_ry22my6rvc16"/>はんぶんこ花火 (Dream Hackers Remix)</text:p>
      <text:p text:style-name="Standard"><text:span text:style-name="T1">Remix of:</text:span> <text:a xlink:type="simple" xlink:href="#_rfxcj775phjc" text:style-name="ListLabel_20_1801" text:visited-style-name="ListLabel_20_1801"><text:span text:style-name="T2">Yunomi &amp; Happy Kuru Kuru - はんぶんこ花火</text:span></text:a></text:p>
      <text:p text:style-name="Standard"><text:span text:style-name="T1">Remix Artist:</text:span> <text:a xlink:type="simple" xlink:href="#_vmr4b4io2nt4" text:style-name="ListLabel_20_1801" text:visited-style-name="ListLabel_20_1801"><text:span text:style-name="T2">Dream Hackers</text:span></text:a></text:p>
      <text:p text:style-name="Standard"><text:span text:style-name="T1">Appears in collection:</text:span></text:p>
      <text:list xml:id="list101133852504579" text:continue-list="list101133840993458" text:style-name="WWNum37">
        <text:list-item>
          <text:p text:style-name="P17"><text:a xlink:type="simple" xlink:href="#_ao5reix8icwk" text:style-name="ListLabel_20_1801" text:visited-style-name="ListLabel_20_1801"><text:span text:style-name="T2">[ Kawaii Future Bass Collection ]</text:span></text:a></text:p>
        </text:list-item>
      </text:list>
      <text:p text:style-name="Standard"><text:span text:style-name="T1">References/Links:</text:span></text:p>
      <text:p text:style-name="P184">[1] <text:span text:style-name="T3">SoundCloud</text:span>. <text:a xlink:type="simple" xlink:href="https://soundcloud.com/realdreamhackers/happy-kuru-kuru-dream-hackers-remix" text:style-name="ListLabel_20_1802" text:visited-style-name="ListLabel_20_1802"><text:span text:style-name="T7">https://soundcloud.com/realdreamhackers/happy-kuru-kuru-dream-hackers-remix</text:span></text:a> (dead link, last checked 2023 Mar 19)</text:p>
      <text:p text:style-name="P184"><text:soft-page-break/>[2] <text:span text:style-name="T3">YouTube</text:span>. <text:a xlink:type="simple" xlink:href="https://www.youtube.com/watch?v=QbK6KkGQs6s" text:style-name="ListLabel_20_1801" text:visited-style-name="ListLabel_20_1801"><text:span text:style-name="T2">https://www.youtube.com/watch?v=QbK6KkGQs6s</text:span></text:a> (TODO)</text:p>
      <text:p text:style-name="Heading_20_2"><text:bookmark text:name="_ctv9ksgak2o0"/>枕元にゴースト</text:p>
      <text:p text:style-name="Standard"><text:span text:style-name="T1">Other Names:</text:span></text:p>
      <text:p text:style-name="P189"><text:span text:style-name="T1">Romaji:</text:span> Makuramoto ni Ghost</text:p>
      <text:p text:style-name="P186"><text:span text:style-name="T1">Artists:</text:span></text:p>
      <text:list xml:id="list1140576068" text:style-name="WWNum66">
        <text:list-item>
          <text:p text:style-name="P62"><text:a xlink:type="simple" xlink:href="#_8ncza2tbb2oy" text:style-name="ListLabel_20_1801" text:visited-style-name="ListLabel_20_1801"><text:span text:style-name="T2">Aiobahn</text:span></text:a> (composer; primary artist)<text:span text:style-name="T4">[2]</text:span></text:p>
        </text:list-item>
        <text:list-item>
          <text:p text:style-name="P62"><text:a xlink:type="simple" xlink:href="#_tjl9ake7hpvu" text:style-name="ListLabel_20_1801" text:visited-style-name="ListLabel_20_1801"><text:span text:style-name="T2">Yunomi</text:span></text:a> (lyricist; composer; primary artist)<text:span text:style-name="T4">[2]</text:span></text:p>
        </text:list-item>
        <text:list-item>
          <text:p text:style-name="P62"><text:a xlink:type="simple" xlink:href="#_5f435j5my4wp" text:style-name="ListLabel_20_1801" text:visited-style-name="ListLabel_20_1801"><text:span text:style-name="T2">nicamoq</text:span></text:a> (vocalist; featured artist)<text:span text:style-name="T4">[2]</text:span></text:p>
        </text:list-item>
      </text:list>
      <text:p text:style-name="Standard"><text:span text:style-name="T1">Genre:</text:span> Electronic <text:span text:style-name="T4">[2]</text:span>, Electropop <text:span text:style-name="T4">[2]</text:span>, Pop <text:span text:style-name="T4">[2]</text:span></text:p>
      <text:p text:style-name="Standard"><text:span text:style-name="T1">Song length (min:sec):</text:span> 03:44 <text:span text:style-name="T4">[1][2]</text:span></text:p>
      <text:p text:style-name="Standard"><text:span text:style-name="T1">Lyrics</text:span><text:span text:style-name="T4"> [2]</text:span><text:span text:style-name="T1">:</text:span> (TODO: clean up)</text:p>
      <text:p text:style-name="Standard">閉めきってるカーテンの向こう側にサンシャイン</text:p>
      <text:p text:style-name="Standard">まわる　まわる　この街だけはフィール・ソー・ファイン</text:p>
      <text:p text:style-name="Standard">今もほら並んでる歯ブラシも</text:p>
      <text:p text:style-name="Standard">もうね、そろそろ替え時らしいよ</text:p>
      <text:p text:style-name="Standard"/>
      <text:p text:style-name="Standard">入れすぎないでね　柔軟剤</text:p>
      <text:p text:style-name="Standard">あれほど言ったよ　十何回</text:p>
      <text:p text:style-name="Standard">掃除もちゃんとしないとね</text:p>
      <text:p text:style-name="Standard">たまには窓も開けてね</text:p>
      <text:p text:style-name="Standard">埃かぶったアルバムの片隅から踊り出すの</text:p>
      <text:p text:style-name="Standard">たくさんの甘いメロディー</text:p>
      <text:p text:style-name="Standard"/>
      <text:p text:style-name="Standard">君と描いたストーリー</text:p>
      <text:p text:style-name="Standard"><text:soft-page-break/>いつものモーニング</text:p>
      <text:p text:style-name="Standard">消えないように</text:p>
      <text:p text:style-name="Standard">きっと時計は止まり</text:p>
      <text:p text:style-name="Standard">色褪せぬままに</text:p>
      <text:p text:style-name="Standard">写真の中に</text:p>
      <text:p text:style-name="Standard"/>
      <text:p text:style-name="Standard">一秒だって惜しいんだよ</text:p>
      <text:p text:style-name="Standard">いつかまた歩き出せる日まで</text:p>
      <text:p text:style-name="Standard">日常はかたちを変えて君をまた彩るでしょう</text:p>
      <text:p text:style-name="Standard">でもちょっとだけ寂しいよ</text:p>
      <text:p text:style-name="Standard">君の時計だけ針がまわって</text:p>
      <text:p text:style-name="Standard">せめて今は楽しい夢を</text:p>
      <text:p text:style-name="Standard">枕元で祈るよ</text:p>
      <text:p text:style-name="Standard"/>
      <text:p text:style-name="Standard">何度も乗り越えてくひとりっきりのサンライズ<text:line-break/>ひとつ　ひとつ　また消えてくよ　街のライト<text:line-break/>長い時をかけて思い出も僕もやがて見えない星に変わるの<text:line-break/>ふたり描いたストーリー<text:line-break/>夜空の中に輝くように<text:line-break/>夢みたいに溶けて混ざりあいたい<text:line-break/>ひとつになるの</text:p>
      <text:p text:style-name="Standard">一秒だってかまわない<text:line-break/>君とまた歩き出してみたい<text:line-break/>日常の中で代わりを君はまた見つけるでしょう<text:line-break/>そうちょっとだけ寂しいよ<text:line-break/>僕の時計だけ針が止まって<text:line-break/>この先ずっと君のその瞳にうつらないから</text:p>
      <text:p text:style-name="Standard">一秒だって惜しいんだよ<text:line-break/>いつかまた歩き出せる日まで<text:line-break/>日常はかたちを変えて君をまた彩るでしょう<text:line-break/>でもちょっとだけ寂しいよ<text:line-break/>君の時計だけ針がまわって<text:line-break/>せめて今は楽しい夢を<text:line-break/>枕元で祈っているよ</text:p>
      <text:p text:style-name="Standard"><text:span text:style-name="T1">Part of Album:</text:span></text:p>
      <text:list xml:id="list2209250515" text:style-name="WWNum6">
        <text:list-item>
          <text:p text:style-name="P63"><text:a xlink:type="simple" xlink:href="#_27rwqy1c51vl" text:style-name="ListLabel_20_1801" text:visited-style-name="ListLabel_20_1801"><text:span text:style-name="T2">ゆのもきゅ</text:span></text:a></text:p>
        </text:list-item>
      </text:list>
      <text:p text:style-name="Standard"><text:span text:style-name="T1">Remixes:</text:span></text:p>
      <text:list xml:id="list3175864903" text:style-name="WWNum169">
        <text:list-item>
          <text:p text:style-name="P64"><text:a xlink:type="simple" xlink:href="#_vxh3g4oz4zyz" text:style-name="ListLabel_20_1801" text:visited-style-name="ListLabel_20_1801"><text:span text:style-name="T2">枕元にゴースト (KATOMORI Remix)</text:span></text:a></text:p>
        </text:list-item>
      </text:list>
      <text:p text:style-name="Standard"><text:span text:style-name="T1">References/Links:</text:span></text:p>
      <text:p text:style-name="P206">[1] Yunomi (2018 Oct 07). “枕元にゴースト (feat. nicamoq)”, <text:span text:style-name="T3">YouTube</text:span>. <text:a xlink:type="simple" xlink:href="https://www.youtube.com/watch?v=I7-EWVVWFa8" text:style-name="ListLabel_20_1801" text:visited-style-name="ListLabel_20_1801"><text:span text:style-name="T2">https://www.youtube.com/watch?v=I7-EWVVWFa8</text:span></text:a> (accessed 2023 Apr 02)</text:p>
      <text:p text:style-name="P206">[2] Yunomi (2017 Oct 18). “Aiobahn &amp; Yunomi - 枕​元​に​ゴ​ー​ス​ト (feat. nicamoq)”, <text:span text:style-name="T3">Bandcamp</text:span>. <text:a xlink:type="simple" xlink:href="https://iamyunomi.bandcamp.com/track/feat-nicamoq-9" text:style-name="ListLabel_20_1801" text:visited-style-name="ListLabel_20_1801"><text:span text:style-name="T2">https://iamyunomi.bandcamp.com/track/feat-nicamoq-9</text:span></text:a> (accessed 2023 Apr 02)</text:p>
      <text:p text:style-name="P206"><text:soft-page-break/>[3] <text:span text:style-name="T3">SoundCloud</text:span>. <text:a xlink:type="simple" xlink:href="https://soundcloud.com/aiobahn/ghost" text:style-name="ListLabel_20_1802" text:visited-style-name="ListLabel_20_1802"><text:span text:style-name="T7">https://soundcloud.com/aiobahn/ghost</text:span></text:a> (dead link, last checked 2023 Apr 02)</text:p>
      <text:p text:style-name="Heading_20_3"><text:bookmark text:name="_vxh3g4oz4zyz"/>枕元にゴースト (KATOMORI Remix)</text:p>
      <text:p text:style-name="Standard"><text:span text:style-name="T1">Remix of:</text:span> <text:a xlink:type="simple" xlink:href="#_ctv9ksgak2o0" text:style-name="ListLabel_20_1801" text:visited-style-name="ListLabel_20_1801"><text:span text:style-name="T2">枕元にゴースト</text:span></text:a></text:p>
      <text:p text:style-name="Standard"><text:span text:style-name="T1">Remix Artist:</text:span> <text:a xlink:type="simple" xlink:href="#_8j5srvexe1n9" text:style-name="ListLabel_20_1801" text:visited-style-name="ListLabel_20_1801"><text:span text:style-name="T2">KATOMORI</text:span></text:a></text:p>
      <text:p text:style-name="Standard"><text:span text:style-name="T1">Song length (min:sec):</text:span> 03:31 <text:span text:style-name="T4">[1][2]</text:span></text:p>
      <text:p text:style-name="Standard"><text:span text:style-name="T1">Lyrics (English)</text:span><text:span text:style-name="T4"> [1]</text:span><text:span text:style-name="T1">:</text:span></text:p>
      <text:p text:style-name="P191">Sunshine on the other side of the closed curtain<text:line-break/>This spinning spinning town, I'm feeling so fine<text:line-break/>Look, even now there are toothbrushes aligned<text:line-break/>It's time to replace them you know!</text:p>
      <text:p text:style-name="P191">Don't put in too much softener<text:line-break/>I've told you so many times already<text:line-break/>You have to clean it properly<text:line-break/>And open your window once in a while<text:line-break/>They're coming out dancing from the dusty albums<text:line-break/>A lot of sweet melodies</text:p>
      <text:p text:style-name="P191">The story I've drawn with you<text:line-break/>The usual morning<text:line-break/>Please don't let it disappear...<text:line-break/>The clock will surely stop<text:line-break/>It will never fade<text:line-break/>On that picture...</text:p>
      <text:p text:style-name="P191">Even one second is disappointing<text:line-break/>Until the day I start walking this life<text:line-break/>Everyday life has completely changed<text:line-break/>It will change you, right?<text:line-break/>But it's also a little bit lonely you know<text:line-break/>The hand on your clock moves<text:line-break/>At least now I can have these fun dreams<text:line-break/>Praying at the bedside</text:p>
      <text:p text:style-name="P191">Enduring all these times alone by myself during the sunrise...<text:line-break/>The city lights disappearing one by one...<text:line-break/>It might take a long time but<text:line-break/>My memories and I will change into stars of the unknown</text:p>
      <text:p text:style-name="P191">The story I've drawn with you<text:line-break/>Like the shine in the night sky<text:line-break/>Dreams melting and mixing with me<text:line-break/>to become one with you...</text:p>
      <text:p text:style-name="P191">Even if it's only for a second<text:line-break/>I want to walk with you again<text:line-break/>You'll find a replacement for me, to have in your daily life<text:line-break/>It is a little lonely you know<text:line-break/>Only my clock has stopped<text:line-break/>You won't see me again for years</text:p>
      <text:p text:style-name="P191">Even one second is disappointing<text:line-break/>Until the day I start walking this life<text:line-break/>My everyday life has completely changed<text:line-break/>It'll change you, right?<text:line-break/>But it is a bit lonely too<text:line-break/>The hand on your clock moves<text:line-break/>At least now I can have these fun dreams</text:p>
      <text:p text:style-name="Standard"><text:span text:style-name="T1">Curated by:</text:span></text:p>
      <text:list xml:id="list3577700662" text:style-name="WWNum31">
        <text:list-item>
          <text:p text:style-name="P65"><text:a xlink:type="simple" xlink:href="#_rr2se65llqgi" text:style-name="ListLabel_20_1801" text:visited-style-name="ListLabel_20_1801"><text:span text:style-name="T2">Waifu Wednesdays</text:span></text:a></text:p>
        </text:list-item>
      </text:list>
      <text:p text:style-name="Standard"><text:span text:style-name="T1">References/Links:</text:span></text:p>
      <text:p text:style-name="P206">[1] Waifu Wednesdays (2017 Mar 14). “Katomori - Makuramoto ni Ghost Remix”, <text:span text:style-name="T3">YouTu</text:span>be. <text:a xlink:type="simple" xlink:href="https://www.youtube.com/watch?v=7zGbTKrYXgQ" text:style-name="ListLabel_20_1801" text:visited-style-name="ListLabel_20_1801"><text:span text:style-name="T2">https://www.youtube.com/watch?v=</text:span></text:a><text:a xlink:type="simple" xlink:href="https://www.youtube.com/watch?v=7zGbTKrYXgQ" text:style-name="ListLabel_20_1801" text:visited-style-name="ListLabel_20_1801"><text:span text:style-name="T2">7zGbTKrYXgQ</text:span></text:a> (accessed 2023 Apr 02)</text:p>
      <text:p text:style-name="P206">[2] KATOMORI_Archive (2020 May 25). “枕元にゴースト(KATOMORI Remix)”, <text:span text:style-name="T3">SoundCloud</text:span>. <text:a xlink:type="simple" xlink:href="https://soundcloud.com/katomori10/aiobahn-yunomi-katomori-remix" text:style-name="ListLabel_20_1801" text:visited-style-name="ListLabel_20_1801"><text:span text:style-name="T2">https://soundcloud.com/katomori10/aiobahn-yunomi-katomori-remix</text:span></text:a> (TODO)</text:p>
      <text:p text:style-name="P206">[3] <text:span text:style-name="T3">ToneDen</text:span>. <text:a xlink:type="simple" xlink:href="https://www.toneden.io/katomori/post/aiobahn-yunomi-katomori-remix" text:style-name="ListLabel_20_1801" text:visited-style-name="ListLabel_20_1801"><text:span text:style-name="T2">https://www.toneden.io/katomori/post/aiobahn-yunomi-katomori-remix</text:span></text:a> (TODO)</text:p>
      <text:p text:style-name="Heading_20_2"><text:bookmark text:name="_rjf5bqh5ijn5"/>夜空はなんでも知ってるの？</text:p>
      <text:p text:style-name="Standard"><text:span text:style-name="T1">Other Names:</text:span></text:p>
      <text:p text:style-name="P189"><text:span text:style-name="T1">Romaji:</text:span> Yozora wa Nandemo Shitteru no?</text:p>
      <text:p text:style-name="P189"><text:span text:style-name="T1">English:</text:span> Does The Night Sky Know Everything? <text:span text:style-name="T4">[1]</text:span></text:p>
      <text:p text:style-name="P186"><text:soft-page-break/><text:span text:style-name="T1">Artists:</text:span></text:p>
      <text:list xml:id="list237508704" text:style-name="WWNum174">
        <text:list-item>
          <text:p text:style-name="P66">CYaRon! (vocalists)</text:p>
        </text:list-item>
        <text:list-item>
          <text:p text:style-name="P66">畑亜貴 (<text:span text:style-name="T9">Hata</text:span> Aki) (lyricist) <text:span text:style-name="T4">[1]</text:span></text:p>
        </text:list-item>
        <text:list-item>
          <text:p text:style-name="P66">Kon-K (composer, arranger) <text:span text:style-name="T4">[1]</text:span></text:p>
        </text:list-item>
      </text:list>
      <text:p text:style-name="Standard"><text:span text:style-name="T1">Release date:</text:span> 2016 May 11 <text:span text:style-name="T4">[1]</text:span></text:p>
      <text:p text:style-name="Standard"><text:span text:style-name="T1">Part of Album:</text:span></text:p>
      <text:list xml:id="list3230227073" text:style-name="WWNum113">
        <text:list-item>
          <text:p text:style-name="P67">ある日…永遠みたいに！</text:p>
        </text:list-item>
        <text:list-item>
          <text:p text:style-name="P67"><text:a xlink:type="simple" xlink:href="#_bscw68b9wlij" text:style-name="ListLabel_20_1801" text:visited-style-name="ListLabel_20_1801"><text:span text:style-name="T2">元気全開DAY! DAY! DAY!</text:span></text:a> <text:span text:style-name="T4">[1][2]</text:span></text:p>
        </text:list-item>
      </text:list>
      <text:p text:style-name="Standard"><text:span text:style-name="T1">Remixes:</text:span></text:p>
      <text:list xml:id="list101132608177133" text:continue-numbering="true" text:style-name="WWNum113">
        <text:list-item>
          <text:p text:style-name="P67"><text:a xlink:type="simple" xlink:href="#_inv7ywab47dx" text:style-name="ListLabel_20_1801" text:visited-style-name="ListLabel_20_1801"><text:span text:style-name="T2">Yozora wa Nandemo Shitteru no? (Nathaniel Keith Remix)</text:span></text:a></text:p>
        </text:list-item>
      </text:list>
      <text:p text:style-name="Standard"><text:span text:style-name="T1">References/Links:</text:span></text:p>
      <text:p text:style-name="P205">[1] Love Live! Wiki (2022 Aug 3) “Yozora wa Nandemo Shitteru no?”, <text:span text:style-name="T3">Fandom</text:span>. <text:a xlink:type="simple" xlink:href="https://love-live.fandom.com/wiki/Yozora_wa_Nandemo_Shitteru_no%3F" text:style-name="ListLabel_20_1801" text:visited-style-name="ListLabel_20_1801"><text:span text:style-name="T2">https://love-live.fandom.com/wiki/Yozora_wa_Nandemo_Shitteru_no%3F</text:span></text:a> (accessed 2023 Mar 15)</text:p>
      <text:p text:style-name="P205">[2] CYaRon! - Topic (2020 Sept 17). “夜空はなんでも知ってるの?”, <text:span text:style-name="T3">YouTube</text:span>. <text:a xlink:type="simple" xlink:href="https://www.youtube.com/watch?v=-ugxwDzsflE" text:style-name="ListLabel_20_1801" text:visited-style-name="ListLabel_20_1801"><text:span text:style-name="T2">https://www.youtube.com/watch?v=-ugxwDzsflE</text:span></text:a> (accessed 2023 Apr 02)</text:p>
      <text:p text:style-name="Heading_20_1"><text:bookmark text:name="_g4q076n8drxe"/>Artist</text:p>
      <text:p text:style-name="Heading_20_2"><text:bookmark text:name="_dhwxsuhtdme"/>2ToneDisco</text:p>
      <text:p text:style-name="Standard"><text:span text:style-name="T1">Songs:</text:span></text:p>
      <text:list xml:id="list1736737193" text:style-name="WWNum62">
        <text:list-item>
          <text:p text:style-name="P68"><text:a xlink:type="simple" xlink:href="#_l8fgy6epf0zn" text:style-name="ListLabel_20_1801" text:visited-style-name="ListLabel_20_1801"><text:span text:style-name="T2">Hold Me</text:span></text:a></text:p>
        </text:list-item>
      </text:list>
      <text:p text:style-name="Heading_20_2"><text:bookmark text:name="_gsima38panzk"/>AIKA</text:p>
      <text:p text:style-name="Standard"><text:span text:style-name="T1">Names:</text:span></text:p>
      <text:p text:style-name="P189"><text:span text:style-name="T1">SoundCloud:</text:span> AIKA 🌸</text:p>
      <text:p text:style-name="Standard"><text:span text:style-name="T1">Songs:</text:span></text:p>
      <text:list xml:id="list909193603" text:style-name="WWNum96">
        <text:list-item>
          <text:p text:style-name="P69"><text:a xlink:type="simple" xlink:href="#_3q6npzcw9e6y" text:style-name="ListLabel_20_1801" text:visited-style-name="ListLabel_20_1801"><text:span text:style-name="T2">Light The Way!</text:span></text:a> (with Trifect)</text:p>
        </text:list-item>
        <text:list-item>
          <text:p text:style-name="P69"><text:a xlink:type="simple" xlink:href="#_h6x0v5egeirf" text:style-name="ListLabel_20_1801" text:visited-style-name="ListLabel_20_1801"><text:span text:style-name="T2">Sugar Punk</text:span></text:a></text:p>
        </text:list-item>
        <text:list-item>
          <text:p text:style-name="P69"><text:a xlink:type="simple" xlink:href="#_8ljauh4waglr" text:style-name="ListLabel_20_1801" text:visited-style-name="ListLabel_20_1801"><text:span text:style-name="T2">Triple Sweet</text:span></text:a> (with Trifect; Tenkitsune)</text:p>
        </text:list-item>
      </text:list>
      <text:p text:style-name="Standard"><text:soft-page-break/><text:span text:style-name="T1">Links:</text:span></text:p>
      <text:p text:style-name="P189"><text:span text:style-name="T1">SoundCloud:</text:span> <text:a xlink:type="simple" xlink:href="https://soundcloud.com/i-am-aika" text:style-name="ListLabel_20_1801" text:visited-style-name="ListLabel_20_1801"><text:span text:style-name="T2">https://soundcloud.com/i-am-aika</text:span></text:a> (TODO)</text:p>
      <text:p text:style-name="Heading_20_2"><text:bookmark text:name="_8ncza2tbb2oy"/>Aiobahn</text:p>
      <text:p text:style-name="Standard"><text:span text:style-name="T1">Songs:</text:span></text:p>
      <text:list xml:id="list4039454970" text:style-name="WWNum153">
        <text:list-item>
          <text:p text:style-name="P70"><text:a xlink:type="simple" xlink:href="#_ctv9ksgak2o0" text:style-name="ListLabel_20_1801" text:visited-style-name="ListLabel_20_1801"><text:span text:style-name="T2">枕元にゴースト</text:span></text:a> (with Yunomi; nicamoq)</text:p>
        </text:list-item>
      </text:list>
      <text:p text:style-name="Standard"><text:span text:style-name="T1">Links:</text:span></text:p>
      <text:p text:style-name="P189"><text:span text:style-name="T1">Facebook:</text:span> <text:a xlink:type="simple" xlink:href="https://www.facebook.com/aiobahn" text:style-name="ListLabel_20_1801" text:visited-style-name="ListLabel_20_1801"><text:span text:style-name="T2">https://www.facebook.com/aiobahn</text:span></text:a> (TODO)</text:p>
      <text:p text:style-name="P189"><text:span text:style-name="T1">Twitter:</text:span> <text:a xlink:type="simple" xlink:href="https://twitter.com/Aiobahn" text:style-name="ListLabel_20_1801" text:visited-style-name="ListLabel_20_1801"><text:span text:style-name="T2">https://twitter.com/Aiobahn</text:span></text:a> (TODO)</text:p>
      <text:p text:style-name="P189"><text:span text:style-name="T1">YouTube:</text:span> <text:a xlink:type="simple" xlink:href="https://www.youtube.com/@Aiobahn" text:style-name="ListLabel_20_1801" text:visited-style-name="ListLabel_20_1801"><text:span text:style-name="T2">https://www.youtube.com/@Aiobahn</text:span></text:a> (TODO)</text:p>
      <text:p text:style-name="Heading_20_2"><text:bookmark text:name="_w46utrtqjiv"/>Aire</text:p>
      <text:p text:style-name="Standard"><text:span text:style-name="T1">Songs:</text:span></text:p>
      <text:list xml:id="list2298721733" text:style-name="WWNum98">
        <text:list-item>
          <text:p text:style-name="P71"><text:a xlink:type="simple" xlink:href="#_6ieddu54ozlh" text:style-name="ListLabel_20_1801" text:visited-style-name="ListLabel_20_1801"><text:span text:style-name="T2">Tea Time</text:span></text:a></text:p>
        </text:list-item>
      </text:list>
      <text:p text:style-name="Heading_20_2"><text:bookmark text:name="_27lm3afm44mj"/>alpha</text:p>
      <text:p text:style-name="Standard"><text:span text:style-name="T1">Songs:</text:span></text:p>
      <text:list xml:id="list2614078549" text:style-name="WWNum182">
        <text:list-item>
          <text:p text:style-name="P72"><text:a xlink:type="simple" xlink:href="#_mev6g495nbr2" text:style-name="ListLabel_20_1801" text:visited-style-name="ListLabel_20_1801"><text:span text:style-name="T2">Night Parade</text:span></text:a></text:p>
        </text:list-item>
      </text:list>
      <text:p text:style-name="Heading_20_2"><text:bookmark text:name="_gah6k1cw5mf9"/>amacchi</text:p>
      <text:p text:style-name="Standard"><text:span text:style-name="T1">Songs:</text:span></text:p>
      <text:list xml:id="list3313907437" text:style-name="WWNum21">
        <text:list-item>
          <text:p text:style-name="P73"><text:a xlink:type="simple" xlink:href="#_t0sb6qlg7kox" text:style-name="ListLabel_20_1801" text:visited-style-name="ListLabel_20_1801"><text:span text:style-name="T2">Chuuni</text:span></text:a> (with Tecchi; Kagi)</text:p>
        </text:list-item>
      </text:list>
      <text:p text:style-name="Standard"><text:span text:style-name="T1">Links:</text:span></text:p>
      <text:p text:style-name="P189"><text:span text:style-name="T1">SoundCloud:</text:span> <text:a xlink:type="simple" xlink:href="https://soundcloud.com/amacchi" text:style-name="ListLabel_20_1801" text:visited-style-name="ListLabel_20_1801"><text:span text:style-name="T2">https://soundcloud.com/amacchi</text:span></text:a> (TODO)</text:p>
      <text:p text:style-name="Heading_20_2"><text:bookmark text:name="_r0zdb3p3cow2"/>Ancraft</text:p>
      <text:p text:style-name="Standard"><text:span text:style-name="T1">Songs:</text:span></text:p>
      <text:list xml:id="list821705012" text:style-name="WWNum141">
        <text:list-item>
          <text:p text:style-name="P207"><text:a xlink:type="simple" xlink:href="#_3q6npzcw9e6y" text:style-name="ListLabel_20_1801" text:visited-style-name="ListLabel_20_1801"><text:span text:style-name="T2">LiLac Box</text:span></text:a></text:p>
        </text:list-item>
      </text:list>
      <text:p text:style-name="Standard"><text:span text:style-name="T1">Links:</text:span></text:p>
      <text:p text:style-name="P189"><text:soft-page-break/><text:span text:style-name="T1">SoundCloud:</text:span> <text:a xlink:type="simple" xlink:href="https://soundcloud.com/ancraft" text:style-name="ListLabel_20_1802" text:visited-style-name="ListLabel_20_1802"><text:span text:style-name="T7">https://soundcloud.com/ancraft</text:span></text:a> (dead link, last checked 2023 Mar 11)</text:p>
      <text:p text:style-name="P189"><text:span text:style-name="T1">YouTube:</text:span> <text:a xlink:type="simple" xlink:href="https://www.youtube.com/channel/UClQlebRDDFbTAi-Qc1CjarQ" text:style-name="ListLabel_20_1802" text:visited-style-name="ListLabel_20_1802"><text:span text:style-name="T7">https://www.youtube.com/channel/UClQlebRDDFbTAi-Qc1CjarQ</text:span></text:a> (dead link, last checked 2023 Mar 11)</text:p>
      <text:p text:style-name="Heading_20_2"><text:bookmark text:name="_1vqfsgie8vr2"/>ANDROID52</text:p>
      <text:p text:style-name="Standard"><text:span text:style-name="T1">Songs:</text:span></text:p>
      <text:list xml:id="list3620424400" text:style-name="WWNum104">
        <text:list-item>
          <text:p text:style-name="P74"/>
        </text:list-item>
      </text:list>
      <text:p text:style-name="Standard"><text:span text:style-name="T1">Links:</text:span></text:p>
      <text:p text:style-name="P189"><text:span text:style-name="T1">Facebook:</text:span> <text:a xlink:type="simple" xlink:href="https://www.facebook.com/thebaq5" text:style-name="ListLabel_20_1802" text:visited-style-name="ListLabel_20_1802"><text:span text:style-name="T7">https://www.facebook.com/thebaq5</text:span></text:a> (dead link, last checked 2023 Mar 07)</text:p>
      <text:p text:style-name="P189"><text:span text:style-name="T1">SoundCloud:</text:span> <text:a xlink:type="simple" xlink:href="https://soundcloud.com/android52" text:style-name="ListLabel_20_1801" text:visited-style-name="ListLabel_20_1801"><text:span text:style-name="T2">https://soundcloud.com/android52</text:span></text:a> (TODO)</text:p>
      <text:p text:style-name="P189"><text:span text:style-name="T1">Twitter:</text:span> <text:a xlink:type="simple" xlink:href="https://twitter.com/thebaq5" text:style-name="ListLabel_20_1802" text:visited-style-name="ListLabel_20_1802"><text:span text:style-name="T7">https://twitter.com/thebaq5</text:span></text:a> (dead link, last checked 2023 Mar 07)</text:p>
      <text:p text:style-name="P189"><text:span text:style-name="T1">YouTube:</text:span> <text:a xlink:type="simple" xlink:href="https://www.youtube.com/c/FabianImbri" text:style-name="ListLabel_20_1802" text:visited-style-name="ListLabel_20_1802"><text:span text:style-name="T7">https://www.youtube.com/c/FabianImbri</text:span></text:a> (dead link, last checked 2023 Mar 07)</text:p>
      <text:p text:style-name="Heading_20_2"><text:bookmark text:name="_tvxkw39etw2"/>ARForest</text:p>
      <text:p text:style-name="Standard"><text:span text:style-name="T1">Songs:</text:span></text:p>
      <text:list xml:id="list1378457279" text:style-name="WWNum34">
        <text:list-item>
          <text:p text:style-name="P75"><text:a xlink:type="simple" xlink:href="#_dvakyzw1kxa" text:style-name="ListLabel_20_1801" text:visited-style-name="ListLabel_20_1801"><text:span text:style-name="T2">Tomori</text:span></text:a></text:p>
        </text:list-item>
      </text:list>
      <text:p text:style-name="Standard"><text:span text:style-name="T1">Released Albums:</text:span></text:p>
      <text:list xml:id="list2650022407" text:style-name="WWNum18">
        <text:list-item>
          <text:p text:style-name="P76"><text:a xlink:type="simple" xlink:href="#_hhzrq61i566j" text:style-name="ListLabel_20_1801" text:visited-style-name="ListLabel_20_1801"><text:span text:style-name="T2">Antique</text:span></text:a> (EP)</text:p>
        </text:list-item>
      </text:list>
      <text:p text:style-name="Heading_20_2"><text:bookmark text:name="_j4psufciex4t"/>ayiko</text:p>
      <text:p text:style-name="Standard"><text:span text:style-name="T1">Songs:</text:span></text:p>
      <text:list xml:id="list2358011246" text:style-name="WWNum195">
        <text:list-item>
          <text:p text:style-name="P77"><text:a xlink:type="simple" xlink:href="#_2oi2qhn7ysai" text:style-name="ListLabel_20_1801" text:visited-style-name="ListLabel_20_1801"><text:span text:style-name="T2">Don't Hide Yourself</text:span></text:a></text:p>
        </text:list-item>
      </text:list>
      <text:p text:style-name="Heading_20_2"><text:bookmark text:name="_ybpcix3gr3v2"/>B3LLA</text:p>
      <text:p text:style-name="Standard"><text:span text:style-name="T1">Songs:</text:span></text:p>
      <text:list xml:id="list1577414436" text:style-name="WWNum51">
        <text:list-item>
          <text:p text:style-name="P78"><text:a xlink:type="simple" xlink:href="#_qszco2gz1dfk" text:style-name="ListLabel_20_1801" text:visited-style-name="ListLabel_20_1801"><text:span text:style-name="T2">Hirune</text:span></text:a></text:p>
        </text:list-item>
        <text:list-item>
          <text:p text:style-name="P78"><text:a xlink:type="simple" xlink:href="#_9x5pl216l25v" text:style-name="ListLabel_20_1801" text:visited-style-name="ListLabel_20_1801"><text:span text:style-name="T2">Nagame</text:span></text:a></text:p>
        </text:list-item>
      </text:list>
      <text:p text:style-name="Heading_20_2"><text:bookmark text:name="_mqol9jfolyr5"/>BB Yukus</text:p>
      <text:p text:style-name="Standard"><text:span text:style-name="T1">Songs:</text:span></text:p>
      <text:list xml:id="list3837670578" text:style-name="WWNum84">
        <text:list-item>
          <text:p text:style-name="P79"><text:soft-page-break/><text:a xlink:type="simple" xlink:href="#_w5hq9ezecf51" text:style-name="ListLabel_20_1801" text:visited-style-name="ListLabel_20_1801"><text:span text:style-name="T2">Crimson</text:span></text:a></text:p>
        </text:list-item>
      </text:list>
      <text:p text:style-name="Standard"><text:span text:style-name="T1">Links:</text:span></text:p>
      <text:p text:style-name="P189"><text:span text:style-name="T1">SoundCloud:</text:span> <text:a xlink:type="simple" xlink:href="https://soundcloud.com/bbyukus" text:style-name="ListLabel_20_1801" text:visited-style-name="ListLabel_20_1801"><text:span text:style-name="T2">https://soundcloud.com/bbyukus</text:span></text:a> (TODO)</text:p>
      <text:p text:style-name="P189"><text:span text:style-name="T1">Spotify:</text:span> <text:a xlink:type="simple" xlink:href="https://open.spotify.com/artist/3LzYB0lXo2bNKWnAk867S9" text:style-name="ListLabel_20_1801" text:visited-style-name="ListLabel_20_1801"><text:span text:style-name="T2">https://open.spotify.com/artist/3LzYB0lXo2bNKWnAk867S9</text:span></text:a> (TODO)</text:p>
      <text:p text:style-name="Heading_20_2"><text:bookmark text:name="_8j9186oc417q"/>Capchii</text:p>
      <text:p text:style-name="Standard"><text:span text:style-name="T1">Songs:</text:span></text:p>
      <text:list xml:id="list3653068170" text:style-name="WWNum76">
        <text:list-item>
          <text:p text:style-name="P80"><text:a xlink:type="simple" xlink:href="#_jme26soemgwv" text:style-name="ListLabel_20_1801" text:visited-style-name="ListLabel_20_1801"><text:span text:style-name="T2">Teach Me How To</text:span></text:a></text:p>
        </text:list-item>
      </text:list>
      <text:p text:style-name="Standard"><text:span text:style-name="T1">Links:</text:span></text:p>
      <text:p text:style-name="P189"><text:span text:style-name="T1">SoundCloud:</text:span> <text:a xlink:type="simple" xlink:href="https://soundcloud.com/capchii" text:style-name="ListLabel_20_1801" text:visited-style-name="ListLabel_20_1801"><text:span text:style-name="T2">https://soundcloud.com/capchii</text:span></text:a> (TODO)</text:p>
      <text:p text:style-name="P189"><text:span text:style-name="T1">Twitter:</text:span> <text:a xlink:type="simple" xlink:href="https://twitter.com/capchii" text:style-name="ListLabel_20_1801" text:visited-style-name="ListLabel_20_1801"><text:span text:style-name="T2">https://twitter.com/capchii</text:span></text:a> (TODO)</text:p>
      <text:p text:style-name="P189"><text:span text:style-name="T1">Website:</text:span> <text:a xlink:type="simple" xlink:href="https://www.capchii.work" text:style-name="ListLabel_20_1801" text:visited-style-name="ListLabel_20_1801"><text:span text:style-name="T2">https://www.capchii.work</text:span></text:a> (TODO)</text:p>
      <text:p text:style-name="Heading_20_2"><text:bookmark text:name="_nemzrigfapbg"/>Cinders</text:p>
      <text:p text:style-name="Standard"><text:span text:style-name="T1">Songs:</text:span></text:p>
      <text:list xml:id="list1337555733" text:style-name="WWNum8">
        <text:list-item>
          <text:p text:style-name="P81"><text:a xlink:type="simple" xlink:href="#_i4nutlb6i5is" text:style-name="ListLabel_20_1801" text:visited-style-name="ListLabel_20_1801"><text:span text:style-name="T2">BUBBLE TEA</text:span></text:a> (with dark cat; juu)</text:p>
        </text:list-item>
      </text:list>
      <text:p text:style-name="Standard"><text:span text:style-name="T1">Links:</text:span></text:p>
      <text:p text:style-name="P189"><text:span text:style-name="T1">SoundCloud:</text:span> <text:a xlink:type="simple" xlink:href="https://soundcloud.com/cindersedm" text:style-name="ListLabel_20_1801" text:visited-style-name="ListLabel_20_1801"><text:span text:style-name="T2">https://soundcloud.com/cindersedm</text:span></text:a> (TODO)</text:p>
      <text:p text:style-name="Heading_20_2"><text:bookmark text:name="_gr7kq6jobe0b"/>Club2Tokyo</text:p>
      <text:p text:style-name="Standard"><text:span text:style-name="T1">Songs:</text:span></text:p>
      <text:list xml:id="list126369333" text:style-name="WWNum166">
        <text:list-item>
          <text:p text:style-name="P82"><text:a xlink:type="simple" xlink:href="#_sto9eqgq3tg8" text:style-name="ListLabel_20_1801" text:visited-style-name="ListLabel_20_1801"><text:span text:style-name="T2">Meanwhile</text:span></text:a> (with Lewis)</text:p>
        </text:list-item>
      </text:list>
      <text:p text:style-name="Heading_20_2"><text:bookmark text:name="_bgzdx0kfsc4j"/>COSMICOSMO</text:p>
      <text:p text:style-name="Standard"><text:span text:style-name="T1">Songs:</text:span></text:p>
      <text:list xml:id="list3517295531" text:style-name="WWNum151">
        <text:list-item>
          <text:p text:style-name="P83"><text:a xlink:type="simple" xlink:href="#_lgpisrvxmffe" text:style-name="ListLabel_20_1801" text:visited-style-name="ListLabel_20_1801"><text:span text:style-name="T2">MILK &amp; COOKIE</text:span></text:a></text:p>
        </text:list-item>
      </text:list>
      <text:p text:style-name="Heading_20_2"><text:bookmark text:name="_x9w3h0bsnryv"/>cute girls doing cute things</text:p>
      <text:p text:style-name="Standard"><text:span text:style-name="T1">Songs:</text:span></text:p>
      <text:list xml:id="list1002851884" text:style-name="WWNum159">
        <text:list-item>
          <text:p text:style-name="P84"><text:soft-page-break/><text:a xlink:type="simple" xlink:href="#_rzk6eq1tbv4e" text:style-name="ListLabel_20_1801" text:visited-style-name="ListLabel_20_1801"><text:span text:style-name="T2">main heroine</text:span></text:a></text:p>
        </text:list-item>
      </text:list>
      <text:p text:style-name="Heading_20_2"><text:bookmark text:name="_avq9ac9r1il5"/>dark cat</text:p>
      <text:p text:style-name="Standard"><text:span text:style-name="T1">Songs:</text:span></text:p>
      <text:list xml:id="list2690471958" text:style-name="WWNum132">
        <text:list-item>
          <text:p text:style-name="P208"><text:a xlink:type="simple" xlink:href="#_i4nutlb6i5is" text:style-name="ListLabel_20_1801" text:visited-style-name="ListLabel_20_1801"><text:span text:style-name="T2">BUBBLE TEA</text:span></text:a> (with juu; cinders)</text:p>
        </text:list-item>
        <text:list-item>
          <text:p text:style-name="P208"><text:a xlink:type="simple" xlink:href="#_sr9r6bvhig8" text:style-name="ListLabel_20_1801" text:visited-style-name="ListLabel_20_1801"><text:span text:style-name="T2">CRAZY MILK</text:span></text:a></text:p>
          <text:list>
            <text:list-item>
              <text:p text:style-name="P210"><text:a xlink:type="simple" xlink:href="#_zg55szn7jkbr" text:style-name="ListLabel_20_1801" text:visited-style-name="ListLabel_20_1801"><text:span text:style-name="T2">CRAZY MILK 2</text:span></text:a></text:p>
            </text:list-item>
          </text:list>
        </text:list-item>
      </text:list>
      <text:p text:style-name="Standard"><text:span text:style-name="T1">Links:</text:span></text:p>
      <text:p text:style-name="P189"><text:span text:style-name="T1">SoundCloud:</text:span> <text:a xlink:type="simple" xlink:href="https://soundcloud.com/dark_cat" text:style-name="ListLabel_20_1801" text:visited-style-name="ListLabel_20_1801"><text:span text:style-name="T2">https://soundcloud.com/dark_cat</text:span></text:a> (TODO)</text:p>
      <text:p text:style-name="P189"><text:span text:style-name="T1">Twitter:</text:span></text:p>
      <text:list xml:id="list2614028823" text:style-name="WWNum181">
        <text:list-item>
          <text:p text:style-name="P211"><text:span text:style-name="T8">https://twitter.com/d_a_r_k_c_a_t</text:span> (outdated link, replaced, last checked 2023 Mar 07)</text:p>
        </text:list-item>
        <text:list-item>
          <text:p text:style-name="P211"><text:a xlink:type="simple" xlink:href="https://twitter.com/im_darkcat" text:style-name="ListLabel_20_1801" text:visited-style-name="ListLabel_20_1801"><text:span text:style-name="T2">https://twitter.com</text:span></text:a><text:a xlink:type="simple" xlink:href="https://twitter.com/im_darkcat" text:style-name="ListLabel_20_1801" text:visited-style-name="ListLabel_20_1801"><text:span text:style-name="T2">/im_darkcat</text:span></text:a> (TODO)</text:p>
        </text:list-item>
      </text:list>
      <text:p text:style-name="P189"><text:span text:style-name="T1">Tumblr:</text:span> <text:a xlink:type="simple" xlink:href="https://molang-official.tumblr.com" text:style-name="ListLabel_20_1801" text:visited-style-name="ListLabel_20_1801"><text:span text:style-name="T2">https://molang-official.tumblr.com</text:span></text:a> (TODO)</text:p>
      <text:p text:style-name="Heading_20_2"><text:bookmark text:name="_g3dvosm7pyn8"/>DarTokki</text:p>
      <text:p text:style-name="Standard"><text:span text:style-name="T1">Songs:</text:span></text:p>
      <text:list xml:id="list2307630442" text:style-name="WWNum139">
        <text:list-item>
          <text:p text:style-name="P85"><text:a xlink:type="simple" xlink:href="#_y9udvdi5v3gd" text:style-name="ListLabel_20_1801" text:visited-style-name="ListLabel_20_1801"><text:span text:style-name="T2">Cream Soda</text:span></text:a></text:p>
        </text:list-item>
      </text:list>
      <text:p text:style-name="Heading_20_2"><text:bookmark text:name="_33qv8z4c07v4"/>dextrust</text:p>
      <text:p text:style-name="Standard"><text:span text:style-name="T1">Songs:</text:span></text:p>
      <text:list xml:id="list3084239617" text:style-name="WWNum134">
        <text:list-item>
          <text:p text:style-name="P86"><text:a xlink:type="simple" xlink:href="#_bn7y3z2c0juw" text:style-name="ListLabel_20_1801" text:visited-style-name="ListLabel_20_1801"><text:span text:style-name="T2">Aire - Tea Time (dextrust Remix)</text:span></text:a></text:p>
        </text:list-item>
      </text:list>
      <text:p text:style-name="Heading_20_2"><text:bookmark text:name="_vmr4b4io2nt4"/>Dream Hackers</text:p>
      <text:p text:style-name="Standard"><text:span text:style-name="T1">Songs:</text:span></text:p>
      <text:list xml:id="list2611034665" text:style-name="WWNum64">
        <text:list-item>
          <text:p text:style-name="P87"><text:a xlink:type="simple" xlink:href="#_ry22my6rvc16" text:style-name="ListLabel_20_1801" text:visited-style-name="ListLabel_20_1801"><text:span text:style-name="T2">Yunomi &amp; Happy Kuru Kuru - はんぶんこ花火 (Dream Hackers Remix)</text:span></text:a></text:p>
        </text:list-item>
      </text:list>
      <text:p text:style-name="Standard"><text:span text:style-name="T1">Notes:</text:span> SoundCloud account defunct</text:p>
      <text:p text:style-name="Heading_20_2"><text:bookmark text:name="_eieyvea0x3py"/>Elkuu</text:p>
      <text:p text:style-name="Standard"><text:span text:style-name="T1">Links:</text:span></text:p>
      <text:p text:style-name="P189"><text:soft-page-break/><text:span text:style-name="T1">SoundCloud:</text:span> <text:a xlink:type="simple" xlink:href="https://soundcloud.com/elkuu" text:style-name="ListLabel_20_1801" text:visited-style-name="ListLabel_20_1801"><text:span text:style-name="T2">https://soundcloud.com/elkuu</text:span></text:a> (TODO)</text:p>
      <text:p text:style-name="P189"><text:span text:style-name="T1">Twitter:</text:span> <text:a xlink:type="simple" xlink:href="https://twitter.com/El_Kuu" text:style-name="ListLabel_20_1801" text:visited-style-name="ListLabel_20_1801"><text:span text:style-name="T2">https://twitter.com/El_Kuu</text:span></text:a> (TODO)</text:p>
      <text:p text:style-name="Heading_20_2"><text:bookmark text:name="_nvbepg7r4m1d"/>Elliot Hsu</text:p>
      <text:p text:style-name="Standard"><text:span text:style-name="T1">Songs:</text:span></text:p>
      <text:list xml:id="list3603548981" text:style-name="WWNum44">
        <text:list-item>
          <text:p text:style-name="P88"><text:a xlink:type="simple" xlink:href="#_12w8gepw16yx" text:style-name="ListLabel_20_1801" text:visited-style-name="ListLabel_20_1801"><text:span text:style-name="T2">Jump!</text:span></text:a> (with Tecchi)</text:p>
        </text:list-item>
      </text:list>
      <text:p text:style-name="Heading_20_2"><text:bookmark text:name="_8dwie11js5pk"/>factal</text:p>
      <text:p text:style-name="Standard"><text:span text:style-name="T1">Songs:</text:span></text:p>
      <text:list xml:id="list4112578501" text:style-name="WWNum15">
        <text:list-item>
          <text:p text:style-name="P89"><text:a xlink:type="simple" xlink:href="#_cjq5vmfxwp8f" text:style-name="ListLabel_20_1801" text:visited-style-name="ListLabel_20_1801"><text:span text:style-name="T2">Woah!</text:span></text:a> (with haki)</text:p>
        </text:list-item>
      </text:list>
      <text:p text:style-name="Heading_20_2"><text:bookmark text:name="_jfbvmtr7srxf"/>FiASKO( ｡•ㅅ• ｡)ため息</text:p>
      <text:p text:style-name="Standard"><text:span text:style-name="T1">Other Names:</text:span></text:p>
      <text:list xml:id="list1489351732" text:style-name="WWNum83">
        <text:list-item>
          <text:p text:style-name="P90">FiASKO フィヤスコ</text:p>
        </text:list-item>
      </text:list>
      <text:p text:style-name="Standard"><text:span text:style-name="T1">Links:</text:span></text:p>
      <text:p text:style-name="P189"><text:span text:style-name="T1">Facebook:</text:span> <text:a xlink:type="simple" xlink:href="https://www.facebook.com/officialfiasko" text:style-name="ListLabel_20_1801" text:visited-style-name="ListLabel_20_1801"><text:span text:style-name="T2">https://www.facebook.com/officialfiasko</text:span></text:a> (TODO)</text:p>
      <text:p text:style-name="P189"><text:span text:style-name="T1">Instagram:</text:span> <text:a xlink:type="simple" xlink:href="https://www.instagram.com/fiasko_san" text:style-name="ListLabel_20_1801" text:visited-style-name="ListLabel_20_1801"><text:span text:style-name="T2">https://www.instagram.com/fiasko_san</text:span></text:a> (TODO)</text:p>
      <text:p text:style-name="P189"><text:span text:style-name="T1">SoundCloud:</text:span> <text:a xlink:type="simple" xlink:href="https://soundcloud.com/fiaskodaniels" text:style-name="ListLabel_20_1801" text:visited-style-name="ListLabel_20_1801"><text:span text:style-name="T2">https://soundcloud.com/fiaskodaniels</text:span></text:a> (TODO)</text:p>
      <text:p text:style-name="P189"><text:span text:style-name="T1">Spotify:</text:span> <text:a xlink:type="simple" xlink:href="https://open.spotify.com/artist/781w4hzwOvnlVjJZrXO5l7" text:style-name="ListLabel_20_1801" text:visited-style-name="ListLabel_20_1801"><text:span text:style-name="T2">https://open.spotify.com/artist/781w4hzwOvnlVjJZrXO5l7</text:span></text:a> (TODO)</text:p>
      <text:p text:style-name="P189"><text:span text:style-name="T1">Twitter:</text:span> <text:a xlink:type="simple" xlink:href="https://twitter.com/FiaskoDaniels" text:style-name="ListLabel_20_1802" text:visited-style-name="ListLabel_20_1802"><text:span text:style-name="T7">https://twitter.com/FiaskoDaniels</text:span></text:a> (dead link, last checked 2023 Mar 11)</text:p>
      <text:p text:style-name="P189"><text:span text:style-name="T1">YouTube:</text:span> <text:a xlink:type="simple" xlink:href="https://www.youtube.com/user/FiaskoDaniels" text:style-name="ListLabel_20_1801" text:visited-style-name="ListLabel_20_1801"><text:span text:style-name="T2">https://www.youtube.com/user/FiaskoDaniels</text:span></text:a> (TODO)</text:p>
      <text:p text:style-name="Heading_20_2"><text:bookmark text:name="_leba6he4mmcn"/>Foxful</text:p>
      <text:p text:style-name="Standard"><text:span text:style-name="T1">Links:</text:span></text:p>
      <text:p text:style-name="P189"><text:span text:style-name="T1">Bandcamp:</text:span> <text:a xlink:type="simple" xlink:href="https://foxful.bandcamp.com" text:style-name="ListLabel_20_1801" text:visited-style-name="ListLabel_20_1801"><text:span text:style-name="T2">https://foxful.bandcamp.com</text:span></text:a> (TODO)</text:p>
      <text:p text:style-name="P189"><text:span text:style-name="T1">Instagram:</text:span> <text:a xlink:type="simple" xlink:href="https://www.instagram.com/foxful" text:style-name="ListLabel_20_1801" text:visited-style-name="ListLabel_20_1801"><text:span text:style-name="T2">https://www.instagram.com/foxful</text:span></text:a> (TODO)</text:p>
      <text:p text:style-name="P189"><text:span text:style-name="T1">SoundCloud:</text:span> <text:a xlink:type="simple" xlink:href="https://soundcloud.com/foxful" text:style-name="ListLabel_20_1801" text:visited-style-name="ListLabel_20_1801"><text:span text:style-name="T2">https://soundcloud.com/foxful</text:span></text:a> (TODO)</text:p>
      <text:p text:style-name="P189"><text:span text:style-name="T1">Spotify:</text:span> <text:a xlink:type="simple" xlink:href="https://open.spotify.com/artist/31hrt8EraETMzPDiX8OrbU" text:style-name="ListLabel_20_1801" text:visited-style-name="ListLabel_20_1801"><text:span text:style-name="T2">https://open.spotify.com/artist/31hrt8EraETMzPDiX8OrbU</text:span></text:a> (TODO)</text:p>
      <text:p text:style-name="P189"><text:soft-page-break/><text:span text:style-name="T1">Twitter:</text:span> <text:a xlink:type="simple" xlink:href="https://twitter.com/foxfulmusic" text:style-name="ListLabel_20_1801" text:visited-style-name="ListLabel_20_1801"><text:span text:style-name="T2">https://twitter.com/foxfulmusic</text:span></text:a> (TODO)</text:p>
      <text:p text:style-name="Heading_20_2"><text:bookmark text:name="_r6r31v92k66d"/>Freezer</text:p>
      <text:p text:style-name="Standard"><text:span text:style-name="T1">Songs:</text:span></text:p>
      <text:list xml:id="list152556702" text:style-name="WWNum23">
        <text:list-item>
          <text:p text:style-name="P91"><text:a xlink:type="simple" xlink:href="#_a30pxou2en3q" text:style-name="ListLabel_20_1801" text:visited-style-name="ListLabel_20_1801"><text:span text:style-name="T2">Dreamin’ Tonight</text:span></text:a> (with 妃苺)</text:p>
        </text:list-item>
      </text:list>
      <text:p text:style-name="Heading_20_2"><text:bookmark text:name="_eob275l1b02b"/>haki</text:p>
      <text:p text:style-name="Standard"><text:span text:style-name="T1">Songs:</text:span></text:p>
      <text:list xml:id="list3729723899" text:style-name="WWNum16">
        <text:list-item>
          <text:p text:style-name="P92"><text:a xlink:type="simple" xlink:href="#_cjq5vmfxwp8f" text:style-name="ListLabel_20_1801" text:visited-style-name="ListLabel_20_1801"><text:span text:style-name="T2">Woah!</text:span></text:a> (with factal)</text:p>
        </text:list-item>
      </text:list>
      <text:p text:style-name="Heading_20_2"><text:bookmark text:name="_k4t65l58hawz"/>Happy Kuru Kuru</text:p>
      <text:p text:style-name="Standard"><text:span text:style-name="T1">Songs:</text:span></text:p>
      <text:list xml:id="list3694920418" text:style-name="WWNum57">
        <text:list-item>
          <text:p text:style-name="P93"><text:a xlink:type="simple" xlink:href="#_rfxcj775phjc" text:style-name="ListLabel_20_1801" text:visited-style-name="ListLabel_20_1801"><text:span text:style-name="T2">はんぶんこ花火</text:span></text:a> (with Yunomi)</text:p>
        </text:list-item>
      </text:list>
      <text:p text:style-name="Standard"><text:span text:style-name="T1">Note:</text:span> SoundCloud account defunct</text:p>
      <text:p text:style-name="Heading_20_2"><text:bookmark text:name="_ycwjyd3dz3v1"/>Harito</text:p>
      <text:p text:style-name="Standard"><text:span text:style-name="T1">Links:</text:span></text:p>
      <text:p text:style-name="P189"><text:span text:style-name="T1">SoundCloud:</text:span> <text:a xlink:type="simple" xlink:href="https://soundcloud.com/harito" text:style-name="ListLabel_20_1801" text:visited-style-name="ListLabel_20_1801"><text:span text:style-name="T2">https://soundcloud.com/harito</text:span></text:a> (TODO)</text:p>
      <text:p text:style-name="P189"><text:span text:style-name="T1">Twitter:</text:span> <text:a xlink:type="simple" xlink:href="https://twitter.com/Harito_0" text:style-name="ListLabel_20_1801" text:visited-style-name="ListLabel_20_1801"><text:span text:style-name="T2">https://twitter.com/Harito_0</text:span></text:a> (TODO)</text:p>
      <text:p text:style-name="Heading_20_2"><text:bookmark text:name="_4olapioscn3p"/>Hyp3rsleep</text:p>
      <text:p text:style-name="Standard"><text:span text:style-name="T1">Songs:</text:span></text:p>
      <text:list xml:id="list2742015277" text:style-name="WWNum131">
        <text:list-item>
          <text:p text:style-name="P209"><text:a xlink:type="simple" xlink:href="#_dknwmb3qjzag" text:style-name="ListLabel_20_1801" text:visited-style-name="ListLabel_20_1801"><text:span text:style-name="T2">First light</text:span></text:a></text:p>
        </text:list-item>
        <text:list-item>
          <text:p text:style-name="P209"><text:a xlink:type="simple" xlink:href="#_17gdhvv77gjk" text:style-name="ListLabel_20_1801" text:visited-style-name="ListLabel_20_1801"><text:span text:style-name="T2">Lovestruck</text:span></text:a> (with <text:a xlink:type="simple" xlink:href="#_yov4o2318283" text:style-name="ListLabel_20_1801" text:visited-style-name="ListLabel_20_1801"><text:span text:style-name="T2">SoLush</text:span></text:a>)</text:p>
        </text:list-item>
        <text:list-item>
          <text:p text:style-name="P209"><text:a xlink:type="simple" xlink:href="#_wknqi2gfi7j8" text:style-name="ListLabel_20_1801" text:visited-style-name="ListLabel_20_1801"><text:span text:style-name="T2">Mocha</text:span></text:a></text:p>
        </text:list-item>
      </text:list>
      <text:p text:style-name="Standard"><text:span text:style-name="T1">Links:</text:span></text:p>
      <text:p text:style-name="P189"><text:span text:style-name="T1">SoundCloud:</text:span> <text:a xlink:type="simple" xlink:href="https://soundcloud.com/hyp3rsleep" text:style-name="ListLabel_20_1801" text:visited-style-name="ListLabel_20_1801"><text:span text:style-name="T2">https://soundcloud.com/hyp3rsleep</text:span></text:a> (TODO)</text:p>
      <text:p text:style-name="P189"><text:span text:style-name="T1">Spotify:</text:span> <text:a xlink:type="simple" xlink:href="https://open.spotify.com/artist/3ciUzn5SBSMrpsRfXE37lq" text:style-name="ListLabel_20_1801" text:visited-style-name="ListLabel_20_1801"><text:span text:style-name="T2">https://open.spotify.com/artist/3ciUzn5SBSMrpsRfXE37lq</text:span></text:a> (TODO)</text:p>
      <text:p text:style-name="P189"><text:span text:style-name="T1">Twitter:</text:span> <text:a xlink:type="simple" xlink:href="https://twitter.com/hyp3rsleep" text:style-name="ListLabel_20_1801" text:visited-style-name="ListLabel_20_1801"><text:span text:style-name="T2">https://twitter.com/hyp3rsleep</text:span></text:a> (TODO)</text:p>
      <text:p text:style-name="Heading_20_2"><text:bookmark text:name="_sri1uxkoegtx"/><text:soft-page-break/>ichika</text:p>
      <text:p text:style-name="Standard"><text:span text:style-name="T1">Songs:</text:span></text:p>
      <text:list xml:id="list396234140" text:style-name="WWNum59">
        <text:list-item>
          <text:p text:style-name="P94"><text:a xlink:type="simple" xlink:href="#_gnk1m1rsm1d6" text:style-name="ListLabel_20_1801" text:visited-style-name="ListLabel_20_1801"><text:span text:style-name="T2">Night Sky</text:span></text:a> (with Neko Hacker; Mashilo)</text:p>
        </text:list-item>
      </text:list>
      <text:p text:style-name="Heading_20_2"><text:bookmark text:name="_rji4wwdx41l2"/>ikura</text:p>
      <text:p text:style-name="Standard"><text:span text:style-name="T1">Songs:</text:span></text:p>
      <text:list xml:id="list1894674258" text:style-name="WWNum19">
        <text:list-item>
          <text:p text:style-name="P95"><text:a xlink:type="simple" xlink:href="#_ybkojyegp1rt" text:style-name="ListLabel_20_1801" text:visited-style-name="ListLabel_20_1801"><text:span text:style-name="T2">Takarabako</text:span></text:a></text:p>
        </text:list-item>
      </text:list>
      <text:p text:style-name="Standard"><text:span text:style-name="T1">Links:</text:span></text:p>
      <text:p text:style-name="P189"><text:span text:style-name="T1">Bandcamp:</text:span> <text:a xlink:type="simple" xlink:href="https://ikura.bandcamp.com" text:style-name="ListLabel_20_1801" text:visited-style-name="ListLabel_20_1801"><text:span text:style-name="T2">https://ikura.bandcamp.com</text:span></text:a> (TODO)</text:p>
      <text:p text:style-name="P189"><text:span text:style-name="T1">Facebook:</text:span> <text:a xlink:type="simple" xlink:href="https://www.facebook.com/ikuratunes" text:style-name="ListLabel_20_1801" text:visited-style-name="ListLabel_20_1801"><text:span text:style-name="T2">https://www.facebook.com/ikuratunes</text:span></text:a> (TODO)</text:p>
      <text:p text:style-name="P189"><text:span text:style-name="T1">Instagram:</text:span> <text:a xlink:type="simple" xlink:href="https://www.instagram.com/ikuratunes" text:style-name="ListLabel_20_1801" text:visited-style-name="ListLabel_20_1801"><text:span text:style-name="T2">https://www.instagram.com/ikuratunes</text:span></text:a> (TODO)</text:p>
      <text:p text:style-name="P189"><text:span text:style-name="T1">SoundCloud:</text:span> <text:a xlink:type="simple" xlink:href="https://soundcloud.com/ikuratunes" text:style-name="ListLabel_20_1801" text:visited-style-name="ListLabel_20_1801"><text:span text:style-name="T2">https://soundcloud.com/ikuratunes</text:span></text:a> (TODO)</text:p>
      <text:p text:style-name="P189"><text:span text:style-name="T1">Twitter:</text:span> <text:a xlink:type="simple" xlink:href="https://twitter.com/ikuratunes" text:style-name="ListLabel_20_1801" text:visited-style-name="ListLabel_20_1801"><text:span text:style-name="T2">https://twitter.com/ikuratunes</text:span></text:a> (TODO)</text:p>
      <text:p text:style-name="P189"><text:span text:style-name="T1">YouTube:</text:span> <text:a xlink:type="simple" xlink:href="https://www.youtube.com/@ikuratunes" text:style-name="ListLabel_20_1801" text:visited-style-name="ListLabel_20_1801"><text:span text:style-name="T2">https://www.youtube.com/@ikuratunes</text:span></text:a> (TODO)</text:p>
      <text:p text:style-name="Heading_20_2"><text:bookmark text:name="_7ujxozxsf0tf"/>Ironami</text:p>
      <text:p text:style-name="Standard"><text:span text:style-name="T1">Songs:</text:span></text:p>
      <text:list xml:id="list2918516056" text:style-name="WWNum199">
        <text:list-item>
          <text:p text:style-name="P96"><text:a xlink:type="simple" xlink:href="#_fbjwefq5p0hm" text:style-name="ListLabel_20_1801" text:visited-style-name="ListLabel_20_1801"><text:span text:style-name="T2">Cocoro</text:span></text:a> (with Milkoi)</text:p>
        </text:list-item>
      </text:list>
      <text:p text:style-name="Heading_20_2"><text:bookmark text:name="_et820bc50pyo"/>Jotori</text:p>
      <text:p text:style-name="Standard"><text:span text:style-name="T1">Songs:</text:span></text:p>
      <text:list xml:id="list3132130688" text:style-name="WWNum190">
        <text:list-item>
          <text:p text:style-name="P97"><text:a xlink:type="simple" xlink:href="#_eke9mkln4bh9" text:style-name="ListLabel_20_1801" text:visited-style-name="ListLabel_20_1801"><text:span text:style-name="T2">Summer Rain</text:span></text:a></text:p>
        </text:list-item>
      </text:list>
      <text:p text:style-name="Heading_20_2"><text:bookmark text:name="_b3z7svft1gmv"/>Jun Kuroda</text:p>
      <text:p text:style-name="Standard"><text:span text:style-name="T1">Links:</text:span></text:p>
      <text:p text:style-name="P212"><text:span text:style-name="T1">SoundCloud:</text:span> <text:a xlink:type="simple" xlink:href="https://soundcloud.com/jun_kuroda" text:style-name="ListLabel_20_1801" text:visited-style-name="ListLabel_20_1801"><text:span text:style-name="T2">https://soundcloud.com/jun_kuroda</text:span></text:a> (TODO)</text:p>
      <text:p text:style-name="P212"><text:span text:style-name="T1">Twitter:</text:span> <text:a xlink:type="simple" xlink:href="https://twitter.com/_JunKuroda" text:style-name="ListLabel_20_1801" text:visited-style-name="ListLabel_20_1801"><text:span text:style-name="T2">https://twitter.com/_JunKuroda</text:span></text:a> (TODO)</text:p>
      <text:p text:style-name="Heading_20_2"><text:bookmark text:name="_ka88daptn52l"/>juunana</text:p>
      <text:p text:style-name="Standard"><text:soft-page-break/><text:span text:style-name="T1">Other Names:</text:span></text:p>
      <text:list xml:id="list2874467176" text:style-name="WWNum75">
        <text:list-item>
          <text:p text:style-name="P98">juu</text:p>
        </text:list-item>
      </text:list>
      <text:p text:style-name="Standard"><text:span text:style-name="T1">Songs:</text:span></text:p>
      <text:list xml:id="list1048447488" text:style-name="WWNum168">
        <text:list-item>
          <text:p text:style-name="P99"><text:a xlink:type="simple" xlink:href="#_i4nutlb6i5is" text:style-name="ListLabel_20_1801" text:visited-style-name="ListLabel_20_1801"><text:span text:style-name="T2">BUBBLE TEA</text:span></text:a> (with dark cat; cinders)</text:p>
        </text:list-item>
      </text:list>
      <text:p text:style-name="Standard"><text:span text:style-name="T1">Links:</text:span></text:p>
      <text:p text:style-name="P189"><text:span text:style-name="T1">ASKfm:</text:span> <text:a xlink:type="simple" xlink:href="https://ask.fm/justkawaiidesu" text:style-name="ListLabel_20_1801" text:visited-style-name="ListLabel_20_1801"><text:span text:style-name="T2">https://ask.fm/justkawaiidesu</text:span></text:a> (TODO)</text:p>
      <text:p text:style-name="P189"><text:span text:style-name="T1">SoundCloud:</text:span> <text:a xlink:type="simple" xlink:href="https://soundcloud.com/j1n7n" text:style-name="ListLabel_20_1801" text:visited-style-name="ListLabel_20_1801"><text:span text:style-name="T2">https://soundcloud.com/j1n7n</text:span></text:a> (TODO)</text:p>
      <text:p text:style-name="P189"><text:span text:style-name="T1">Twitter:</text:span> <text:a xlink:type="simple" xlink:href="https://twitter.com/j1n7n" text:style-name="ListLabel_20_1801" text:visited-style-name="ListLabel_20_1801"><text:span text:style-name="T2">https://twitter.com/j1n7n</text:span></text:a> (TODO)</text:p>
      <text:p text:style-name="Heading_20_2"><text:bookmark text:name="_br1osg950art"/>Kagi</text:p>
      <text:p text:style-name="Standard"><text:span text:style-name="T1">Songs:</text:span></text:p>
      <text:list xml:id="list2122675419" text:style-name="WWNum41">
        <text:list-item>
          <text:p text:style-name="P100"><text:a xlink:type="simple" xlink:href="#_t0sb6qlg7kox" text:style-name="ListLabel_20_1801" text:visited-style-name="ListLabel_20_1801"><text:span text:style-name="T2">Chuuni</text:span></text:a> (with Tecchi; Amacchi)</text:p>
        </text:list-item>
        <text:list-item>
          <text:p text:style-name="P100"><text:a xlink:type="simple" xlink:href="#_4nhnpbc8hji5" text:style-name="ListLabel_20_1801" text:visited-style-name="ListLabel_20_1801"><text:span text:style-name="T2">Lovelock</text:span></text:a></text:p>
        </text:list-item>
      </text:list>
      <text:p text:style-name="Standard"><text:span text:style-name="T1">Links:</text:span></text:p>
      <text:p text:style-name="P189"><text:span text:style-name="T1">SoundCloud:</text:span> <text:a xlink:type="simple" xlink:href="https://soundcloud.com/kagimusic" text:style-name="ListLabel_20_1801" text:visited-style-name="ListLabel_20_1801"><text:span text:style-name="T2">https://soundcloud.com/kagimusic</text:span></text:a> (TODO)</text:p>
      <text:p text:style-name="P189"><text:span text:style-name="T1">Twitch:</text:span> <text:a xlink:type="simple" xlink:href="https://www.twitch.tv/kagimusic" text:style-name="ListLabel_20_1802" text:visited-style-name="ListLabel_20_1802"><text:span text:style-name="T7">https://www.twitch.tv/kagimusic</text:span></text:a> (dead link, last checked 2023 Mar 30)</text:p>
      <text:p text:style-name="P189"><text:span text:style-name="T1">Twitter:</text:span> <text:a xlink:type="simple" xlink:href="https://twitter.com/KagiMusic" text:style-name="ListLabel_20_1801" text:visited-style-name="ListLabel_20_1801"><text:span text:style-name="T2">https://twitter.com/KagiMusic</text:span></text:a> (TODO)</text:p>
      <text:p text:style-name="Heading_20_2"><text:bookmark text:name="_llsf44cfp5ka"/>kamaboko</text:p>
      <text:p text:style-name="Standard"><text:span text:style-name="T1">Links:</text:span></text:p>
      <text:p text:style-name="P189"><text:span text:style-name="T1">SoundCloud:</text:span> <text:a xlink:type="simple" xlink:href="https://soundcloud.com/thisiskamaboko" text:style-name="ListLabel_20_1801" text:visited-style-name="ListLabel_20_1801"><text:span text:style-name="T2">https://soundcloud.com/thisiskamaboko</text:span></text:a> (TODO)</text:p>
      <text:p text:style-name="P189"><text:span text:style-name="T1">Twitter:</text:span> <text:a xlink:type="simple" xlink:href="https://twitter.com/___kamaboko" text:style-name="ListLabel_20_1801" text:visited-style-name="ListLabel_20_1801"><text:span text:style-name="T2">https://twitter.com/___kamaboko</text:span></text:a> (TODO)</text:p>
      <text:p text:style-name="Heading_20_2"><text:bookmark text:name="_87c8b4lz0tfc"/>KarameL</text:p>
      <text:p text:style-name="Standard"><text:span text:style-name="T1">Songs:</text:span></text:p>
      <text:list xml:id="list1106236842" text:style-name="WWNum22">
        <text:list-item>
          <text:p text:style-name="P101"><text:a xlink:type="simple" xlink:href="#_rrjmjsxg52xm" text:style-name="ListLabel_20_1801" text:visited-style-name="ListLabel_20_1801"><text:span text:style-name="T2">Camellia</text:span></text:a></text:p>
        </text:list-item>
      </text:list>
      <text:p text:style-name="Heading_20_2"><text:bookmark text:name="_8j5srvexe1n9"/>KATOMORI</text:p>
      <text:p text:style-name="Standard"><text:soft-page-break/><text:span text:style-name="T1">Songs:</text:span></text:p>
      <text:list xml:id="list373568292" text:style-name="WWNum152">
        <text:list-item>
          <text:p text:style-name="P102"><text:a xlink:type="simple" xlink:href="#_vxh3g4oz4zyz" text:style-name="ListLabel_20_1801" text:visited-style-name="ListLabel_20_1801"><text:span text:style-name="T2">枕元にゴースト (KATOMORI Remix)</text:span></text:a></text:p>
        </text:list-item>
      </text:list>
      <text:p text:style-name="Standard"><text:span text:style-name="T1">Links:</text:span></text:p>
      <text:p text:style-name="P189"><text:span text:style-name="T1">Facebook:</text:span> <text:a xlink:type="simple" xlink:href="https://www.facebook.com/katomori10" text:style-name="ListLabel_20_1801" text:visited-style-name="ListLabel_20_1801"><text:span text:style-name="T2">https://www.facebook.com/katomori10</text:span></text:a> (TODO)</text:p>
      <text:p text:style-name="P189"><text:span text:style-name="T1">SoundCloud:</text:span> KATOMORI_Archive <text:a xlink:type="simple" xlink:href="https://soundcloud.com/katomori10" text:style-name="ListLabel_20_1801" text:visited-style-name="ListLabel_20_1801"><text:span text:style-name="T2">https://soundcloud.com/katomori10</text:span></text:a> (TODO)</text:p>
      <text:p text:style-name="P189"><text:span text:style-name="T1">Twitter:</text:span> <text:a xlink:type="simple" xlink:href="https://twitter.com/katomori10" text:style-name="ListLabel_20_1802" text:visited-style-name="ListLabel_20_1802"><text:span text:style-name="T7">https://twitter.com/katomori10</text:span></text:a> (dead link, last checked 2023 Apr 02)</text:p>
      <text:p text:style-name="Heading_20_2"><text:bookmark text:name="_lque5g828wlw"/>Kazmasa</text:p>
      <text:p text:style-name="Standard"><text:span text:style-name="T1">Names:</text:span></text:p>
      <text:p text:style-name="P189"><text:span text:style-name="T1">SoundCloud:</text:span> K A Z M A S A</text:p>
      <text:p text:style-name="Standard"><text:span text:style-name="T1">Songs:</text:span></text:p>
      <text:list xml:id="list329378115" text:style-name="WWNum45">
        <text:list-item>
          <text:p text:style-name="P103"><text:a xlink:type="simple" xlink:href="#_ypbolzbwaonz" text:style-name="ListLabel_20_1801" text:visited-style-name="ListLabel_20_1801"><text:span text:style-name="T2">Melting Emotion</text:span></text:a></text:p>
        </text:list-item>
      </text:list>
      <text:p text:style-name="Heading_20_2"><text:bookmark text:name="_rbw3m3nm8sx6"/>Kiichigo</text:p>
      <text:p text:style-name="Standard"><text:span text:style-name="T1">Redirect:</text:span></text:p>
      <text:p text:style-name="P189"><text:span text:style-name="T1">See:</text:span> <text:a xlink:type="simple" xlink:href="#_pm93fky996oy" text:style-name="ListLabel_20_1801" text:visited-style-name="ListLabel_20_1801"><text:span text:style-name="T2">妃苺</text:span></text:a></text:p>
      <text:p text:style-name="Heading_20_2"><text:bookmark text:name="_p4fpoboztfx7"/>Kimchisushi</text:p>
      <text:p text:style-name="Standard"><text:span text:style-name="T1">Songs:</text:span></text:p>
      <text:list xml:id="list2879730963" text:style-name="WWNum30">
        <text:list-item>
          <text:p text:style-name="P104"><text:a xlink:type="simple" xlink:href="#_76hidtbhks34" text:style-name="ListLabel_20_1801" text:visited-style-name="ListLabel_20_1801"><text:span text:style-name="T2">Summer</text:span></text:a></text:p>
        </text:list-item>
      </text:list>
      <text:p text:style-name="Heading_20_2"><text:bookmark text:name="_7yshr1xlnstb"/>Kimii</text:p>
      <text:p text:style-name="Standard"><text:span text:style-name="T1">Songs:</text:span></text:p>
      <text:list xml:id="list2930610101" text:style-name="WWNum162">
        <text:list-item>
          <text:p text:style-name="P105"><text:a xlink:type="simple" xlink:href="#_76dx9z3g7ph1" text:style-name="ListLabel_20_1801" text:visited-style-name="ListLabel_20_1801"><text:span text:style-name="T2">Henshin</text:span></text:a></text:p>
        </text:list-item>
        <text:list-item>
          <text:p text:style-name="P105"><text:a xlink:type="simple" xlink:href="#_ouzq73ow94pd" text:style-name="ListLabel_20_1801" text:visited-style-name="ListLabel_20_1801"><text:span text:style-name="T2">Metsuki</text:span></text:a></text:p>
        </text:list-item>
      </text:list>
      <text:p text:style-name="Heading_20_2"><text:bookmark text:name="_enc6r14zuqi6"/>Kirara Magic</text:p>
      <text:p text:style-name="Standard"><text:span text:style-name="T1">Songs:</text:span></text:p>
      <text:list xml:id="list987477211" text:style-name="WWNum188">
        <text:list-item>
          <text:p text:style-name="P106"><text:a xlink:type="simple" xlink:href="#_f6anqp2abp1w" text:style-name="ListLabel_20_1801" text:visited-style-name="ListLabel_20_1801"><text:span text:style-name="T2">Blue Square</text:span></text:a></text:p>
        </text:list-item>
      </text:list>
      <text:p text:style-name="Heading_20_2"><text:bookmark text:name="_1bhyvxb8ybtp"/><text:soft-page-break/>Kocyamarü</text:p>
      <text:p text:style-name="Standard"><text:span text:style-name="T1">Songs:</text:span></text:p>
      <text:list xml:id="list2724024602" text:style-name="WWNum192">
        <text:list-item>
          <text:p text:style-name="P107"><text:a xlink:type="simple" xlink:href="#_lz8kam654bm5" text:style-name="ListLabel_20_1801" text:visited-style-name="ListLabel_20_1801"><text:span text:style-name="T2">Favorite Place</text:span></text:a></text:p>
        </text:list-item>
        <text:list-item>
          <text:p text:style-name="P107"><text:a xlink:type="simple" xlink:href="#_fwwu7zqccjlp" text:style-name="ListLabel_20_1801" text:visited-style-name="ListLabel_20_1801"><text:span text:style-name="T2">Hot &amp; Cool</text:span></text:a></text:p>
        </text:list-item>
      </text:list>
      <text:p text:style-name="Heading_20_2"><text:bookmark text:name="_caf9wdwn8vwj"/>KODOMOi</text:p>
      <text:p text:style-name="Standard"><text:span text:style-name="T1">Songs:</text:span></text:p>
      <text:list xml:id="list1898750012" text:style-name="WWNum157">
        <text:list-item>
          <text:p text:style-name="P108"><text:a xlink:type="simple" xlink:href="#_ovvez4ifdqia" text:style-name="ListLabel_20_1801" text:visited-style-name="ListLabel_20_1801"><text:span text:style-name="T2">Holiday</text:span></text:a></text:p>
        </text:list-item>
        <text:list-item>
          <text:p text:style-name="P108"><text:a xlink:type="simple" xlink:href="#_mz5ha42ond01" text:style-name="ListLabel_20_1801" text:visited-style-name="ListLabel_20_1801"><text:span text:style-name="T2">New Day</text:span></text:a></text:p>
        </text:list-item>
        <text:list-item>
          <text:p text:style-name="P108"><text:a xlink:type="simple" xlink:href="#_fqwljq7x519b" text:style-name="ListLabel_20_1801" text:visited-style-name="ListLabel_20_1801"><text:span text:style-name="T2">Sayonara April</text:span></text:a></text:p>
        </text:list-item>
        <text:list-item>
          <text:p text:style-name="P108"><text:a xlink:type="simple" xlink:href="#_1yzfia6vt4ji" text:style-name="ListLabel_20_1801" text:visited-style-name="ListLabel_20_1801"><text:span text:style-name="T2">Sunny</text:span></text:a></text:p>
        </text:list-item>
      </text:list>
      <text:p text:style-name="Standard"><text:span text:style-name="T1">Links:</text:span></text:p>
      <text:p text:style-name="P189"><text:span text:style-name="T1">Facebook:</text:span> <text:a xlink:type="simple" xlink:href="https://www.facebook.com/KODOMOiMusic/" text:style-name="ListLabel_20_1801" text:visited-style-name="ListLabel_20_1801"><text:span text:style-name="T2">https://www.facebook.com/KODOMOiMusic/</text:span></text:a> (TODO)</text:p>
      <text:p text:style-name="P189"><text:span text:style-name="T1">Instagram:</text:span> <text:a xlink:type="simple" xlink:href="https://www.instagram.com/hellokodomoi/" text:style-name="ListLabel_20_1801" text:visited-style-name="ListLabel_20_1801"><text:span text:style-name="T2">https://www.instagram.com/hellokodomoi/</text:span></text:a> (TODO)</text:p>
      <text:p text:style-name="P189"><text:span text:style-name="T1">SoundCloud:</text:span> <text:a xlink:type="simple" xlink:href="https://soundcloud.com/kodomoimusic" text:style-name="ListLabel_20_1801" text:visited-style-name="ListLabel_20_1801"><text:span text:style-name="T2">https://soundcloud.com/kodomoimusic</text:span></text:a> (TODO)</text:p>
      <text:p text:style-name="P189"><text:span text:style-name="T1">Twitter:</text:span> <text:a xlink:type="simple" xlink:href="https://twitter.com/hellokodomoi" text:style-name="ListLabel_20_1801" text:visited-style-name="ListLabel_20_1801"><text:span text:style-name="T2">https://twitter.com/hellokodomoi</text:span></text:a> (TODO)</text:p>
      <text:p text:style-name="P189"><text:span text:style-name="T1">YouTube:</text:span> <text:a xlink:type="simple" xlink:href="https://www.youtube.com/@KODOMOiMusic" text:style-name="ListLabel_20_1801" text:visited-style-name="ListLabel_20_1801"><text:span text:style-name="T2">https://www.youtube.com/@KODOMOiMusic</text:span></text:a> (TODO)</text:p>
      <text:p text:style-name="Heading_20_2"><text:bookmark text:name="_6b6w9ugy8lg2"/>Kuccii</text:p>
      <text:p text:style-name="Standard"><text:span text:style-name="T1">Songs:</text:span></text:p>
      <text:list xml:id="list1597780927" text:style-name="WWNum198">
        <text:list-item>
          <text:p text:style-name="P109"><text:a xlink:type="simple" xlink:href="#_l67l8klk4ffi" text:style-name="ListLabel_20_1801" text:visited-style-name="ListLabel_20_1801"><text:span text:style-name="T2">Sunset</text:span></text:a> (with Lewis)</text:p>
        </text:list-item>
      </text:list>
      <text:p text:style-name="Heading_20_2"><text:bookmark text:name="_naqpqhbxrw8o"/>Lafale</text:p>
      <text:p text:style-name="Standard"><text:span text:style-name="T1">Songs:</text:span></text:p>
      <text:list xml:id="list1493701141" text:style-name="WWNum36">
        <text:list-item>
          <text:p text:style-name="P110"><text:a xlink:type="simple" xlink:href="#_3io6oqn7eexe" text:style-name="ListLabel_20_1801" text:visited-style-name="ListLabel_20_1801"><text:span text:style-name="T2">Afterglow</text:span></text:a></text:p>
        </text:list-item>
      </text:list>
      <text:p text:style-name="Standard"><text:span text:style-name="T1">Links:</text:span></text:p>
      <text:p text:style-name="P189"><text:span text:style-name="T1">SoundCloud:</text:span> <text:a xlink:type="simple" xlink:href="https://soundcloud.com/lafale" text:style-name="ListLabel_20_1801" text:visited-style-name="ListLabel_20_1801"><text:span text:style-name="T2">https://soundcloud.com/lafale</text:span></text:a> (TODO)</text:p>
      <text:p text:style-name="P189"><text:soft-page-break/><text:span text:style-name="T1">Twitter:</text:span> <text:a xlink:type="simple" xlink:href="https://twitter.com/lafale_xt" text:style-name="ListLabel_20_1801" text:visited-style-name="ListLabel_20_1801"><text:span text:style-name="T2">https://twitter.com/lafale_xt</text:span></text:a> (TODO)</text:p>
      <text:p text:style-name="Heading_20_2"><text:bookmark text:name="_kuvtmm7dnfxx"/>Lewis</text:p>
      <text:p text:style-name="Standard"><text:span text:style-name="T1">Songs:</text:span></text:p>
      <text:list xml:id="list617302162" text:style-name="WWNum135">
        <text:list-item>
          <text:p text:style-name="P111"><text:a xlink:type="simple" xlink:href="#_sto9eqgq3tg8" text:style-name="ListLabel_20_1801" text:visited-style-name="ListLabel_20_1801"><text:span text:style-name="T2">Meanwhile</text:span></text:a> (with Club2Tokyo)</text:p>
        </text:list-item>
        <text:list-item>
          <text:p text:style-name="P111"><text:a xlink:type="simple" xlink:href="#_l67l8klk4ffi" text:style-name="ListLabel_20_1801" text:visited-style-name="ListLabel_20_1801"><text:span text:style-name="T2">Sunset</text:span></text:a> (with Kuccii)</text:p>
        </text:list-item>
      </text:list>
      <text:p text:style-name="Heading_20_2"><text:bookmark text:name="_7q20zk2idm05"/>Lois</text:p>
      <text:p text:style-name="Standard"><text:span text:style-name="T1">Other Names:</text:span></text:p>
      <text:list xml:id="list1914035678" text:style-name="WWNum130">
        <text:list-item>
          <text:p text:style-name="P112">LOIS (ㆁvㆁ)</text:p>
        </text:list-item>
        <text:list-item>
          <text:p text:style-name="P112">ろいす</text:p>
        </text:list-item>
      </text:list>
      <text:p text:style-name="Standard"><text:span text:style-name="T1">Songs:</text:span></text:p>
      <text:list xml:id="list2040280786" text:style-name="WWNum74">
        <text:list-item>
          <text:p text:style-name="P113"><text:a xlink:type="simple" xlink:href="#_xv36kzues86w" text:style-name="ListLabel_20_1801" text:visited-style-name="ListLabel_20_1801"><text:span text:style-name="T2">Macaron</text:span></text:a></text:p>
        </text:list-item>
        <text:list-item>
          <text:p text:style-name="P113"><text:a xlink:type="simple" xlink:href="#_i1drzc43g9e" text:style-name="ListLabel_20_1801" text:visited-style-name="ListLabel_20_1801"><text:span text:style-name="T2">Spotlight</text:span></text:a></text:p>
        </text:list-item>
      </text:list>
      <text:p text:style-name="Standard"><text:span text:style-name="T1">Links:</text:span></text:p>
      <text:p text:style-name="P189"><text:span text:style-name="T1">SoundCloud:</text:span> <text:a xlink:type="simple" xlink:href="https://soundcloud.com/lois1104" text:style-name="ListLabel_20_1801" text:visited-style-name="ListLabel_20_1801"><text:span text:style-name="T2">https://soundcloud.com/lois1104</text:span></text:a> (TODO)</text:p>
      <text:p text:style-name="P189"><text:span text:style-name="T1">Twitter:</text:span> <text:a xlink:type="simple" xlink:href="https://twitter.com/Loismusic_" text:style-name="ListLabel_20_1801" text:visited-style-name="ListLabel_20_1801"><text:span text:style-name="T2">https://twitter.com/Loismusic_</text:span></text:a> (TODO)</text:p>
      <text:p text:style-name="Heading_20_2"><text:bookmark text:name="_2h14l7bpi8q9"/>Lyrit</text:p>
      <text:p text:style-name="Standard"><text:span text:style-name="T1">Songs:</text:span></text:p>
      <text:list xml:id="list356568094" text:style-name="WWNum29">
        <text:list-item>
          <text:p text:style-name="P114"><text:a xlink:type="simple" xlink:href="#_5tc5ey44tutd" text:style-name="ListLabel_20_1801" text:visited-style-name="ListLabel_20_1801"><text:span text:style-name="T2">Green Tea</text:span></text:a> (with Project Skylate)</text:p>
        </text:list-item>
      </text:list>
      <text:p text:style-name="Heading_20_2"><text:bookmark text:name="_wpmuccdyq36d"/>Mameyudoufu</text:p>
      <text:p text:style-name="Standard"><text:span text:style-name="T1">Songs:</text:span></text:p>
      <text:list xml:id="list971767788" text:style-name="WWNum143">
        <text:list-item>
          <text:p text:style-name="P115"><text:a xlink:type="simple" xlink:href="#_mn4affgi1sqf" text:style-name="ListLabel_20_1801" text:visited-style-name="ListLabel_20_1801"><text:span text:style-name="T2">Hangout (Mameyudoufu Remix)</text:span></text:a></text:p>
        </text:list-item>
      </text:list>
      <text:p text:style-name="Standard"><text:span text:style-name="T1">Links:</text:span></text:p>
      <text:p text:style-name="P189"><text:span text:style-name="T1">SoundCloud:</text:span> <text:a xlink:type="simple" xlink:href="https://soundcloud.com/mameyudoufu" text:style-name="ListLabel_20_1801" text:visited-style-name="ListLabel_20_1801"><text:span text:style-name="T2">https://soundcloud.com/mameyudoufu</text:span></text:a> (TODO)</text:p>
      <text:p text:style-name="P189"><text:span text:style-name="T1">Twitter:</text:span> <text:a xlink:type="simple" xlink:href="https://twitter.com/mameyudoufu" text:style-name="ListLabel_20_1801" text:visited-style-name="ListLabel_20_1801"><text:span text:style-name="T2">https://twitter.com/mameyudoufu</text:span></text:a> (TODO)</text:p>
      <text:p text:style-name="Heading_20_2"><text:bookmark text:name="_ph1ykiv36dw1"/><text:soft-page-break/>Mashilo</text:p>
      <text:p text:style-name="Standard">Songs:</text:p>
      <text:list xml:id="list1583875849" text:style-name="WWNum196">
        <text:list-item>
          <text:p text:style-name="P116"><text:a xlink:type="simple" xlink:href="#_gnk1m1rsm1d6" text:style-name="ListLabel_20_1801" text:visited-style-name="ListLabel_20_1801"><text:span text:style-name="T2">Night Sky</text:span></text:a> (with Neko Hacker; ichika)</text:p>
        </text:list-item>
      </text:list>
      <text:p text:style-name="Heading_20_2"><text:bookmark text:name="_xrpl5vemqi10"/>Meeyo</text:p>
      <text:p text:style-name="Standard"><text:span text:style-name="T1">Links:</text:span></text:p>
      <text:p text:style-name="P189"><text:span text:style-name="T1">SoundCloud:</text:span> <text:a xlink:type="simple" xlink:href="https://soundcloud.com/immeeyo" text:style-name="ListLabel_20_1801" text:visited-style-name="ListLabel_20_1801"><text:span text:style-name="T2">https://soundcloud.com/immeeyo</text:span></text:a> (TODO)</text:p>
      <text:p text:style-name="P189"><text:span text:style-name="T1">Twitter:</text:span> <text:a xlink:type="simple" xlink:href="https://twitter.com/MeeyoThings" text:style-name="ListLabel_20_1801" text:visited-style-name="ListLabel_20_1801"><text:span text:style-name="T2">https://twitter.com/MeeyoThings</text:span></text:a> (TODO)</text:p>
      <text:p text:style-name="P189"><text:span text:style-name="T1">YouTube:</text:span> <text:a xlink:type="simple" xlink:href="https://www.youtube.com/@immeeyo" text:style-name="ListLabel_20_1801" text:visited-style-name="ListLabel_20_1801"><text:span text:style-name="T2">https://www.youtube.com/@immeeyo</text:span></text:a> (TODO)</text:p>
      <text:p text:style-name="Heading_20_2"><text:bookmark text:name="_7qxdwvhafgey"/>Milkoi</text:p>
      <text:p text:style-name="Standard"><text:span text:style-name="T1">Songs:</text:span></text:p>
      <text:list xml:id="list161348278" text:style-name="WWNum133">
        <text:list-item>
          <text:p text:style-name="P117"><text:a xlink:type="simple" xlink:href="#_fbjwefq5p0hm" text:style-name="ListLabel_20_1801" text:visited-style-name="ListLabel_20_1801"><text:span text:style-name="T2">Cocoro</text:span></text:a> (with Ironami)</text:p>
        </text:list-item>
        <text:list-item>
          <text:p text:style-name="P117"><text:a xlink:type="simple" xlink:href="#_ptkoehg24rx8" text:style-name="ListLabel_20_1801" text:visited-style-name="ListLabel_20_1801"><text:span text:style-name="T2">Kimii - Metsuki (Milkoi Remix)</text:span></text:a></text:p>
        </text:list-item>
      </text:list>
      <text:p text:style-name="Heading_20_2"><text:bookmark text:name="_6eg5hqijnm0z"/>Miruku</text:p>
      <text:p text:style-name="Standard"><text:span text:style-name="T1">Songs:</text:span></text:p>
      <text:list xml:id="list4292291399" text:style-name="WWNum3">
        <text:list-item>
          <text:p text:style-name="P118"><text:a xlink:type="simple" xlink:href="#_ck4itggrrgbw" text:style-name="ListLabel_20_1801" text:visited-style-name="ListLabel_20_1801"><text:span text:style-name="T2">After School</text:span></text:a></text:p>
        </text:list-item>
      </text:list>
      <text:p text:style-name="Heading_20_2"><text:bookmark text:name="_rgls58t3by2h"/>Moe Shop</text:p>
      <text:p text:style-name="Standard"><text:span text:style-name="T1">Links:</text:span></text:p>
      <text:p text:style-name="P189"><text:span text:style-name="T1">Bandcamp:</text:span> <text:a xlink:type="simple" xlink:href="https://moeshop.bandcamp.com" text:style-name="ListLabel_20_1801" text:visited-style-name="ListLabel_20_1801"><text:span text:style-name="T2">https://moeshop.bandcamp.com</text:span></text:a> (TODO)</text:p>
      <text:p text:style-name="P189"><text:span text:style-name="T1">Facebook:</text:span> <text:a xlink:type="simple" xlink:href="https://www.facebook.com/moeshopmusic" text:style-name="ListLabel_20_1801" text:visited-style-name="ListLabel_20_1801"><text:span text:style-name="T2">https://www.facebook.com/moeshopmusic</text:span></text:a> (TODO)</text:p>
      <text:p text:style-name="P189"><text:span text:style-name="T1">Instagram:</text:span> <text:a xlink:type="simple" xlink:href="https://www.instagram.com/korewamoe" text:style-name="ListLabel_20_1801" text:visited-style-name="ListLabel_20_1801"><text:span text:style-name="T2">https://www.instagram.com/korewamoe</text:span></text:a> (TODO)</text:p>
      <text:p text:style-name="P189"><text:span text:style-name="T1">SoundCloud:</text:span> <text:a xlink:type="simple" xlink:href="https://soundcloud.com/moeshop" text:style-name="ListLabel_20_1801" text:visited-style-name="ListLabel_20_1801"><text:span text:style-name="T2">https://soundcloud.com/moeshop</text:span></text:a> (TODO)</text:p>
      <text:p text:style-name="P189"><text:span text:style-name="T1">Twitter:</text:span> <text:a xlink:type="simple" xlink:href="https://twitter.com/korewamoe" text:style-name="ListLabel_20_1801" text:visited-style-name="ListLabel_20_1801"><text:span text:style-name="T2">https://twitter.com/korewamoe</text:span></text:a> (TODO)</text:p>
      <text:p text:style-name="P189"><text:span text:style-name="T1">YouTube:</text:span> <text:a xlink:type="simple" xlink:href="https://www.youtube.com/@MoeShopMusic" text:style-name="ListLabel_20_1801" text:visited-style-name="ListLabel_20_1801"><text:span text:style-name="T2">https://www.youtube.com/@MoeShopMusic</text:span></text:a> (TODO)</text:p>
      <text:p text:style-name="Heading_20_2"><text:bookmark text:name="_eg977yfgllpo"/>MojiX!</text:p>
      <text:p text:style-name="Standard"><text:soft-page-break/><text:span text:style-name="T1">Songs:</text:span></text:p>
      <text:list xml:id="list1048036217" text:style-name="WWNum11">
        <text:list-item>
          <text:p text:style-name="P119"><text:a xlink:type="simple" xlink:href="#_q3ahqmdv3eue" text:style-name="ListLabel_20_1801" text:visited-style-name="ListLabel_20_1801"><text:span text:style-name="T2">Asatsuyu</text:span></text:a></text:p>
        </text:list-item>
        <text:list-item>
          <text:p text:style-name="P119"><text:a xlink:type="simple" xlink:href="#_qk1nnrh8eywa" text:style-name="ListLabel_20_1801" text:visited-style-name="ListLabel_20_1801"><text:span text:style-name="T2">Ryokou</text:span></text:a></text:p>
        </text:list-item>
      </text:list>
      <text:p text:style-name="Standard"><text:span text:style-name="T1">Links:</text:span></text:p>
      <text:p text:style-name="P189"><text:span text:style-name="T1">SoundCloud:</text:span> <text:a xlink:type="simple" xlink:href="https://soundcloud.com/mojixkung" text:style-name="ListLabel_20_1802" text:visited-style-name="ListLabel_20_1802"><text:span text:style-name="T7">https://soundcloud.com/mojixkung</text:span></text:a> (dead link, last checked 2023 Mar 11)</text:p>
      <text:p text:style-name="P189"><text:span text:style-name="T1">Spotify:</text:span> <text:a xlink:type="simple" xlink:href="https://open.spotify.com/artist/6EQPUPksZ79K4RR0DGMlP1" text:style-name="ListLabel_20_1801" text:visited-style-name="ListLabel_20_1801"><text:span text:style-name="T2">https://open.spotify.com/artist/6EQPUPksZ79K4RR0DGMlP1</text:span></text:a> (TODO)</text:p>
      <text:p text:style-name="P189"><text:span text:style-name="T1">Twitter:</text:span> <text:a xlink:type="simple" xlink:href="https://twitter.com/MojiXchan" text:style-name="ListLabel_20_1802" text:visited-style-name="ListLabel_20_1802"><text:span text:style-name="T7">https://twitter.com/MojiXchan</text:span></text:a> (dead link, last checked 2023 Mar 11)</text:p>
      <text:p text:style-name="P189"><text:span text:style-name="T1">YouTube:</text:span> <text:a xlink:type="simple" xlink:href="https://www.youtube.com/@MojiX1" text:style-name="ListLabel_20_1801" text:visited-style-name="ListLabel_20_1801"><text:span text:style-name="T2">https://www.youtube.com/@MojiX1</text:span></text:a> (TODO)</text:p>
      <text:p text:style-name="Heading_20_2"><text:bookmark text:name="_x742xkn6h382"/>MYLK</text:p>
      <text:p text:style-name="Standard"><text:span text:style-name="T1">Links:</text:span></text:p>
      <text:p text:style-name="P189"><text:span text:style-name="T1">Facebook:</text:span> <text:a xlink:type="simple" xlink:href="https://www.facebook.com/mylkofficial" text:style-name="ListLabel_20_1801" text:visited-style-name="ListLabel_20_1801"><text:span text:style-name="T2">https://www.facebook.com/mylkofficial</text:span></text:a> (TODO)</text:p>
      <text:p text:style-name="P189"><text:span text:style-name="T1">SoundCloud:</text:span> <text:a xlink:type="simple" xlink:href="https://soundcloud.com/mylkofficial" text:style-name="ListLabel_20_1801" text:visited-style-name="ListLabel_20_1801"><text:span text:style-name="T2">https://soundcloud.com/mylkofficial</text:span></text:a> (TODO)</text:p>
      <text:p text:style-name="P189"><text:span text:style-name="T1">Twitter:</text:span></text:p>
      <text:list xml:id="list1897846329" text:style-name="WWNum93">
        <text:list-item>
          <text:p text:style-name="P120"><text:span text:style-name="T8">https://twitter.com/yuksterr</text:span> (outdated link, replaced, last checked 2023 Mar 11)</text:p>
        </text:list-item>
        <text:list-item>
          <text:p text:style-name="P120"><text:a xlink:type="simple" xlink:href="https://twitter.com/mylkofficial" text:style-name="ListLabel_20_1801" text:visited-style-name="ListLabel_20_1801"><text:span text:style-name="T2">https://twitter.com/mylkofficial</text:span></text:a> (TODO)</text:p>
        </text:list-item>
      </text:list>
      <text:p text:style-name="Heading_20_2"><text:bookmark text:name="_a8jddqv07m4e"/>Mysteka</text:p>
      <text:p text:style-name="Standard"><text:span text:style-name="T1">Songs:</text:span></text:p>
      <text:list xml:id="list38192941" text:style-name="WWNum197">
        <text:list-item>
          <text:p text:style-name="P121"><text:a xlink:type="simple" xlink:href="#_qb0m2grkcebp" text:style-name="ListLabel_20_1801" text:visited-style-name="ListLabel_20_1801"><text:span text:style-name="T2">Feel My Emotions (Mysteka Remix)</text:span></text:a></text:p>
        </text:list-item>
      </text:list>
      <text:p text:style-name="Heading_20_2"><text:bookmark text:name="_tsd5y963f9uh"/>NaNa</text:p>
      <text:p text:style-name="Standard"><text:span text:style-name="T1">Songs:</text:span></text:p>
      <text:list xml:id="list3333331692" text:style-name="WWNum155">
        <text:list-item>
          <text:p text:style-name="P122"><text:a xlink:type="simple" xlink:href="#_u92zee9n9ces" text:style-name="ListLabel_20_1801" text:visited-style-name="ListLabel_20_1801"><text:span text:style-name="T2">Keep It Kawaii</text:span></text:a></text:p>
        </text:list-item>
      </text:list>
      <text:p text:style-name="Heading_20_2"><text:bookmark text:name="_jr5sg4x03wyq"/>Nansuke</text:p>
      <text:p text:style-name="Standard"><text:span text:style-name="T1">Songs:</text:span></text:p>
      <text:list xml:id="list1537663922" text:style-name="WWNum106">
        <text:list-item>
          <text:p text:style-name="P123"><text:a xlink:type="simple" xlink:href="#_2d34vh5nsicx" text:style-name="ListLabel_20_1801" text:visited-style-name="ListLabel_20_1801"><text:span text:style-name="T2">Chrysoprase</text:span></text:a></text:p>
        </text:list-item>
      </text:list>
      <text:p text:style-name="Heading_20_2"><text:bookmark text:name="_2e1mcow9f4h0"/><text:soft-page-break/>Nathaniel Keith</text:p>
      <text:p text:style-name="Standard"><text:span text:style-name="T1">Songs:</text:span></text:p>
      <text:list xml:id="list3517103748" text:style-name="WWNum107">
        <text:list-item>
          <text:p text:style-name="P124"><text:a xlink:type="simple" xlink:href="#_inv7ywab47dx" text:style-name="ListLabel_20_1801" text:visited-style-name="ListLabel_20_1801"><text:span text:style-name="T2">CYaRon! - Yozora wa Nandemo Shitteru no? (Nathaniel Keith Remix)</text:span></text:a></text:p>
        </text:list-item>
      </text:list>
      <text:p text:style-name="Standard"><text:span text:style-name="T1">Links:</text:span></text:p>
      <text:p text:style-name="P189"><text:span text:style-name="T1">SoundCloud:</text:span> <text:a xlink:type="simple" xlink:href="https://soundcloud.com/nathanielkeithmusic" text:style-name="ListLabel_20_1802" text:visited-style-name="ListLabel_20_1802"><text:span text:style-name="T7">https://soundcloud.com/nathanielkeithmusic</text:span></text:a> (dead link, last checked 2023 Mar 15)</text:p>
      <text:p text:style-name="Heading_20_2"><text:bookmark text:name="_27elppeph0v2"/>Neko Hacker</text:p>
      <text:p text:style-name="Standard"><text:span text:style-name="T1">Songs:</text:span></text:p>
      <text:list xml:id="list3002688131" text:style-name="WWNum60">
        <text:list-item>
          <text:p text:style-name="P125"><text:a xlink:type="simple" xlink:href="#_gnk1m1rsm1d6" text:style-name="ListLabel_20_1801" text:visited-style-name="ListLabel_20_1801"><text:span text:style-name="T2">Night Sky</text:span></text:a> (with Mashilo; ichika)</text:p>
        </text:list-item>
      </text:list>
      <text:p text:style-name="P186"><text:span text:style-name="T1">Albums:</text:span></text:p>
      <text:list xml:id="list101132784660194" text:continue-numbering="true" text:style-name="WWNum60">
        <text:list-item>
          <text:p text:style-name="P125"><text:a xlink:type="simple" xlink:href="#_rf4e6bbaqe48" text:style-name="ListLabel_20_1801" text:visited-style-name="ListLabel_20_1801"><text:span text:style-name="T2">SUMMER!</text:span></text:a></text:p>
        </text:list-item>
      </text:list>
      <text:p text:style-name="Standard"><text:span text:style-name="T1">Links:</text:span></text:p>
      <text:p text:style-name="P189"><text:span text:style-name="T1">Facebook:</text:span> <text:a xlink:type="simple" xlink:href="https://www.facebook.com/NekoHacker" text:style-name="ListLabel_20_1801" text:visited-style-name="ListLabel_20_1801"><text:span text:style-name="T2">https://www.facebook.com/NekoHacker</text:span></text:a> (TODO)</text:p>
      <text:p text:style-name="P189"><text:span text:style-name="T1">SoundCloud:</text:span> <text:a xlink:type="simple" xlink:href="https://soundcloud.com/neko_hacker" text:style-name="ListLabel_20_1801" text:visited-style-name="ListLabel_20_1801"><text:span text:style-name="T2">https://soundcloud.com/neko_hacker</text:span></text:a> (TODO)</text:p>
      <text:p text:style-name="P189"><text:span text:style-name="T1">Spotify:</text:span> <text:a xlink:type="simple" xlink:href="https://open.spotify.com/artist/2aQ9IoRPwXEhhBVj4wbS46" text:style-name="ListLabel_20_1801" text:visited-style-name="ListLabel_20_1801"><text:span text:style-name="T2">https://open.spotify.com/artist/2aQ9IoRPwXEhhBVj4wbS46</text:span></text:a> (TODO)</text:p>
      <text:p text:style-name="P189"><text:span text:style-name="T1">Twitter:</text:span> <text:a xlink:type="simple" xlink:href="https://twitter.com/neko_hacker" text:style-name="ListLabel_20_1801" text:visited-style-name="ListLabel_20_1801"><text:span text:style-name="T2">https://twitter.com/neko_hacker</text:span></text:a> (TODO)</text:p>
      <text:p text:style-name="P189"><text:span text:style-name="T1">Website:</text:span> <text:a xlink:type="simple" xlink:href="https://nekohacker.com" text:style-name="ListLabel_20_1801" text:visited-style-name="ListLabel_20_1801"><text:span text:style-name="T2">https://nekohacker.com</text:span></text:a> (TODO)</text:p>
      <text:p text:style-name="P189"><text:span text:style-name="T1">YouTube:</text:span> <text:a xlink:type="simple" xlink:href="https://www.youtube.com/@NekoHacker" text:style-name="ListLabel_20_1801" text:visited-style-name="ListLabel_20_1801"><text:span text:style-name="T2">https://www.youtube.com/@NekoHacker</text:span></text:a> (TODO)</text:p>
      <text:p text:style-name="Heading_20_2"><text:bookmark text:name="_5f435j5my4wp"/>nicamoq</text:p>
      <text:p text:style-name="Standard"><text:span text:style-name="T1">Songs:</text:span></text:p>
      <text:list xml:id="list2793030241" text:style-name="WWNum124">
        <text:list-item>
          <text:p text:style-name="P126"><text:a xlink:type="simple" xlink:href="#_ctv9ksgak2o0" text:style-name="ListLabel_20_1801" text:visited-style-name="ListLabel_20_1801"><text:span text:style-name="T2">枕元にゴースト</text:span></text:a> (with Aiobahn; Yunomi)</text:p>
        </text:list-item>
      </text:list>
      <text:p text:style-name="Standard"><text:span text:style-name="T1">Links:</text:span></text:p>
      <text:p text:style-name="P189"><text:span text:style-name="T1">Instagram:</text:span></text:p>
      <text:list xml:id="list2402457764" text:style-name="WWNum126">
        <text:list-item>
          <text:p text:style-name="P127"><text:span text:style-name="T8">https://www.instagram.com/nicamoq</text:span> (outdated link, replaced, last checked 2023 Apr 02)</text:p>
        </text:list-item>
        <text:list-item>
          <text:p text:style-name="P127"><text:a xlink:type="simple" xlink:href="https://www.instagram.com/nica_moq" text:style-name="ListLabel_20_1801" text:visited-style-name="ListLabel_20_1801"><text:span text:style-name="T2">https://www.instagram.com/nica_moq</text:span></text:a> (TODO)</text:p>
        </text:list-item>
      </text:list>
      <text:p text:style-name="P189"><text:soft-page-break/><text:span text:style-name="T1">SoundCloud:</text:span> <text:a xlink:type="simple" xlink:href="https://soundcloud.com/nicamoq" text:style-name="ListLabel_20_1801" text:visited-style-name="ListLabel_20_1801"><text:span text:style-name="T2">https://soundcloud.com/nicamoq</text:span></text:a> (TODO)</text:p>
      <text:p text:style-name="P189"><text:span text:style-name="T1">Twitter:</text:span> <text:a xlink:type="simple" xlink:href="https://twitter.com/nicamoq" text:style-name="ListLabel_20_1801" text:visited-style-name="ListLabel_20_1801"><text:span text:style-name="T2">https://twitter.com/nicamoq</text:span></text:a> (TODO)</text:p>
      <text:p text:style-name="Heading_20_2"><text:bookmark text:name="_igzcvnqbktt2"/>NieWals</text:p>
      <text:p text:style-name="Standard"><text:span text:style-name="T1">Other Names</text:span></text:p>
      <text:list xml:id="list1529248829" text:style-name="WWNum99">
        <text:list-item>
          <text:p text:style-name="P128">NIEWALS</text:p>
        </text:list-item>
      </text:list>
      <text:p text:style-name="Standard"><text:span text:style-name="T1">Songs:</text:span></text:p>
      <text:list xml:id="list1964102391" text:style-name="WWNum71">
        <text:list-item>
          <text:p text:style-name="P129"><text:a xlink:type="simple" xlink:href="#_zi4xeh3suh1q" text:style-name="ListLabel_20_1801" text:visited-style-name="ListLabel_20_1801"><text:span text:style-name="T2">Cocoa Blow</text:span></text:a></text:p>
        </text:list-item>
      </text:list>
      <text:p text:style-name="Standard"><text:span text:style-name="T1">Links:</text:span></text:p>
      <text:p text:style-name="P189"><text:span text:style-name="T1">SoundCloud:</text:span></text:p>
      <text:list xml:id="list3090931583" text:style-name="WWNum183">
        <text:list-item>
          <text:p text:style-name="P130"><text:span text:style-name="T8">https://soundcloud.com/niewals</text:span> (outdated link, replaced, last checked 2023 Mar 11)</text:p>
        </text:list-item>
        <text:list-item>
          <text:p text:style-name="P130"><text:a xlink:type="simple" xlink:href="https://soundcloud.com/niewalsound" text:style-name="ListLabel_20_1801" text:visited-style-name="ListLabel_20_1801"><text:span text:style-name="T2">https://soundcloud.com/niewalsound</text:span></text:a> (TODO)</text:p>
        </text:list-item>
      </text:list>
      <text:p text:style-name="P189"><text:span text:style-name="T1">Twitter:</text:span></text:p>
      <text:list xml:id="list2556785130" text:style-name="WWNum77">
        <text:list-item>
          <text:p text:style-name="P131"><text:span text:style-name="T8">https://twitter.com/niewals</text:span> (outdated link, replaced, last checked 2023 Mar 11)</text:p>
        </text:list-item>
        <text:list-item>
          <text:p text:style-name="P131"><text:a xlink:type="simple" xlink:href="https://twitter.com/niewals_2wS" text:style-name="ListLabel_20_1801" text:visited-style-name="ListLabel_20_1801"><text:span text:style-name="T2">https://twitter.com/niewals_2wS</text:span></text:a> (TODO)</text:p>
        </text:list-item>
      </text:list>
      <text:p text:style-name="Heading_20_2"><text:bookmark text:name="_f6lst5kj6gnf"/>nikoi0227</text:p>
      <text:p text:style-name="Standard"><text:span text:style-name="T1">Songs:</text:span></text:p>
      <text:list xml:id="list3910202160" text:style-name="WWNum50">
        <text:list-item>
          <text:p text:style-name="P132"><text:a xlink:type="simple" xlink:href="#_e8gyvth3ezci" text:style-name="ListLabel_20_1801" text:visited-style-name="ListLabel_20_1801"><text:span text:style-name="T2">Feel My Emotions</text:span></text:a></text:p>
        </text:list-item>
      </text:list>
      <text:p text:style-name="Heading_20_2"><text:bookmark text:name="_zhowyk3u19u"/>nyankobrq</text:p>
      <text:p text:style-name="Standard"><text:span text:style-name="T1">Songs:</text:span></text:p>
      <text:list xml:id="list17865971" text:style-name="WWNum12">
        <text:list-item>
          <text:p text:style-name="P133"><text:a xlink:type="simple" xlink:href="#_kpecjfc7z1hc" text:style-name="ListLabel_20_1801" text:visited-style-name="ListLabel_20_1801"><text:span text:style-name="T2">Good Day Sunshine</text:span></text:a></text:p>
        </text:list-item>
        <text:list-item>
          <text:p text:style-name="P133"><text:a xlink:type="simple" xlink:href="#_i22chp3zl4o7" text:style-name="ListLabel_20_1801" text:visited-style-name="ListLabel_20_1801"><text:span text:style-name="T2">Snorkel</text:span></text:a></text:p>
        </text:list-item>
      </text:list>
      <text:p text:style-name="Standard"><text:span text:style-name="T1">Links:</text:span></text:p>
      <text:p text:style-name="P189"><text:span text:style-name="T1">Bandcamp:</text:span> <text:a xlink:type="simple" xlink:href="https://nyankobrq.bandcamp.com" text:style-name="ListLabel_20_1801" text:visited-style-name="ListLabel_20_1801"><text:span text:style-name="T2">https://nyankobrq.bandcamp.com</text:span></text:a> (TODO)</text:p>
      <text:p text:style-name="P189"><text:span text:style-name="T1">SoundCloud:</text:span> <text:a xlink:type="simple" xlink:href="https://soundcloud.com/nyankobrq" text:style-name="ListLabel_20_1801" text:visited-style-name="ListLabel_20_1801"><text:span text:style-name="T2">https://soundcloud.com/nyankobrq</text:span></text:a> (TODO)</text:p>
      <text:p text:style-name="P189"><text:soft-page-break/><text:span text:style-name="T1">Twitter:</text:span> <text:a xlink:type="simple" xlink:href="https://twitter.com/nyankobrq" text:style-name="ListLabel_20_1801" text:visited-style-name="ListLabel_20_1801"><text:span text:style-name="T2">https://twitter.com/nyankobrq</text:span></text:a> (TODO)</text:p>
      <text:p text:style-name="P189"><text:span text:style-name="T1">YouTube:</text:span> <text:a xlink:type="simple" xlink:href="https://www.youtube.com/@nyankobrq" text:style-name="ListLabel_20_1801" text:visited-style-name="ListLabel_20_1801"><text:span text:style-name="T2">https://www.youtube.com/@nyankobrq</text:span></text:a> (TODO)</text:p>
      <text:p text:style-name="Heading_20_2"><text:bookmark text:name="_viunkbaojd60"/>NYOKI</text:p>
      <text:p text:style-name="Standard"><text:span text:style-name="T1">Other Names:</text:span></text:p>
      <text:list xml:id="list1353966827" text:style-name="WWNum115">
        <text:list-item>
          <text:p text:style-name="P134">Nyoki-Taro</text:p>
        </text:list-item>
      </text:list>
      <text:p text:style-name="Standard"><text:span text:style-name="T1">Songs:</text:span></text:p>
      <text:list xml:id="list3841616617" text:style-name="WWNum32">
        <text:list-item>
          <text:p text:style-name="P135"><text:a xlink:type="simple" xlink:href="#_hnm91xalhws6" text:style-name="ListLabel_20_1801" text:visited-style-name="ListLabel_20_1801"><text:span text:style-name="T2">Hangout</text:span></text:a> (dubstep; as Nyoki-Taro)</text:p>
          <text:list>
            <text:list-item>
              <text:p text:style-name="P213"><text:a xlink:type="simple" xlink:href="#_5na53dltq1oe" text:style-name="ListLabel_20_1801" text:visited-style-name="ListLabel_20_1801"><text:span text:style-name="T2">Hangout</text:span></text:a> (kawaii future bass; as NYOKI)</text:p>
            </text:list-item>
          </text:list>
        </text:list-item>
      </text:list>
      <text:p text:style-name="Standard"><text:span text:style-name="T1">Links:</text:span></text:p>
      <text:p text:style-name="P189"><text:span text:style-name="T1">Bandcamp:</text:span> <text:a xlink:type="simple" xlink:href="https://nyoki4423.bandcamp.com" text:style-name="ListLabel_20_1801" text:visited-style-name="ListLabel_20_1801"><text:span text:style-name="T2">https://nyoki4423.bandcamp.com</text:span></text:a> (TODO)</text:p>
      <text:p text:style-name="P189"><text:span text:style-name="T1">SoundCloud:</text:span></text:p>
      <text:list xml:id="list3018559488" text:style-name="WWNum39">
        <text:list-item>
          <text:p text:style-name="P136"><text:a xlink:type="simple" xlink:href="https://soundcloud.com/nyokitaro" text:style-name="ListLabel_20_1802" text:visited-style-name="ListLabel_20_1802"><text:span text:style-name="T7">https://soundcloud.com/nyokitaro</text:span></text:a> (dead link, last checked 2023 Mar 30)</text:p>
        </text:list-item>
        <text:list-item>
          <text:p text:style-name="P136"><text:a xlink:type="simple" xlink:href="https://soundcloud.com/secnyoki" text:style-name="ListLabel_20_1802" text:visited-style-name="ListLabel_20_1802"><text:span text:style-name="T7">https://soundcloud.com/secnyoki</text:span></text:a> (dead link, last checked 2023 Mar 30)</text:p>
        </text:list-item>
        <text:list-item>
          <text:p text:style-name="P136"><text:a xlink:type="simple" xlink:href="https://soundcloud.com/nyoki_official" text:style-name="ListLabel_20_1802" text:visited-style-name="ListLabel_20_1802"><text:span text:style-name="T7">https://soundcloud.com/nyoki_official</text:span></text:a> (dead link, last checked 2023 Mar 30)</text:p>
        </text:list-item>
      </text:list>
      <text:p text:style-name="P189"><text:span text:style-name="T1">Twitter:</text:span> <text:a xlink:type="simple" xlink:href="https://twitter.com/nyokitaro4423" text:style-name="ListLabel_20_1802" text:visited-style-name="ListLabel_20_1802"><text:span text:style-name="T7">https://twitter.com/nyokitaro4423</text:span></text:a> (dead link, last checked 2023 Mar 30)</text:p>
      <text:p text:style-name="Heading_20_2"><text:bookmark text:name="_o1xb204agss6"/>OHEY</text:p>
      <text:p text:style-name="Standard"><text:span text:style-name="T1">Songs:</text:span></text:p>
      <text:list xml:id="list2741954866" text:style-name="WWNum86">
        <text:list-item>
          <text:p text:style-name="P137"><text:a xlink:type="simple" xlink:href="#_2g5rfrfv9dn7" text:style-name="ListLabel_20_1801" text:visited-style-name="ListLabel_20_1801"><text:span text:style-name="T2">SHINE</text:span></text:a></text:p>
        </text:list-item>
      </text:list>
      <text:p text:style-name="Standard"><text:span text:style-name="T1">Links:</text:span></text:p>
      <text:p text:style-name="P189"><text:span text:style-name="T1">Facebook:</text:span> <text:a xlink:type="simple" xlink:href="https://www.facebook.com/iamOHEY" text:style-name="ListLabel_20_1802" text:visited-style-name="ListLabel_20_1802"><text:span text:style-name="T7">https://www.facebook.com/iamOHEY</text:span></text:a> (dead link, last checked 2023 Mar 07)</text:p>
      <text:p text:style-name="P189"><text:span text:style-name="T1">Instagram:</text:span> <text:a xlink:type="simple" xlink:href="https://www.instagram.com/EvinAyeRaye" text:style-name="ListLabel_20_1802" text:visited-style-name="ListLabel_20_1802"><text:span text:style-name="T7">https://www.instagram.com/EvinAyeRaye</text:span></text:a> (dead link, last checked 2023 Mar 07)</text:p>
      <text:p text:style-name="P189"><text:span text:style-name="T1">SoundCloud:</text:span> <text:a xlink:type="simple" xlink:href="https://soundcloud.com/iamOHEY" text:style-name="ListLabel_20_1801" text:visited-style-name="ListLabel_20_1801"><text:span text:style-name="T2">https://soundcloud.com/iamOHEY</text:span></text:a> (TODO)</text:p>
      <text:p text:style-name="P189"><text:span text:style-name="T1">Twitter:</text:span> <text:a xlink:type="simple" xlink:href="https://twitter.com/iamOHEY" text:style-name="ListLabel_20_1801" text:visited-style-name="ListLabel_20_1801"><text:span text:style-name="T2">https://twitter.com/iamOHEY</text:span></text:a> (TODO)</text:p>
      <text:p text:style-name="P189"><text:span text:style-name="T1">YouTube:</text:span> <text:a xlink:type="simple" xlink:href="https://www.youtube.com/@IAMOHEY" text:style-name="ListLabel_20_1801" text:visited-style-name="ListLabel_20_1801"><text:span text:style-name="T2">https://www.youtube.com/@IAMOHEY</text:span></text:a> (TODO)</text:p>
      <text:p text:style-name="Heading_20_2"><text:bookmark text:name="_bklqqyvc4br1"/><text:soft-page-break/>omniboi</text:p>
      <text:p text:style-name="Standard"><text:span text:style-name="T1">Links:</text:span></text:p>
      <text:p text:style-name="P189"><text:span text:style-name="T1">Facebook:</text:span> <text:a xlink:type="simple" xlink:href="https://www.facebook.com/omniboi" text:style-name="ListLabel_20_1801" text:visited-style-name="ListLabel_20_1801"><text:span text:style-name="T2">https://www.facebook.com/omniboi</text:span></text:a> (TODO)</text:p>
      <text:p text:style-name="P189"><text:span text:style-name="T1">Instagram:</text:span> <text:a xlink:type="simple" xlink:href="https://www.instagram.com/omniboi" text:style-name="ListLabel_20_1801" text:visited-style-name="ListLabel_20_1801"><text:span text:style-name="T2">https://www.instagram.com/omniboi</text:span></text:a> (TODO)</text:p>
      <text:p text:style-name="P189"><text:span text:style-name="T1">SoundCloud:</text:span> <text:a xlink:type="simple" xlink:href="https://soundcloud.com/omniboi" text:style-name="ListLabel_20_1801" text:visited-style-name="ListLabel_20_1801"><text:span text:style-name="T2">https://soundcloud.com/omniboi</text:span></text:a> (TODO)</text:p>
      <text:p text:style-name="P189"><text:span text:style-name="T1">Spotify:</text:span> <text:a xlink:type="simple" xlink:href="https://open.spotify.com/artist/3I4kM4D2rNnlG8JwEH5bHx" text:style-name="ListLabel_20_1801" text:visited-style-name="ListLabel_20_1801"><text:span text:style-name="T2">https://open.spotify.com/artist/3I4kM4D2rNnlG8JwEH5bHx</text:span></text:a> (TODO)</text:p>
      <text:p text:style-name="P189"><text:span text:style-name="T1">Twitter:</text:span> <text:a xlink:type="simple" xlink:href="https://twitter.com/omniboi" text:style-name="ListLabel_20_1801" text:visited-style-name="ListLabel_20_1801"><text:span text:style-name="T2">https://twitter.com/omniboi</text:span></text:a> (TODO)</text:p>
      <text:p text:style-name="Heading_20_2"><text:bookmark text:name="_skw4o59cttq3"/>osirasekita</text:p>
      <text:p text:style-name="Standard"><text:span text:style-name="T1">Songs:</text:span></text:p>
      <text:list xml:id="list1570386804" text:style-name="WWNum105">
        <text:list-item>
          <text:p text:style-name="P138"><text:a xlink:type="simple" xlink:href="#_rlt3oxn08l5j" text:style-name="ListLabel_20_1801" text:visited-style-name="ListLabel_20_1801"><text:span text:style-name="T2">Hanabi</text:span></text:a></text:p>
        </text:list-item>
      </text:list>
      <text:p text:style-name="Heading_20_2"><text:bookmark text:name="_qkvfa0x857gz"/>P3PPER</text:p>
      <text:p text:style-name="Standard"><text:span text:style-name="T1">Songs:</text:span></text:p>
      <text:list xml:id="list3532901315" text:style-name="WWNum68">
        <text:list-item>
          <text:p text:style-name="P139"><text:a xlink:type="simple" xlink:href="#_h577pim3u49l" text:style-name="ListLabel_20_1801" text:visited-style-name="ListLabel_20_1801"><text:span text:style-name="T2">First love</text:span></text:a></text:p>
        </text:list-item>
      </text:list>
      <text:p text:style-name="Heading_20_2"><text:bookmark text:name="_u920565gc6fz"/>Pandrezz</text:p>
      <text:p text:style-name="Standard"><text:span text:style-name="T1">Songs:</text:span></text:p>
      <text:list xml:id="list1743612841" text:style-name="WWNum154">
        <text:list-item>
          <text:p text:style-name="P140"><text:a xlink:type="simple" xlink:href="#_s3uh2fv5ew1t" text:style-name="ListLabel_20_1801" text:visited-style-name="ListLabel_20_1801"><text:span text:style-name="T2">Stems</text:span></text:a> (with PLEEG)</text:p>
        </text:list-item>
      </text:list>
      <text:p text:style-name="Heading_20_2"><text:bookmark text:name="_cijhg0fnirmh"/>PIKASONIC</text:p>
      <text:p text:style-name="Standard"><text:span text:style-name="T1">Songs:</text:span></text:p>
      <text:list xml:id="list2137400321" text:style-name="WWNum193">
        <text:list-item>
          <text:p text:style-name="P141"><text:a xlink:type="simple" xlink:href="#_5k37wgwemjkh" text:style-name="ListLabel_20_1801" text:visited-style-name="ListLabel_20_1801"><text:span text:style-name="T2">Miss You</text:span></text:a></text:p>
        </text:list-item>
        <text:list-item>
          <text:p text:style-name="P141"><text:a xlink:type="simple" xlink:href="#_rlecmiq9rqca" text:style-name="ListLabel_20_1801" text:visited-style-name="ListLabel_20_1801"><text:span text:style-name="T2">Myself</text:span></text:a></text:p>
        </text:list-item>
        <text:list-item>
          <text:p text:style-name="P141"><text:a xlink:type="simple" xlink:href="#_sibv6zt6qdfo" text:style-name="ListLabel_20_1801" text:visited-style-name="ListLabel_20_1801"><text:span text:style-name="T2">New Start!</text:span></text:a></text:p>
        </text:list-item>
      </text:list>
      <text:p text:style-name="Standard"><text:span text:style-name="T1">Links:</text:span></text:p>
      <text:p text:style-name="P189"><text:span text:style-name="T1">SoundCloud:</text:span> <text:a xlink:type="simple" xlink:href="https://soundcloud.com/pika5onic" text:style-name="ListLabel_20_1801" text:visited-style-name="ListLabel_20_1801"><text:span text:style-name="T2">https://soundcloud.com/pika5onic</text:span></text:a> (TODO)</text:p>
      <text:p text:style-name="P189"><text:span text:style-name="T1">Twitter:</text:span> <text:a xlink:type="simple" xlink:href="https://twitter.com/PIKASONIC_ofc" text:style-name="ListLabel_20_1801" text:visited-style-name="ListLabel_20_1801"><text:span text:style-name="T2">https://twitter.com/PIKASONIC_ofc</text:span></text:a> (TODO)</text:p>
      <text:p text:style-name="P189"><text:soft-page-break/><text:span text:style-name="T1">YouTube:</text:span> <text:a xlink:type="simple" xlink:href="https://www.youtube.com/@PIKASONIC" text:style-name="ListLabel_20_1801" text:visited-style-name="ListLabel_20_1801"><text:span text:style-name="T2">https://www.youtube.com/@PIKASONIC</text:span></text:a> (TODO)</text:p>
      <text:p text:style-name="Heading_20_2"><text:bookmark text:name="_gi1e4uni729a"/>PLEEG</text:p>
      <text:p text:style-name="Standard"><text:span text:style-name="T1">Songs:</text:span></text:p>
      <text:list xml:id="list1520513638" text:style-name="WWNum63">
        <text:list-item>
          <text:p text:style-name="P142"><text:a xlink:type="simple" xlink:href="#_s3uh2fv5ew1t" text:style-name="ListLabel_20_1801" text:visited-style-name="ListLabel_20_1801"><text:span text:style-name="T2">Stems</text:span></text:a> (with Pandrezz)</text:p>
        </text:list-item>
        <text:list-item>
          <text:p text:style-name="P142"><text:a xlink:type="simple" xlink:href="#_u2e9ep4np60j" text:style-name="ListLabel_20_1801" text:visited-style-name="ListLabel_20_1801"><text:span text:style-name="T2">Sweet</text:span></text:a></text:p>
        </text:list-item>
      </text:list>
      <text:p text:style-name="Heading_20_2"><text:bookmark text:name="_sx1a6j87i8d1"/>Project Skylate</text:p>
      <text:p text:style-name="Standard"><text:span text:style-name="T1">Songs:</text:span></text:p>
      <text:list xml:id="list492892465" text:style-name="WWNum48">
        <text:list-item>
          <text:p text:style-name="P143"><text:a xlink:type="simple" xlink:href="#_5tc5ey44tutd" text:style-name="ListLabel_20_1801" text:visited-style-name="ListLabel_20_1801"><text:span text:style-name="T2">Green Tea</text:span></text:a> (with Lyrit)</text:p>
        </text:list-item>
      </text:list>
      <text:p text:style-name="Heading_20_2"><text:bookmark text:name="_6fpz4a84wies"/>r3n</text:p>
      <text:p text:style-name="Standard"><text:span text:style-name="T1">Songs:</text:span></text:p>
      <text:list xml:id="list2758346069" text:style-name="WWNum189">
        <text:list-item>
          <text:p text:style-name="P144"><text:a xlink:type="simple" xlink:href="#_4pso8z5vwz4t" text:style-name="ListLabel_20_1801" text:visited-style-name="ListLabel_20_1801"><text:span text:style-name="T2">Flyleaf</text:span></text:a></text:p>
        </text:list-item>
      </text:list>
      <text:p text:style-name="Standard"><text:span text:style-name="T1">Links:</text:span></text:p>
      <text:p text:style-name="P189"><text:span text:style-name="T1">SoundCloud:</text:span> <text:a xlink:type="simple" xlink:href="https://soundcloud.com/r3_3_3n" text:style-name="ListLabel_20_1801" text:visited-style-name="ListLabel_20_1801"><text:span text:style-name="T2">https://soundcloud.com/r3_3_3n</text:span></text:a> (TODO)</text:p>
      <text:p text:style-name="Heading_20_2"><text:bookmark text:name="_kn5j3a8vc4e"/>RUQOA</text:p>
      <text:p text:style-name="Standard"><text:span text:style-name="T1">Songs:</text:span></text:p>
      <text:list xml:id="list1974818054" text:style-name="WWNum92">
        <text:list-item>
          <text:p text:style-name="P145"><text:a xlink:type="simple" xlink:href="#_qwbeeyyp7ofl" text:style-name="ListLabel_20_1801" text:visited-style-name="ListLabel_20_1801"><text:span text:style-name="T2">Sweet Crepe</text:span></text:a></text:p>
        </text:list-item>
      </text:list>
      <text:p text:style-name="Standard"><text:span text:style-name="T1">Links:</text:span></text:p>
      <text:p text:style-name="P189"><text:span text:style-name="T1">SoundCloud:</text:span> <text:a xlink:type="simple" xlink:href="https://soundcloud.com/ruqoa" text:style-name="ListLabel_20_1801" text:visited-style-name="ListLabel_20_1801"><text:span text:style-name="T2">https://soundcloud.com/ruqoa</text:span></text:a> (TODO)</text:p>
      <text:p text:style-name="P189"><text:span text:style-name="T1">Twitter:</text:span> <text:a xlink:type="simple" xlink:href="https://twitter.com/ruqoa_music" text:style-name="ListLabel_20_1802" text:visited-style-name="ListLabel_20_1802"><text:span text:style-name="T7">https://twitter.com/ruqoa_music</text:span></text:a> (dead link, last checked 2023 Mar 07)</text:p>
      <text:p text:style-name="Heading_20_2"><text:bookmark text:name="_1rfix82tsoxf"/>SaMZIng</text:p>
      <text:p text:style-name="Standard"><text:span text:style-name="T1">Songs:</text:span></text:p>
      <text:list xml:id="list3523096363" text:style-name="WWNum147">
        <text:list-item>
          <text:p text:style-name="P146"><text:a xlink:type="simple" xlink:href="#_s468j7vrfg36" text:style-name="ListLabel_20_1801" text:visited-style-name="ListLabel_20_1801"><text:span text:style-name="T2">Paper Planes</text:span></text:a></text:p>
        </text:list-item>
      </text:list>
      <text:p text:style-name="Standard"><text:span text:style-name="T1">Links:</text:span></text:p>
      <text:p text:style-name="P189"><text:span text:style-name="T1">SoundCloud:</text:span> <text:a xlink:type="simple" xlink:href="https://soundcloud.com/samzingyeah" text:style-name="ListLabel_20_1801" text:visited-style-name="ListLabel_20_1801"><text:span text:style-name="T2">https://soundcloud.com/samzingyeah</text:span></text:a> (TODO)</text:p>
      <text:p text:style-name="P189"><text:soft-page-break/><text:span text:style-name="T1">YouTube:</text:span> <text:a xlink:type="simple" xlink:href="https://www.youtube.com/@samzing1469" text:style-name="ListLabel_20_1801" text:visited-style-name="ListLabel_20_1801"><text:span text:style-name="T2">https://www.youtube.com/@samzing1469</text:span></text:a> (TODO)</text:p>
      <text:p text:style-name="Heading_20_2"><text:bookmark text:name="_kwfopb8q3hph"/>Sein &amp; Music</text:p>
      <text:p text:style-name="Standard"><text:span text:style-name="T1">Songs:</text:span></text:p>
      <text:list xml:id="list3719571601" text:style-name="WWNum160">
        <text:list-item>
          <text:p text:style-name="P147"><text:a xlink:type="simple" xlink:href="#_77toh1ulkl28" text:style-name="ListLabel_20_1801" text:visited-style-name="ListLabel_20_1801"><text:span text:style-name="T2">Cotton Cloud</text:span></text:a></text:p>
        </text:list-item>
      </text:list>
      <text:p text:style-name="Standard"><text:span text:style-name="T1">Note:</text:span> Social media accounts defunct</text:p>
      <text:p text:style-name="Standard"><text:span text:style-name="T1">Links:</text:span></text:p>
      <text:p text:style-name="P189"><text:span text:style-name="T1">YouTube:</text:span> Sein &amp; Music Official <text:a xlink:type="simple" xlink:href="https://www.youtube.com/@HangSangMarkEum" text:style-name="ListLabel_20_1801" text:visited-style-name="ListLabel_20_1801"><text:span text:style-name="T2">https://www.youtube.com/@HangSangMarkEum</text:span></text:a> (TODO)</text:p>
      <text:p text:style-name="Heading_20_2"><text:bookmark text:name="_nrhq1c6sw09f"/>Slappy</text:p>
      <text:p text:style-name="Standard"><text:span text:style-name="T1">Links:</text:span></text:p>
      <text:p text:style-name="P189"><text:span text:style-name="T1">Instagram:</text:span> <text:a xlink:type="simple" xlink:href="https://www.instagram.com/slappyowo" text:style-name="ListLabel_20_1801" text:visited-style-name="ListLabel_20_1801"><text:span text:style-name="T2">https://www.instagram.com/slappyowo</text:span></text:a> (TODO)</text:p>
      <text:p text:style-name="P189"><text:span text:style-name="T1">SoundCloud:</text:span> <text:a xlink:type="simple" xlink:href="https://soundcloud.com/slappy" text:style-name="ListLabel_20_1801" text:visited-style-name="ListLabel_20_1801"><text:span text:style-name="T2">https://soundcloud.com/slappy</text:span></text:a> (TODO)</text:p>
      <text:p text:style-name="P189"><text:span text:style-name="T1">Spotify:</text:span> <text:a xlink:type="simple" xlink:href="https://open.spotify.com/artist/5PtrJMNrurini0TcMWTGNh" text:style-name="ListLabel_20_1801" text:visited-style-name="ListLabel_20_1801"><text:span text:style-name="T2">https://open.spotify.com/artist/5PtrJMNrurini0TcMWTGNh</text:span></text:a> (TODO)</text:p>
      <text:p text:style-name="P189"><text:span text:style-name="T1">Twitter:</text:span> <text:a xlink:type="simple" xlink:href="https://twitter.com/slappyowo" text:style-name="ListLabel_20_1801" text:visited-style-name="ListLabel_20_1801"><text:span text:style-name="T2">https://twitter.com/slappyowo</text:span></text:a> (TODO)</text:p>
      <text:p text:style-name="P189"><text:span text:style-name="T1">YouTube:</text:span> <text:a xlink:type="simple" xlink:href="https://www.youtube.com/@Slappyowo" text:style-name="ListLabel_20_1801" text:visited-style-name="ListLabel_20_1801"><text:span text:style-name="T2">https://www.youtube.com/@Slappyowo</text:span></text:a> (TODO)</text:p>
      <text:p text:style-name="Heading_20_2"><text:bookmark text:name="_rnn40me4y5ob"/>slumberless</text:p>
      <text:p text:style-name="Standard"><text:span text:style-name="T1">Songs:</text:span></text:p>
      <text:list xml:id="list1828628902" text:style-name="WWNum109">
        <text:list-item>
          <text:p text:style-name="P148"><text:a xlink:type="simple" xlink:href="#_2gtvv6786qqp" text:style-name="ListLabel_20_1801" text:visited-style-name="ListLabel_20_1801"><text:span text:style-name="T2">Dreamin’ Tonight (slumberless Remix)</text:span></text:a></text:p>
        </text:list-item>
      </text:list>
      <text:p text:style-name="Heading_20_2"><text:bookmark text:name="_yov4o2318283"/>SoLush</text:p>
      <text:p text:style-name="Standard"><text:span text:style-name="T1">Songs:</text:span></text:p>
      <text:list xml:id="list101133011647887" text:continue-list="list2137400321" text:style-name="WWNum193">
        <text:list-item>
          <text:p text:style-name="P214"><text:a xlink:type="simple" xlink:href="#_s2e8srcdxg5e" text:style-name="ListLabel_20_1801" text:visited-style-name="ListLabel_20_1801"><text:span text:style-name="T2">Daydreaming</text:span></text:a></text:p>
        </text:list-item>
        <text:list-item>
          <text:p text:style-name="P214"><text:a xlink:type="simple" xlink:href="#_17gdhvv77gjk" text:style-name="ListLabel_20_1801" text:visited-style-name="ListLabel_20_1801"><text:span text:style-name="T2">Lovestruck</text:span></text:a> (with <text:a xlink:type="simple" xlink:href="#_4olapioscn3p" text:style-name="ListLabel_20_1801" text:visited-style-name="ListLabel_20_1801"><text:span text:style-name="T2">Hyp3rsleep</text:span></text:a>)</text:p>
        </text:list-item>
        <text:list-item>
          <text:p text:style-name="P214"><text:a xlink:type="simple" xlink:href="#_r9n4hoau63ad" text:style-name="ListLabel_20_1801" text:visited-style-name="ListLabel_20_1801"><text:span text:style-name="T2">Good Morning</text:span></text:a></text:p>
        </text:list-item>
        <text:list-item>
          <text:p text:style-name="P214"><text:a xlink:type="simple" xlink:href="#_gth6a0yw9cgf" text:style-name="ListLabel_20_1801" text:visited-style-name="ListLabel_20_1801"><text:span text:style-name="T2">Sakura</text:span></text:a></text:p>
        </text:list-item>
      </text:list>
      <text:p text:style-name="Standard"><text:span text:style-name="T1">Links:</text:span></text:p>
      <text:p text:style-name="P189"><text:soft-page-break/><text:span text:style-name="T1">Instagram:</text:span> <text:a xlink:type="simple" xlink:href="https://www.instagram.com/iamsolush" text:style-name="ListLabel_20_1801" text:visited-style-name="ListLabel_20_1801"><text:span text:style-name="T2">https://www.instagram.com/iamsolush</text:span></text:a> (TODO)</text:p>
      <text:p text:style-name="P189"><text:span text:style-name="T1">SoundCloud:</text:span> <text:a xlink:type="simple" xlink:href="https://soundcloud.com/iamsolush" text:style-name="ListLabel_20_1801" text:visited-style-name="ListLabel_20_1801"><text:span text:style-name="T2">https://soundcloud.com/iamsolush</text:span></text:a> (TODO)</text:p>
      <text:p text:style-name="P189"><text:span text:style-name="T1">Spotify:</text:span> <text:a xlink:type="simple" xlink:href="https://open.spotify.com/artist/4warakaREUb68wqw3suiaw" text:style-name="ListLabel_20_1801" text:visited-style-name="ListLabel_20_1801"><text:span text:style-name="T2">https://open.spotify.com/artist/4warakaREUb68wqw3suiaw</text:span></text:a> (TODO)</text:p>
      <text:p text:style-name="P189"><text:span text:style-name="T1">YouTube:</text:span> <text:a xlink:type="simple" xlink:href="https://www.youtube.com/@SoLushMusic" text:style-name="ListLabel_20_1801" text:visited-style-name="ListLabel_20_1801"><text:span text:style-name="T2">https://www.youtube.com/@SoLushMusic</text:span></text:a> (TODO)</text:p>
      <text:p text:style-name="Heading_20_2"><text:bookmark text:name="_9v5pd42hkxg1"/>Stereoman</text:p>
      <text:p text:style-name="Standard"><text:span text:style-name="T1">Songs:</text:span></text:p>
      <text:list xml:id="list1159609043" text:style-name="WWNum200">
        <text:list-item>
          <text:p text:style-name="P149"><text:a xlink:type="simple" xlink:href="#_i8sff8wfr2u6" text:style-name="ListLabel_20_1801" text:visited-style-name="ListLabel_20_1801"><text:span text:style-name="T2">Bubble Cat</text:span></text:a></text:p>
        </text:list-item>
      </text:list>
      <text:p text:style-name="Standard"><text:span text:style-name="T1">Contributed to album:</text:span></text:p>
      <text:list xml:id="list3600796022" text:style-name="WWNum42">
        <text:list-item>
          <text:p text:style-name="P150"><text:a xlink:type="simple" xlink:href="#_e9atq2i3n8rs" text:style-name="ListLabel_20_1801" text:visited-style-name="ListLabel_20_1801"><text:span text:style-name="T2">Kirara Anthems vol.3</text:span></text:a></text:p>
        </text:list-item>
      </text:list>
      <text:p text:style-name="Standard"><text:span text:style-name="T1">Links:</text:span></text:p>
      <text:p text:style-name="P189"><text:span text:style-name="T1">Bandcamp:</text:span> Stereoman_JPN <text:a xlink:type="simple" xlink:href="https://stereomanjpn.bandcamp.com" text:style-name="ListLabel_20_1801" text:visited-style-name="ListLabel_20_1801"><text:span text:style-name="T2">https://stereomanjpn.bandcamp.com</text:span></text:a> (TODO)</text:p>
      <text:p text:style-name="P189"><text:span text:style-name="T1">SoundCloud:</text:span> Stereoman_jpn <text:a xlink:type="simple" xlink:href="https://soundcloud.com/5tereomanjpn" text:style-name="ListLabel_20_1801" text:visited-style-name="ListLabel_20_1801"><text:span text:style-name="T2">https://soundcloud.com/5tereomanjpn</text:span></text:a> (TODO)</text:p>
      <text:p text:style-name="P189"><text:span text:style-name="T1">Twitter:</text:span> Stereoman (@2_shape) <text:a xlink:type="simple" xlink:href="https://twitter.com/2_shape" text:style-name="ListLabel_20_1801" text:visited-style-name="ListLabel_20_1801"><text:span text:style-name="T2">https://twitter.com/2_shape</text:span></text:a> (TODO)</text:p>
      <text:p text:style-name="Heading_20_2"><text:bookmark text:name="_lwuo0wa5lb3u"/>Stessie</text:p>
      <text:p text:style-name="Standard"><text:span text:style-name="T1">Songs:</text:span></text:p>
      <text:list xml:id="list1796002990" text:style-name="WWNum101">
        <text:list-item>
          <text:p text:style-name="P151"><text:a xlink:type="simple" xlink:href="#_ru4a1ve1i5qh" text:style-name="ListLabel_20_1801" text:visited-style-name="ListLabel_20_1801"><text:span text:style-name="T2">Ready</text:span></text:a></text:p>
        </text:list-item>
        <text:list-item>
          <text:p text:style-name="P151"><text:a xlink:type="simple" xlink:href="#_mq9893nfuyt7" text:style-name="ListLabel_20_1801" text:visited-style-name="ListLabel_20_1801"><text:span text:style-name="T2">Sprinkles!</text:span></text:a></text:p>
        </text:list-item>
      </text:list>
      <text:p text:style-name="Heading_20_2"><text:bookmark text:name="_db2ivwh8vlmt"/>Street</text:p>
      <text:p text:style-name="Standard"><text:span text:style-name="T1">Songs:</text:span></text:p>
      <text:list xml:id="list1443577063" text:style-name="WWNum9">
        <text:list-item>
          <text:p text:style-name="P152"><text:a xlink:type="simple" xlink:href="#_v5knoavk71y1" text:style-name="ListLabel_20_1801" text:visited-style-name="ListLabel_20_1801"><text:span text:style-name="T2">何も考えてない時の僕</text:span></text:a></text:p>
        </text:list-item>
      </text:list>
      <text:p text:style-name="Heading_20_2"><text:bookmark text:name="_kerhu9z8t23n"/>Sweet Dove</text:p>
      <text:p text:style-name="Standard"><text:span text:style-name="T1">Songs:</text:span></text:p>
      <text:list xml:id="list2419717760" text:style-name="WWNum56">
        <text:list-item>
          <text:p text:style-name="P153"><text:a xlink:type="simple" xlink:href="#_1nxjgk7cxjn" text:style-name="ListLabel_20_1801" text:visited-style-name="ListLabel_20_1801"><text:span text:style-name="T2">Treats</text:span></text:a></text:p>
        </text:list-item>
      </text:list>
      <text:p text:style-name="Heading_20_2"><text:bookmark text:name="_fzdlr4ghcxbv"/>Synthion</text:p>
      <text:p text:style-name="Standard"><text:soft-page-break/><text:span text:style-name="T1">Songs:</text:span></text:p>
      <text:list xml:id="list2870130473" text:style-name="WWNum110">
        <text:list-item>
          <text:p text:style-name="P154"><text:a xlink:type="simple" xlink:href="#_4m3rkpp19oc6" text:style-name="ListLabel_20_1801" text:visited-style-name="ListLabel_20_1801"><text:span text:style-name="T2">Akiba</text:span></text:a></text:p>
        </text:list-item>
      </text:list>
      <text:p text:style-name="Standard"><text:span text:style-name="T1">Links:</text:span></text:p>
      <text:p text:style-name="P212"><text:span text:style-name="T1">Facebook:</text:span> <text:a xlink:type="simple" xlink:href="https://www.facebook.com/imsynthion" text:style-name="ListLabel_20_1801" text:visited-style-name="ListLabel_20_1801"><text:span text:style-name="T2">https://www.facebook.com/imsynthion</text:span></text:a> (TODO)</text:p>
      <text:p text:style-name="P212"><text:span text:style-name="T1">SoundCloud:</text:span> <text:a xlink:type="simple" xlink:href="https://soundcloud.com/synthion" text:style-name="ListLabel_20_1801" text:visited-style-name="ListLabel_20_1801"><text:span text:style-name="T2">https://soundcloud.com/synthion</text:span></text:a> (TODO)</text:p>
      <text:p text:style-name="P212"><text:span text:style-name="T1">Spotify:</text:span> <text:a xlink:type="simple" xlink:href="https://sptfy.com/synthion" text:style-name="ListLabel_20_1802" text:visited-style-name="ListLabel_20_1802"><text:span text:style-name="T7">https://sptfy.com/synthion</text:span></text:a> (dead link, last checked 2023 Mar 11)</text:p>
      <text:p text:style-name="P212"><text:span text:style-name="T1">Twitter:</text:span> <text:a xlink:type="simple" xlink:href="https://twitter.com/synthionmusic" text:style-name="ListLabel_20_1801" text:visited-style-name="ListLabel_20_1801"><text:span text:style-name="T2">https://twitter.com/synthionmusic</text:span></text:a> (TODO)</text:p>
      <text:p text:style-name="P212"><text:span text:style-name="T1">Website:</text:span> <text:a xlink:type="simple" xlink:href="https://synthion.space" text:style-name="ListLabel_20_1801" text:visited-style-name="ListLabel_20_1801"><text:span text:style-name="T2">https://synthion.space</text:span></text:a> (TODO)</text:p>
      <text:p text:style-name="P212"><text:span text:style-name="T1">YouTube:</text:span> <text:a xlink:type="simple" xlink:href="https://www.youtube.com/@synthion" text:style-name="ListLabel_20_1801" text:visited-style-name="ListLabel_20_1801"><text:span text:style-name="T2">https://www.youtube.com/@synthion</text:span></text:a> (TODO)</text:p>
      <text:p text:style-name="Heading_20_2"><text:bookmark text:name="_ahl8rt5hfok2"/>Systile</text:p>
      <text:p text:style-name="Standard"><text:span text:style-name="T1">Songs:</text:span></text:p>
      <text:list xml:id="list446352692" text:style-name="WWNum88">
        <text:list-item>
          <text:p text:style-name="P155"><text:a xlink:type="simple" xlink:href="#_fe30zx8g2yy" text:style-name="ListLabel_20_1801" text:visited-style-name="ListLabel_20_1801"><text:span text:style-name="T2">Marmalade</text:span></text:a></text:p>
        </text:list-item>
      </text:list>
      <text:p text:style-name="Heading_20_2"><text:bookmark text:name="_k6t80jclblzw"/>Syui</text:p>
      <text:p text:style-name="Standard"><text:span text:style-name="T1">Songs:</text:span></text:p>
      <text:list xml:id="list3052458117" text:style-name="WWNum97">
        <text:list-item>
          <text:p text:style-name="P156"><text:a xlink:type="simple" xlink:href="#_ure7ayauxzjr" text:style-name="ListLabel_20_1801" text:visited-style-name="ListLabel_20_1801"><text:span text:style-name="T2">Isekai</text:span></text:a></text:p>
        </text:list-item>
        <text:list-item>
          <text:p text:style-name="P156"><text:a xlink:type="simple" xlink:href="#_6va3h5dwx7wq" text:style-name="ListLabel_20_1801" text:visited-style-name="ListLabel_20_1801"><text:span text:style-name="T2">Virtual Rush</text:span></text:a></text:p>
        </text:list-item>
      </text:list>
      <text:p text:style-name="Standard"><text:span text:style-name="T1">Links:</text:span></text:p>
      <text:p text:style-name="P189"><text:span text:style-name="T1">SoundCloud:</text:span> <text:a xlink:type="simple" xlink:href="https://soundcloud.com/syuii" text:style-name="ListLabel_20_1801" text:visited-style-name="ListLabel_20_1801"><text:span text:style-name="T2">https://soundcloud.com/syuii</text:span></text:a> (TODO)</text:p>
      <text:p text:style-name="P189"><text:span text:style-name="T1">Twitter:</text:span> <text:a xlink:type="simple" xlink:href="https://twitter.com/RareSuica" text:style-name="ListLabel_20_1801" text:visited-style-name="ListLabel_20_1801"><text:span text:style-name="T2">https://twitter.com/RareSuica</text:span></text:a> (TODO)</text:p>
      <text:p text:style-name="Heading_20_2"><text:bookmark text:name="_xtl8cnmnsstd"/>Tecchi</text:p>
      <text:p text:style-name="Standard"><text:span text:style-name="T1">Songs:</text:span></text:p>
      <text:list xml:id="list2922801761" text:style-name="WWNum175">
        <text:list-item>
          <text:p text:style-name="P157"><text:a xlink:type="simple" xlink:href="#_t0sb6qlg7kox" text:style-name="ListLabel_20_1801" text:visited-style-name="ListLabel_20_1801"><text:span text:style-name="T2">Chuuni</text:span></text:a> (with Amacchi; Kagi)</text:p>
        </text:list-item>
        <text:list-item>
          <text:p text:style-name="P157"><text:a xlink:type="simple" xlink:href="#_12w8gepw16yx" text:style-name="ListLabel_20_1801" text:visited-style-name="ListLabel_20_1801"><text:span text:style-name="T2">Jump!</text:span></text:a> (with Elliot Hsu)</text:p>
        </text:list-item>
      </text:list>
      <text:p text:style-name="Standard"><text:span text:style-name="T1">Links:</text:span></text:p>
      <text:p text:style-name="P189"><text:soft-page-break/><text:span text:style-name="T1">SoundCloud:</text:span> <text:a xlink:type="simple" xlink:href="https://soundcloud.com/tecchii" text:style-name="ListLabel_20_1801" text:visited-style-name="ListLabel_20_1801"><text:span text:style-name="T2">https://soundcloud.com/tecchii</text:span></text:a> (TODO)</text:p>
      <text:p text:style-name="P189"><text:span text:style-name="T1">Twitter:</text:span> <text:a xlink:type="simple" xlink:href="https://twitter.com/notTecchi" text:style-name="ListLabel_20_1801" text:visited-style-name="ListLabel_20_1801"><text:span text:style-name="T2">https://twitter.com/notTecchi</text:span></text:a> (TODO)</text:p>
      <text:p text:style-name="Heading_20_2"><text:bookmark text:name="_mybtcf6a7ips"/>Tenkitsune</text:p>
      <text:p text:style-name="Standard"><text:span text:style-name="T1">Songs:</text:span></text:p>
      <text:list xml:id="list2407523953" text:style-name="WWNum128">
        <text:list-item>
          <text:p text:style-name="P158"><text:a xlink:type="simple" xlink:href="#_8ljauh4waglr" text:style-name="ListLabel_20_1801" text:visited-style-name="ListLabel_20_1801"><text:span text:style-name="T2">Triple Sweet</text:span></text:a> (with AIKA; Trifect)</text:p>
        </text:list-item>
      </text:list>
      <text:p text:style-name="Standard"><text:span text:style-name="T1">Links:</text:span></text:p>
      <text:p text:style-name="P189"><text:span text:style-name="T1">SoundCloud:</text:span> <text:a xlink:type="simple" xlink:href="https://soundcloud.com/tenkitsunemusic" text:style-name="ListLabel_20_1801" text:visited-style-name="ListLabel_20_1801"><text:span text:style-name="T2">https://soundcloud.com/tenkitsunemusic</text:span></text:a> (TODO)</text:p>
      <text:p text:style-name="Heading_20_2"><text:bookmark text:name="_ou2s0vwu1w62"/>tokiwa</text:p>
      <text:p text:style-name="Standard"><text:span text:style-name="T1">Songs:</text:span></text:p>
      <text:list xml:id="list3049903176" text:style-name="WWNum49">
        <text:list-item>
          <text:p text:style-name="P159"><text:a xlink:type="simple" xlink:href="#_zdnoudszdncw" text:style-name="ListLabel_20_1801" text:visited-style-name="ListLabel_20_1801"><text:span text:style-name="T2">Gemini</text:span></text:a></text:p>
        </text:list-item>
      </text:list>
      <text:p text:style-name="Heading_20_2"><text:bookmark text:name="_lcg5rec1h0we"/>tomatoism</text:p>
      <text:p text:style-name="Standard"><text:span text:style-name="T1">Songs:</text:span></text:p>
      <text:list xml:id="list2951949053" text:style-name="WWNum38">
        <text:list-item>
          <text:p text:style-name="P160"><text:a xlink:type="simple" xlink:href="#_t57dgpnpqxff" text:style-name="ListLabel_20_1801" text:visited-style-name="ListLabel_20_1801"><text:span text:style-name="T2">Naruhodo</text:span></text:a></text:p>
        </text:list-item>
      </text:list>
      <text:p text:style-name="Standard"><text:span text:style-name="T1">Albums:</text:span></text:p>
      <text:list xml:id="list1122557077" text:style-name="WWNum122">
        <text:list-item>
          <text:p text:style-name="P161"><text:a xlink:type="simple" xlink:href="#_1dlg97x7lbcw" text:style-name="ListLabel_20_1801" text:visited-style-name="ListLabel_20_1801"><text:span text:style-name="T2">Ahoge EP</text:span></text:a></text:p>
        </text:list-item>
      </text:list>
      <text:p text:style-name="Heading_20_2"><text:bookmark text:name="_p203k55ymhe7"/>Trifect</text:p>
      <text:p text:style-name="Standard"><text:span text:style-name="T1">Songs:</text:span></text:p>
      <text:list xml:id="list1090583328" text:style-name="WWNum91">
        <text:list-item>
          <text:p text:style-name="P162"><text:a xlink:type="simple" xlink:href="#_3q6npzcw9e6y" text:style-name="ListLabel_20_1801" text:visited-style-name="ListLabel_20_1801"><text:span text:style-name="T2">Light The Way!</text:span></text:a> (with AIKA)</text:p>
        </text:list-item>
        <text:list-item>
          <text:p text:style-name="P162"><text:a xlink:type="simple" xlink:href="#_8ljauh4waglr" text:style-name="ListLabel_20_1801" text:visited-style-name="ListLabel_20_1801"><text:span text:style-name="T2">Triple Sweet</text:span></text:a> (with AIKA; Tenkitsune)</text:p>
        </text:list-item>
      </text:list>
      <text:p text:style-name="Standard"><text:span text:style-name="T1">Links:</text:span></text:p>
      <text:p text:style-name="P189"><text:span text:style-name="T1">Bandcamp:</text:span> <text:a xlink:type="simple" xlink:href="https://trifect.bandcamp.com" text:style-name="ListLabel_20_1801" text:visited-style-name="ListLabel_20_1801"><text:span text:style-name="T2">https://trifect.bandcamp.com</text:span></text:a> (TODO)</text:p>
      <text:p text:style-name="P189"><text:span text:style-name="T1">Facebook:</text:span> <text:a xlink:type="simple" xlink:href="https://www.facebook.com/trifectmusic" text:style-name="ListLabel_20_1801" text:visited-style-name="ListLabel_20_1801"><text:span text:style-name="T2">https://www.facebook.com/trifectmusic</text:span></text:a> (TODO)</text:p>
      <text:p text:style-name="P189"><text:span text:style-name="T1">SoundCloud:</text:span> <text:a xlink:type="simple" xlink:href="https://soundcloud.com/trifectt" text:style-name="ListLabel_20_1801" text:visited-style-name="ListLabel_20_1801"><text:span text:style-name="T2">https://soundcloud.com/trifectt</text:span></text:a> (TODO)</text:p>
      <text:p text:style-name="P189"><text:span text:style-name="T1">Twitter:</text:span> <text:a xlink:type="simple" xlink:href="https://twitter.com/Trifectt" text:style-name="ListLabel_20_1801" text:visited-style-name="ListLabel_20_1801"><text:span text:style-name="T2">https://twitter.com/Trifectt</text:span></text:a> (TODO)</text:p>
      <text:p text:style-name="P189"><text:soft-page-break/><text:span text:style-name="T1">YouTube:</text:span> <text:a xlink:type="simple" xlink:href="https://www.youtube.com/@trifectmusic" text:style-name="ListLabel_20_1801" text:visited-style-name="ListLabel_20_1801"><text:span text:style-name="T2">https://www.youtube.com/@trifectmusic</text:span></text:a> (TODO)</text:p>
      <text:p text:style-name="Heading_20_2"><text:bookmark text:name="_voe0ziwglysj"/>unmo</text:p>
      <text:p text:style-name="Standard"><text:span text:style-name="T1">Links:</text:span></text:p>
      <text:p text:style-name="P189"><text:span text:style-name="T1">YouTube:</text:span> <text:a xlink:type="simple" xlink:href="https://www.youtube.com/@unmo2850" text:style-name="ListLabel_20_1801" text:visited-style-name="ListLabel_20_1801"><text:span text:style-name="T2">https://www.youtube.com/@unmo2850</text:span></text:a> (TODO)</text:p>
      <text:p text:style-name="Heading_20_2"><text:bookmark text:name="_kx29t57pj8ep"/>Wave Meow</text:p>
      <text:p text:style-name="Standard"><text:span text:style-name="T1">Songs:</text:span></text:p>
      <text:list xml:id="list2385180385" text:style-name="WWNum87">
        <text:list-item>
          <text:p text:style-name="P163"><text:a xlink:type="simple" xlink:href="#_z67ft6vz90rg" text:style-name="ListLabel_20_1801" text:visited-style-name="ListLabel_20_1801"><text:span text:style-name="T2">Sunset (Wave Meow Remix)</text:span></text:a></text:p>
        </text:list-item>
      </text:list>
      <text:p text:style-name="Heading_20_2"><text:bookmark text:name="_8g78v0sui724"/>Wisp X</text:p>
      <text:p text:style-name="Standard"><text:span text:style-name="T1">Links:</text:span></text:p>
      <text:p text:style-name="P189"><text:span text:style-name="T1">Facebook:</text:span> <text:a xlink:type="simple" xlink:href="https://www.facebook.com/wispxmusic" text:style-name="ListLabel_20_1801" text:visited-style-name="ListLabel_20_1801"><text:span text:style-name="T2">https://www.facebook.com/wispxmusic</text:span></text:a> (TODO)</text:p>
      <text:p text:style-name="P189"><text:span text:style-name="T1">Instagram:</text:span> <text:a xlink:type="simple" xlink:href="https://www.instagram.com/wispx_" text:style-name="ListLabel_20_1801" text:visited-style-name="ListLabel_20_1801"><text:span text:style-name="T2">https://www.instagram.com/wispx_</text:span></text:a> (TODO)</text:p>
      <text:p text:style-name="P189"><text:span text:style-name="T1">SoundCloud:</text:span> <text:a xlink:type="simple" xlink:href="https://soundcloud.com/wispx" text:style-name="ListLabel_20_1801" text:visited-style-name="ListLabel_20_1801"><text:span text:style-name="T2">https://soundcloud.com/wispx</text:span></text:a> (TODO)</text:p>
      <text:p text:style-name="P189"><text:span text:style-name="T1">Spotify:</text:span> <text:a xlink:type="simple" xlink:href="https://open.spotify.com/artist/6qxhZqIAvYzDVKIyyYtVlX" text:style-name="ListLabel_20_1801" text:visited-style-name="ListLabel_20_1801"><text:span text:style-name="T2">https://open.spotify.com/artist/6qxhZqIAvYzDVKIyyYtVlX</text:span></text:a> (TODO)</text:p>
      <text:p text:style-name="P189"><text:span text:style-name="T1">Twitter:</text:span> <text:a xlink:type="simple" xlink:href="https://twitter.com/wispx" text:style-name="ListLabel_20_1801" text:visited-style-name="ListLabel_20_1801"><text:span text:style-name="T2">https://twitter.com/wispx</text:span></text:a> (TODO)</text:p>
      <text:p text:style-name="P189"><text:span text:style-name="T1">YouTube:</text:span> <text:a xlink:type="simple" xlink:href="https://www.youtube.com/@WispX" text:style-name="ListLabel_20_1801" text:visited-style-name="ListLabel_20_1801"><text:span text:style-name="T2">https://www.youtube.com/@WispX</text:span></text:a> (TODO)</text:p>
      <text:p text:style-name="Heading_20_2"><text:bookmark text:name="_krku6v8ulrok"/>XVAN</text:p>
      <text:p text:style-name="Standard"><text:span text:style-name="T1">Links:</text:span></text:p>
      <text:p text:style-name="P189"><text:span text:style-name="T1">Facebook:</text:span> <text:a xlink:type="simple" xlink:href="https://www.facebook.com/xvanmusic" text:style-name="ListLabel_20_1801" text:visited-style-name="ListLabel_20_1801"><text:span text:style-name="T2">https://www.facebook.com/xvanmusic</text:span></text:a> (TODO)</text:p>
      <text:p text:style-name="P189"><text:span text:style-name="T1">Instagram:</text:span> <text:a xlink:type="simple" xlink:href="https://www.instagram.com/xvan.jpg" text:style-name="ListLabel_20_1801" text:visited-style-name="ListLabel_20_1801"><text:span text:style-name="T2">https://www.instagram.com/xvan.jpg</text:span></text:a> (TODO)</text:p>
      <text:p text:style-name="P189"><text:span text:style-name="T1">SoundCloud:</text:span> <text:a xlink:type="simple" xlink:href="https://soundcloud.com/xvanmusic" text:style-name="ListLabel_20_1801" text:visited-style-name="ListLabel_20_1801"><text:span text:style-name="T2">https://soundcloud.com/xvanmusic</text:span></text:a> (TODO)</text:p>
      <text:p text:style-name="P189"><text:span text:style-name="T1">Spotify:</text:span> <text:a xlink:type="simple" xlink:href="https://open.spotify.com/artist/5LSpMn90ESi7LwDhSSvWaQ" text:style-name="ListLabel_20_1801" text:visited-style-name="ListLabel_20_1801"><text:span text:style-name="T2">https://open.spotify.com/artist/5LSpMn90ESi7LwDhSSvWaQ</text:span></text:a> (TODO)</text:p>
      <text:p text:style-name="P189"><text:span text:style-name="T1">Twitter:</text:span> <text:a xlink:type="simple" xlink:href="https://twitter.com/xvanmusic" text:style-name="ListLabel_20_1801" text:visited-style-name="ListLabel_20_1801"><text:span text:style-name="T2">https://twitter.com/xvanmusic</text:span></text:a> (TODO)</text:p>
      <text:p text:style-name="Heading_20_2"><text:bookmark text:name="_u1cctvh6nl06"/>Yktr</text:p>
      <text:p text:style-name="Standard"><text:span text:style-name="T1">Names:</text:span></text:p>
      <text:p text:style-name="P189"><text:soft-page-break/><text:span text:style-name="T1">New:</text:span> あすく/＊-Teris</text:p>
      <text:p text:style-name="Standard"><text:span text:style-name="T1">Links:</text:span></text:p>
      <text:p text:style-name="P189"><text:span text:style-name="T1">SoundCloud:</text:span> <text:a xlink:type="simple" xlink:href="https://soundcloud.com/asuka_hou" text:style-name="ListLabel_20_1801" text:visited-style-name="ListLabel_20_1801"><text:span text:style-name="T2">https://soundcloud.com/asuka_hou</text:span></text:a> (TODO)<text:line-break/><text:span text:style-name="T1">Twitter:</text:span> <text:a xlink:type="simple" xlink:href="https://twitter.com/AskorAsuka" text:style-name="ListLabel_20_1801" text:visited-style-name="ListLabel_20_1801"><text:span text:style-name="T2">https://twitter.com/AskorAsuka</text:span></text:a> (TODO)</text:p>
      <text:p text:style-name="Heading_20_2"><text:bookmark text:name="_8yhnpsq6558n"/>Yu-dachi</text:p>
      <text:p text:style-name="Standard"><text:span text:style-name="T1">Links:</text:span></text:p>
      <text:p text:style-name="P189"><text:span text:style-name="T1">Bandcamp:</text:span> <text:a xlink:type="simple" xlink:href="https://yu-dachi.bandcamp.com" text:style-name="ListLabel_20_1801" text:visited-style-name="ListLabel_20_1801"><text:span text:style-name="T2">https://yu-dachi.bandcamp.com</text:span></text:a> (TODO)</text:p>
      <text:p text:style-name="P189"><text:span text:style-name="T1">SoundCloud:</text:span> <text:a xlink:type="simple" xlink:href="https://soundcloud.com/yu-dachi" text:style-name="ListLabel_20_1801" text:visited-style-name="ListLabel_20_1801"><text:span text:style-name="T2">https://soundcloud.com/yu-dachi</text:span></text:a> (TODO)</text:p>
      <text:p text:style-name="P189"><text:span text:style-name="T1">Twitter:</text:span> <text:a xlink:type="simple" xlink:href="https://twitter.com/thx_r308" text:style-name="ListLabel_20_1801" text:visited-style-name="ListLabel_20_1801"><text:span text:style-name="T2">https://twitter.com/thx_r308</text:span></text:a> (TODO)</text:p>
      <text:p text:style-name="P189"><text:span text:style-name="T1">YouTube:</text:span> <text:a xlink:type="simple" xlink:href="https://www.youtube.com/@Yu-dachi" text:style-name="ListLabel_20_1801" text:visited-style-name="ListLabel_20_1801"><text:span text:style-name="T2">https://www.youtube.com/@Yu-dachi</text:span></text:a> (TODO)</text:p>
      <text:p text:style-name="Heading_20_2"><text:bookmark text:name="_tjl9ake7hpvu"/>Yunomi</text:p>
      <text:p text:style-name="Standard"><text:span text:style-name="T1">Songs:</text:span></text:p>
      <text:list xml:id="list2595708035" text:style-name="WWNum129">
        <text:list-item>
          <text:p text:style-name="P164"><text:a xlink:type="simple" xlink:href="#_rfxcj775phjc" text:style-name="ListLabel_20_1801" text:visited-style-name="ListLabel_20_1801"><text:span text:style-name="T2">はんぶんこ花火</text:span></text:a> (with Happy Kuru Kuru)</text:p>
        </text:list-item>
        <text:list-item>
          <text:p text:style-name="P164"><text:a xlink:type="simple" xlink:href="#_lbe1s0s6a1u" text:style-name="ListLabel_20_1801" text:visited-style-name="ListLabel_20_1801"><text:span text:style-name="T2">ジェリーフィッシュ</text:span></text:a> (with ローラーガール)</text:p>
        </text:list-item>
        <text:list-item>
          <text:p text:style-name="P164"><text:a xlink:type="simple" xlink:href="#_ctv9ksgak2o0" text:style-name="ListLabel_20_1801" text:visited-style-name="ListLabel_20_1801"><text:span text:style-name="T2">枕元にゴースト</text:span></text:a> (with Aiobahn; nicamoq)</text:p>
        </text:list-item>
      </text:list>
      <text:p text:style-name="Standard"><text:span text:style-name="T1">Links:</text:span></text:p>
      <text:p text:style-name="P189"><text:span text:style-name="T1">Apple Music:</text:span> <text:a xlink:type="simple" xlink:href="https://music.apple.com/jp/artist/yunomi/1167256583" text:style-name="ListLabel_20_1801" text:visited-style-name="ListLabel_20_1801"><text:span text:style-name="T2">https://music.apple.com/jp/artist/yunomi/1167256583</text:span></text:a> (TODO)</text:p>
      <text:p text:style-name="P189"><text:span text:style-name="T1">Bandcamp:</text:span> <text:a xlink:type="simple" xlink:href="https://iamyunomi.bandcamp.com" text:style-name="ListLabel_20_1801" text:visited-style-name="ListLabel_20_1801"><text:span text:style-name="T2">https://iamyunomi.bandcamp.com</text:span></text:a> (TODO)</text:p>
      <text:p text:style-name="P189"><text:span text:style-name="T1">SoundCloud:</text:span> <text:a xlink:type="simple" xlink:href="https://soundcloud.com/tkrism" text:style-name="ListLabel_20_1801" text:visited-style-name="ListLabel_20_1801"><text:span text:style-name="T2">https://soundcloud.com/tkrism</text:span></text:a> (TODO)</text:p>
      <text:p text:style-name="P189"><text:span text:style-name="T1">Spotify:</text:span> <text:a xlink:type="simple" xlink:href="https://open.spotify.com/artist/2j00CVYTPx6q9ANbmB2keb" text:style-name="ListLabel_20_1801" text:visited-style-name="ListLabel_20_1801"><text:span text:style-name="T2">https://open.spotify.com/artist/2j00CVYTPx6q9ANbmB2keb</text:span></text:a> (TODO)</text:p>
      <text:p text:style-name="P189"><text:span text:style-name="T1">Twitter:</text:span> <text:a xlink:type="simple" xlink:href="https://twitter.com/iamyunomi" text:style-name="ListLabel_20_1801" text:visited-style-name="ListLabel_20_1801"><text:span text:style-name="T2">https://twitter.com/iamyunomi</text:span></text:a> (TODO)</text:p>
      <text:p text:style-name="P189"><text:span text:style-name="T1">Website (Tumblr):</text:span> <text:a xlink:type="simple" xlink:href="https://www.yunomi.tokyo" text:style-name="ListLabel_20_1801" text:visited-style-name="ListLabel_20_1801"><text:span text:style-name="T2">https://www.yunomi.tokyo</text:span></text:a> (TODO)</text:p>
      <text:p text:style-name="P189"><text:span text:style-name="T1">YouTube:</text:span> <text:a xlink:type="simple" xlink:href="https://www.youtube.com/@Yunomichannel" text:style-name="ListLabel_20_1801" text:visited-style-name="ListLabel_20_1801"><text:span text:style-name="T2">https://www.youtube.com/@Yunomichannel</text:span></text:a> (TODO)</text:p>
      <text:p text:style-name="Heading_20_2"><text:bookmark text:name="_9hoxmhth39l3"/>Zinnie</text:p>
      <text:p text:style-name="Standard"><text:span text:style-name="T1">Songs:</text:span></text:p>
      <text:list xml:id="list3942591721" text:style-name="WWNum24">
        <text:list-item>
          <text:p text:style-name="P165"><text:soft-page-break/><text:a xlink:type="simple" xlink:href="#_54z96ynu8vic" text:style-name="ListLabel_20_1801" text:visited-style-name="ListLabel_20_1801"><text:span text:style-name="T2">Kawaii Wave</text:span></text:a></text:p>
        </text:list-item>
        <text:list-item>
          <text:p text:style-name="P165"><text:a xlink:type="simple" xlink:href="#_sdvbcswk3y4g" text:style-name="ListLabel_20_1801" text:visited-style-name="ListLabel_20_1801"><text:span text:style-name="T2">Press Enter!</text:span></text:a></text:p>
        </text:list-item>
      </text:list>
      <text:p text:style-name="Heading_20_2"><text:bookmark text:name="_pm93fky996oy"/>妃苺</text:p>
      <text:p text:style-name="Standard"><text:span text:style-name="T1">Other Names:</text:span></text:p>
      <text:p text:style-name="P189"><text:span text:style-name="T1">Romaji:</text:span> Kiichigo</text:p>
      <text:p text:style-name="Standard"><text:span text:style-name="T1">Songs:</text:span></text:p>
      <text:list xml:id="list3800733570" text:style-name="WWNum161">
        <text:list-item>
          <text:p text:style-name="P166"><text:a xlink:type="simple" xlink:href="#_a30pxou2en3q" text:style-name="ListLabel_20_1801" text:visited-style-name="ListLabel_20_1801"><text:span text:style-name="T2">Dreamin’ Tonight</text:span></text:a> (with Freezer)</text:p>
        </text:list-item>
      </text:list>
      <text:p text:style-name="Heading_20_1"><text:bookmark text:name="_2bzve3z3qnza"/>Label</text:p>
      <text:p text:style-name="Heading_20_2"><text:bookmark text:name="_jh9akhyxlxcm"/>Chunchunmaru</text:p>
      <text:p text:style-name="Standard"><text:span text:style-name="T1">Released songs:</text:span></text:p>
      <text:list xml:id="list3025118500" text:style-name="WWNum94">
        <text:list-item>
          <text:p text:style-name="P167"><text:a xlink:type="simple" xlink:href="#_t0sb6qlg7kox" text:style-name="ListLabel_20_1801" text:visited-style-name="ListLabel_20_1801"><text:span text:style-name="T2">Tecchi x Amacchi x Kagi - Chuuni</text:span></text:a> (2017 Oct 02)</text:p>
        </text:list-item>
        <text:list-item>
          <text:p text:style-name="P167"><text:a xlink:type="simple" xlink:href="#_w5hq9ezecf51" text:style-name="ListLabel_20_1801" text:visited-style-name="ListLabel_20_1801"><text:span text:style-name="T2">BB Yukus - Crimson</text:span></text:a> (2019 Apr 01)</text:p>
        </text:list-item>
      </text:list>
      <text:p text:style-name="Standard"><text:span text:style-name="T1">Links:</text:span></text:p>
      <text:p text:style-name="P189"><text:span text:style-name="T1">SoundCloud:</text:span> <text:a xlink:type="simple" xlink:href="https://soundcloud.com/chunchunmarudesu" text:style-name="ListLabel_20_1801" text:visited-style-name="ListLabel_20_1801"><text:span text:style-name="T2">https://soundcloud.com/chunchunmarudesu</text:span></text:a> (TODO)</text:p>
      <text:p text:style-name="P189"><text:span text:style-name="T1">Twitter:</text:span> <text:a xlink:type="simple" xlink:href="https://twitter.com/ChunchunmaruMoe" text:style-name="ListLabel_20_1801" text:visited-style-name="ListLabel_20_1801"><text:span text:style-name="T2">https://twitter.com/ChunchunmaruMoe</text:span></text:a> (TODO)</text:p>
      <text:p text:style-name="Heading_20_2"><text:bookmark text:name="_53hr7862iu4c"/>Kirara Records</text:p>
      <text:p text:style-name="Standard"><text:span text:style-name="T1">Location:</text:span> Japan</text:p>
      <text:p text:style-name="Standard"><text:span text:style-name="T1">Released albums:</text:span></text:p>
      <text:list xml:id="list2974416469" text:style-name="WWNum172">
        <text:list-item>
          <text:p text:style-name="P168"><text:a xlink:type="simple" xlink:href="#_e9atq2i3n8rs" text:style-name="ListLabel_20_1801" text:visited-style-name="ListLabel_20_1801"><text:span text:style-name="T2">Kirara Anthems vol.3</text:span></text:a></text:p>
        </text:list-item>
      </text:list>
      <text:p text:style-name="Standard"><text:span text:style-name="T1">Links:</text:span></text:p>
      <text:p text:style-name="P189"><text:span text:style-name="T1">Bandcamp:</text:span> Kirara Records <text:a xlink:type="simple" xlink:href="https://kirararecords.bandcamp.com" text:style-name="ListLabel_20_1801" text:visited-style-name="ListLabel_20_1801"><text:span text:style-name="T2">https://kirararecords.bandcamp.com</text:span></text:a></text:p>
      <text:p text:style-name="P189"><text:span text:style-name="T1">SoundCloud:</text:span> Kirara Records <text:a xlink:type="simple" xlink:href="https://soundcloud.com/kirara-records" text:style-name="ListLabel_20_1801" text:visited-style-name="ListLabel_20_1801"><text:span text:style-name="T2">https://soundcloud.com/kirara-records</text:span></text:a></text:p>
      <text:p text:style-name="P189"><text:span text:style-name="T1">Twitter:</text:span> Kirara Records (@KiraraRecords) <text:a xlink:type="simple" xlink:href="https://twitter.com/KiraraRecords" text:style-name="ListLabel_20_1801" text:visited-style-name="ListLabel_20_1801"><text:span text:style-name="T2">https://twitter.com/KiraraRecords</text:span></text:a></text:p>
      <text:p text:style-name="Heading_20_1"><text:bookmark text:name="_jda04uu7mxor"/>Curator</text:p>
      <text:p text:style-name="Heading_20_2"><text:bookmark text:name="_3242d6qquv6"/><text:soft-page-break/>AkoMusic</text:p>
      <text:p text:style-name="Standard"><text:span text:style-name="T1">Other Names:</text:span></text:p>
      <text:p text:style-name="P189"><text:span text:style-name="T1">Canonical:</text:span> ღ AkoMusic ღ</text:p>
      <text:p text:style-name="P186"><text:span text:style-name="T1">Curated Collections:</text:span></text:p>
      <text:list xml:id="list1994554661" text:style-name="WWNum176">
        <text:list-item>
          <text:p text:style-name="P195"><text:a xlink:type="simple" xlink:href="#_nyw0ty5wybhu" text:style-name="ListLabel_20_1801" text:visited-style-name="ListLabel_20_1801"><text:span text:style-name="T2">Anime Moe!~♫Most Beautiful &amp; Cutest EDM | Kawaii Music♫</text:span></text:a></text:p>
        </text:list-item>
        <text:list-item>
          <text:p text:style-name="P195"><text:a xlink:type="simple" xlink:href="#_62b87rxre4zj" text:style-name="ListLabel_20_1801" text:visited-style-name="ListLabel_20_1801"><text:span text:style-name="T2">Special✦Amazing Kawaii✦Anime Moe!~♫Most Beautiful &amp; Cutest EDM | Kawaii Music♫</text:span></text:a></text:p>
        </text:list-item>
      </text:list>
      <text:p text:style-name="Standard"><text:span text:style-name="T1">Links:</text:span></text:p>
      <text:p text:style-name="P189"><text:span text:style-name="T1">YouTube:</text:span> <text:a xlink:type="simple" xlink:href="https://www.youtube.com/@akomusic1230" text:style-name="ListLabel_20_1801" text:visited-style-name="ListLabel_20_1801"><text:span text:style-name="T2">https://www.youtube.com/@akomusic1230</text:span></text:a> (TODO)</text:p>
      <text:p text:style-name="Heading_20_2"><text:bookmark text:name="_89cr6raqhzzv"/>Dayrin</text:p>
      <text:p text:style-name="Standard"><text:span text:style-name="T1">Curated Songs:</text:span></text:p>
      <text:list xml:id="list3209807601" text:style-name="WWNum73">
        <text:list-item>
          <text:p text:style-name="P169"><text:a xlink:type="simple" xlink:href="#_t0sb6qlg7kox" text:style-name="ListLabel_20_1801" text:visited-style-name="ListLabel_20_1801"><text:span text:style-name="T2">Tecchi x Amacchi x Kagi - Chuuni</text:span></text:a> (2017 Oct 05)</text:p>
        </text:list-item>
        <text:list-item>
          <text:p text:style-name="P169"><text:a xlink:type="simple" xlink:href="#_mn4affgi1sqf" text:style-name="ListLabel_20_1801" text:visited-style-name="ListLabel_20_1801"><text:span text:style-name="T2">NYOKI - Hangout (Mameyudoufu Remix)</text:span></text:a> (2018 Apr 29)</text:p>
        </text:list-item>
        <text:list-item>
          <text:p text:style-name="P169"><text:a xlink:type="simple" xlink:href="#_w5hq9ezecf51" text:style-name="ListLabel_20_1801" text:visited-style-name="ListLabel_20_1801"><text:span text:style-name="T2">BB Yukus - Crimson</text:span></text:a> (2019 May 07)</text:p>
        </text:list-item>
        <text:list-item>
          <text:p text:style-name="P169"><text:a xlink:type="simple" xlink:href="#_3io6oqn7eexe" text:style-name="ListLabel_20_1801" text:visited-style-name="ListLabel_20_1801"><text:span text:style-name="T2">Lafale - Afterglow</text:span></text:a> (2019 July 10)</text:p>
        </text:list-item>
      </text:list>
      <text:p text:style-name="Standard"><text:span text:style-name="T1">Curated Collections:</text:span></text:p>
      <text:list xml:id="list824504838" text:style-name="WWNum123">
        <text:list-item>
          <text:p text:style-name="P170"><text:a xlink:type="simple" xlink:href="#_ao5reix8icwk" text:style-name="ListLabel_20_1801" text:visited-style-name="ListLabel_20_1801"><text:span text:style-name="T2">[ Kawaii Future Bass Collection ]</text:span></text:a></text:p>
        </text:list-item>
        <text:list-item>
          <text:p text:style-name="P170"><text:a xlink:type="simple" xlink:href="#_4rlfutwro23l" text:style-name="ListLabel_20_1801" text:visited-style-name="ListLabel_20_1801"><text:span text:style-name="T2">[ Kawaii Future Bass Collection Vol.2 ]</text:span></text:a></text:p>
        </text:list-item>
        <text:list-item>
          <text:p text:style-name="P170"><text:a xlink:type="simple" xlink:href="#_i7zs0qbill66" text:style-name="ListLabel_20_1801" text:visited-style-name="ListLabel_20_1801"><text:span text:style-name="T2">[ Kawaii Future Bass Collection Vol.3 ]</text:span></text:a></text:p>
        </text:list-item>
        <text:list-item>
          <text:p text:style-name="P170"><text:a xlink:type="simple" xlink:href="#_wdwsfg775tbs" text:style-name="ListLabel_20_1801" text:visited-style-name="ListLabel_20_1801"><text:span text:style-name="T2">[ Kawaii Future Bass Collection Vol.4 ]</text:span></text:a></text:p>
        </text:list-item>
      </text:list>
      <text:p text:style-name="Standard"><text:span text:style-name="T1">Links:</text:span></text:p>
      <text:p text:style-name="P189"><text:span text:style-name="T1">SoundCloud:</text:span> <text:a xlink:type="simple" xlink:href="https://soundcloud.com/dayrinpromo" text:style-name="ListLabel_20_1801" text:visited-style-name="ListLabel_20_1801"><text:span text:style-name="T2">https://soundcloud.com/dayrinpromo</text:span></text:a> (TODO)</text:p>
      <text:p text:style-name="P189"><text:span text:style-name="T1">YouTube:</text:span> <text:a xlink:type="simple" xlink:href="https://www.youtube.com/@Dayrin" text:style-name="ListLabel_20_1801" text:visited-style-name="ListLabel_20_1801"><text:span text:style-name="T2">https://www.youtube.com/@Dayrin</text:span></text:a> (TODO)</text:p>
      <text:p text:style-name="Heading_20_2"><text:bookmark text:name="_s246sbo30yxs"/>Firefly Music</text:p>
      <text:p text:style-name="Standard"><text:span text:style-name="T1">Curated Songs:</text:span></text:p>
      <text:list xml:id="list2943653043" text:style-name="WWNum72">
        <text:list-item>
          <text:p text:style-name="P171"><text:soft-page-break/><text:a xlink:type="simple" xlink:href="#_i1drzc43g9e" text:style-name="ListLabel_20_1801" text:visited-style-name="ListLabel_20_1801"><text:span text:style-name="T2">LOIS (ㆁvㆁ) - Spotlight</text:span></text:a> (2016 Nov 23)</text:p>
        </text:list-item>
        <text:list-item>
          <text:p text:style-name="P171"><text:a xlink:type="simple" xlink:href="#_xv36kzues86w" text:style-name="ListLabel_20_1801" text:visited-style-name="ListLabel_20_1801"><text:span text:style-name="T2">LOIS (ㆁvㆁ) - Macaron</text:span></text:a> (2017 Jan 26)</text:p>
        </text:list-item>
        <text:list-item>
          <text:p text:style-name="P171"><text:a xlink:type="simple" xlink:href="#_uhpdz8j98tlw" text:style-name="ListLabel_20_1801" text:visited-style-name="ListLabel_20_1801"><text:span text:style-name="T2">Ancraft - LiLac Box</text:span></text:a> (2017 Mar 12)</text:p>
        </text:list-item>
        <text:list-item>
          <text:p text:style-name="P171"><text:a xlink:type="simple" xlink:href="#_s468j7vrfg36" text:style-name="ListLabel_20_1801" text:visited-style-name="ListLabel_20_1801"><text:span text:style-name="T2">SaMZIng - Paper Planes</text:span></text:a> (2017 Oct 31)</text:p>
        </text:list-item>
        <text:list-item>
          <text:p text:style-name="P171"><text:a xlink:type="simple" xlink:href="#_6va3h5dwx7wq" text:style-name="ListLabel_20_1801" text:visited-style-name="ListLabel_20_1801"><text:span text:style-name="T2">Syui - Virtual Rush</text:span></text:a> (2018 Feb 10)</text:p>
        </text:list-item>
        <text:list-item>
          <text:p text:style-name="P171"><text:a xlink:type="simple" xlink:href="#_r9n4hoau63ad" text:style-name="ListLabel_20_1801" text:visited-style-name="ListLabel_20_1801"><text:span text:style-name="T2">SoLush - Good Morning</text:span></text:a> (2019 June 25)</text:p>
        </text:list-item>
      </text:list>
      <text:p text:style-name="Standard"><text:span text:style-name="T1">Links:</text:span></text:p>
      <text:p text:style-name="P189"><text:span text:style-name="T1">Facebook:</text:span> <text:a xlink:type="simple" xlink:href="https://www.facebook.com/FireflyAMV" text:style-name="ListLabel_20_1801" text:visited-style-name="ListLabel_20_1801"><text:span text:style-name="T2">https://www.facebook.com/FireflyAMV</text:span></text:a> (TODO) </text:p>
      <text:p text:style-name="P189"><text:span text:style-name="T1">SoundCloud:</text:span> <text:a xlink:type="simple" xlink:href="https://soundcloud.com/fireflyamv" text:style-name="ListLabel_20_1801" text:visited-style-name="ListLabel_20_1801"><text:span text:style-name="T2">https://soundcloud.com/fireflyamv</text:span></text:a> (TODO)</text:p>
      <text:p text:style-name="P189"><text:span text:style-name="T1">Twitter:</text:span> <text:a xlink:type="simple" xlink:href="https://twitter.com/fireflyamv" text:style-name="ListLabel_20_1801" text:visited-style-name="ListLabel_20_1801"><text:span text:style-name="T2">https://twitter.com/fireflyamv</text:span></text:a> (TODO)</text:p>
      <text:p text:style-name="Heading_20_2"><text:bookmark text:name="_uf44qfhk8c3f"/>GalaxyMusicNet</text:p>
      <text:p text:style-name="Standard"><text:span text:style-name="T1">Other Names:</text:span></text:p>
      <text:list xml:id="list3762285805" text:style-name="WWNum178">
        <text:list-item>
          <text:p text:style-name="P172"><text:span text:style-name="T1">YouTube:</text:span> Galaxy</text:p>
        </text:list-item>
      </text:list>
      <text:p text:style-name="Standard"><text:span text:style-name="T1">Curated Songs:</text:span></text:p>
      <text:list xml:id="list2734763276" text:style-name="WWNum10">
        <text:list-item>
          <text:p text:style-name="P173"><text:a xlink:type="simple" xlink:href="#_inv7ywab47dx" text:style-name="ListLabel_20_1801" text:visited-style-name="ListLabel_20_1801"><text:span text:style-name="T2">CYaRon! - Yozora wa Nandemo Shitteru no? (Nathaniel Keith Remix)</text:span></text:a> (2017 July 17)</text:p>
        </text:list-item>
        <text:list-item>
          <text:p text:style-name="P173"><text:a xlink:type="simple" xlink:href="#_i4nutlb6i5is" text:style-name="ListLabel_20_1801" text:visited-style-name="ListLabel_20_1801"><text:span text:style-name="T2">dark cat - BUBBLE TEA (feat. juu &amp; cinders)</text:span></text:a> (2016 June 24)</text:p>
        </text:list-item>
      </text:list>
      <text:p text:style-name="Standard"><text:span text:style-name="T1">Links:</text:span></text:p>
      <text:p text:style-name="P189"><text:span text:style-name="T1">Facebook:</text:span> <text:a xlink:type="simple" xlink:href="https://www.facebook.com/Galaxymusicnet-464206120280781" text:style-name="ListLabel_20_1801" text:visited-style-name="ListLabel_20_1801"><text:span text:style-name="T2">https://www.facebook.com/Galaxymusicnet-464206120280781</text:span></text:a> (TODO)</text:p>
      <text:p text:style-name="P189"><text:span text:style-name="T1">SoundCloud:</text:span> <text:a xlink:type="simple" xlink:href="https://soundcloud.com/galaxymusicnet" text:style-name="ListLabel_20_1801" text:visited-style-name="ListLabel_20_1801"><text:span text:style-name="T2">https://soundcloud.com/galaxymusicnet</text:span></text:a> (TODO)</text:p>
      <text:p text:style-name="P189"><text:span text:style-name="T1">Twitter:</text:span> <text:a xlink:type="simple" xlink:href="https://twitter.com/GalaxyMusicNet" text:style-name="ListLabel_20_1801" text:visited-style-name="ListLabel_20_1801"><text:span text:style-name="T2">https://twitter.com/GalaxyMusicNet</text:span></text:a> (TODO)</text:p>
      <text:p text:style-name="P189"><text:span text:style-name="T1">YouTube:</text:span> <text:a xlink:type="simple" xlink:href="https://www.youtube.com/@GalaxyMusicNet" text:style-name="ListLabel_20_1801" text:visited-style-name="ListLabel_20_1801"><text:span text:style-name="T2">https://www.youtube.com/@GalaxyMusicNet</text:span></text:a> (TODO)</text:p>
      <text:p text:style-name="Heading_20_2"><text:bookmark text:name="_cihklklewrgy"/>K - Music Sweet</text:p>
      <text:p text:style-name="Standard"><text:span text:style-name="T1">Curated Collections:</text:span></text:p>
      <text:list xml:id="list3145862457" text:style-name="WWNum82">
        <text:list-item>
          <text:p text:style-name="P174"><text:a xlink:type="simple" xlink:href="#_93gewzy6y5q9" text:style-name="ListLabel_20_1801" text:visited-style-name="ListLabel_20_1801"><text:span text:style-name="T2">Mix - Music Anime Kawaii</text:span></text:a></text:p>
        </text:list-item>
      </text:list>
      <text:p text:style-name="Standard"><text:soft-page-break/><text:span text:style-name="T1">Links:</text:span></text:p>
      <text:p text:style-name="Standard"><text:span text:style-name="T1">SoundCloud:</text:span> <text:a xlink:type="simple" xlink:href="https://soundcloud.com/kmusicsweet" text:style-name="ListLabel_20_1801" text:visited-style-name="ListLabel_20_1801"><text:span text:style-name="T2">https://soundcloud.com/kmusicsweet</text:span></text:a> (TODO)</text:p>
      <text:p text:style-name="Standard"><text:span text:style-name="T1">YouTube:</text:span> <text:a xlink:type="simple" xlink:href="https://www.youtube.com/@kmusicsweet" text:style-name="ListLabel_20_1801" text:visited-style-name="ListLabel_20_1801"><text:span text:style-name="T2">https://www.youtube.com/@kmusicsweet</text:span></text:a> (TODO)</text:p>
      <text:p text:style-name="Heading_20_2"><text:bookmark text:name="_rr2se65llqgi"/>Waifu Wednesdays</text:p>
      <text:p text:style-name="P186"><text:span text:style-name="T1">Curated Songs:</text:span></text:p>
      <text:list xml:id="list1914613261" text:style-name="WWNum35">
        <text:list-item>
          <text:p text:style-name="P175"><text:a xlink:type="simple" xlink:href="#_i8sff8wfr2u6" text:style-name="ListLabel_20_1801" text:visited-style-name="ListLabel_20_1801"><text:span text:style-name="T2">Stereoman - Bubble Cat</text:span></text:a> (2016 Aug 30)</text:p>
        </text:list-item>
        <text:list-item>
          <text:p text:style-name="P175"><text:a xlink:type="simple" xlink:href="#_vxh3g4oz4zyz" text:style-name="ListLabel_20_1801" text:visited-style-name="ListLabel_20_1801"><text:span text:style-name="T2">Katomori - Makuramoto ni Ghost Remix</text:span></text:a> (2017 Mar 14)</text:p>
        </text:list-item>
        <text:list-item>
          <text:p text:style-name="P175"><text:a xlink:type="simple" xlink:href="#_gnk1m1rsm1d6" text:style-name="ListLabel_20_1801" text:visited-style-name="ListLabel_20_1801"><text:span text:style-name="T2">Neko Hacker - Night Sky (feat. Mashilo &amp; ichika)</text:span></text:a> (2018 Aug 19)</text:p>
        </text:list-item>
      </text:list>
      <text:p text:style-name="P186"><text:span text:style-name="T1">Links:</text:span></text:p>
      <text:p text:style-name="P189"><text:span text:style-name="T1">Facebook:</text:span> <text:a xlink:type="simple" xlink:href="https://www.facebook.com/waifuwednesdays" text:style-name="ListLabel_20_1801" text:visited-style-name="ListLabel_20_1801"><text:span text:style-name="T2">https://www.facebook.com/waifuwednesdays</text:span></text:a> (TODO)</text:p>
      <text:p text:style-name="P189"><text:span text:style-name="T1">Twitter:</text:span> <text:a xlink:type="simple" xlink:href="https://twitter.com/waifuwed" text:style-name="ListLabel_20_1801" text:visited-style-name="ListLabel_20_1801"><text:span text:style-name="T2">https://twitter.com/waifuwed</text:span></text:a> (TODO)</text:p>
      <text:p text:style-name="P189"><text:span text:style-name="T1">Website:</text:span> <text:a xlink:type="simple" xlink:href="https://www.waifuwednesdays.com" text:style-name="ListLabel_20_1802" text:visited-style-name="ListLabel_20_1802"><text:span text:style-name="T7">https://www.waifuwednesdays.com</text:span></text:a> (dead link, last checked 2023 Mar 07)</text:p>
      <text:p text:style-name="Heading_20_2"><text:bookmark text:name="_qi56n5gt8jen"/>YUUKI MUSIC</text:p>
      <text:p text:style-name="Standard"><text:span text:style-name="T1">Curated Songs:</text:span></text:p>
      <text:list xml:id="list2977312136" text:style-name="WWNum114">
        <text:list-item>
          <text:p text:style-name="P176"><text:a xlink:type="simple" xlink:href="#_4pso8z5vwz4t" text:style-name="ListLabel_20_1801" text:visited-style-name="ListLabel_20_1801"><text:span text:style-name="T2">r3n - Flyleaf</text:span></text:a></text:p>
        </text:list-item>
      </text:list>
      <text:p text:style-name="Standard"><text:span text:style-name="T1">Links:</text:span></text:p>
      <text:p text:style-name="P189"><text:span text:style-name="T1">Facebook:</text:span> <text:a xlink:type="simple" xlink:href="https://www.facebook.com/xYUUKIMUSIC" text:style-name="ListLabel_20_1801" text:visited-style-name="ListLabel_20_1801"><text:span text:style-name="T2">https://www.facebook.com/xYUUKIMUSIC</text:span></text:a> (TODO)</text:p>
      <text:p text:style-name="P189"><text:span text:style-name="T1">SoundCloud:</text:span> <text:a xlink:type="simple" xlink:href="https://soundcloud.com/yuukiyd" text:style-name="ListLabel_20_1801" text:visited-style-name="ListLabel_20_1801"><text:span text:style-name="T2">https://soundcloud.com/yuukiyd</text:span></text:a> (TODO)</text:p>
      <text:p text:style-name="P189"><text:span text:style-name="T1">YouTube:</text:span> <text:a xlink:type="simple" xlink:href="https://www.youtube.com/@YUUKIMUSIC" text:style-name="ListLabel_20_1801" text:visited-style-name="ListLabel_20_1801"><text:span text:style-name="T2">https://www.youtube.com/@YUUKIMUSIC</text:span></text:a> (TODO)</text:p>
      <text:p text:style-name="Heading_20_1"><text:bookmark text:name="_2zf9j2h6jz2e"/>Album</text:p>
      <text:p text:style-name="Heading_20_2"><text:bookmark text:name="_1dlg97x7lbcw"/>Ahoge EP</text:p>
      <text:p text:style-name="Standard"><text:span text:style-name="T1">Artist:</text:span> <text:a xlink:type="simple" xlink:href="#_lcg5rec1h0we" text:style-name="ListLabel_20_1801" text:visited-style-name="ListLabel_20_1801"><text:span text:style-name="T2">tomatoism</text:span></text:a></text:p>
      <text:p text:style-name="Standard"><text:span text:style-name="T1">Tracklist:</text:span></text:p>
      <text:list xml:id="list4092499254" text:style-name="WWNum81">
        <text:list-item>
          <text:p text:style-name="P177"><text:a xlink:type="simple" xlink:href="#_t57dgpnpqxff" text:style-name="ListLabel_20_1801" text:visited-style-name="ListLabel_20_1801"><text:span text:style-name="T2">tomatoism - Naruhodo</text:span></text:a></text:p>
        </text:list-item>
      </text:list>
      <text:p text:style-name="Standard"><text:soft-page-break/><text:span text:style-name="T1">Notes</text:span> <text:span text:style-name="T4">[2]</text:span><text:span text:style-name="T1">:</text:span> (TODO: organize information dump)</text:p>
      <text:p text:style-name="P215">Title: Ahoge EP<text:line-break/> Artist: tomatoism<text:line-break/> Jacket: 藤原がちょ</text:p>
      <text:p text:style-name="P216">тσмαтσιѕм (@<text:a xlink:type="simple" xlink:href="https://soundcloud.com/tomatoism" text:style-name="ListLabel_20_1801" text:visited-style-name="ListLabel_20_1801"><text:span text:style-name="T2">tomatoism</text:span></text:a>) - Twitter<text:line-break/><text:a xlink:type="simple" xlink:href="https://gate.sc?url=http%3A%2F%2Ftwitter.com%2Ftomatoism&amp;token=dcf225-1-1679838904056" text:style-name="ListLabel_20_1803" text:visited-style-name="ListLabel_20_1803"> </text:a><text:a xlink:type="simple" xlink:href="https://gate.sc?url=http%3A%2F%2Ftwitter.com%2Ftomatoism&amp;token=dcf225-1-1679838904056" text:style-name="ListLabel_20_1801" text:visited-style-name="ListLabel_20_1801"><text:span text:style-name="T2">twitter.com/tomatoism</text:span></text:a></text:p>
      <text:p text:style-name="P216">ARTWORK<text:line-break/> 藤原がちょ (@<text:a xlink:type="simple" xlink:href="https://soundcloud.com/gacho_hujihara" text:style-name="ListLabel_20_1801" text:visited-style-name="ListLabel_20_1801"><text:span text:style-name="T2">gacho_hujihara</text:span></text:a>) | Twitter<text:line-break/><text:a xlink:type="simple" xlink:href="https://gate.sc?url=http%3A%2F%2Ftwitter.com%2Fgacho_hujihara&amp;token=e1c2b8-1-1679838904056" text:style-name="ListLabel_20_1803" text:visited-style-name="ListLabel_20_1803"> </text:a><text:a xlink:type="simple" xlink:href="https://gate.sc?url=http%3A%2F%2Ftwitter.com%2Fgacho_hujihara&amp;token=e1c2b8-1-1679838904056" text:style-name="ListLabel_20_1801" text:visited-style-name="ListLabel_20_1801"><text:span text:style-name="T2">twitter.com/gacho_hujihara<text:line-break/></text:span></text:a>クレジット<text:line-break/>2018年10月5日リリース</text:p>
      <text:p text:style-name="P216">OMOIDE 170 Ahoge EP<text:line-break/> Produced by tomatoism<text:line-break/> Artwork 藤原がちょ<text:line-break/> Released by OMOIDE LABEL<text:line-break/> Catalogue Number : OMOIDE 170</text:p>
      <text:p text:style-name="Standard"><text:span text:style-name="T1">References/Links:</text:span></text:p>
      <text:p text:style-name="P184">[1] <text:span text:style-name="T3">Bandcamp</text:span>. <text:a xlink:type="simple" xlink:href="https://omoidelabel.bandcamp.com/album/ahoge-ep" text:style-name="ListLabel_20_1801" text:visited-style-name="ListLabel_20_1801"><text:span text:style-name="T2">https://omoidelabel.bandcamp.com/album/ahoge-ep</text:span></text:a> (TODO)</text:p>
      <text:p text:style-name="P184">[2] <text:a xlink:type="simple" xlink:href="https://soundcloud.com/tomatoism/fghfgjntukkuyr" text:style-name="ListLabel_20_1801" text:visited-style-name="ListLabel_20_1801"><text:span text:style-name="T2">https://soundcloud.com/tomatoism/fghfgjntukkuyr</text:span></text:a></text:p>
      <text:p text:style-name="Heading_20_2"><text:bookmark text:name="_hhzrq61i566j"/>Antique</text:p>
      <text:p text:style-name="Standard"><text:span text:style-name="T1">Artist:</text:span> <text:a xlink:type="simple" xlink:href="#_tvxkw39etw2" text:style-name="ListLabel_20_1801" text:visited-style-name="ListLabel_20_1801"><text:span text:style-name="T2">ARForest</text:span></text:a></text:p>
      <text:p text:style-name="Standard"><text:span text:style-name="T1">Note:</text:span> is EP</text:p>
      <text:p text:style-name="Standard"><text:span text:style-name="T1">Tracklist:</text:span> (TODO)</text:p>
      <text:list xml:id="list1687733555" text:style-name="WWNum118">
        <text:list-item>
          <text:p text:style-name="P178"><text:a xlink:type="simple" xlink:href="#_dvakyzw1kxa" text:style-name="ListLabel_20_1801" text:visited-style-name="ListLabel_20_1801"><text:span text:style-name="T2">ARForest - Tomori</text:span></text:a></text:p>
        </text:list-item>
      </text:list>
      <text:p text:style-name="Heading_20_2"><text:bookmark text:name="_e9atq2i3n8rs"/>Kirara Anthems vol.3</text:p>
      <text:p text:style-name="Standard"><text:span text:style-name="T1">Code:</text:span> KRCD-003</text:p>
      <text:p text:style-name="Standard"><text:span text:style-name="T1">Release date:</text:span> 2016 Apr 24 <text:span text:style-name="T4">[2][3]</text:span></text:p>
      <text:p text:style-name="Standard"><text:span text:style-name="T1">Label:</text:span> <text:a xlink:type="simple" xlink:href="#_53hr7862iu4c" text:style-name="ListLabel_20_1801" text:visited-style-name="ListLabel_20_1801"><text:span text:style-name="T2">Kirara Records</text:span></text:a></text:p>
      <text:p text:style-name="Standard"><text:span text:style-name="T1">Tracklist</text:span> <text:span text:style-name="T4">[2]</text:span><text:span text:style-name="T1">:</text:span></text:p>
      <text:list xml:id="list7929645" text:style-name="WWNum148">
        <text:list-item>
          <text:p text:style-name="P196">3R2 - Spring Carnival</text:p>
        </text:list-item>
        <text:list-item>
          <text:p text:style-name="P196">DJ DiA - Another M/S</text:p>
        </text:list-item>
        <text:list-item>
          <text:p text:style-name="P196">Getty - Lamplight</text:p>
        </text:list-item>
        <text:list-item>
          <text:p text:style-name="P196">sky_delta - Cider Burst</text:p>
        </text:list-item>
        <text:list-item>
          <text:p text:style-name="P196">O2i3 - Heart Function</text:p>
        </text:list-item>
        <text:list-item>
          <text:p text:style-name="P196">KO3 - Firefly</text:p>
        </text:list-item>
        <text:list-item>
          <text:p text:style-name="P196"><text:soft-page-break/>Soleily - Catharsis</text:p>
        </text:list-item>
        <text:list-item>
          <text:p text:style-name="P196"><text:a xlink:type="simple" xlink:href="#_i8sff8wfr2u6" text:style-name="ListLabel_20_1801" text:visited-style-name="ListLabel_20_1801"><text:span text:style-name="T2">Stereoman - Bubble Cat</text:span></text:a></text:p>
        </text:list-item>
        <text:list-item>
          <text:p text:style-name="P196">Kamisory - Flow of Time</text:p>
        </text:list-item>
        <text:list-item>
          <text:p text:style-name="P196">yaseta - Display of Dreams</text:p>
        </text:list-item>
      </text:list>
      <text:p text:style-name="Standard"><text:span text:style-name="T1">Notes</text:span> <text:span text:style-name="T4">[2]</text:span><text:span text:style-name="T1">:</text:span> (TODO: organize album information)</text:p>
      <text:p text:style-name="P192">春M3 第一展示場 A-22a</text:p>
      <text:p text:style-name="P192">Price: ￥1000</text:p>
      <text:p text:style-name="P192">-Guest-</text:p>
      <text:p text:style-name="P192">3R2 (@<text:a xlink:type="simple" xlink:href="https://soundcloud.com/3r2" text:style-name="ListLabel_20_1801" text:visited-style-name="ListLabel_20_1801"><text:span text:style-name="T2">3r2</text:span></text:a> 3R2Music 3r2music.com)</text:p>
      <text:p text:style-name="P192">sky_delta (@<text:a xlink:type="simple" xlink:href="https://soundcloud.com/sky_delta" text:style-name="ListLabel_20_1801" text:visited-style-name="ListLabel_20_1801"><text:span text:style-name="T2">sky_delta</text:span></text:a>)</text:p>
      <text:p text:style-name="P192">Stereoman (@<text:a xlink:type="simple" xlink:href="https://soundcloud.com/5tereomanjpn" text:style-name="ListLabel_20_1801" text:visited-style-name="ListLabel_20_1801"><text:span text:style-name="T2">5tereomanjpn</text:span></text:a>)</text:p>
      <text:p text:style-name="P192">-Mastering-</text:p>
      <text:p text:style-name="P192">Freezer(Lilium Records lilium-rec.com)</text:p>
      <text:p text:style-name="P192">-Illust-</text:p>
      <text:p text:style-name="P192">へびつかい (<text:a xlink:type="simple" xlink:href="https://gate.sc?url=http%3A%2F%2Fwww.pixiv.net%2Fmember.php%3Fid%3D935581&amp;token=a4e8b0-1-1678540441227" text:style-name="ListLabel_20_1801" text:visited-style-name="ListLabel_20_1801"><text:span text:style-name="T2">www.pixiv.net/member.php?id=935581</text:span></text:a>)</text:p>
      <text:p text:style-name="P192">-Design-</text:p>
      <text:p text:style-name="P192">雪餅*なちまろ (nachimaro-yukimochi.tumblr.com/)</text:p>
      <text:p text:style-name="P192">-Kirara Records-</text:p>
      <text:p text:style-name="P192">DJ DiA (@<text:a xlink:type="simple" xlink:href="https://soundcloud.com/djdia0305" text:style-name="ListLabel_20_1801" text:visited-style-name="ListLabel_20_1801"><text:span text:style-name="T2">djdia0305</text:span></text:a>)</text:p>
      <text:p text:style-name="P192">Getty (@<text:a xlink:type="simple" xlink:href="https://soundcloud.com/getty8getty" text:style-name="ListLabel_20_1801" text:visited-style-name="ListLabel_20_1801"><text:span text:style-name="T2">getty8getty</text:span></text:a>)</text:p>
      <text:p text:style-name="P192">Kamisory (@<text:a xlink:type="simple" xlink:href="https://soundcloud.com/kamisory" text:style-name="ListLabel_20_1801" text:visited-style-name="ListLabel_20_1801"><text:span text:style-name="T2">kamisory</text:span></text:a>)</text:p>
      <text:p text:style-name="P192">KO3 (@<text:a xlink:type="simple" xlink:href="https://soundcloud.com/dj-ko3" text:style-name="ListLabel_20_1801" text:visited-style-name="ListLabel_20_1801"><text:span text:style-name="T2">dj-ko3</text:span></text:a>)</text:p>
      <text:p text:style-name="P192">O2i3 (@<text:a xlink:type="simple" xlink:href="https://soundcloud.com/O2i3" text:style-name="ListLabel_20_1801" text:visited-style-name="ListLabel_20_1801"><text:span text:style-name="T2">O2i3</text:span></text:a>)</text:p>
      <text:p text:style-name="P192">Soleily (@<text:a xlink:type="simple" xlink:href="https://soundcloud.com/soleil-ry" text:style-name="ListLabel_20_1801" text:visited-style-name="ListLabel_20_1801"><text:span text:style-name="T2">soleil-ry</text:span></text:a>)</text:p>
      <text:p text:style-name="P192"><text:soft-page-break/>yaseta (@<text:a xlink:type="simple" xlink:href="https://soundcloud.com/yaseta" text:style-name="ListLabel_20_1801" text:visited-style-name="ListLabel_20_1801"><text:span text:style-name="T2">yaseta</text:span></text:a>)</text:p>
      <text:p text:style-name="Standard"><text:span text:style-name="T1">References/Links:</text:span></text:p>
      <text:p text:style-name="P187">[1] <text:span text:style-name="T1">Website:</text:span> <text:a xlink:type="simple" xlink:href="https://krr-rec-tokusetu.sakura.ne.jp/krcd003" text:style-name="ListLabel_20_1802" text:visited-style-name="ListLabel_20_1802"><text:span text:style-name="T7">https://krr-rec-tokusetu.sakura.ne.jp/krcd003</text:span></text:a> (dead link, last checked 2023 Mar 11)</text:p>
      <text:p text:style-name="P187">[2] Stereoman_jpn (2016 Apr 18). “Stereoman - Bubble Cat[F/C Kirara Anthems vol.3 (A-22a)]”, <text:span text:style-name="T3">SoundCloud</text:span>. <text:a xlink:type="simple" xlink:href="https://soundcloud.com/5tereomanjpn/stereoman-bubble-catfc-kirara-anthems-vol3-a-22a" text:style-name="ListLabel_20_1801" text:visited-style-name="ListLabel_20_1801"><text:span text:style-name="T2">https://soundcloud.com/5tereomanjpn/stereoman-bubble-catfc-kirara-anthems-vol3-a-22a</text:span></text:a> (accessed 2023 Mar 11)</text:p>
      <text:p text:style-name="P184">[3] Various Artists - Topic (2021 Apr 05). “Bubble Cat”, <text:span text:style-name="T3">YouTube</text:span>. <text:a xlink:type="simple" xlink:href="https://www.youtube.com/watch?v=02OH87mHDko" text:style-name="ListLabel_20_1801" text:visited-style-name="ListLabel_20_1801"><text:span text:style-name="T2">https://www.youtube.com/watch?v=02OH87mHDko</text:span></text:a> (accessed 2023 Mar 11)</text:p>
      <text:p text:style-name="Heading_20_2"><text:bookmark text:name="_fy8i91wsdghc"/>Rocket League X RLBU Vol.3</text:p>
      <text:p text:style-name="Standard"><text:span text:style-name="T1">Tracklist</text:span> <text:span text:style-name="T4">[1]</text:span><text:span text:style-name="T1">:</text:span></text:p>
      <text:list xml:id="list1123807044" text:style-name="WWNum121">
        <text:list-item>
          <text:p text:style-name="P197">KO3 - In My Heart</text:p>
        </text:list-item>
        <text:list-item>
          <text:p text:style-name="P197">Arch - We won’t be broke forever</text:p>
        </text:list-item>
        <text:list-item>
          <text:p text:style-name="P197">Puru - Need U Now</text:p>
        </text:list-item>
        <text:list-item>
          <text:p text:style-name="P197">shimaL - Cloud Drift</text:p>
        </text:list-item>
        <text:list-item>
          <text:p text:style-name="P197">Meiso - Flight</text:p>
        </text:list-item>
        <text:list-item>
          <text:p text:style-name="P197">Soleily - Road to Glory</text:p>
        </text:list-item>
        <text:list-item>
          <text:p text:style-name="P197"><text:a xlink:type="simple" xlink:href="#_3io6oqn7eexe" text:style-name="ListLabel_20_1801" text:visited-style-name="ListLabel_20_1801"><text:span text:style-name="T2">Lafale - Afterglow</text:span></text:a></text:p>
        </text:list-item>
      </text:list>
      <text:p text:style-name="Standard"><text:span text:style-name="T1">References/Links:</text:span></text:p>
      <text:p text:style-name="P205">[1] <text:span text:style-name="T1">Website (Tumblr):</text:span> <text:a xlink:type="simple" xlink:href="https://rlbu-vol3.tumblr.com" text:style-name="ListLabel_20_1801" text:visited-style-name="ListLabel_20_1801"><text:span text:style-name="T2">https://rlbu-vol3.tumblr.com</text:span></text:a> (TODO)</text:p>
      <text:p text:style-name="Heading_20_2"><text:bookmark text:name="_jh5ppvadgylx"/>Snowlight Vol. 2</text:p>
      <text:p text:style-name="Standard"><text:span text:style-name="T1">Label:</text:span> Synthikate</text:p>
      <text:p text:style-name="Standard"><text:span text:style-name="T1">Release date:</text:span> 2017 Dec 25</text:p>
      <text:p text:style-name="Standard">Tracklist:</text:p>
      <text:list xml:id="list3916311032" text:style-name="WWNum127">
        <text:list-item>
          <text:p text:style-name="P179"><text:a xlink:type="simple" xlink:href="#_rrjmjsxg52xm" text:style-name="ListLabel_20_1801" text:visited-style-name="ListLabel_20_1801"><text:span text:style-name="T2">KarameL - Camellia</text:span></text:a></text:p>
        </text:list-item>
      </text:list>
      <text:p text:style-name="Heading_20_2"><text:bookmark text:name="_rf4e6bbaqe48"/>SUMMER!</text:p>
      <text:p text:style-name="Standard"><text:span text:style-name="T1">Artist:</text:span> <text:a xlink:type="simple" xlink:href="#_27elppeph0v2" text:style-name="ListLabel_20_1801" text:visited-style-name="ListLabel_20_1801"><text:span text:style-name="T2">Neko Hacker</text:span></text:a></text:p>
      <text:p text:style-name="Standard"><text:span text:style-name="T1">Tracklist:</text:span></text:p>
      <text:list xml:id="list799585430" text:style-name="WWNum52">
        <text:list-item>
          <text:p text:style-name="P180"><text:soft-page-break/>Daydream</text:p>
        </text:list-item>
        <text:list-item>
          <text:p text:style-name="P180"><text:a xlink:type="simple" xlink:href="#_gnk1m1rsm1d6" text:style-name="ListLabel_20_1801" text:visited-style-name="ListLabel_20_1801"><text:span text:style-name="T2">Night Sky (feat. Mashiko &amp; ichika)</text:span></text:a></text:p>
        </text:list-item>
        <text:list-item>
          <text:p text:style-name="P180">Daydream - Instrumental</text:p>
        </text:list-item>
        <text:list-item>
          <text:p text:style-name="P180">Night Sky - Instrumental</text:p>
        </text:list-item>
      </text:list>
      <text:p text:style-name="Standard"><text:span text:style-name="T1">References/Links:</text:span></text:p>
      <text:p text:style-name="P206">[1] <text:span text:style-name="T3">Spotify</text:span>. <text:a xlink:type="simple" xlink:href="https://open.spotify.com/album/3ZBFpKVCAusSBIAUxtFoU0" text:style-name="ListLabel_20_1801" text:visited-style-name="ListLabel_20_1801"><text:span text:style-name="T2">https://open.spotify.com/album/3ZBFpKVCAusSBIAUxtFoU0</text:span></text:a> (TODO)</text:p>
      <text:p text:style-name="Heading_20_2"><text:bookmark text:name="_bscw68b9wlij"/>元気全開DAY! DAY! DAY!</text:p>
      <text:p text:style-name="Standard"><text:span text:style-name="T1">Release date:</text:span> 2016 May 11 <text:span text:style-name="T4">[1]</text:span></text:p>
      <text:p text:style-name="Standard"><text:span text:style-name="T1">Franchise:</text:span> Love Live! Sunshine!!</text:p>
      <text:p text:style-name="Standard"><text:span text:style-name="T1">Tracklist:</text:span> (TODO)</text:p>
      <text:list xml:id="list1725516972" text:style-name="WWNum100">
        <text:list-item>
          <text:p text:style-name="P181"><text:a xlink:type="simple" xlink:href="#_rjf5bqh5ijn5" text:style-name="ListLabel_20_1801" text:visited-style-name="ListLabel_20_1801"><text:span text:style-name="T2">夜空はなんでも知ってるの？</text:span></text:a></text:p>
        </text:list-item>
      </text:list>
      <text:p text:style-name="Standard"><text:span text:style-name="T1">References/Links:</text:span></text:p>
      <text:p text:style-name="P205">[2] CYaRon! - Topic (2020 Sept 17). “夜空はなんでも知ってるの?”, <text:span text:style-name="T3">YouTube</text:span>. <text:a xlink:type="simple" xlink:href="https://www.youtube.com/watch?v=-ugxwDzsflE" text:style-name="ListLabel_20_1801" text:visited-style-name="ListLabel_20_1801"><text:span text:style-name="T2">https://www.youtube.com/watch?v=-ugxwDzsflE</text:span></text:a> (accessed 2023 Apr 02)</text:p>
      <text:p text:style-name="Heading_20_2"><text:bookmark text:name="_27rwqy1c51vl"/>ゆのもきゅ</text:p>
      <text:p text:style-name="Standard"><text:span text:style-name="T1">Release date:</text:span> 2017 Oct 18 <text:span text:style-name="T4">[1][2]</text:span></text:p>
      <text:p text:style-name="Standard"><text:span text:style-name="T1">Tracklist:</text:span></text:p>
      <text:list xml:id="list496049755" text:style-name="WWNum25">
        <text:list-item>
          <text:p text:style-name="P182"><text:a xlink:type="simple" xlink:href="#_ctv9ksgak2o0" text:style-name="ListLabel_20_1801" text:visited-style-name="ListLabel_20_1801"><text:span text:style-name="T2">Yunomi - 枕元にゴースト (feat. nicamoq)</text:span></text:a></text:p>
        </text:list-item>
      </text:list>
      <text:p text:style-name="Standard"><text:span text:style-name="T1">References/Links:</text:span></text:p>
      <text:p text:style-name="P205">[1] Yunomi (2018 Oct 07). “枕元にゴースト (feat. nicamoq)”, <text:span text:style-name="T3">YouTube</text:span>. <text:a xlink:type="simple" xlink:href="https://www.youtube.com/watch?v=I7-EWVVWFa8" text:style-name="ListLabel_20_1801" text:visited-style-name="ListLabel_20_1801"><text:span text:style-name="T2">https://www.youtube.com/watch?v=I7-EWVVWFa8</text:span></text:a> (accessed 2023 Apr 02)</text:p>
      <text:p text:style-name="P205">[2] Yunomi (2017 Oct 18). “Aiobahn &amp; Yunomi - 枕​元​に​ゴ​ー​ス​ト (feat. nicamoq)”, <text:span text:style-name="T3">Bandcamp</text:span>. <text:a xlink:type="simple" xlink:href="https://iamyunomi.bandcamp.com/track/feat-nicamoq-9" text:style-name="ListLabel_20_1801" text:visited-style-name="ListLabel_20_1801"><text:span text:style-name="T2">https://iamyunomi.bandcamp.com/track/feat-nicamoq-9</text:span></text:a> (accessed 2023 Apr 02)</text:p>
      <text:p text:style-name="Heading_20_1"><text:bookmark text:name="_p1t7j09j2qgm"/>Collection</text:p>
      <text:p text:style-name="Heading_20_2"><text:bookmark text:name="_nyw0ty5wybhu"/>Anime Moe!~♫Most Beautiful &amp; Cutest EDM | Kawaii Music♫</text:p>
      <text:p text:style-name="Standard"><text:span text:style-name="T1">Curator:</text:span> <text:a xlink:type="simple" xlink:href="#_3242d6qquv6" text:style-name="ListLabel_20_1801" text:visited-style-name="ListLabel_20_1801"><text:span text:style-name="T2">ღ AkoMusic ღ</text:span></text:a></text:p>
      <text:p text:style-name="Standard"><text:span text:style-name="T1">Tracks:</text:span> (TODO: create individual song pages)</text:p>
      <text:list xml:id="list4124530288" text:style-name="WWNum186">
        <text:list-item>
          <text:p text:style-name="P198"><text:soft-page-break/>Jun Kuroda - Stay Alive (Re-Zero Remix)</text:p>
        </text:list-item>
        <text:list-item>
          <text:p text:style-name="P198"><text:a xlink:type="simple" xlink:href="#_4m3rkpp19oc6" text:style-name="ListLabel_20_1801" text:visited-style-name="ListLabel_20_1801"><text:span text:style-name="T2">Synthion - Akiba</text:span></text:a></text:p>
        </text:list-item>
        <text:list-item>
          <text:p text:style-name="P198"><text:a xlink:type="simple" xlink:href="#_kpecjfc7z1hc" text:style-name="ListLabel_20_1801" text:visited-style-name="ListLabel_20_1801"><text:span text:style-name="T2">nyankobrq - Good Day Sunshine</text:span></text:a></text:p>
        </text:list-item>
        <text:list-item>
          <text:p text:style-name="P198">Aiobahn &amp; Yunomi - 枕元にゴースト (KATOMORI Remix)</text:p>
        </text:list-item>
        <text:list-item>
          <text:p text:style-name="P198">XVAN - I’m OK</text:p>
        </text:list-item>
        <text:list-item>
          <text:p text:style-name="P198"><text:a xlink:type="simple" xlink:href="#_3q6npzcw9e6y" text:style-name="ListLabel_20_1801" text:visited-style-name="ListLabel_20_1801"><text:span text:style-name="T2">Ancraft - LiLac Box</text:span></text:a></text:p>
        </text:list-item>
        <text:list-item>
          <text:p text:style-name="P198">Yu*dachi - 秋風ティーブレイク (Mini Arrange &amp; Remaster)</text:p>
        </text:list-item>
        <text:list-item>
          <text:p text:style-name="P198"><text:span text:style-name="T10">Yunomi &amp; nicamoq - インドア系ならトラックメイカ (Indoor Kei Nara Trackmaker)</text:span> (removed)</text:p>
        </text:list-item>
        <text:list-item>
          <text:p text:style-name="P198">Stripe.P Prism (KuTiNa cover) feat. 初音ミク</text:p>
        </text:list-item>
        <text:list-item>
          <text:p text:style-name="P198">Wisp X - Heart</text:p>
        </text:list-item>
        <text:list-item>
          <text:p text:style-name="P198">Moe Shop - You Look So Good</text:p>
        </text:list-item>
        <text:list-item>
          <text:p text:style-name="P198">Ryunosuke Kudo (ft. ゆかっこ) - Goody♡time</text:p>
        </text:list-item>
        <text:list-item>
          <text:p text:style-name="P198">nyankobrq - Shoujo Satori</text:p>
        </text:list-item>
        <text:list-item>
          <text:p text:style-name="P198">Moe Step - Moestep</text:p>
        </text:list-item>
        <text:list-item>
          <text:p text:style-name="P198">Tororoudon - Cocoa Cream</text:p>
        </text:list-item>
        <text:list-item>
          <text:p text:style-name="P198">Yktr - Maiko</text:p>
        </text:list-item>
        <text:list-item>
          <text:p text:style-name="P198">Yunomi - 大江戸コントローラー Oedo Controller (Ft. TORIENA-Koi Remix)</text:p>
        </text:list-item>
        <text:list-item>
          <text:p text:style-name="P198">Capchii (カプチー) - I Hope It Will Be Fine Tomorrow</text:p>
        </text:list-item>
        <text:list-item>
          <text:p text:style-name="P198">Elliot Hsu - Legion Shrine</text:p>
        </text:list-item>
        <text:list-item>
          <text:p text:style-name="P198">LOIS (ㆁvㆁ) - しゃぼんだま(Soap Bubble)</text:p>
        </text:list-item>
      </text:list>
      <text:p text:style-name="P186"><text:span text:style-name="T1">Links:</text:span></text:p>
      <text:p text:style-name="P206">[1] ღ AkoMusic ღ (2017 May 06) “Anime Moe!~♫Most Beautiful &amp; Cutest EDM | Kawaii Music♫”, <text:span text:style-name="T3">YouTube</text:span>. <text:a xlink:type="simple" xlink:href="https://www.youtube.com/watch?v=MG3uHCxZujA" text:style-name="ListLabel_20_1801" text:visited-style-name="ListLabel_20_1801"><text:span text:style-name="T2">https://www.youtube.com/watch?v=MG3uHCxZujA</text:span></text:a> (accessed 2023 Mar 06)</text:p>
      <text:p text:style-name="Heading_20_2"><text:bookmark text:name="_ao5reix8icwk"/>[ Kawaii Future Bass Collection ]</text:p>
      <text:p text:style-name="Standard"><text:span text:style-name="T1">Curator:</text:span> <text:a xlink:type="simple" xlink:href="#_89cr6raqhzzv" text:style-name="ListLabel_20_1801" text:visited-style-name="ListLabel_20_1801"><text:span text:style-name="T2">Dayrin</text:span></text:a></text:p>
      <text:p text:style-name="Standard"><text:soft-page-break/><text:span text:style-name="T1">Duration (hr:min:sec):</text:span> 01:02:21 <text:span text:style-name="T4">[1]</text:span></text:p>
      <text:p text:style-name="Standard"><text:span text:style-name="T1">Tracks:</text:span></text:p>
      <text:list xml:id="list347147157" text:style-name="WWNum17">
        <text:list-item>
          <text:p text:style-name="P199"><text:a xlink:type="simple" xlink:href="#_76dx9z3g7ph1" text:style-name="ListLabel_20_1801" text:visited-style-name="ListLabel_20_1801"><text:span text:style-name="T2">Kimii - Henshin</text:span></text:a></text:p>
        </text:list-item>
        <text:list-item>
          <text:p text:style-name="P199"><text:a xlink:type="simple" xlink:href="#_rrjmjsxg52xm" text:style-name="ListLabel_20_1801" text:visited-style-name="ListLabel_20_1801"><text:span text:style-name="T2">KarameL - Camellia</text:span></text:a></text:p>
        </text:list-item>
        <text:list-item>
          <text:p text:style-name="P199"><text:a xlink:type="simple" xlink:href="#_12w8gepw16yx" text:style-name="ListLabel_20_1801" text:visited-style-name="ListLabel_20_1801"><text:span text:style-name="T2">Tecchi &amp; Elliot Hsu - Jump!</text:span></text:a></text:p>
        </text:list-item>
        <text:list-item>
          <text:p text:style-name="P199"><text:a xlink:type="simple" xlink:href="#_mev6g495nbr2" text:style-name="ListLabel_20_1801" text:visited-style-name="ListLabel_20_1801"><text:span text:style-name="T2">alpha - Night Parade</text:span></text:a></text:p>
        </text:list-item>
        <text:list-item>
          <text:p text:style-name="P199"><text:a xlink:type="simple" xlink:href="#_dvakyzw1kxa" text:style-name="ListLabel_20_1801" text:visited-style-name="ListLabel_20_1801"><text:span text:style-name="T2">ARForest - Tomori</text:span></text:a></text:p>
        </text:list-item>
        <text:list-item>
          <text:p text:style-name="P199"><text:a xlink:type="simple" xlink:href="#_ry22my6rvc16" text:style-name="ListLabel_20_1801" text:visited-style-name="ListLabel_20_1801"><text:span text:style-name="T2">Yunomi &amp; Happy Kuru Kuru - はんぶんこ花火 (Dream Hackers Remix)</text:span></text:a></text:p>
        </text:list-item>
        <text:list-item>
          <text:p text:style-name="P199"><text:a xlink:type="simple" xlink:href="#_u2e9ep4np60j" text:style-name="ListLabel_20_1801" text:visited-style-name="ListLabel_20_1801"><text:span text:style-name="T2">PLEEG - Sweet</text:span></text:a></text:p>
        </text:list-item>
        <text:list-item>
          <text:p text:style-name="P199"><text:a xlink:type="simple" xlink:href="#_wknqi2gfi7j8" text:style-name="ListLabel_20_1801" text:visited-style-name="ListLabel_20_1801"><text:span text:style-name="T2">Hyp3rsleep - Mocha</text:span></text:a></text:p>
        </text:list-item>
        <text:list-item>
          <text:p text:style-name="P199"><text:a xlink:type="simple" xlink:href="#_fbjwefq5p0hm" text:style-name="ListLabel_20_1801" text:visited-style-name="ListLabel_20_1801"><text:span text:style-name="T2">Ironami &amp; Milkoi - Cocoro</text:span></text:a></text:p>
        </text:list-item>
        <text:list-item>
          <text:p text:style-name="P199"><text:a xlink:type="simple" xlink:href="#_4nhnpbc8hji5" text:style-name="ListLabel_20_1801" text:visited-style-name="ListLabel_20_1801"><text:span text:style-name="T2">Kagi - Lovelock</text:span></text:a></text:p>
        </text:list-item>
        <text:list-item>
          <text:p text:style-name="P199"><text:a xlink:type="simple" xlink:href="#_3q6npzcw9e6y" text:style-name="ListLabel_20_1801" text:visited-style-name="ListLabel_20_1801"><text:span text:style-name="T2">Aika &amp; Trifect - Light the Way!</text:span></text:a></text:p>
        </text:list-item>
        <text:list-item>
          <text:p text:style-name="P199"><text:a xlink:type="simple" xlink:href="#_mz5ha42ond01" text:style-name="ListLabel_20_1801" text:visited-style-name="ListLabel_20_1801"><text:span text:style-name="T2">KODOMOi - New Day</text:span></text:a></text:p>
        </text:list-item>
        <text:list-item>
          <text:p text:style-name="P199"><text:a xlink:type="simple" xlink:href="#_77toh1ulkl28" text:style-name="ListLabel_20_1801" text:visited-style-name="ListLabel_20_1801"><text:span text:style-name="T2">Sein &amp; Music - Cotton Cloud</text:span></text:a></text:p>
        </text:list-item>
        <text:list-item>
          <text:p text:style-name="P199"><text:a xlink:type="simple" xlink:href="#_lgpisrvxmffe" text:style-name="ListLabel_20_1801" text:visited-style-name="ListLabel_20_1801"><text:span text:style-name="T2">COSMICOSMO - MILK &amp; COOKIE</text:span></text:a></text:p>
        </text:list-item>
        <text:list-item>
          <text:p text:style-name="P199"><text:a xlink:type="simple" xlink:href="#_lz8kam654bm5" text:style-name="ListLabel_20_1801" text:visited-style-name="ListLabel_20_1801"><text:span text:style-name="T2">Kocyamarü - Favorite place</text:span></text:a></text:p>
        </text:list-item>
        <text:list-item>
          <text:p text:style-name="P199"><text:a xlink:type="simple" xlink:href="#_u92zee9n9ces" text:style-name="ListLabel_20_1801" text:visited-style-name="ListLabel_20_1801"><text:span text:style-name="T2">NaNa - Keep It Kawaii</text:span></text:a></text:p>
        </text:list-item>
        <text:list-item>
          <text:p text:style-name="P199"><text:a xlink:type="simple" xlink:href="#_bn7y3z2c0juw" text:style-name="ListLabel_20_1801" text:visited-style-name="ListLabel_20_1801"><text:span text:style-name="T2">Aire - Tea Time (dextrust Remix)</text:span></text:a></text:p>
        </text:list-item>
        <text:list-item>
          <text:p text:style-name="P199"><text:a xlink:type="simple" xlink:href="#_rlecmiq9rqca" text:style-name="ListLabel_20_1801" text:visited-style-name="ListLabel_20_1801"><text:span text:style-name="T2">PIKASONIC - Myself</text:span></text:a></text:p>
        </text:list-item>
      </text:list>
      <text:p text:style-name="Standard"><text:span text:style-name="T1">Links:</text:span></text:p>
      <text:p text:style-name="P206">[1] Dayrin (2018 May 01). “[ Kawaii Future Bass Collection ]”, <text:span text:style-name="T3">YouTube</text:span>. <text:a xlink:type="simple" xlink:href="https://www.youtube.com/watch?v=2SDBxH6mCtI" text:style-name="ListLabel_20_1801" text:visited-style-name="ListLabel_20_1801"><text:span text:style-name="T2">https://www.youtube.com/watch?v=2SDBxH6mCtI</text:span></text:a> (accessed 2023 Mar 19)</text:p>
      <text:p text:style-name="P206">[2] Dayrin (2018 May 01). “Kawaii Future Bass (2018.05)”, <text:span text:style-name="T3">SoundCloud</text:span>. <text:a xlink:type="simple" xlink:href="https://soundcloud.com/dayrinpromo/sets/kawaii-future-bass-2018-05-01" text:style-name="ListLabel_20_1801" text:visited-style-name="ListLabel_20_1801"><text:span text:style-name="T2">https://soundcloud.com/dayrinpromo/sets/kawaii-future-bass-2018-05-01</text:span></text:a> (TODO: check date and link)</text:p>
      <text:p text:style-name="Heading_20_2"><text:bookmark text:name="_4rlfutwro23l"/>[ Kawaii Future Bass Collection Vol.2 ]</text:p>
      <text:p text:style-name="Standard"><text:soft-page-break/><text:span text:style-name="T1">Curator:</text:span> <text:a xlink:type="simple" xlink:href="#_89cr6raqhzzv" text:style-name="ListLabel_20_1801" text:visited-style-name="ListLabel_20_1801"><text:span text:style-name="T2">Dayrin</text:span></text:a></text:p>
      <text:p text:style-name="Standard"><text:span text:style-name="T1">Duration (hr:min:sec):</text:span> 01:00:02 <text:span text:style-name="T4">[1]</text:span></text:p>
      <text:p text:style-name="Standard"><text:span text:style-name="T1">Tracks:</text:span></text:p>
      <text:list xml:id="list4033929781" text:style-name="WWNum142">
        <text:list-item>
          <text:p text:style-name="P200"><text:a xlink:type="simple" xlink:href="#_cjq5vmfxwp8f" text:style-name="ListLabel_20_1801" text:visited-style-name="ListLabel_20_1801"><text:span text:style-name="T2">Factal x Haki - Woah!</text:span></text:a></text:p>
        </text:list-item>
        <text:list-item>
          <text:p text:style-name="P200"><text:a xlink:type="simple" xlink:href="#_ypbolzbwaonz" text:style-name="ListLabel_20_1801" text:visited-style-name="ListLabel_20_1801"><text:span text:style-name="T2">Kazmasa - Melting Emotion</text:span></text:a></text:p>
        </text:list-item>
        <text:list-item>
          <text:p text:style-name="P200"><text:a xlink:type="simple" xlink:href="#_zdnoudszdncw" text:style-name="ListLabel_20_1801" text:visited-style-name="ListLabel_20_1801"><text:span text:style-name="T2">tokiwa - Gemini</text:span></text:a></text:p>
        </text:list-item>
        <text:list-item>
          <text:p text:style-name="P200"><text:a xlink:type="simple" xlink:href="#_9x5pl216l25v" text:style-name="ListLabel_20_1801" text:visited-style-name="ListLabel_20_1801"><text:span text:style-name="T2">B3LLA - Nagame</text:span></text:a></text:p>
        </text:list-item>
        <text:list-item>
          <text:p text:style-name="P200"><text:a xlink:type="simple" xlink:href="#_l8fgy6epf0zn" text:style-name="ListLabel_20_1801" text:visited-style-name="ListLabel_20_1801"><text:span text:style-name="T2">2ToneDisco - Hold Me</text:span></text:a></text:p>
        </text:list-item>
        <text:list-item>
          <text:p text:style-name="P200"><text:a xlink:type="simple" xlink:href="#_rlt3oxn08l5j" text:style-name="ListLabel_20_1801" text:visited-style-name="ListLabel_20_1801"><text:span text:style-name="T2">osirasekita - Hanabi</text:span></text:a></text:p>
        </text:list-item>
        <text:list-item>
          <text:p text:style-name="P200"><text:a xlink:type="simple" xlink:href="#_ouzq73ow94pd" text:style-name="ListLabel_20_1801" text:visited-style-name="ListLabel_20_1801"><text:span text:style-name="T2">Kimii - Metsuki</text:span></text:a></text:p>
        </text:list-item>
        <text:list-item>
          <text:p text:style-name="P200"><text:a xlink:type="simple" xlink:href="#_t0sb6qlg7kox" text:style-name="ListLabel_20_1801" text:visited-style-name="ListLabel_20_1801"><text:span text:style-name="T2">Tecchi(Shuka) x Amacchi x Kagi - Chuuni</text:span></text:a></text:p>
        </text:list-item>
        <text:list-item>
          <text:p text:style-name="P200"><text:a xlink:type="simple" xlink:href="#_fwwu7zqccjlp" text:style-name="ListLabel_20_1801" text:visited-style-name="ListLabel_20_1801"><text:span text:style-name="T2">Kocyamarü - Hot &amp; Cool</text:span></text:a></text:p>
        </text:list-item>
        <text:list-item>
          <text:p text:style-name="P200"><text:a xlink:type="simple" xlink:href="#_jme26soemgwv" text:style-name="ListLabel_20_1801" text:visited-style-name="ListLabel_20_1801"><text:span text:style-name="T2">Capchii - Teach Me How To</text:span></text:a></text:p>
        </text:list-item>
        <text:list-item>
          <text:p text:style-name="P200"><text:a xlink:type="simple" xlink:href="#_fqwljq7x519b" text:style-name="ListLabel_20_1801" text:visited-style-name="ListLabel_20_1801"><text:span text:style-name="T2">KODOMOi - Sayonara April</text:span></text:a></text:p>
        </text:list-item>
        <text:list-item>
          <text:p text:style-name="P200"><text:a xlink:type="simple" xlink:href="#_sto9eqgq3tg8" text:style-name="ListLabel_20_1801" text:visited-style-name="ListLabel_20_1801"><text:span text:style-name="T2">Lewis x Club2Tokyo - Meanwhile</text:span></text:a></text:p>
        </text:list-item>
        <text:list-item>
          <text:p text:style-name="P200"><text:a xlink:type="simple" xlink:href="#_h577pim3u49l" text:style-name="ListLabel_20_1801" text:visited-style-name="ListLabel_20_1801"><text:span text:style-name="T2">P3PPER - First love</text:span></text:a></text:p>
        </text:list-item>
        <text:list-item>
          <text:p text:style-name="P200"><text:a xlink:type="simple" xlink:href="#_sibv6zt6qdfo" text:style-name="ListLabel_20_1801" text:visited-style-name="ListLabel_20_1801"><text:span text:style-name="T2">PIKASONIC - New Start!</text:span></text:a></text:p>
        </text:list-item>
        <text:list-item>
          <text:p text:style-name="P200"><text:a xlink:type="simple" xlink:href="#_h6x0v5egeirf" text:style-name="ListLabel_20_1801" text:visited-style-name="ListLabel_20_1801"><text:span text:style-name="T2">Aika - Sugar Punk</text:span></text:a></text:p>
        </text:list-item>
        <text:list-item>
          <text:p text:style-name="P200"><text:a xlink:type="simple" xlink:href="#_2oi2qhn7ysai" text:style-name="ListLabel_20_1801" text:visited-style-name="ListLabel_20_1801"><text:span text:style-name="T2">ayiko - Don't Hide Yourself</text:span></text:a></text:p>
        </text:list-item>
        <text:list-item>
          <text:p text:style-name="P200"><text:a xlink:type="simple" xlink:href="#_ptkoehg24rx8" text:style-name="ListLabel_20_1801" text:visited-style-name="ListLabel_20_1801"><text:span text:style-name="T2">Kimii - Metsuki (Milkoi Remix)</text:span></text:a></text:p>
        </text:list-item>
      </text:list>
      <text:p text:style-name="Standard"><text:span text:style-name="T1">Links:</text:span></text:p>
      <text:p text:style-name="P206">[1] Dayrin (2018 Sept 27). “[ Kawaii Future Bass Collection Vol.2 ]”, <text:span text:style-name="T3">YouTube</text:span>. <text:a xlink:type="simple" xlink:href="https://www.youtube.com/watch?v=Qm2PDlIqceU" text:style-name="ListLabel_20_1801" text:visited-style-name="ListLabel_20_1801"><text:span text:style-name="T2">https://www.youtube.com/watch?v=Qm2PDlIqceU</text:span></text:a> (accessed 2023 Mar 19)</text:p>
      <text:p text:style-name="P206">[2] <text:span text:style-name="T3">SoundCloud</text:span>. (TODO)</text:p>
      <text:p text:style-name="Heading_20_2"><text:bookmark text:name="_i7zs0qbill66"/>[ Kawaii Future Bass Collection Vol.3 ]</text:p>
      <text:p text:style-name="Standard"><text:soft-page-break/><text:span text:style-name="T1">Curator:</text:span> <text:a xlink:type="simple" xlink:href="#_89cr6raqhzzv" text:style-name="ListLabel_20_1801" text:visited-style-name="ListLabel_20_1801"><text:span text:style-name="T2">Dayrin</text:span></text:a></text:p>
      <text:p text:style-name="Standard"><text:span text:style-name="T1">Duration (hr:min:sec):</text:span> 01:00:22 <text:span text:style-name="T4">[1]</text:span></text:p>
      <text:p text:style-name="Standard"><text:span text:style-name="T1">Tracks:</text:span></text:p>
      <text:list xml:id="list3637522517" text:style-name="WWNum179">
        <text:list-item>
          <text:p text:style-name="P201"><text:a xlink:type="simple" xlink:href="#_s2e8srcdxg5e" text:style-name="ListLabel_20_1801" text:visited-style-name="ListLabel_20_1801"><text:span text:style-name="T2">SoLush - Daydreaming</text:span></text:a></text:p>
        </text:list-item>
        <text:list-item>
          <text:p text:style-name="P201"><text:a xlink:type="simple" xlink:href="#_rzk6eq1tbv4e" text:style-name="ListLabel_20_1801" text:visited-style-name="ListLabel_20_1801"><text:span text:style-name="T2">cute girls doing cute things - main heroine</text:span></text:a></text:p>
        </text:list-item>
        <text:list-item>
          <text:p text:style-name="P201"><text:a xlink:type="simple" xlink:href="#_2d34vh5nsicx" text:style-name="ListLabel_20_1801" text:visited-style-name="ListLabel_20_1801"><text:span text:style-name="T2">Nansuke</text:span></text:a><text:a xlink:type="simple" xlink:href="#_2d34vh5nsicx" text:style-name="ListLabel_20_1801" text:visited-style-name="ListLabel_20_1801"><text:span text:style-name="T2"> - Chrysoprase</text:span></text:a></text:p>
        </text:list-item>
        <text:list-item>
          <text:p text:style-name="P201"><text:a xlink:type="simple" xlink:href="#_dknwmb3qjzag" text:style-name="ListLabel_20_1801" text:visited-style-name="ListLabel_20_1801"><text:span text:style-name="T2">Hyp3rsleep - First light</text:span></text:a></text:p>
        </text:list-item>
        <text:list-item>
          <text:p text:style-name="P201"><text:a xlink:type="simple" xlink:href="#_mq9893nfuyt7" text:style-name="ListLabel_20_1801" text:visited-style-name="ListLabel_20_1801"><text:span text:style-name="T2">Stessie - Sprinkles!</text:span></text:a></text:p>
        </text:list-item>
        <text:list-item>
          <text:p text:style-name="P201"><text:a xlink:type="simple" xlink:href="#_f6anqp2abp1w" text:style-name="ListLabel_20_1801" text:visited-style-name="ListLabel_20_1801"><text:span text:style-name="T2">Kirara Magic - Blue Square</text:span></text:a></text:p>
        </text:list-item>
        <text:list-item>
          <text:p text:style-name="P201"><text:a xlink:type="simple" xlink:href="#_z67ft6vz90rg" text:style-name="ListLabel_20_1801" text:visited-style-name="ListLabel_20_1801"><text:span text:style-name="T2">Lewis &amp; </text:span></text:a><text:a xlink:type="simple" xlink:href="#_z67ft6vz90rg" text:style-name="ListLabel_20_1801" text:visited-style-name="ListLabel_20_1801"><text:span text:style-name="T2">Kuccii</text:span></text:a><text:a xlink:type="simple" xlink:href="#_z67ft6vz90rg" text:style-name="ListLabel_20_1801" text:visited-style-name="ListLabel_20_1801"><text:span text:style-name="T2"> - Sunset (Wave Meow Remix)</text:span></text:a></text:p>
        </text:list-item>
        <text:list-item>
          <text:p text:style-name="P201"><text:a xlink:type="simple" xlink:href="#_q3ahqmdv3eue" text:style-name="ListLabel_20_1801" text:visited-style-name="ListLabel_20_1801"><text:span text:style-name="T2">MojiX! - Asatsuyu</text:span></text:a></text:p>
        </text:list-item>
        <text:list-item>
          <text:p text:style-name="P201"><text:a xlink:type="simple" xlink:href="#_ybkojyegp1rt" text:style-name="ListLabel_20_1801" text:visited-style-name="ListLabel_20_1801"><text:span text:style-name="T2">ikura - Takarabako</text:span></text:a></text:p>
        </text:list-item>
        <text:list-item>
          <text:p text:style-name="P201"><text:a xlink:type="simple" xlink:href="#_t57dgpnpqxff" text:style-name="ListLabel_20_1801" text:visited-style-name="ListLabel_20_1801"><text:span text:style-name="T2">tomatoism - Naruhodo</text:span></text:a></text:p>
        </text:list-item>
        <text:list-item>
          <text:p text:style-name="P201"><text:a xlink:type="simple" xlink:href="#_8ljauh4waglr" text:style-name="ListLabel_20_1801" text:visited-style-name="ListLabel_20_1801"><text:span text:style-name="T2">Aika x Trifect x Tenkitsune - Triple Sweet</text:span></text:a></text:p>
        </text:list-item>
        <text:list-item>
          <text:p text:style-name="P201"><text:a xlink:type="simple" xlink:href="#_qb0m2grkcebp" text:style-name="ListLabel_20_1801" text:visited-style-name="ListLabel_20_1801"><text:span text:style-name="T2">nikoi0227 - Feel My Emotions (Mysteka Remix)</text:span></text:a></text:p>
        </text:list-item>
        <text:list-item>
          <text:p text:style-name="P201"><text:a xlink:type="simple" xlink:href="#_54z96ynu8vic" text:style-name="ListLabel_20_1801" text:visited-style-name="ListLabel_20_1801"><text:span text:style-name="T2">Zinnie - Kawaii Wave</text:span></text:a></text:p>
        </text:list-item>
        <text:list-item>
          <text:p text:style-name="P201"><text:a xlink:type="simple" xlink:href="#_y9udvdi5v3gd" text:style-name="ListLabel_20_1801" text:visited-style-name="ListLabel_20_1801"><text:span text:style-name="T2">DarTokki - Cream Soda</text:span></text:a></text:p>
        </text:list-item>
        <text:list-item>
          <text:p text:style-name="P201"><text:a xlink:type="simple" xlink:href="#_mn4affgi1sqf" text:style-name="ListLabel_20_1801" text:visited-style-name="ListLabel_20_1801"><text:span text:style-name="T2">NYOKI - Hangout (Mameyudoufu Remix)</text:span></text:a></text:p>
        </text:list-item>
        <text:list-item>
          <text:p text:style-name="P201"><text:a xlink:type="simple" xlink:href="#_ovvez4ifdqia" text:style-name="ListLabel_20_1801" text:visited-style-name="ListLabel_20_1801"><text:span text:style-name="T2">KODOMOi - Holiday</text:span></text:a></text:p>
        </text:list-item>
        <text:list-item>
          <text:p text:style-name="P201"><text:a xlink:type="simple" xlink:href="#_s3uh2fv5ew1t" text:style-name="ListLabel_20_1801" text:visited-style-name="ListLabel_20_1801"><text:span text:style-name="T2">Pandrezz X PLEEG - Stems</text:span></text:a></text:p>
        </text:list-item>
      </text:list>
      <text:p text:style-name="Standard"><text:span text:style-name="T1">Links:</text:span></text:p>
      <text:p text:style-name="P206">[1] Dayrin (2018 Dec 24). “[ Kawaii Future Bass Collection Vol.3 ]”, <text:span text:style-name="T3">YouTube</text:span>. <text:a xlink:type="simple" xlink:href="https://www.youtube.com/watch?v=oKs_qkGMeRQ" text:style-name="ListLabel_20_1801" text:visited-style-name="ListLabel_20_1801"><text:span text:style-name="T2">https://www.youtube.com/watch?v=oKs_qkGMeRQ</text:span></text:a> (accessed 2023 Mar 26)</text:p>
      <text:p text:style-name="P206">[2] <text:span text:style-name="T3">SoundCloud</text:span>. <text:a xlink:type="simple" xlink:href="https://soundcloud.com/dayrinpromo/sets/kawaii-future-bass" text:style-name="ListLabel_20_1802" text:visited-style-name="ListLabel_20_1802"><text:span text:style-name="T7">https://soundcloud.com/dayrinpromo/sets/kawaii-future-bass</text:span></text:a> (dead link, last checked 2023 Mar 26)</text:p>
      <text:p text:style-name="Heading_20_2"><text:bookmark text:name="_wdwsfg775tbs"/>[ Kawaii Future Bass Collection Vol.4 ]</text:p>
      <text:p text:style-name="Standard"><text:soft-page-break/><text:span text:style-name="T1">Curator:</text:span> <text:a xlink:type="simple" xlink:href="#_89cr6raqhzzv" text:style-name="ListLabel_20_1801" text:visited-style-name="ListLabel_20_1801"><text:span text:style-name="T2">Dayrin</text:span></text:a></text:p>
      <text:p text:style-name="Standard"><text:span text:style-name="T1">Duration (hr:min:sec):</text:span> 01:00:13 <text:span text:style-name="T4">[1]</text:span></text:p>
      <text:p text:style-name="Standard"><text:span text:style-name="T1">Tracks:</text:span></text:p>
      <text:list xml:id="list1059413699" text:style-name="WWNum7">
        <text:list-item>
          <text:p text:style-name="P183"><text:a xlink:type="simple" xlink:href="#_17gdhvv77gjk" text:style-name="ListLabel_20_1801" text:visited-style-name="ListLabel_20_1801"><text:span text:style-name="T2">Hyp3rsleep &amp; SoLush - Lovestruck</text:span></text:a></text:p>
        </text:list-item>
        <text:list-item>
          <text:p text:style-name="P183"><text:a xlink:type="simple" xlink:href="#_r9n4hoau63ad" text:style-name="ListLabel_20_1801" text:visited-style-name="ListLabel_20_1801"><text:span text:style-name="T2">SoLush - Good Morning</text:span></text:a></text:p>
        </text:list-item>
        <text:list-item>
          <text:p text:style-name="P183"><text:a xlink:type="simple" xlink:href="#_3io6oqn7eexe" text:style-name="ListLabel_20_1801" text:visited-style-name="ListLabel_20_1801"><text:span text:style-name="T2">Lafale - Afterglow</text:span></text:a></text:p>
        </text:list-item>
        <text:list-item>
          <text:p text:style-name="P183"><text:a xlink:type="simple" xlink:href="#_qk1nnrh8eywa" text:style-name="ListLabel_20_1801" text:visited-style-name="ListLabel_20_1801"><text:span text:style-name="T2">MojiX! - Ryokou</text:span></text:a></text:p>
        </text:list-item>
        <text:list-item>
          <text:p text:style-name="P183"><text:a xlink:type="simple" xlink:href="#_sdvbcswk3y4g" text:style-name="ListLabel_20_1801" text:visited-style-name="ListLabel_20_1801"><text:span text:style-name="T2">Zinnie - Press Enter!</text:span></text:a></text:p>
        </text:list-item>
        <text:list-item>
          <text:p text:style-name="P183"><text:a xlink:type="simple" xlink:href="#_w5hq9ezecf51" text:style-name="ListLabel_20_1801" text:visited-style-name="ListLabel_20_1801"><text:span text:style-name="T2">BB Yukus - Crimson</text:span></text:a></text:p>
        </text:list-item>
        <text:list-item>
          <text:p text:style-name="P183"><text:a xlink:type="simple" xlink:href="#_2gtvv6786qqp" text:style-name="ListLabel_20_1801" text:visited-style-name="ListLabel_20_1801"><text:span text:style-name="T2">Freezer feat.妃苺 - Dreamin’ Tonight (slumberless Remix)</text:span></text:a></text:p>
        </text:list-item>
        <text:list-item>
          <text:p text:style-name="P183"><text:a xlink:type="simple" xlink:href="#_i22chp3zl4o7" text:style-name="ListLabel_20_1801" text:visited-style-name="ListLabel_20_1801"><text:span text:style-name="T2">nyankobrq - Snorkel</text:span></text:a></text:p>
        </text:list-item>
        <text:list-item>
          <text:p text:style-name="P183"><text:a xlink:type="simple" xlink:href="#_ru4a1ve1i5qh" text:style-name="ListLabel_20_1801" text:visited-style-name="ListLabel_20_1801"><text:span text:style-name="T2">Stessie - Ready</text:span></text:a></text:p>
        </text:list-item>
        <text:list-item>
          <text:p text:style-name="P183"><text:a xlink:type="simple" xlink:href="#_1nxjgk7cxjn" text:style-name="ListLabel_20_1801" text:visited-style-name="ListLabel_20_1801"><text:span text:style-name="T2">Sweet Dove - Treats</text:span></text:a></text:p>
        </text:list-item>
        <text:list-item>
          <text:p text:style-name="P183"><text:a xlink:type="simple" xlink:href="#_76hidtbhks34" text:style-name="ListLabel_20_1801" text:visited-style-name="ListLabel_20_1801"><text:span text:style-name="T2">Kimchisushi</text:span></text:a><text:a xlink:type="simple" xlink:href="#_76hidtbhks34" text:style-name="ListLabel_20_1801" text:visited-style-name="ListLabel_20_1801"><text:span text:style-name="T2"> - Summer</text:span></text:a></text:p>
        </text:list-item>
        <text:list-item>
          <text:p text:style-name="P183"><text:a xlink:type="simple" xlink:href="#_ck4itggrrgbw" text:style-name="ListLabel_20_1801" text:visited-style-name="ListLabel_20_1801"><text:span text:style-name="T2">Miruku - After School</text:span></text:a></text:p>
        </text:list-item>
        <text:list-item>
          <text:p text:style-name="P183"><text:a xlink:type="simple" xlink:href="#_qszco2gz1dfk" text:style-name="ListLabel_20_1801" text:visited-style-name="ListLabel_20_1801"><text:span text:style-name="T2">B3LLA - Hirune</text:span></text:a> (removed on SoundCloud version <text:span text:style-name="T4">[2]</text:span>)</text:p>
        </text:list-item>
        <text:list-item>
          <text:p text:style-name="P183"><text:a xlink:type="simple" xlink:href="#_eke9mkln4bh9" text:style-name="ListLabel_20_1801" text:visited-style-name="ListLabel_20_1801"><text:span text:style-name="T2">Jotori - Summer Rain</text:span></text:a></text:p>
        </text:list-item>
        <text:list-item>
          <text:p text:style-name="P183"><text:a xlink:type="simple" xlink:href="#_fe30zx8g2yy" text:style-name="ListLabel_20_1801" text:visited-style-name="ListLabel_20_1801"><text:span text:style-name="T2">Systile - Marmalade</text:span></text:a></text:p>
        </text:list-item>
        <text:list-item>
          <text:p text:style-name="P183"><text:a xlink:type="simple" xlink:href="#_5tc5ey44tutd" text:style-name="ListLabel_20_1801" text:visited-style-name="ListLabel_20_1801"><text:span text:style-name="T2">Project </text:span></text:a><text:a xlink:type="simple" xlink:href="#_5tc5ey44tutd" text:style-name="ListLabel_20_1801" text:visited-style-name="ListLabel_20_1801"><text:span text:style-name="T2">Skylate</text:span></text:a><text:a xlink:type="simple" xlink:href="#_5tc5ey44tutd" text:style-name="ListLabel_20_1801" text:visited-style-name="ListLabel_20_1801"><text:span text:style-name="T2"> - Green Tea (feat. Lyrit)</text:span></text:a></text:p>
        </text:list-item>
        <text:list-item>
          <text:p text:style-name="P183"><text:a xlink:type="simple" xlink:href="#_v5knoavk71y1" text:style-name="ListLabel_20_1801" text:visited-style-name="ListLabel_20_1801"><text:span text:style-name="T2">Street - 何も考えてない時の僕</text:span></text:a></text:p>
        </text:list-item>
      </text:list>
      <text:p text:style-name="Standard"><text:span text:style-name="T1">Links:</text:span></text:p>
      <text:p text:style-name="P206">[1] Dayrin (2019 July 27). “[ Kawaii Future Bass Collection Vol.4 ]”, <text:span text:style-name="T3">YouTube</text:span>. <text:a xlink:type="simple" xlink:href="https://www.youtube.com/watch?v=7YBhELlC8Bc" text:style-name="ListLabel_20_1801" text:visited-style-name="ListLabel_20_1801"><text:span text:style-name="T2">https://www.youtube.com/watch?v=7YBhELlC8Bc</text:span></text:a> (accessed 2023 Mar 26)</text:p>
      <text:p text:style-name="P206">[2] Dayrin (2019 July 27). “Kawaii Future Bass (2019.07)”, <text:span text:style-name="T3">SoundCloud</text:span>. <text:a xlink:type="simple" xlink:href="https://soundcloud.com/dayrinpromo/sets/kawaii-future-bass-2019" text:style-name="ListLabel_20_1801" text:visited-style-name="ListLabel_20_1801"><text:span text:style-name="T2">https://soundcloud.com/dayrinpromo/sets/kawaii-future-bass-2019</text:span></text:a> (TODO)</text:p>
      <text:p text:style-name="Heading_20_2"><text:bookmark text:name="_93gewzy6y5q9"/>Mix - Music Anime Kawaii</text:p>
      <text:p text:style-name="Standard"><text:soft-page-break/><text:span text:style-name="T1">Curator:</text:span> <text:a xlink:type="simple" xlink:href="#_cihklklewrgy" text:style-name="ListLabel_20_1801" text:visited-style-name="ListLabel_20_1801"><text:span text:style-name="T2">K - Music Sweet</text:span></text:a></text:p>
      <text:p text:style-name="Standard"><text:span text:style-name="T1">Tracks:</text:span> (TODO: create individual song entries)</text:p>
      <text:list xml:id="list3216140393" text:style-name="WWNum65">
        <text:list-item>
          <text:p text:style-name="P202">Karuta Roromiya (CV: Kana Hanazawa) - Sweets Parade</text:p>
        </text:list-item>
        <text:list-item>
          <text:p text:style-name="P202">Miku Sawai - Colorful (Kamaboko Remix)</text:p>
        </text:list-item>
        <text:list-item>
          <text:p text:style-name="P202">Sengoku Nadeko (CV: Kana Hanazawa) - Renai Circulation (removed in YouTube version)</text:p>
        </text:list-item>
        <text:list-item>
          <text:p text:style-name="P202">Kosaki Onodera (CV: Kana Hanazawa) - Recover Decoration (Android52 Remix)</text:p>
        </text:list-item>
        <text:list-item>
          <text:p text:style-name="P202">Tsukihi Araragi (CV: Yuka Iguchi) - Platinum Disco</text:p>
        </text:list-item>
        <text:list-item>
          <text:p text:style-name="P202">Nana Ebina (CV: Akari Kageyama) - Sweet Sweet Everytime Sweet (Android52 Remix)</text:p>
        </text:list-item>
        <text:list-item>
          <text:p text:style-name="P202">Tomggg - Butter Sugar Cream (feat. tsvaci)</text:p>
        </text:list-item>
        <text:list-item>
          <text:p text:style-name="P202">Nana Ebina (CV: Akari Kageyama) - Soida Bane</text:p>
        </text:list-item>
        <text:list-item>
          <text:p text:style-name="P202">Doma Umaru (CV: Tanaka Aimi) - Hidamari Days (Umaru ver.)</text:p>
        </text:list-item>
        <text:list-item>
          <text:p text:style-name="P202">Tachibana Sylphy (CV: Furukawa Yurina) - T.S.F in Japan! [Stereoman Remix]</text:p>
        </text:list-item>
      </text:list>
      <text:p text:style-name="P186"><text:span text:style-name="T1">Links:</text:span></text:p>
      <text:p text:style-name="P205">[1] K - Music Sweet [J-Pop] (2016 Sept 06). “Mix - Music Anime Kawaii”, <text:span text:style-name="T3">YouTube</text:span>. <text:a xlink:type="simple" xlink:href="https://www.youtube.com/watch?v=0ODe-NcoWwo" text:style-name="ListLabel_20_1801" text:visited-style-name="ListLabel_20_1801"><text:span text:style-name="T2">https://www.youtube.com/watch?v=</text:span></text:a><text:a xlink:type="simple" xlink:href="https://www.youtube.com/watch?v=0ODe-NcoWwo" text:style-name="ListLabel_20_1801" text:visited-style-name="ListLabel_20_1801"><text:span text:style-name="T2">0ODe-NcoWwo</text:span></text:a> (accessed 2023 Mar 05)</text:p>
      <text:p text:style-name="P205">[2] <text:span text:style-name="T3">SoundCloud</text:span>. <text:a xlink:type="simple" xlink:href="https://soundcloud.com/kmusicsweet/mix-music-anime" text:style-name="ListLabel_20_1801" text:visited-style-name="ListLabel_20_1801"><text:span text:style-name="T2">https://soundcloud.com/kmusicsweet/mix-music-anime</text:span></text:a> (TODO)</text:p>
      <text:p text:style-name="Heading_20_2"><text:bookmark text:name="_62b87rxre4zj"/>Special✦Amazing Kawaii✦Anime Moe!~♫Most Beautiful &amp; Cutest EDM | Kawaii Music♫</text:p>
      <text:p text:style-name="Standard"><text:span text:style-name="T1">Curator:</text:span> <text:a xlink:type="simple" xlink:href="#_3242d6qquv6" text:style-name="ListLabel_20_1801" text:visited-style-name="ListLabel_20_1801"><text:span text:style-name="T2">ღ AkoMusic ღ</text:span></text:a></text:p>
      <text:p text:style-name="Standard"><text:span text:style-name="T1">Tracks: </text:span>(TODO: create individual song entries)</text:p>
      <text:list xml:id="list1628948392" text:style-name="WWNum170">
        <text:list-item>
          <text:p text:style-name="P203">unmo - dog driving</text:p>
        </text:list-item>
        <text:list-item>
          <text:p text:style-name="P203">Wisp X - Snowdrift</text:p>
        </text:list-item>
        <text:list-item>
          <text:p text:style-name="P203">SnoweeD - Will (Tenkitsune &amp; MLKSHK! Remix)</text:p>
        </text:list-item>
        <text:list-item>
          <text:p text:style-name="P203">PLEEG - Dream</text:p>
        </text:list-item>
        <text:list-item>
          <text:p text:style-name="P203">Rekanan - REFLECTION (feat. アンテナガール)[Batsu Remix]</text:p>
        </text:list-item>
        <text:list-item>
          <text:p text:style-name="P203">nyankobrq - Memories</text:p>
        </text:list-item>
        <text:list-item>
          <text:p text:style-name="P203"><text:soft-page-break/>Trifect - Pocari</text:p>
        </text:list-item>
        <text:list-item>
          <text:p text:style-name="P203">Meeyo - Bonbon</text:p>
        </text:list-item>
        <text:list-item>
          <text:p text:style-name="P203">Honey Milk - Fleeting</text:p>
        </text:list-item>
        <text:list-item>
          <text:p text:style-name="P203">Slappy - Droplet Drive</text:p>
        </text:list-item>
        <text:list-item>
          <text:p text:style-name="P203">MYLK - Dream Catcher (Blue Satellite Remix)</text:p>
        </text:list-item>
        <text:list-item>
          <text:p text:style-name="P203">Foxful - Starfruit</text:p>
        </text:list-item>
        <text:list-item>
          <text:p text:style-name="P203">FiASKO ( ｡•ㅅ• ｡) ため息 - Moshi Moshi (もしもし)</text:p>
        </text:list-item>
        <text:list-item>
          <text:p text:style-name="P203">Claris - Irony (Amidst Remix)</text:p>
        </text:list-item>
        <text:list-item>
          <text:p text:style-name="P203">MojiX! x Elkuu - Minamo</text:p>
        </text:list-item>
        <text:list-item>
          <text:p text:style-name="P203">Harito - Caprice Heart</text:p>
        </text:list-item>
        <text:list-item>
          <text:p text:style-name="P203"><text:a xlink:type="simple" xlink:href="#_zi4xeh3suh1q" text:style-name="ListLabel_20_1801" text:visited-style-name="ListLabel_20_1801"><text:span text:style-name="T2">NIEWALS - Cocoa Blow</text:span></text:a></text:p>
        </text:list-item>
        <text:list-item>
          <text:p text:style-name="P203">Omniboi - BonBon [ボンボン]</text:p>
        </text:list-item>
        <text:list-item>
          <text:p text:style-name="P203"><text:a xlink:type="simple" xlink:href="#_i1drzc43g9e" text:style-name="ListLabel_20_1801" text:visited-style-name="ListLabel_20_1801"><text:span text:style-name="T2">LOIS (ㆁvㆁ) - Spotlight</text:span></text:a></text:p>
        </text:list-item>
      </text:list>
      <text:p text:style-name="Standard"><text:span text:style-name="T1">Links:</text:span></text:p>
      <text:p text:style-name="P205">[1] ღ AkoMusic ღ (2018 Feb 12). “Special✦Amazing Kawaii✦Anime Moe!~♫Most Beautiful &amp; Cutest EDM | Kawaii Music♫”, <text:span text:style-name="T3">YouTube</text:span>. <text:a xlink:type="simple" xlink:href="https://www.youtube.com/watch?v=oRTVwx7GkOI" text:style-name="ListLabel_20_1801" text:visited-style-name="ListLabel_20_1801"><text:span text:style-name="T2">https://www.youtube.com/watch?v=oRTVwx7GkOI</text:span></text:a> (accessed 2023 Mar 11)</text:p>
      <text:p text:style-name="Heading_20_2"><text:bookmark text:name="_dcx7g6821zw"/>[神曲] Kawaii EDMオススメ10曲 [まとめ]</text:p>
      <text:p text:style-name="Standard"><text:span text:style-name="T1">Tracks:</text:span></text:p>
      <text:list xml:id="list252366771" text:style-name="WWNum58">
        <text:list-item>
          <text:p text:style-name="P204"><text:a xlink:type="simple" xlink:href="#_lbe1s0s6a1u" text:style-name="ListLabel_20_1801" text:visited-style-name="ListLabel_20_1801"><text:span text:style-name="T2">Yunomi - ジェリーフィッシュ (feat. ローラーガール)</text:span></text:a></text:p>
        </text:list-item>
        <text:list-item>
          <text:p text:style-name="P204"><text:a xlink:type="simple" xlink:href="#_l17sohn3om95" text:style-name="ListLabel_20_1801" text:visited-style-name="ListLabel_20_1801"><text:span text:style-name="T2">FusionNFire - Nostalgica</text:span></text:a></text:p>
        </text:list-item>
        <text:list-item>
          <text:p text:style-name="P204"><text:a xlink:type="simple" xlink:href="#_i4nutlb6i5is" text:style-name="ListLabel_20_1802" text:visited-style-name="ListLabel_20_1802"><text:span text:style-name="T7">dark cat - BUBBLE TEA (feat. juu &amp; cinders)</text:span></text:a> (removed)</text:p>
        </text:list-item>
        <text:list-item>
          <text:p text:style-name="P204"><text:a xlink:type="simple" xlink:href="#_qwbeeyyp7ofl" text:style-name="ListLabel_20_1801" text:visited-style-name="ListLabel_20_1801"><text:span text:style-name="T2">RUQOA - Sweet Crepe</text:span></text:a></text:p>
        </text:list-item>
        <text:list-item>
          <text:p text:style-name="P204"><text:a xlink:type="simple" xlink:href="#_1yzfia6vt4ji" text:style-name="ListLabel_20_1801" text:visited-style-name="ListLabel_20_1801"><text:span text:style-name="T2">KODOMOi - Sunny</text:span></text:a></text:p>
        </text:list-item>
        <text:list-item>
          <text:p text:style-name="P204"><text:a xlink:type="simple" xlink:href="#_j4qfxc2669ll" text:style-name="ListLabel_20_1801" text:visited-style-name="ListLabel_20_1801"><text:span text:style-name="T2">Choice Scarf - Signal</text:span></text:a></text:p>
        </text:list-item>
        <text:list-item>
          <text:p text:style-name="P204"><text:a xlink:type="simple" xlink:href="#_5k37wgwemjkh" text:style-name="ListLabel_20_1801" text:visited-style-name="ListLabel_20_1801"><text:span text:style-name="T2">PIKASONIC - Miss You</text:span></text:a></text:p>
        </text:list-item>
        <text:list-item>
          <text:p text:style-name="P204"><text:soft-page-break/><text:a xlink:type="simple" xlink:href="#_gth6a0yw9cgf" text:style-name="ListLabel_20_1801" text:visited-style-name="ListLabel_20_1801"><text:span text:style-name="T2">SoLush - Sakura</text:span></text:a></text:p>
        </text:list-item>
        <text:list-item>
          <text:p text:style-name="P204"><text:a xlink:type="simple" xlink:href="#_2g5rfrfv9dn7" text:style-name="ListLabel_20_1801" text:visited-style-name="ListLabel_20_1801"><text:span text:style-name="T2">OHEY - SHINE</text:span></text:a></text:p>
        </text:list-item>
        <text:list-item>
          <text:p text:style-name="P204"><text:a xlink:type="simple" xlink:href="#_ure7ayauxzjr" text:style-name="ListLabel_20_1801" text:visited-style-name="ListLabel_20_1801"><text:span text:style-name="T2">Syui - Isekai</text:span></text:a></text:p>
        </text:list-item>
      </text:list>
      <text:p text:style-name="P186"><text:span text:style-name="T1">Links:</text:span></text:p>
      <text:p text:style-name="P189">[1] SAMURAI BOY活動休止中 (2018 Nov 04) “[神曲] Kawaii EDMオススメ10曲 [まとめ]”, YouTube. <text:a xlink:type="simple" xlink:href="https://www.youtube.com/watch?v=lN04a48Ba9I" text:style-name="ListLabel_20_1801" text:visited-style-name="ListLabel_20_1801"><text:span text:style-name="T2">https://www.youtube.com/watch?v=lN04a48Ba9I</text:span></text:a> (accessed 2023 Mar 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fo:font-weight="bold"/>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fo:font-size="11pt"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text-underline-style="none"/>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text-underline-style="none"/>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text-underline-style="none"/>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text-underline-style="none"/>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text-underline-style="none"/>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text-underline-style="none"/>
    </style:style>
    <style:style style:name="ListLabel_20_1253" style:display-name="ListLabel 1253" style:family="text">
      <style:text-properties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text-underline-style="none"/>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text-underline-style="none"/>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text-underline-style="none"/>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style:style>
    <style:style style:name="ListLabel_20_1316" style:display-name="ListLabel 1316" style:family="text">
      <style:text-properties style:text-underline-style="none"/>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style:text-underline-style="none"/>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style:style style:name="ListLabel_20_1351" style:display-name="ListLabel 1351" style:family="text">
      <style:text-properties style:text-underline-style="non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style:text-underline-style="none"/>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style:style>
    <style:style style:name="ListLabel_20_1370" style:display-name="ListLabel 1370" style:family="text">
      <style:text-properties style:text-underline-style="none"/>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style:text-underline-style="none"/>
    </style:style>
    <style:style style:name="ListLabel_20_1379" style:display-name="ListLabel 1379" style:family="text">
      <style:text-properties style:text-underline-style="none"/>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style:text-underline-style="none"/>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ListLabel_20_1396" style:display-name="ListLabel 1396" style:family="text">
      <style:text-properties style:text-underline-style="none"/>
    </style:style>
    <style:style style:name="ListLabel_20_1397" style:display-name="ListLabel 1397" style:family="text">
      <style:text-properties style:text-underline-style="none"/>
    </style:style>
    <style:style style:name="ListLabel_20_1398" style:display-name="ListLabel 1398" style:family="text">
      <style:text-properties style:text-underline-style="none"/>
    </style:style>
    <style:style style:name="ListLabel_20_1399" style:display-name="ListLabel 1399" style:family="text">
      <style:text-properties style:text-underline-style="none"/>
    </style:style>
    <style:style style:name="ListLabel_20_1400" style:display-name="ListLabel 1400" style:family="text">
      <style:text-properties style:text-underline-style="none"/>
    </style:style>
    <style:style style:name="ListLabel_20_1401" style:display-name="ListLabel 1401" style:family="text">
      <style:text-properties style:text-underline-style="none"/>
    </style:style>
    <style:style style:name="ListLabel_20_1402" style:display-name="ListLabel 1402" style:family="text">
      <style:text-properties style:text-underline-style="none"/>
    </style:style>
    <style:style style:name="ListLabel_20_1403" style:display-name="ListLabel 1403" style:family="text">
      <style:text-properties style:text-underline-style="none"/>
    </style:style>
    <style:style style:name="ListLabel_20_1404" style:display-name="ListLabel 1404" style:family="text">
      <style:text-properties style:text-underline-style="none"/>
    </style:style>
    <style:style style:name="ListLabel_20_1405" style:display-name="ListLabel 1405" style:family="text">
      <style:text-properties style:text-underline-style="none"/>
    </style:style>
    <style:style style:name="ListLabel_20_1406" style:display-name="ListLabel 1406" style:family="text">
      <style:text-properties style:text-underline-style="none"/>
    </style:style>
    <style:style style:name="ListLabel_20_1407" style:display-name="ListLabel 1407" style:family="text">
      <style:text-properties style:text-underline-style="none"/>
    </style:style>
    <style:style style:name="ListLabel_20_1408" style:display-name="ListLabel 1408" style:family="text">
      <style:text-properties style:text-underline-style="none"/>
    </style:style>
    <style:style style:name="ListLabel_20_1409" style:display-name="ListLabel 1409" style:family="text">
      <style:text-properties style:text-underline-style="none"/>
    </style:style>
    <style:style style:name="ListLabel_20_1410" style:display-name="ListLabel 1410" style:family="text">
      <style:text-properties style:text-underline-style="none"/>
    </style:style>
    <style:style style:name="ListLabel_20_1411" style:display-name="ListLabel 1411" style:family="text">
      <style:text-properties style:text-underline-style="none"/>
    </style:style>
    <style:style style:name="ListLabel_20_1412" style:display-name="ListLabel 1412" style:family="text">
      <style:text-properties style:text-underline-style="none"/>
    </style:style>
    <style:style style:name="ListLabel_20_1413" style:display-name="ListLabel 1413" style:family="text">
      <style:text-properties style:text-underline-style="none"/>
    </style:style>
    <style:style style:name="ListLabel_20_1414" style:display-name="ListLabel 1414" style:family="text">
      <style:text-properties style:text-underline-style="none"/>
    </style:style>
    <style:style style:name="ListLabel_20_1415" style:display-name="ListLabel 1415" style:family="text">
      <style:text-properties style:text-underline-style="none"/>
    </style:style>
    <style:style style:name="ListLabel_20_1416" style:display-name="ListLabel 1416" style:family="text">
      <style:text-properties style:text-underline-style="none"/>
    </style:style>
    <style:style style:name="ListLabel_20_1417" style:display-name="ListLabel 1417" style:family="text">
      <style:text-properties style:text-underline-style="none"/>
    </style:style>
    <style:style style:name="ListLabel_20_1418" style:display-name="ListLabel 1418" style:family="text">
      <style:text-properties style:text-underline-style="none"/>
    </style:style>
    <style:style style:name="ListLabel_20_1419" style:display-name="ListLabel 1419" style:family="text">
      <style:text-properties style:text-underline-style="none"/>
    </style:style>
    <style:style style:name="ListLabel_20_1420" style:display-name="ListLabel 1420" style:family="text">
      <style:text-properties style:text-underline-style="none"/>
    </style:style>
    <style:style style:name="ListLabel_20_1421" style:display-name="ListLabel 1421" style:family="text">
      <style:text-properties style:text-underline-style="none"/>
    </style:style>
    <style:style style:name="ListLabel_20_1422" style:display-name="ListLabel 1422" style:family="text">
      <style:text-properties style:text-underline-style="none"/>
    </style:style>
    <style:style style:name="ListLabel_20_1423" style:display-name="ListLabel 1423" style:family="text">
      <style:text-properties style:text-underline-style="none"/>
    </style:style>
    <style:style style:name="ListLabel_20_1424" style:display-name="ListLabel 1424" style:family="text">
      <style:text-properties style:text-underline-style="none"/>
    </style:style>
    <style:style style:name="ListLabel_20_1425" style:display-name="ListLabel 1425" style:family="text">
      <style:text-properties style:text-underline-style="none"/>
    </style:style>
    <style:style style:name="ListLabel_20_1426" style:display-name="ListLabel 1426" style:family="text">
      <style:text-properties style:text-underline-style="none"/>
    </style:style>
    <style:style style:name="ListLabel_20_1427" style:display-name="ListLabel 1427" style:family="text">
      <style:text-properties style:text-underline-style="none"/>
    </style:style>
    <style:style style:name="ListLabel_20_1428" style:display-name="ListLabel 1428" style:family="text">
      <style:text-properties style:text-underline-style="none"/>
    </style:style>
    <style:style style:name="ListLabel_20_1429" style:display-name="ListLabel 1429" style:family="text">
      <style:text-properties style:text-underline-style="none"/>
    </style:style>
    <style:style style:name="ListLabel_20_1430" style:display-name="ListLabel 1430" style:family="text">
      <style:text-properties style:text-underline-style="none"/>
    </style:style>
    <style:style style:name="ListLabel_20_1431" style:display-name="ListLabel 1431" style:family="text">
      <style:text-properties style:text-underline-style="none"/>
    </style:style>
    <style:style style:name="ListLabel_20_1432" style:display-name="ListLabel 1432" style:family="text">
      <style:text-properties style:text-underline-style="none"/>
    </style:style>
    <style:style style:name="ListLabel_20_1433" style:display-name="ListLabel 1433" style:family="text">
      <style:text-properties style:text-underline-style="none"/>
    </style:style>
    <style:style style:name="ListLabel_20_1434" style:display-name="ListLabel 1434" style:family="text">
      <style:text-properties style:text-underline-style="none"/>
    </style:style>
    <style:style style:name="ListLabel_20_1435" style:display-name="ListLabel 1435" style:family="text">
      <style:text-properties style:text-underline-style="none"/>
    </style:style>
    <style:style style:name="ListLabel_20_1436" style:display-name="ListLabel 1436" style:family="text">
      <style:text-properties style:text-underline-style="none"/>
    </style:style>
    <style:style style:name="ListLabel_20_1437" style:display-name="ListLabel 1437" style:family="text">
      <style:text-properties style:text-underline-style="none"/>
    </style:style>
    <style:style style:name="ListLabel_20_1438" style:display-name="ListLabel 1438" style:family="text">
      <style:text-properties style:text-underline-style="none"/>
    </style:style>
    <style:style style:name="ListLabel_20_1439" style:display-name="ListLabel 1439" style:family="text">
      <style:text-properties style:text-underline-style="none"/>
    </style:style>
    <style:style style:name="ListLabel_20_1440" style:display-name="ListLabel 1440" style:family="text">
      <style:text-properties style:text-underline-style="none"/>
    </style:style>
    <style:style style:name="ListLabel_20_1441" style:display-name="ListLabel 1441" style:family="text">
      <style:text-properties style:text-underline-style="none"/>
    </style:style>
    <style:style style:name="ListLabel_20_1442" style:display-name="ListLabel 1442" style:family="text">
      <style:text-properties style:text-underline-style="none"/>
    </style:style>
    <style:style style:name="ListLabel_20_1443" style:display-name="ListLabel 1443" style:family="text">
      <style:text-properties style:text-underline-style="none"/>
    </style:style>
    <style:style style:name="ListLabel_20_1444" style:display-name="ListLabel 1444" style:family="text">
      <style:text-properties style:text-underline-style="none"/>
    </style:style>
    <style:style style:name="ListLabel_20_1445" style:display-name="ListLabel 1445" style:family="text">
      <style:text-properties style:text-underline-style="none"/>
    </style:style>
    <style:style style:name="ListLabel_20_1446" style:display-name="ListLabel 1446" style:family="text">
      <style:text-properties style:text-underline-style="none"/>
    </style:style>
    <style:style style:name="ListLabel_20_1447" style:display-name="ListLabel 1447" style:family="text">
      <style:text-properties style:text-underline-style="none"/>
    </style:style>
    <style:style style:name="ListLabel_20_1448" style:display-name="ListLabel 1448" style:family="text">
      <style:text-properties style:text-underline-style="none"/>
    </style:style>
    <style:style style:name="ListLabel_20_1449" style:display-name="ListLabel 1449" style:family="text">
      <style:text-properties style:text-underline-style="none"/>
    </style:style>
    <style:style style:name="ListLabel_20_1450" style:display-name="ListLabel 1450" style:family="text">
      <style:text-properties style:text-underline-style="none"/>
    </style:style>
    <style:style style:name="ListLabel_20_1451" style:display-name="ListLabel 1451" style:family="text">
      <style:text-properties style:text-underline-style="none"/>
    </style:style>
    <style:style style:name="ListLabel_20_1452" style:display-name="ListLabel 1452" style:family="text">
      <style:text-properties style:text-underline-style="none"/>
    </style:style>
    <style:style style:name="ListLabel_20_1453" style:display-name="ListLabel 1453" style:family="text">
      <style:text-properties style:text-underline-style="none"/>
    </style:style>
    <style:style style:name="ListLabel_20_1454" style:display-name="ListLabel 1454" style:family="text">
      <style:text-properties style:text-underline-style="none"/>
    </style:style>
    <style:style style:name="ListLabel_20_1455" style:display-name="ListLabel 1455" style:family="text">
      <style:text-properties style:text-underline-style="none"/>
    </style:style>
    <style:style style:name="ListLabel_20_1456" style:display-name="ListLabel 1456" style:family="text">
      <style:text-properties style:text-underline-style="none"/>
    </style:style>
    <style:style style:name="ListLabel_20_1457" style:display-name="ListLabel 1457" style:family="text">
      <style:text-properties style:text-underline-style="none"/>
    </style:style>
    <style:style style:name="ListLabel_20_1458" style:display-name="ListLabel 1458" style:family="text">
      <style:text-properties style:text-underline-style="none"/>
    </style:style>
    <style:style style:name="ListLabel_20_1459" style:display-name="ListLabel 1459" style:family="text">
      <style:text-properties style:text-underline-style="none"/>
    </style:style>
    <style:style style:name="ListLabel_20_1460" style:display-name="ListLabel 1460" style:family="text">
      <style:text-properties style:text-underline-style="none"/>
    </style:style>
    <style:style style:name="ListLabel_20_1461" style:display-name="ListLabel 1461" style:family="text">
      <style:text-properties style:text-underline-style="none"/>
    </style:style>
    <style:style style:name="ListLabel_20_1462" style:display-name="ListLabel 1462" style:family="text">
      <style:text-properties style:text-underline-style="none"/>
    </style:style>
    <style:style style:name="ListLabel_20_1463" style:display-name="ListLabel 1463" style:family="text">
      <style:text-properties style:text-underline-style="none"/>
    </style:style>
    <style:style style:name="ListLabel_20_1464" style:display-name="ListLabel 1464" style:family="text">
      <style:text-properties style:text-underline-style="none"/>
    </style:style>
    <style:style style:name="ListLabel_20_1465" style:display-name="ListLabel 1465" style:family="text">
      <style:text-properties style:text-underline-style="none"/>
    </style:style>
    <style:style style:name="ListLabel_20_1466" style:display-name="ListLabel 1466" style:family="text">
      <style:text-properties style:text-underline-style="none"/>
    </style:style>
    <style:style style:name="ListLabel_20_1467" style:display-name="ListLabel 1467" style:family="text">
      <style:text-properties style:text-underline-style="none"/>
    </style:style>
    <style:style style:name="ListLabel_20_1468" style:display-name="ListLabel 1468" style:family="text">
      <style:text-properties style:text-underline-style="none"/>
    </style:style>
    <style:style style:name="ListLabel_20_1469" style:display-name="ListLabel 1469" style:family="text">
      <style:text-properties style:text-underline-style="none"/>
    </style:style>
    <style:style style:name="ListLabel_20_1470" style:display-name="ListLabel 1470" style:family="text">
      <style:text-properties style:text-underline-style="none"/>
    </style:style>
    <style:style style:name="ListLabel_20_1471" style:display-name="ListLabel 1471" style:family="text">
      <style:text-properties style:text-underline-style="none"/>
    </style:style>
    <style:style style:name="ListLabel_20_1472" style:display-name="ListLabel 1472" style:family="text">
      <style:text-properties style:text-underline-style="none"/>
    </style:style>
    <style:style style:name="ListLabel_20_1473" style:display-name="ListLabel 1473" style:family="text">
      <style:text-properties style:text-underline-style="none"/>
    </style:style>
    <style:style style:name="ListLabel_20_1474" style:display-name="ListLabel 1474" style:family="text">
      <style:text-properties style:text-underline-style="none"/>
    </style:style>
    <style:style style:name="ListLabel_20_1475" style:display-name="ListLabel 1475" style:family="text">
      <style:text-properties style:text-underline-style="none"/>
    </style:style>
    <style:style style:name="ListLabel_20_1476" style:display-name="ListLabel 1476" style:family="text">
      <style:text-properties style:text-underline-style="none"/>
    </style:style>
    <style:style style:name="ListLabel_20_1477" style:display-name="ListLabel 1477" style:family="text">
      <style:text-properties style:text-underline-style="none"/>
    </style:style>
    <style:style style:name="ListLabel_20_1478" style:display-name="ListLabel 1478" style:family="text">
      <style:text-properties style:text-underline-style="none"/>
    </style:style>
    <style:style style:name="ListLabel_20_1479" style:display-name="ListLabel 1479" style:family="text">
      <style:text-properties style:text-underline-style="none"/>
    </style:style>
    <style:style style:name="ListLabel_20_1480" style:display-name="ListLabel 1480" style:family="text">
      <style:text-properties style:text-underline-style="none"/>
    </style:style>
    <style:style style:name="ListLabel_20_1481" style:display-name="ListLabel 1481" style:family="text">
      <style:text-properties style:text-underline-style="none"/>
    </style:style>
    <style:style style:name="ListLabel_20_1482" style:display-name="ListLabel 1482" style:family="text">
      <style:text-properties style:text-underline-style="none"/>
    </style:style>
    <style:style style:name="ListLabel_20_1483" style:display-name="ListLabel 1483" style:family="text">
      <style:text-properties style:text-underline-style="none"/>
    </style:style>
    <style:style style:name="ListLabel_20_1484" style:display-name="ListLabel 1484" style:family="text">
      <style:text-properties style:text-underline-style="none"/>
    </style:style>
    <style:style style:name="ListLabel_20_1485" style:display-name="ListLabel 1485" style:family="text">
      <style:text-properties style:text-underline-style="none"/>
    </style:style>
    <style:style style:name="ListLabel_20_1486" style:display-name="ListLabel 1486" style:family="text">
      <style:text-properties style:text-underline-style="none"/>
    </style:style>
    <style:style style:name="ListLabel_20_1487" style:display-name="ListLabel 1487" style:family="text">
      <style:text-properties style:text-underline-style="none"/>
    </style:style>
    <style:style style:name="ListLabel_20_1488" style:display-name="ListLabel 1488" style:family="text">
      <style:text-properties style:text-underline-style="none"/>
    </style:style>
    <style:style style:name="ListLabel_20_1489" style:display-name="ListLabel 1489" style:family="text">
      <style:text-properties style:text-underline-style="none"/>
    </style:style>
    <style:style style:name="ListLabel_20_1490" style:display-name="ListLabel 1490" style:family="text">
      <style:text-properties style:text-underline-style="none"/>
    </style:style>
    <style:style style:name="ListLabel_20_1491" style:display-name="ListLabel 1491" style:family="text">
      <style:text-properties style:text-underline-style="none"/>
    </style:style>
    <style:style style:name="ListLabel_20_1492" style:display-name="ListLabel 1492" style:family="text">
      <style:text-properties style:text-underline-style="none"/>
    </style:style>
    <style:style style:name="ListLabel_20_1493" style:display-name="ListLabel 1493" style:family="text">
      <style:text-properties style:text-underline-style="none"/>
    </style:style>
    <style:style style:name="ListLabel_20_1494" style:display-name="ListLabel 1494" style:family="text">
      <style:text-properties style:text-underline-style="none"/>
    </style:style>
    <style:style style:name="ListLabel_20_1495" style:display-name="ListLabel 1495" style:family="text">
      <style:text-properties style:text-underline-style="none"/>
    </style:style>
    <style:style style:name="ListLabel_20_1496" style:display-name="ListLabel 1496" style:family="text">
      <style:text-properties style:text-underline-style="none"/>
    </style:style>
    <style:style style:name="ListLabel_20_1497" style:display-name="ListLabel 1497" style:family="text">
      <style:text-properties style:text-underline-style="none"/>
    </style:style>
    <style:style style:name="ListLabel_20_1498" style:display-name="ListLabel 1498" style:family="text">
      <style:text-properties style:text-underline-style="none"/>
    </style:style>
    <style:style style:name="ListLabel_20_1499" style:display-name="ListLabel 1499" style:family="text">
      <style:text-properties style:text-underline-style="none"/>
    </style:style>
    <style:style style:name="ListLabel_20_1500" style:display-name="ListLabel 1500" style:family="text">
      <style:text-properties style:text-underline-style="none"/>
    </style:style>
    <style:style style:name="ListLabel_20_1501" style:display-name="ListLabel 1501" style:family="text">
      <style:text-properties style:text-underline-style="none"/>
    </style:style>
    <style:style style:name="ListLabel_20_1502" style:display-name="ListLabel 1502" style:family="text">
      <style:text-properties style:text-underline-style="none"/>
    </style:style>
    <style:style style:name="ListLabel_20_1503" style:display-name="ListLabel 1503" style:family="text">
      <style:text-properties style:text-underline-style="none"/>
    </style:style>
    <style:style style:name="ListLabel_20_1504" style:display-name="ListLabel 1504" style:family="text">
      <style:text-properties style:text-underline-style="none"/>
    </style:style>
    <style:style style:name="ListLabel_20_1505" style:display-name="ListLabel 1505" style:family="text">
      <style:text-properties style:text-underline-style="none"/>
    </style:style>
    <style:style style:name="ListLabel_20_1506" style:display-name="ListLabel 1506" style:family="text">
      <style:text-properties style:text-underline-style="none"/>
    </style:style>
    <style:style style:name="ListLabel_20_1507" style:display-name="ListLabel 1507" style:family="text">
      <style:text-properties style:text-underline-style="none"/>
    </style:style>
    <style:style style:name="ListLabel_20_1508" style:display-name="ListLabel 1508" style:family="text">
      <style:text-properties style:text-underline-style="none"/>
    </style:style>
    <style:style style:name="ListLabel_20_1509" style:display-name="ListLabel 1509" style:family="text">
      <style:text-properties style:text-underline-style="none"/>
    </style:style>
    <style:style style:name="ListLabel_20_1510" style:display-name="ListLabel 1510" style:family="text">
      <style:text-properties style:text-underline-style="none"/>
    </style:style>
    <style:style style:name="ListLabel_20_1511" style:display-name="ListLabel 1511" style:family="text">
      <style:text-properties style:text-underline-style="none"/>
    </style:style>
    <style:style style:name="ListLabel_20_1512" style:display-name="ListLabel 1512" style:family="text">
      <style:text-properties style:text-underline-style="none"/>
    </style:style>
    <style:style style:name="ListLabel_20_1513" style:display-name="ListLabel 1513" style:family="text">
      <style:text-properties style:text-underline-style="none"/>
    </style:style>
    <style:style style:name="ListLabel_20_1514" style:display-name="ListLabel 1514" style:family="text">
      <style:text-properties style:text-underline-style="none"/>
    </style:style>
    <style:style style:name="ListLabel_20_1515" style:display-name="ListLabel 1515" style:family="text">
      <style:text-properties style:text-underline-style="none"/>
    </style:style>
    <style:style style:name="ListLabel_20_1516" style:display-name="ListLabel 1516" style:family="text">
      <style:text-properties style:text-underline-style="none"/>
    </style:style>
    <style:style style:name="ListLabel_20_1517" style:display-name="ListLabel 1517" style:family="text">
      <style:text-properties style:text-underline-style="none"/>
    </style:style>
    <style:style style:name="ListLabel_20_1518" style:display-name="ListLabel 1518" style:family="text">
      <style:text-properties style:text-underline-style="none"/>
    </style:style>
    <style:style style:name="ListLabel_20_1519" style:display-name="ListLabel 1519" style:family="text">
      <style:text-properties style:text-underline-style="none"/>
    </style:style>
    <style:style style:name="ListLabel_20_1520" style:display-name="ListLabel 1520" style:family="text">
      <style:text-properties style:text-underline-style="none"/>
    </style:style>
    <style:style style:name="ListLabel_20_1521" style:display-name="ListLabel 1521" style:family="text">
      <style:text-properties style:text-underline-style="none"/>
    </style:style>
    <style:style style:name="ListLabel_20_1522" style:display-name="ListLabel 1522" style:family="text">
      <style:text-properties style:text-underline-style="none"/>
    </style:style>
    <style:style style:name="ListLabel_20_1523" style:display-name="ListLabel 1523" style:family="text">
      <style:text-properties style:text-underline-style="none"/>
    </style:style>
    <style:style style:name="ListLabel_20_1524" style:display-name="ListLabel 1524" style:family="text">
      <style:text-properties style:text-underline-style="none"/>
    </style:style>
    <style:style style:name="ListLabel_20_1525" style:display-name="ListLabel 1525" style:family="text">
      <style:text-properties style:text-underline-style="none"/>
    </style:style>
    <style:style style:name="ListLabel_20_1526" style:display-name="ListLabel 1526" style:family="text">
      <style:text-properties style:text-underline-style="none"/>
    </style:style>
    <style:style style:name="ListLabel_20_1527" style:display-name="ListLabel 1527" style:family="text">
      <style:text-properties style:text-underline-style="none"/>
    </style:style>
    <style:style style:name="ListLabel_20_1528" style:display-name="ListLabel 1528" style:family="text">
      <style:text-properties style:text-underline-style="none"/>
    </style:style>
    <style:style style:name="ListLabel_20_1529" style:display-name="ListLabel 1529" style:family="text">
      <style:text-properties style:text-underline-style="none"/>
    </style:style>
    <style:style style:name="ListLabel_20_1530" style:display-name="ListLabel 1530" style:family="text">
      <style:text-properties style:text-underline-style="none"/>
    </style:style>
    <style:style style:name="ListLabel_20_1531" style:display-name="ListLabel 1531" style:family="text">
      <style:text-properties style:text-underline-style="none"/>
    </style:style>
    <style:style style:name="ListLabel_20_1532" style:display-name="ListLabel 1532" style:family="text">
      <style:text-properties style:text-underline-style="none"/>
    </style:style>
    <style:style style:name="ListLabel_20_1533" style:display-name="ListLabel 1533" style:family="text">
      <style:text-properties style:text-underline-style="none"/>
    </style:style>
    <style:style style:name="ListLabel_20_1534" style:display-name="ListLabel 1534" style:family="text">
      <style:text-properties style:text-underline-style="none"/>
    </style:style>
    <style:style style:name="ListLabel_20_1535" style:display-name="ListLabel 1535" style:family="text">
      <style:text-properties style:text-underline-style="none"/>
    </style:style>
    <style:style style:name="ListLabel_20_1536" style:display-name="ListLabel 1536" style:family="text">
      <style:text-properties style:text-underline-style="none"/>
    </style:style>
    <style:style style:name="ListLabel_20_1537" style:display-name="ListLabel 1537" style:family="text">
      <style:text-properties style:text-underline-style="none"/>
    </style:style>
    <style:style style:name="ListLabel_20_1538" style:display-name="ListLabel 1538" style:family="text">
      <style:text-properties style:text-underline-style="none"/>
    </style:style>
    <style:style style:name="ListLabel_20_1539" style:display-name="ListLabel 1539" style:family="text">
      <style:text-properties style:text-underline-style="none"/>
    </style:style>
    <style:style style:name="ListLabel_20_1540" style:display-name="ListLabel 1540" style:family="text">
      <style:text-properties style:text-underline-style="none"/>
    </style:style>
    <style:style style:name="ListLabel_20_1541" style:display-name="ListLabel 1541" style:family="text">
      <style:text-properties style:text-underline-style="none"/>
    </style:style>
    <style:style style:name="ListLabel_20_1542" style:display-name="ListLabel 1542" style:family="text">
      <style:text-properties style:text-underline-style="none"/>
    </style:style>
    <style:style style:name="ListLabel_20_1543" style:display-name="ListLabel 1543" style:family="text">
      <style:text-properties style:text-underline-style="none"/>
    </style:style>
    <style:style style:name="ListLabel_20_1544" style:display-name="ListLabel 1544" style:family="text">
      <style:text-properties style:text-underline-style="none"/>
    </style:style>
    <style:style style:name="ListLabel_20_1545" style:display-name="ListLabel 1545" style:family="text">
      <style:text-properties style:text-underline-style="none"/>
    </style:style>
    <style:style style:name="ListLabel_20_1546" style:display-name="ListLabel 1546" style:family="text">
      <style:text-properties style:text-underline-style="none"/>
    </style:style>
    <style:style style:name="ListLabel_20_1547" style:display-name="ListLabel 1547" style:family="text">
      <style:text-properties style:text-underline-style="none"/>
    </style:style>
    <style:style style:name="ListLabel_20_1548" style:display-name="ListLabel 1548" style:family="text">
      <style:text-properties style:text-underline-style="none"/>
    </style:style>
    <style:style style:name="ListLabel_20_1549" style:display-name="ListLabel 1549" style:family="text">
      <style:text-properties style:text-underline-style="none"/>
    </style:style>
    <style:style style:name="ListLabel_20_1550" style:display-name="ListLabel 1550" style:family="text">
      <style:text-properties style:text-underline-style="none"/>
    </style:style>
    <style:style style:name="ListLabel_20_1551" style:display-name="ListLabel 1551" style:family="text">
      <style:text-properties style:text-underline-style="none"/>
    </style:style>
    <style:style style:name="ListLabel_20_1552" style:display-name="ListLabel 1552" style:family="text">
      <style:text-properties style:text-underline-style="none"/>
    </style:style>
    <style:style style:name="ListLabel_20_1553" style:display-name="ListLabel 1553" style:family="text">
      <style:text-properties style:text-underline-style="none"/>
    </style:style>
    <style:style style:name="ListLabel_20_1554" style:display-name="ListLabel 1554" style:family="text">
      <style:text-properties style:text-underline-style="none"/>
    </style:style>
    <style:style style:name="ListLabel_20_1555" style:display-name="ListLabel 1555" style:family="text">
      <style:text-properties style:text-underline-style="none"/>
    </style:style>
    <style:style style:name="ListLabel_20_1556" style:display-name="ListLabel 1556" style:family="text">
      <style:text-properties style:text-underline-style="none"/>
    </style:style>
    <style:style style:name="ListLabel_20_1557" style:display-name="ListLabel 1557" style:family="text">
      <style:text-properties style:text-underline-style="none"/>
    </style:style>
    <style:style style:name="ListLabel_20_1558" style:display-name="ListLabel 1558" style:family="text">
      <style:text-properties style:text-underline-style="none"/>
    </style:style>
    <style:style style:name="ListLabel_20_1559" style:display-name="ListLabel 1559" style:family="text">
      <style:text-properties style:text-underline-style="none"/>
    </style:style>
    <style:style style:name="ListLabel_20_1560" style:display-name="ListLabel 1560" style:family="text">
      <style:text-properties style:text-underline-style="none"/>
    </style:style>
    <style:style style:name="ListLabel_20_1561" style:display-name="ListLabel 1561" style:family="text">
      <style:text-properties style:text-underline-style="none"/>
    </style:style>
    <style:style style:name="ListLabel_20_1562" style:display-name="ListLabel 1562" style:family="text">
      <style:text-properties style:text-underline-style="none"/>
    </style:style>
    <style:style style:name="ListLabel_20_1563" style:display-name="ListLabel 1563" style:family="text">
      <style:text-properties style:text-underline-style="none"/>
    </style:style>
    <style:style style:name="ListLabel_20_1564" style:display-name="ListLabel 1564" style:family="text">
      <style:text-properties style:text-underline-style="none"/>
    </style:style>
    <style:style style:name="ListLabel_20_1565" style:display-name="ListLabel 1565" style:family="text">
      <style:text-properties style:text-underline-style="none"/>
    </style:style>
    <style:style style:name="ListLabel_20_1566" style:display-name="ListLabel 1566" style:family="text">
      <style:text-properties style:text-underline-style="none"/>
    </style:style>
    <style:style style:name="ListLabel_20_1567" style:display-name="ListLabel 1567" style:family="text">
      <style:text-properties style:text-underline-style="none"/>
    </style:style>
    <style:style style:name="ListLabel_20_1568" style:display-name="ListLabel 1568" style:family="text">
      <style:text-properties style:text-underline-style="none"/>
    </style:style>
    <style:style style:name="ListLabel_20_1569" style:display-name="ListLabel 1569" style:family="text">
      <style:text-properties style:text-underline-style="none"/>
    </style:style>
    <style:style style:name="ListLabel_20_1570" style:display-name="ListLabel 1570" style:family="text">
      <style:text-properties style:text-underline-style="none"/>
    </style:style>
    <style:style style:name="ListLabel_20_1571" style:display-name="ListLabel 1571" style:family="text">
      <style:text-properties style:text-underline-style="none"/>
    </style:style>
    <style:style style:name="ListLabel_20_1572" style:display-name="ListLabel 1572" style:family="text">
      <style:text-properties style:text-underline-style="none"/>
    </style:style>
    <style:style style:name="ListLabel_20_1573" style:display-name="ListLabel 1573" style:family="text">
      <style:text-properties style:text-underline-style="none"/>
    </style:style>
    <style:style style:name="ListLabel_20_1574" style:display-name="ListLabel 1574" style:family="text">
      <style:text-properties style:text-underline-style="none"/>
    </style:style>
    <style:style style:name="ListLabel_20_1575" style:display-name="ListLabel 1575" style:family="text">
      <style:text-properties style:text-underline-style="none"/>
    </style:style>
    <style:style style:name="ListLabel_20_1576" style:display-name="ListLabel 1576" style:family="text">
      <style:text-properties style:text-underline-style="none"/>
    </style:style>
    <style:style style:name="ListLabel_20_1577" style:display-name="ListLabel 1577" style:family="text">
      <style:text-properties style:text-underline-style="none"/>
    </style:style>
    <style:style style:name="ListLabel_20_1578" style:display-name="ListLabel 1578" style:family="text">
      <style:text-properties style:text-underline-style="none"/>
    </style:style>
    <style:style style:name="ListLabel_20_1579" style:display-name="ListLabel 1579" style:family="text">
      <style:text-properties style:text-underline-style="none"/>
    </style:style>
    <style:style style:name="ListLabel_20_1580" style:display-name="ListLabel 1580" style:family="text">
      <style:text-properties style:text-underline-style="none"/>
    </style:style>
    <style:style style:name="ListLabel_20_1581" style:display-name="ListLabel 1581" style:family="text">
      <style:text-properties style:text-underline-style="none"/>
    </style:style>
    <style:style style:name="ListLabel_20_1582" style:display-name="ListLabel 1582" style:family="text">
      <style:text-properties style:text-underline-style="none"/>
    </style:style>
    <style:style style:name="ListLabel_20_1583" style:display-name="ListLabel 1583" style:family="text">
      <style:text-properties style:text-underline-style="none"/>
    </style:style>
    <style:style style:name="ListLabel_20_1584" style:display-name="ListLabel 1584" style:family="text">
      <style:text-properties style:text-underline-style="none"/>
    </style:style>
    <style:style style:name="ListLabel_20_1585" style:display-name="ListLabel 1585" style:family="text">
      <style:text-properties style:text-underline-style="none"/>
    </style:style>
    <style:style style:name="ListLabel_20_1586" style:display-name="ListLabel 1586" style:family="text">
      <style:text-properties style:text-underline-style="none"/>
    </style:style>
    <style:style style:name="ListLabel_20_1587" style:display-name="ListLabel 1587" style:family="text">
      <style:text-properties style:text-underline-style="none"/>
    </style:style>
    <style:style style:name="ListLabel_20_1588" style:display-name="ListLabel 1588" style:family="text">
      <style:text-properties style:text-underline-style="none"/>
    </style:style>
    <style:style style:name="ListLabel_20_1589" style:display-name="ListLabel 1589" style:family="text">
      <style:text-properties style:text-underline-style="none"/>
    </style:style>
    <style:style style:name="ListLabel_20_1590" style:display-name="ListLabel 1590" style:family="text">
      <style:text-properties style:text-underline-style="none"/>
    </style:style>
    <style:style style:name="ListLabel_20_1591" style:display-name="ListLabel 1591" style:family="text">
      <style:text-properties style:text-underline-style="none"/>
    </style:style>
    <style:style style:name="ListLabel_20_1592" style:display-name="ListLabel 1592" style:family="text">
      <style:text-properties style:text-underline-style="none"/>
    </style:style>
    <style:style style:name="ListLabel_20_1593" style:display-name="ListLabel 1593" style:family="text">
      <style:text-properties style:text-underline-style="none"/>
    </style:style>
    <style:style style:name="ListLabel_20_1594" style:display-name="ListLabel 1594" style:family="text">
      <style:text-properties style:text-underline-style="none" fo:font-weight="bold"/>
    </style:style>
    <style:style style:name="ListLabel_20_1595" style:display-name="ListLabel 1595" style:family="text">
      <style:text-properties style:text-underline-style="none"/>
    </style:style>
    <style:style style:name="ListLabel_20_1596" style:display-name="ListLabel 1596" style:family="text">
      <style:text-properties style:text-underline-style="none"/>
    </style:style>
    <style:style style:name="ListLabel_20_1597" style:display-name="ListLabel 1597" style:family="text">
      <style:text-properties style:text-underline-style="none"/>
    </style:style>
    <style:style style:name="ListLabel_20_1598" style:display-name="ListLabel 1598" style:family="text">
      <style:text-properties style:text-underline-style="none"/>
    </style:style>
    <style:style style:name="ListLabel_20_1599" style:display-name="ListLabel 1599" style:family="text">
      <style:text-properties style:text-underline-style="none"/>
    </style:style>
    <style:style style:name="ListLabel_20_1600" style:display-name="ListLabel 1600" style:family="text">
      <style:text-properties style:text-underline-style="none"/>
    </style:style>
    <style:style style:name="ListLabel_20_1601" style:display-name="ListLabel 1601" style:family="text">
      <style:text-properties style:text-underline-style="none"/>
    </style:style>
    <style:style style:name="ListLabel_20_1602" style:display-name="ListLabel 1602" style:family="text">
      <style:text-properties style:text-underline-style="none"/>
    </style:style>
    <style:style style:name="ListLabel_20_1603" style:display-name="ListLabel 1603" style:family="text">
      <style:text-properties style:text-underline-style="none"/>
    </style:style>
    <style:style style:name="ListLabel_20_1604" style:display-name="ListLabel 1604" style:family="text">
      <style:text-properties style:text-underline-style="none"/>
    </style:style>
    <style:style style:name="ListLabel_20_1605" style:display-name="ListLabel 1605" style:family="text">
      <style:text-properties style:text-underline-style="none"/>
    </style:style>
    <style:style style:name="ListLabel_20_1606" style:display-name="ListLabel 1606" style:family="text">
      <style:text-properties style:text-underline-style="none"/>
    </style:style>
    <style:style style:name="ListLabel_20_1607" style:display-name="ListLabel 1607" style:family="text">
      <style:text-properties style:text-underline-style="none"/>
    </style:style>
    <style:style style:name="ListLabel_20_1608" style:display-name="ListLabel 1608" style:family="text">
      <style:text-properties style:text-underline-style="none"/>
    </style:style>
    <style:style style:name="ListLabel_20_1609" style:display-name="ListLabel 1609" style:family="text">
      <style:text-properties style:text-underline-style="none"/>
    </style:style>
    <style:style style:name="ListLabel_20_1610" style:display-name="ListLabel 1610" style:family="text">
      <style:text-properties style:text-underline-style="none"/>
    </style:style>
    <style:style style:name="ListLabel_20_1611" style:display-name="ListLabel 1611" style:family="text">
      <style:text-properties style:text-underline-style="none"/>
    </style:style>
    <style:style style:name="ListLabel_20_1612" style:display-name="ListLabel 1612" style:family="text">
      <style:text-properties style:text-underline-style="none"/>
    </style:style>
    <style:style style:name="ListLabel_20_1613" style:display-name="ListLabel 1613" style:family="text">
      <style:text-properties style:text-underline-style="none"/>
    </style:style>
    <style:style style:name="ListLabel_20_1614" style:display-name="ListLabel 1614" style:family="text">
      <style:text-properties style:text-underline-style="none"/>
    </style:style>
    <style:style style:name="ListLabel_20_1615" style:display-name="ListLabel 1615" style:family="text">
      <style:text-properties style:text-underline-style="none"/>
    </style:style>
    <style:style style:name="ListLabel_20_1616" style:display-name="ListLabel 1616" style:family="text">
      <style:text-properties style:text-underline-style="none"/>
    </style:style>
    <style:style style:name="ListLabel_20_1617" style:display-name="ListLabel 1617" style:family="text">
      <style:text-properties style:text-underline-style="none"/>
    </style:style>
    <style:style style:name="ListLabel_20_1618" style:display-name="ListLabel 1618" style:family="text">
      <style:text-properties style:text-underline-style="none"/>
    </style:style>
    <style:style style:name="ListLabel_20_1619" style:display-name="ListLabel 1619" style:family="text">
      <style:text-properties style:text-underline-style="none"/>
    </style:style>
    <style:style style:name="ListLabel_20_1620" style:display-name="ListLabel 1620" style:family="text">
      <style:text-properties style:text-underline-style="none"/>
    </style:style>
    <style:style style:name="ListLabel_20_1621" style:display-name="ListLabel 1621" style:family="text">
      <style:text-properties style:text-underline-style="none"/>
    </style:style>
    <style:style style:name="ListLabel_20_1622" style:display-name="ListLabel 1622" style:family="text">
      <style:text-properties style:text-underline-style="none"/>
    </style:style>
    <style:style style:name="ListLabel_20_1623" style:display-name="ListLabel 1623" style:family="text">
      <style:text-properties style:text-underline-style="none"/>
    </style:style>
    <style:style style:name="ListLabel_20_1624" style:display-name="ListLabel 1624" style:family="text">
      <style:text-properties style:text-underline-style="none"/>
    </style:style>
    <style:style style:name="ListLabel_20_1625" style:display-name="ListLabel 1625" style:family="text">
      <style:text-properties style:text-underline-style="none"/>
    </style:style>
    <style:style style:name="ListLabel_20_1626" style:display-name="ListLabel 1626" style:family="text">
      <style:text-properties style:text-underline-style="none"/>
    </style:style>
    <style:style style:name="ListLabel_20_1627" style:display-name="ListLabel 1627" style:family="text">
      <style:text-properties style:text-underline-style="none"/>
    </style:style>
    <style:style style:name="ListLabel_20_1628" style:display-name="ListLabel 1628" style:family="text">
      <style:text-properties style:text-underline-style="none"/>
    </style:style>
    <style:style style:name="ListLabel_20_1629" style:display-name="ListLabel 1629" style:family="text">
      <style:text-properties style:text-underline-style="none"/>
    </style:style>
    <style:style style:name="ListLabel_20_1630" style:display-name="ListLabel 1630" style:family="text">
      <style:text-properties style:text-underline-style="none"/>
    </style:style>
    <style:style style:name="ListLabel_20_1631" style:display-name="ListLabel 1631" style:family="text">
      <style:text-properties style:text-underline-style="none"/>
    </style:style>
    <style:style style:name="ListLabel_20_1632" style:display-name="ListLabel 1632" style:family="text">
      <style:text-properties style:text-underline-style="none"/>
    </style:style>
    <style:style style:name="ListLabel_20_1633" style:display-name="ListLabel 1633" style:family="text">
      <style:text-properties style:text-underline-style="none"/>
    </style:style>
    <style:style style:name="ListLabel_20_1634" style:display-name="ListLabel 1634" style:family="text">
      <style:text-properties style:text-underline-style="none"/>
    </style:style>
    <style:style style:name="ListLabel_20_1635" style:display-name="ListLabel 1635" style:family="text">
      <style:text-properties style:text-underline-style="none"/>
    </style:style>
    <style:style style:name="ListLabel_20_1636" style:display-name="ListLabel 1636" style:family="text">
      <style:text-properties style:text-underline-style="none"/>
    </style:style>
    <style:style style:name="ListLabel_20_1637" style:display-name="ListLabel 1637" style:family="text">
      <style:text-properties style:text-underline-style="none"/>
    </style:style>
    <style:style style:name="ListLabel_20_1638" style:display-name="ListLabel 1638" style:family="text">
      <style:text-properties style:text-underline-style="none"/>
    </style:style>
    <style:style style:name="ListLabel_20_1639" style:display-name="ListLabel 1639" style:family="text">
      <style:text-properties style:text-underline-style="none"/>
    </style:style>
    <style:style style:name="ListLabel_20_1640" style:display-name="ListLabel 1640" style:family="text">
      <style:text-properties style:text-underline-style="none"/>
    </style:style>
    <style:style style:name="ListLabel_20_1641" style:display-name="ListLabel 1641" style:family="text">
      <style:text-properties style:text-underline-style="none"/>
    </style:style>
    <style:style style:name="ListLabel_20_1642" style:display-name="ListLabel 1642" style:family="text">
      <style:text-properties style:text-underline-style="none"/>
    </style:style>
    <style:style style:name="ListLabel_20_1643" style:display-name="ListLabel 1643" style:family="text">
      <style:text-properties style:text-underline-style="none"/>
    </style:style>
    <style:style style:name="ListLabel_20_1644" style:display-name="ListLabel 1644" style:family="text">
      <style:text-properties style:text-underline-style="none"/>
    </style:style>
    <style:style style:name="ListLabel_20_1645" style:display-name="ListLabel 1645" style:family="text">
      <style:text-properties style:text-underline-style="none"/>
    </style:style>
    <style:style style:name="ListLabel_20_1646" style:display-name="ListLabel 1646" style:family="text">
      <style:text-properties style:text-underline-style="none"/>
    </style:style>
    <style:style style:name="ListLabel_20_1647" style:display-name="ListLabel 1647" style:family="text">
      <style:text-properties style:text-underline-style="none"/>
    </style:style>
    <style:style style:name="ListLabel_20_1648" style:display-name="ListLabel 1648" style:family="text">
      <style:text-properties style:text-underline-style="none"/>
    </style:style>
    <style:style style:name="ListLabel_20_1649" style:display-name="ListLabel 1649" style:family="text">
      <style:text-properties style:text-underline-style="none"/>
    </style:style>
    <style:style style:name="ListLabel_20_1650" style:display-name="ListLabel 1650" style:family="text">
      <style:text-properties style:text-underline-style="none"/>
    </style:style>
    <style:style style:name="ListLabel_20_1651" style:display-name="ListLabel 1651" style:family="text">
      <style:text-properties style:text-underline-style="none"/>
    </style:style>
    <style:style style:name="ListLabel_20_1652" style:display-name="ListLabel 1652" style:family="text">
      <style:text-properties style:text-underline-style="none"/>
    </style:style>
    <style:style style:name="ListLabel_20_1653" style:display-name="ListLabel 1653" style:family="text">
      <style:text-properties style:text-underline-style="none"/>
    </style:style>
    <style:style style:name="ListLabel_20_1654" style:display-name="ListLabel 1654" style:family="text">
      <style:text-properties style:text-underline-style="none"/>
    </style:style>
    <style:style style:name="ListLabel_20_1655" style:display-name="ListLabel 1655" style:family="text">
      <style:text-properties style:text-underline-style="none"/>
    </style:style>
    <style:style style:name="ListLabel_20_1656" style:display-name="ListLabel 1656" style:family="text">
      <style:text-properties style:text-underline-style="none"/>
    </style:style>
    <style:style style:name="ListLabel_20_1657" style:display-name="ListLabel 1657" style:family="text">
      <style:text-properties style:text-underline-style="none"/>
    </style:style>
    <style:style style:name="ListLabel_20_1658" style:display-name="ListLabel 1658" style:family="text">
      <style:text-properties style:text-underline-style="none"/>
    </style:style>
    <style:style style:name="ListLabel_20_1659" style:display-name="ListLabel 1659" style:family="text">
      <style:text-properties style:text-underline-style="none"/>
    </style:style>
    <style:style style:name="ListLabel_20_1660" style:display-name="ListLabel 1660" style:family="text">
      <style:text-properties style:text-underline-style="none"/>
    </style:style>
    <style:style style:name="ListLabel_20_1661" style:display-name="ListLabel 1661" style:family="text">
      <style:text-properties style:text-underline-style="none"/>
    </style:style>
    <style:style style:name="ListLabel_20_1662" style:display-name="ListLabel 1662" style:family="text">
      <style:text-properties style:text-underline-style="none"/>
    </style:style>
    <style:style style:name="ListLabel_20_1663" style:display-name="ListLabel 1663" style:family="text">
      <style:text-properties style:text-underline-style="none"/>
    </style:style>
    <style:style style:name="ListLabel_20_1664" style:display-name="ListLabel 1664" style:family="text">
      <style:text-properties style:text-underline-style="none"/>
    </style:style>
    <style:style style:name="ListLabel_20_1665" style:display-name="ListLabel 1665" style:family="text">
      <style:text-properties style:text-underline-style="none"/>
    </style:style>
    <style:style style:name="ListLabel_20_1666" style:display-name="ListLabel 1666" style:family="text">
      <style:text-properties style:text-underline-style="none"/>
    </style:style>
    <style:style style:name="ListLabel_20_1667" style:display-name="ListLabel 1667" style:family="text">
      <style:text-properties style:text-underline-style="none"/>
    </style:style>
    <style:style style:name="ListLabel_20_1668" style:display-name="ListLabel 1668" style:family="text">
      <style:text-properties style:text-underline-style="none"/>
    </style:style>
    <style:style style:name="ListLabel_20_1669" style:display-name="ListLabel 1669" style:family="text">
      <style:text-properties style:text-underline-style="none"/>
    </style:style>
    <style:style style:name="ListLabel_20_1670" style:display-name="ListLabel 1670" style:family="text">
      <style:text-properties style:text-underline-style="none"/>
    </style:style>
    <style:style style:name="ListLabel_20_1671" style:display-name="ListLabel 1671" style:family="text">
      <style:text-properties style:text-underline-style="none"/>
    </style:style>
    <style:style style:name="ListLabel_20_1672" style:display-name="ListLabel 1672" style:family="text">
      <style:text-properties style:text-underline-style="none"/>
    </style:style>
    <style:style style:name="ListLabel_20_1673" style:display-name="ListLabel 1673" style:family="text">
      <style:text-properties style:text-underline-style="none"/>
    </style:style>
    <style:style style:name="ListLabel_20_1674" style:display-name="ListLabel 1674" style:family="text">
      <style:text-properties style:text-underline-style="none"/>
    </style:style>
    <style:style style:name="ListLabel_20_1675" style:display-name="ListLabel 1675" style:family="text">
      <style:text-properties style:text-underline-style="none"/>
    </style:style>
    <style:style style:name="ListLabel_20_1676" style:display-name="ListLabel 1676" style:family="text">
      <style:text-properties style:text-underline-style="none"/>
    </style:style>
    <style:style style:name="ListLabel_20_1677" style:display-name="ListLabel 1677" style:family="text">
      <style:text-properties style:text-underline-style="none"/>
    </style:style>
    <style:style style:name="ListLabel_20_1678" style:display-name="ListLabel 1678" style:family="text">
      <style:text-properties style:text-underline-style="none"/>
    </style:style>
    <style:style style:name="ListLabel_20_1679" style:display-name="ListLabel 1679" style:family="text">
      <style:text-properties style:text-underline-style="none"/>
    </style:style>
    <style:style style:name="ListLabel_20_1680" style:display-name="ListLabel 1680" style:family="text">
      <style:text-properties style:text-underline-style="none"/>
    </style:style>
    <style:style style:name="ListLabel_20_1681" style:display-name="ListLabel 1681" style:family="text">
      <style:text-properties style:text-underline-style="none"/>
    </style:style>
    <style:style style:name="ListLabel_20_1682" style:display-name="ListLabel 1682" style:family="text">
      <style:text-properties style:text-underline-style="none"/>
    </style:style>
    <style:style style:name="ListLabel_20_1683" style:display-name="ListLabel 1683" style:family="text">
      <style:text-properties style:text-underline-style="none"/>
    </style:style>
    <style:style style:name="ListLabel_20_1684" style:display-name="ListLabel 1684" style:family="text">
      <style:text-properties style:text-underline-style="none"/>
    </style:style>
    <style:style style:name="ListLabel_20_1685" style:display-name="ListLabel 1685" style:family="text">
      <style:text-properties style:text-underline-style="none"/>
    </style:style>
    <style:style style:name="ListLabel_20_1686" style:display-name="ListLabel 1686" style:family="text">
      <style:text-properties style:text-underline-style="none"/>
    </style:style>
    <style:style style:name="ListLabel_20_1687" style:display-name="ListLabel 1687" style:family="text">
      <style:text-properties style:text-underline-style="none"/>
    </style:style>
    <style:style style:name="ListLabel_20_1688" style:display-name="ListLabel 1688" style:family="text">
      <style:text-properties style:text-underline-style="none"/>
    </style:style>
    <style:style style:name="ListLabel_20_1689" style:display-name="ListLabel 1689" style:family="text">
      <style:text-properties style:text-underline-style="none"/>
    </style:style>
    <style:style style:name="ListLabel_20_1690" style:display-name="ListLabel 1690" style:family="text">
      <style:text-properties style:text-underline-style="none"/>
    </style:style>
    <style:style style:name="ListLabel_20_1691" style:display-name="ListLabel 1691" style:family="text">
      <style:text-properties style:text-underline-style="none"/>
    </style:style>
    <style:style style:name="ListLabel_20_1692" style:display-name="ListLabel 1692" style:family="text">
      <style:text-properties style:text-underline-style="none"/>
    </style:style>
    <style:style style:name="ListLabel_20_1693" style:display-name="ListLabel 1693" style:family="text">
      <style:text-properties style:text-underline-style="none"/>
    </style:style>
    <style:style style:name="ListLabel_20_1694" style:display-name="ListLabel 1694" style:family="text">
      <style:text-properties style:text-underline-style="none"/>
    </style:style>
    <style:style style:name="ListLabel_20_1695" style:display-name="ListLabel 1695" style:family="text">
      <style:text-properties style:text-underline-style="none"/>
    </style:style>
    <style:style style:name="ListLabel_20_1696" style:display-name="ListLabel 1696" style:family="text">
      <style:text-properties style:text-underline-style="none"/>
    </style:style>
    <style:style style:name="ListLabel_20_1697" style:display-name="ListLabel 1697" style:family="text">
      <style:text-properties style:text-underline-style="none"/>
    </style:style>
    <style:style style:name="ListLabel_20_1698" style:display-name="ListLabel 1698" style:family="text">
      <style:text-properties style:text-underline-style="none"/>
    </style:style>
    <style:style style:name="ListLabel_20_1699" style:display-name="ListLabel 1699" style:family="text">
      <style:text-properties style:text-underline-style="none"/>
    </style:style>
    <style:style style:name="ListLabel_20_1700" style:display-name="ListLabel 1700" style:family="text">
      <style:text-properties style:text-underline-style="none"/>
    </style:style>
    <style:style style:name="ListLabel_20_1701" style:display-name="ListLabel 1701" style:family="text">
      <style:text-properties style:text-underline-style="none"/>
    </style:style>
    <style:style style:name="ListLabel_20_1702" style:display-name="ListLabel 1702" style:family="text">
      <style:text-properties style:text-underline-style="none"/>
    </style:style>
    <style:style style:name="ListLabel_20_1703" style:display-name="ListLabel 1703" style:family="text">
      <style:text-properties style:text-underline-style="none"/>
    </style:style>
    <style:style style:name="ListLabel_20_1704" style:display-name="ListLabel 1704" style:family="text">
      <style:text-properties style:text-underline-style="none"/>
    </style:style>
    <style:style style:name="ListLabel_20_1705" style:display-name="ListLabel 1705" style:family="text">
      <style:text-properties style:text-underline-style="none"/>
    </style:style>
    <style:style style:name="ListLabel_20_1706" style:display-name="ListLabel 1706" style:family="text">
      <style:text-properties style:text-underline-style="none"/>
    </style:style>
    <style:style style:name="ListLabel_20_1707" style:display-name="ListLabel 1707" style:family="text">
      <style:text-properties style:text-underline-style="none"/>
    </style:style>
    <style:style style:name="ListLabel_20_1708" style:display-name="ListLabel 1708" style:family="text">
      <style:text-properties style:text-underline-style="none"/>
    </style:style>
    <style:style style:name="ListLabel_20_1709" style:display-name="ListLabel 1709" style:family="text">
      <style:text-properties style:text-underline-style="none"/>
    </style:style>
    <style:style style:name="ListLabel_20_1710" style:display-name="ListLabel 1710" style:family="text">
      <style:text-properties style:text-underline-style="none"/>
    </style:style>
    <style:style style:name="ListLabel_20_1711" style:display-name="ListLabel 1711" style:family="text">
      <style:text-properties style:text-underline-style="none"/>
    </style:style>
    <style:style style:name="ListLabel_20_1712" style:display-name="ListLabel 1712" style:family="text">
      <style:text-properties style:text-underline-style="none"/>
    </style:style>
    <style:style style:name="ListLabel_20_1713" style:display-name="ListLabel 1713" style:family="text">
      <style:text-properties style:text-underline-style="none"/>
    </style:style>
    <style:style style:name="ListLabel_20_1714" style:display-name="ListLabel 1714" style:family="text">
      <style:text-properties style:text-underline-style="none"/>
    </style:style>
    <style:style style:name="ListLabel_20_1715" style:display-name="ListLabel 1715" style:family="text">
      <style:text-properties style:text-underline-style="none"/>
    </style:style>
    <style:style style:name="ListLabel_20_1716" style:display-name="ListLabel 1716" style:family="text">
      <style:text-properties style:text-underline-style="none"/>
    </style:style>
    <style:style style:name="ListLabel_20_1717" style:display-name="ListLabel 1717" style:family="text">
      <style:text-properties style:text-underline-style="none"/>
    </style:style>
    <style:style style:name="ListLabel_20_1718" style:display-name="ListLabel 1718" style:family="text">
      <style:text-properties style:text-underline-style="none"/>
    </style:style>
    <style:style style:name="ListLabel_20_1719" style:display-name="ListLabel 1719" style:family="text">
      <style:text-properties style:text-underline-style="none"/>
    </style:style>
    <style:style style:name="ListLabel_20_1720" style:display-name="ListLabel 1720" style:family="text">
      <style:text-properties style:text-underline-style="none"/>
    </style:style>
    <style:style style:name="ListLabel_20_1721" style:display-name="ListLabel 1721" style:family="text">
      <style:text-properties style:text-underline-style="none"/>
    </style:style>
    <style:style style:name="ListLabel_20_1722" style:display-name="ListLabel 1722" style:family="text">
      <style:text-properties style:text-underline-style="none"/>
    </style:style>
    <style:style style:name="ListLabel_20_1723" style:display-name="ListLabel 1723" style:family="text">
      <style:text-properties style:text-underline-style="none"/>
    </style:style>
    <style:style style:name="ListLabel_20_1724" style:display-name="ListLabel 1724" style:family="text">
      <style:text-properties style:text-underline-style="none"/>
    </style:style>
    <style:style style:name="ListLabel_20_1725" style:display-name="ListLabel 1725" style:family="text">
      <style:text-properties style:text-underline-style="none"/>
    </style:style>
    <style:style style:name="ListLabel_20_1726" style:display-name="ListLabel 1726" style:family="text">
      <style:text-properties style:text-underline-style="none"/>
    </style:style>
    <style:style style:name="ListLabel_20_1727" style:display-name="ListLabel 1727" style:family="text">
      <style:text-properties style:text-underline-style="none"/>
    </style:style>
    <style:style style:name="ListLabel_20_1728" style:display-name="ListLabel 1728" style:family="text">
      <style:text-properties style:text-underline-style="none"/>
    </style:style>
    <style:style style:name="ListLabel_20_1729" style:display-name="ListLabel 1729" style:family="text">
      <style:text-properties style:text-underline-style="none"/>
    </style:style>
    <style:style style:name="ListLabel_20_1730" style:display-name="ListLabel 1730" style:family="text">
      <style:text-properties style:text-underline-style="none"/>
    </style:style>
    <style:style style:name="ListLabel_20_1731" style:display-name="ListLabel 1731" style:family="text">
      <style:text-properties style:text-underline-style="none"/>
    </style:style>
    <style:style style:name="ListLabel_20_1732" style:display-name="ListLabel 1732" style:family="text">
      <style:text-properties style:text-underline-style="none"/>
    </style:style>
    <style:style style:name="ListLabel_20_1733" style:display-name="ListLabel 1733" style:family="text">
      <style:text-properties style:text-underline-style="none"/>
    </style:style>
    <style:style style:name="ListLabel_20_1734" style:display-name="ListLabel 1734" style:family="text">
      <style:text-properties style:text-underline-style="none"/>
    </style:style>
    <style:style style:name="ListLabel_20_1735" style:display-name="ListLabel 1735" style:family="text">
      <style:text-properties style:text-underline-style="none"/>
    </style:style>
    <style:style style:name="ListLabel_20_1736" style:display-name="ListLabel 1736" style:family="text">
      <style:text-properties style:text-underline-style="none"/>
    </style:style>
    <style:style style:name="ListLabel_20_1737" style:display-name="ListLabel 1737" style:family="text">
      <style:text-properties style:text-underline-style="none"/>
    </style:style>
    <style:style style:name="ListLabel_20_1738" style:display-name="ListLabel 1738" style:family="text">
      <style:text-properties style:text-underline-style="none"/>
    </style:style>
    <style:style style:name="ListLabel_20_1739" style:display-name="ListLabel 1739" style:family="text">
      <style:text-properties style:text-underline-style="none"/>
    </style:style>
    <style:style style:name="ListLabel_20_1740" style:display-name="ListLabel 1740" style:family="text">
      <style:text-properties style:text-underline-style="none"/>
    </style:style>
    <style:style style:name="ListLabel_20_1741" style:display-name="ListLabel 1741" style:family="text">
      <style:text-properties style:text-underline-style="none"/>
    </style:style>
    <style:style style:name="ListLabel_20_1742" style:display-name="ListLabel 1742" style:family="text">
      <style:text-properties style:text-underline-style="none"/>
    </style:style>
    <style:style style:name="ListLabel_20_1743" style:display-name="ListLabel 1743" style:family="text">
      <style:text-properties style:text-underline-style="none"/>
    </style:style>
    <style:style style:name="ListLabel_20_1744" style:display-name="ListLabel 1744" style:family="text">
      <style:text-properties style:text-underline-style="none"/>
    </style:style>
    <style:style style:name="ListLabel_20_1745" style:display-name="ListLabel 1745" style:family="text">
      <style:text-properties style:text-underline-style="none"/>
    </style:style>
    <style:style style:name="ListLabel_20_1746" style:display-name="ListLabel 1746" style:family="text">
      <style:text-properties style:text-underline-style="none"/>
    </style:style>
    <style:style style:name="ListLabel_20_1747" style:display-name="ListLabel 1747" style:family="text">
      <style:text-properties style:text-underline-style="none"/>
    </style:style>
    <style:style style:name="ListLabel_20_1748" style:display-name="ListLabel 1748" style:family="text">
      <style:text-properties style:text-underline-style="none"/>
    </style:style>
    <style:style style:name="ListLabel_20_1749" style:display-name="ListLabel 1749" style:family="text">
      <style:text-properties style:text-underline-style="none"/>
    </style:style>
    <style:style style:name="ListLabel_20_1750" style:display-name="ListLabel 1750" style:family="text">
      <style:text-properties style:text-underline-style="none"/>
    </style:style>
    <style:style style:name="ListLabel_20_1751" style:display-name="ListLabel 1751" style:family="text">
      <style:text-properties style:text-underline-style="none"/>
    </style:style>
    <style:style style:name="ListLabel_20_1752" style:display-name="ListLabel 1752" style:family="text">
      <style:text-properties style:text-underline-style="none"/>
    </style:style>
    <style:style style:name="ListLabel_20_1753" style:display-name="ListLabel 1753" style:family="text">
      <style:text-properties style:text-underline-style="none"/>
    </style:style>
    <style:style style:name="ListLabel_20_1754" style:display-name="ListLabel 1754" style:family="text">
      <style:text-properties style:text-underline-style="none"/>
    </style:style>
    <style:style style:name="ListLabel_20_1755" style:display-name="ListLabel 1755" style:family="text">
      <style:text-properties style:text-underline-style="none"/>
    </style:style>
    <style:style style:name="ListLabel_20_1756" style:display-name="ListLabel 1756" style:family="text">
      <style:text-properties style:text-underline-style="none"/>
    </style:style>
    <style:style style:name="ListLabel_20_1757" style:display-name="ListLabel 1757" style:family="text">
      <style:text-properties style:text-underline-style="none"/>
    </style:style>
    <style:style style:name="ListLabel_20_1758" style:display-name="ListLabel 1758" style:family="text">
      <style:text-properties style:text-underline-style="none"/>
    </style:style>
    <style:style style:name="ListLabel_20_1759" style:display-name="ListLabel 1759" style:family="text">
      <style:text-properties style:text-underline-style="none"/>
    </style:style>
    <style:style style:name="ListLabel_20_1760" style:display-name="ListLabel 1760" style:family="text">
      <style:text-properties style:text-underline-style="none"/>
    </style:style>
    <style:style style:name="ListLabel_20_1761" style:display-name="ListLabel 1761" style:family="text">
      <style:text-properties style:text-underline-style="none"/>
    </style:style>
    <style:style style:name="ListLabel_20_1762" style:display-name="ListLabel 1762" style:family="text">
      <style:text-properties style:text-underline-style="none"/>
    </style:style>
    <style:style style:name="ListLabel_20_1763" style:display-name="ListLabel 1763" style:family="text">
      <style:text-properties style:text-underline-style="none"/>
    </style:style>
    <style:style style:name="ListLabel_20_1764" style:display-name="ListLabel 1764" style:family="text">
      <style:text-properties style:text-underline-style="none"/>
    </style:style>
    <style:style style:name="ListLabel_20_1765" style:display-name="ListLabel 1765" style:family="text">
      <style:text-properties style:text-underline-style="none"/>
    </style:style>
    <style:style style:name="ListLabel_20_1766" style:display-name="ListLabel 1766" style:family="text">
      <style:text-properties style:text-underline-style="none"/>
    </style:style>
    <style:style style:name="ListLabel_20_1767" style:display-name="ListLabel 1767" style:family="text">
      <style:text-properties style:text-underline-style="none"/>
    </style:style>
    <style:style style:name="ListLabel_20_1768" style:display-name="ListLabel 1768" style:family="text">
      <style:text-properties style:text-underline-style="none"/>
    </style:style>
    <style:style style:name="ListLabel_20_1769" style:display-name="ListLabel 1769" style:family="text">
      <style:text-properties style:text-underline-style="none"/>
    </style:style>
    <style:style style:name="ListLabel_20_1770" style:display-name="ListLabel 1770" style:family="text">
      <style:text-properties style:text-underline-style="none"/>
    </style:style>
    <style:style style:name="ListLabel_20_1771" style:display-name="ListLabel 1771" style:family="text">
      <style:text-properties style:text-underline-style="none"/>
    </style:style>
    <style:style style:name="ListLabel_20_1772" style:display-name="ListLabel 1772" style:family="text">
      <style:text-properties style:text-underline-style="none"/>
    </style:style>
    <style:style style:name="ListLabel_20_1773" style:display-name="ListLabel 1773" style:family="text">
      <style:text-properties style:text-underline-style="none"/>
    </style:style>
    <style:style style:name="ListLabel_20_1774" style:display-name="ListLabel 1774" style:family="text">
      <style:text-properties style:text-underline-style="none"/>
    </style:style>
    <style:style style:name="ListLabel_20_1775" style:display-name="ListLabel 1775" style:family="text">
      <style:text-properties style:text-underline-style="none"/>
    </style:style>
    <style:style style:name="ListLabel_20_1776" style:display-name="ListLabel 1776" style:family="text">
      <style:text-properties style:text-underline-style="none"/>
    </style:style>
    <style:style style:name="ListLabel_20_1777" style:display-name="ListLabel 1777" style:family="text">
      <style:text-properties style:text-underline-style="none"/>
    </style:style>
    <style:style style:name="ListLabel_20_1778" style:display-name="ListLabel 1778" style:family="text">
      <style:text-properties style:text-underline-style="none"/>
    </style:style>
    <style:style style:name="ListLabel_20_1779" style:display-name="ListLabel 1779" style:family="text">
      <style:text-properties style:text-underline-style="none"/>
    </style:style>
    <style:style style:name="ListLabel_20_1780" style:display-name="ListLabel 1780" style:family="text">
      <style:text-properties style:text-underline-style="none"/>
    </style:style>
    <style:style style:name="ListLabel_20_1781" style:display-name="ListLabel 1781" style:family="text">
      <style:text-properties style:text-underline-style="none"/>
    </style:style>
    <style:style style:name="ListLabel_20_1782" style:display-name="ListLabel 1782" style:family="text">
      <style:text-properties style:text-underline-style="none"/>
    </style:style>
    <style:style style:name="ListLabel_20_1783" style:display-name="ListLabel 1783" style:family="text">
      <style:text-properties style:text-underline-style="none"/>
    </style:style>
    <style:style style:name="ListLabel_20_1784" style:display-name="ListLabel 1784" style:family="text">
      <style:text-properties style:text-underline-style="none"/>
    </style:style>
    <style:style style:name="ListLabel_20_1785" style:display-name="ListLabel 1785" style:family="text">
      <style:text-properties style:text-underline-style="none"/>
    </style:style>
    <style:style style:name="ListLabel_20_1786" style:display-name="ListLabel 1786" style:family="text">
      <style:text-properties style:text-underline-style="none"/>
    </style:style>
    <style:style style:name="ListLabel_20_1787" style:display-name="ListLabel 1787" style:family="text">
      <style:text-properties style:text-underline-style="none"/>
    </style:style>
    <style:style style:name="ListLabel_20_1788" style:display-name="ListLabel 1788" style:family="text">
      <style:text-properties style:text-underline-style="none"/>
    </style:style>
    <style:style style:name="ListLabel_20_1789" style:display-name="ListLabel 1789" style:family="text">
      <style:text-properties style:text-underline-style="none"/>
    </style:style>
    <style:style style:name="ListLabel_20_1790" style:display-name="ListLabel 1790" style:family="text">
      <style:text-properties style:text-underline-style="none"/>
    </style:style>
    <style:style style:name="ListLabel_20_1791" style:display-name="ListLabel 1791" style:family="text">
      <style:text-properties style:text-underline-style="none"/>
    </style:style>
    <style:style style:name="ListLabel_20_1792" style:display-name="ListLabel 1792" style:family="text">
      <style:text-properties style:text-underline-style="none"/>
    </style:style>
    <style:style style:name="ListLabel_20_1793" style:display-name="ListLabel 1793" style:family="text">
      <style:text-properties style:text-underline-style="none"/>
    </style:style>
    <style:style style:name="ListLabel_20_1794" style:display-name="ListLabel 1794" style:family="text">
      <style:text-properties style:text-underline-style="none"/>
    </style:style>
    <style:style style:name="ListLabel_20_1795" style:display-name="ListLabel 1795" style:family="text">
      <style:text-properties style:text-underline-style="none"/>
    </style:style>
    <style:style style:name="ListLabel_20_1796" style:display-name="ListLabel 1796" style:family="text">
      <style:text-properties style:text-underline-style="none"/>
    </style:style>
    <style:style style:name="ListLabel_20_1797" style:display-name="ListLabel 1797" style:family="text">
      <style:text-properties style:text-underline-style="none"/>
    </style:style>
    <style:style style:name="ListLabel_20_1798" style:display-name="ListLabel 1798" style:family="text">
      <style:text-properties style:text-underline-style="none"/>
    </style:style>
    <style:style style:name="ListLabel_20_1799" style:display-name="ListLabel 1799" style:family="text">
      <style:text-properties style:text-underline-style="none"/>
    </style:style>
    <style:style style:name="ListLabel_20_1800" style:display-name="ListLabel 1800" style:family="text">
      <style:text-properties style:text-underline-style="none"/>
    </style:style>
    <style:style style:name="ListLabel_20_1801" style:display-name="ListLabel 180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02" style:display-name="ListLabel 1802" style:family="text">
      <style:text-properties fo:color="#cc0000" style:text-line-through-style="solid" style:text-line-through-type="single" style:text-underline-style="solid" style:text-underline-width="auto" style:text-underline-color="font-color"/>
    </style:style>
    <style:style style:name="ListLabel_20_1803" style:display-name="ListLabel 1803"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6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6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953in" fo:margin-left="0.4917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1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1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2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7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7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8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8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8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8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8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number text:level="1" text:style-name="ListLabel_20_72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2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2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2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2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2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2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2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number text:level="1" text:style-name="ListLabel_20_89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9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9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9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9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9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9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number text:level="1" text:style-name="ListLabel_20_10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number text:level="1" text:style-name="ListLabel_20_1081" style:num-suffix="." style:num-format="1">
        <style:list-level-properties text:list-level-position-and-space-mode="label-alignment">
          <style:list-level-label-alignment text:label-followed-by="listtab" fo:text-indent="-0.2953in" fo:margin-left="0.4917in"/>
        </style:list-level-properties>
      </text:list-level-style-number>
      <text:list-level-style-number text:level="2" text:style-name="ListLabel_20_10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number text:level="1" text:style-name="ListLabel_20_11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953in" fo:margin-left="0.4917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198in" fo:margin-left="0.689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number text:level="1" text:style-name="ListLabel_20_127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7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7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7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number text:level="1" text:style-name="ListLabel_20_132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2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2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2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3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3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13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14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14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14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14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14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14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bullet text:level="1" text:style-name="ListLabel_20_14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bullet text:level="1" text:style-name="ListLabel_20_14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bullet text:level="1" text:style-name="ListLabel_20_14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bullet text:level="1" text:style-name="ListLabel_20_15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15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number text:level="1" text:style-name="ListLabel_20_152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2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2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2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2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2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2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15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bullet text:level="1" text:style-name="ListLabel_20_15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bullet text:level="1" text:style-name="ListLabel_20_15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bullet text:level="1" text:style-name="ListLabel_20_15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15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15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bullet text:level="1" text:style-name="ListLabel_20_15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text:style-name="ListLabel_20_15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number text:level="1" text:style-name="ListLabel_20_160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0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0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0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0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0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1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bullet text:level="1" text:style-name="ListLabel_20_16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bullet text:level="1" text:style-name="ListLabel_20_1621" style:num-suffix="●" text:bullet-char="●">
        <style:list-level-properties text:list-level-position-and-space-mode="label-alignment">
          <style:list-level-label-alignment text:label-followed-by="listtab" fo:text-indent="-0.1063in" fo:margin-left="0.5in"/>
        </style:list-level-properties>
      </text:list-level-style-bullet>
      <text:list-level-style-bullet text:level="2" text:style-name="ListLabel_20_16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16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bullet text:level="1" text:style-name="ListLabel_20_16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bullet text:level="1" text:style-name="ListLabel_20_16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bullet text:level="1" text:style-name="ListLabel_20_16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6">
      <text:list-level-style-number text:level="1" text:style-name="ListLabel_20_166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6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6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7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7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7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7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7">
      <text:list-level-style-bullet text:level="1" text:style-name="ListLabel_20_16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8">
      <text:list-level-style-bullet text:level="1" text:style-name="ListLabel_20_16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9">
      <text:list-level-style-bullet text:level="1" text:style-name="ListLabel_20_16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0">
      <text:list-level-style-bullet text:level="1" text:style-name="ListLabel_20_17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1">
      <text:list-level-style-bullet text:level="1" text:style-name="ListLabel_20_17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2">
      <text:list-level-style-bullet text:level="1" text:style-name="ListLabel_20_17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3">
      <text:list-level-style-bullet text:level="1" text:style-name="ListLabel_20_17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4">
      <text:list-level-style-bullet text:level="1" text:style-name="ListLabel_20_17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5">
      <text:list-level-style-bullet text:level="1" text:style-name="ListLabel_20_17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6">
      <text:list-level-style-bullet text:level="1" text:style-name="ListLabel_20_17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7">
      <text:list-level-style-bullet text:level="1" text:style-name="ListLabel_20_17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8">
      <text:list-level-style-bullet text:level="1" text:style-name="ListLabel_20_17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9">
      <text:list-level-style-bullet text:level="1" text:style-name="ListLabel_20_17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0">
      <text:list-level-style-bullet text:level="1" text:style-name="ListLabel_20_17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3" meta:paragraph-count="1960" meta:word-count="9906" meta:character-count="63383" meta:non-whitespace-character-count="57754"/>
    <meta:generator>LibreOfficeDev/6.0.5.2$Linux_X86_64 LibreOffice_project/</meta:generator>
  </office:meta>
</office:document-meta>
</file>